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明朝" svg:font-family="'ＭＳ 明朝'" style:font-family-generic="roman"/>
    <style:font-face style:name="Mangal" svg:font-family="Mangal" style:font-pitch="variable"/>
    <style:font-face style:name="メイリオ" svg:font-family="メイリオ" style:font-pitch="variable"/>
    <style:font-face style:name="メイリオ1" svg:font-family="メイリオ" style:font-family-generic="modern" style:font-pitch="variable"/>
    <style:font-face style:name="ＭＳ Ｐ明朝" svg:font-family="'ＭＳ Ｐ明朝'" style:font-family-generic="roman"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549cm"/>
    </style:style>
    <style:style style:name="co2" style:family="table-column">
      <style:table-column-properties fo:break-before="auto" style:column-width="2.258cm"/>
    </style:style>
    <style:style style:name="co3" style:family="table-column">
      <style:table-column-properties fo:break-before="auto" style:column-width="0.499cm"/>
    </style:style>
    <style:style style:name="ro1" style:family="table-row">
      <style:table-row-properties style:row-height="27.437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52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font-size="12pt" fo:language="en" fo:country="US" style:font-name-asian="Tahoma" style:font-size-asian="6.80000019073486pt" style:language-asian="en" style:country-asian="US" style:font-name-complex="Tahoma" style:font-size-complex="6.80000019073486pt" style:language-complex="en" style:country-complex="US"/>
    </style:style>
    <style:style style:name="ce2" style:family="table-cell" style:parent-style-name="Default">
      <style:table-cell-properties style:vertical-align="middle"/>
      <style:text-properties style:font-name="メイリオ" fo:font-size="5pt" style:font-name-asian="メイリオ" style:font-size-asian="5pt" style:font-size-complex="5pt"/>
    </style:style>
    <style:style style:name="ce3" style:family="table-cell" style:parent-style-name="Default">
      <style:table-cell-properties style:vertical-align="middle"/>
      <style:text-properties style:font-name="メイリオ" fo:font-size="8pt" style:font-name-asian="メイリオ" style:font-size-asian="8pt" style:font-size-complex="8pt"/>
    </style:style>
    <style:style style:name="ce4" style:family="table-cell" style:parent-style-name="Default">
      <style:table-cell-properties style:vertical-align="middle"/>
      <style:text-properties style:font-name="メイリオ" fo:font-size="6pt" style:font-name-asian="メイリオ" style:font-size-asian="6pt" style:font-size-complex="6pt"/>
    </style:style>
    <style:style style:name="ce5" style:family="table-cell" style:parent-style-name="Default">
      <style:text-properties style:font-name="メイリオ" fo:font-size="5pt" style:font-name-asian="メイリオ" style:font-size-asian="5pt" style:font-size-complex="5pt"/>
    </style:style>
    <style:style style:name="ce6" style:family="table-cell" style:parent-style-name="Default">
      <style:table-cell-properties style:vertical-align="middle"/>
      <style:text-properties style:font-name="メイリオ" fo:font-size="8pt" style:font-name-asian="メイリオ" style:font-size-asian="8pt" style:font-name-complex="Arial Unicode MS" style:font-size-complex="8pt"/>
    </style:style>
    <style:style style:name="ce7" style:family="table-cell" style:parent-style-name="Default">
      <style:table-cell-properties fo:border-bottom="none" fo:background-color="#dddddd" fo:border-left="1.5pt solid #999999"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8" style:family="table-cell" style:parent-style-name="Default">
      <style:table-cell-properties fo:border-bottom="none" fo:background-color="transparent" fo:border-left="1.5pt solid #999999" fo:border-right="none" fo:border-top="1.5pt solid #999999" style:vertical-align="middle"/>
      <style:text-properties style:font-name="メイリオ" fo:font-size="5pt" style:font-name-asian="メイリオ" style:font-size-asian="5pt" style:font-size-complex="5pt"/>
    </style:style>
    <style:style style:name="ce9" style:family="table-cell" style:parent-style-name="Default">
      <style:table-cell-properties fo:border-bottom="none" fo:background-color="#dddddd" fo:border-left="1.5pt solid #999999" fo:border-right="none" fo:border-top="none" style:vertical-align="middle"/>
      <style:text-properties style:font-name="メイリオ" fo:font-size="5pt" style:font-name-asian="メイリオ" style:font-size-asian="5pt" style:font-size-complex="5pt"/>
    </style:style>
    <style:style style:name="ce10" style:family="table-cell" style:parent-style-name="Default">
      <style:table-cell-properties fo:border-bottom="0.74pt solid #000000" fo:background-color="#b2b2b2" style:text-align-source="fix" style:repeat-content="false" fo:border-left="1.5pt solid #999999" fo:border-right="0.74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11" style:family="table-cell" style:parent-style-name="Default">
      <style:table-cell-properties fo:border-bottom="none" fo:background-color="#eeeeee" fo:border-left="1.5pt solid #999999" fo:border-right="none" fo:border-top="0.74pt solid #999999" style:vertical-align="middle"/>
      <style:text-properties style:font-name="メイリオ" fo:font-size="5pt" style:font-name-asian="メイリオ" style:font-size-asian="5pt" style:font-size-complex="5pt"/>
    </style:style>
    <style:style style:name="ce12" style:family="table-cell" style:parent-style-name="Default">
      <style:table-cell-properties fo:border-bottom="none" fo:background-color="#eeeeee" fo:border-left="1.5pt solid #999999" fo:border-right="none" fo:border-top="none" style:vertical-align="middle"/>
      <style:text-properties style:font-name="メイリオ" fo:font-size="5pt" style:font-name-asian="メイリオ" style:font-size-asian="5pt" style:font-size-complex="5pt"/>
    </style:style>
    <style:style style:name="ce13" style:family="table-cell" style:parent-style-name="Default">
      <style:table-cell-properties fo:border-bottom="1.5pt solid #999999" fo:background-color="#eeeeee" fo:border-left="1.5pt solid #999999" fo:border-right="none" fo:border-top="none" style:vertical-align="middle"/>
      <style:text-properties style:font-name="メイリオ" fo:font-size="5pt" style:font-name-asian="メイリオ" style:font-size-asian="5pt" style:font-size-complex="5pt"/>
    </style:style>
    <style:style style:name="ce14" style:family="table-cell" style:parent-style-name="Default">
      <style:table-cell-properties fo:border-bottom="none"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15" style:family="table-cell" style:parent-style-name="Default">
      <style:table-cell-properties fo:background-color="#cccccc" fo:border="1.5pt solid #999999" style:vertical-align="middle"/>
      <style:text-properties style:font-name="メイリオ" fo:font-size="5pt" style:font-name-asian="メイリオ" style:font-size-asian="5pt" style:font-size-complex="5pt"/>
    </style:style>
    <style:style style:name="ce16" style:family="table-cell" style:parent-style-name="Default">
      <style:table-cell-properties fo:border-bottom="0.74pt solid #000000" fo:border-left="0.74pt solid #000000" fo:border-right="none" fo:border-top="0.74pt solid #000000" style:vertical-align="middle"/>
      <style:text-properties style:font-name="メイリオ" fo:font-size="5pt" style:font-name-asian="メイリオ" style:font-size-asian="5pt" style:font-name-complex="Arial Unicode MS" style:font-size-complex="5pt"/>
    </style:style>
    <style:style style:name="ce17" style:family="table-cell" style:parent-style-name="Default">
      <style:table-cell-properties fo:background-color="#dddddd" fo:border="none" style:vertical-align="middle"/>
      <style:text-properties style:font-name="メイリオ" fo:font-size="5pt" style:font-name-asian="メイリオ" style:font-size-asian="5pt" style:font-size-complex="5pt"/>
    </style:style>
    <style:style style:name="ce18" style:family="table-cell" style:parent-style-name="Default">
      <style:table-cell-properties fo:border-bottom="none" fo:background-color="#eeeeee" fo:border-left="none" fo:border-right="none" fo:border-top="0.74pt solid #999999" style:vertical-align="middle"/>
      <style:text-properties style:font-name="メイリオ" fo:font-size="5pt" style:font-name-asian="メイリオ" style:font-size-asian="5pt" style:font-size-complex="5pt"/>
    </style:style>
    <style:style style:name="ce19" style:family="table-cell" style:parent-style-name="Default">
      <style:table-cell-properties fo:background-color="#eeeeee" style:vertical-align="middle"/>
      <style:text-properties style:font-name="メイリオ" fo:font-size="5pt" style:font-name-asian="メイリオ" style:font-size-asian="5pt" style:font-size-complex="5pt"/>
    </style:style>
    <style:style style:name="ce20" style:family="table-cell" style:parent-style-name="Default">
      <style:table-cell-properties fo:border-bottom="1.5pt solid #999999" fo:background-color="#eeeeee" fo:border-left="none" fo:border-right="none" fo:border-top="none" style:vertical-align="middle"/>
      <style:text-properties style:font-name="メイリオ" fo:font-size="5pt" style:font-name-asian="メイリオ" style:font-size-asian="5pt" style:font-size-complex="5pt"/>
    </style:style>
    <style:style style:name="ce21" style:family="table-cell" style:parent-style-name="Default">
      <style:table-cell-properties fo:border-bottom="1.5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22" style:family="table-cell" style:parent-style-name="Default">
      <style:table-cell-properties fo:border-bottom="0.74pt solid #000000" fo:border-left="none" fo:border-right="none" fo:border-top="0.74pt solid #000000"/>
      <style:text-properties style:font-name="メイリオ" fo:font-size="5pt" style:font-name-asian="メイリオ" style:font-size-asian="5pt" style:font-size-complex="5pt"/>
    </style:style>
    <style:style style:name="ce23" style:family="table-cell" style:parent-style-name="Default">
      <style:table-cell-properties fo:border-bottom="0.26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24" style:family="table-cell" style:parent-style-name="Default">
      <style:table-cell-properties fo:border-bottom="none" fo:background-color="#dddddd" fo:border-left="none" fo:border-right="none" fo:border-top="1.5pt solid #999999"/>
      <style:text-properties style:font-name="メイリオ" fo:font-size="5pt" style:font-name-asian="メイリオ" style:font-size-asian="5pt" style:font-size-complex="5pt"/>
    </style:style>
    <style:style style:name="ce25" style:family="table-cell" style:parent-style-name="Default">
      <style:table-cell-properties fo:border-bottom="0.74pt solid #000000" fo:border-left="none" fo:border-right="none" fo:border-top="none" style:vertical-align="middle"/>
      <style:text-properties style:font-name="メイリオ" fo:font-size="5pt" style:font-name-asian="メイリオ" style:font-size-asian="5pt" style:font-size-complex="5pt"/>
    </style:style>
    <style:style style:name="ce26" style:family="table-cell" style:parent-style-name="Default">
      <style:table-cell-properties fo:border-bottom="0.74pt solid #000000" fo:border-left="none" fo:border-right="0.74pt solid #000000" fo:border-top="0.74pt solid #000000"/>
      <style:text-properties style:font-name="メイリオ" fo:font-size="5pt" style:font-name-asian="メイリオ" style:font-size-asian="5pt" style:font-size-complex="5pt"/>
    </style:style>
    <style:style style:name="ce27" style:family="table-cell" style:parent-style-name="Default">
      <style:table-cell-properties fo:border-bottom="none" fo:background-color="#dddddd" fo:border-left="none"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28" style:family="table-cell" style:parent-style-name="Default">
      <style:table-cell-properties fo:border-bottom="0.26pt solid #000000" fo:background-color="#b2b2b2" style:text-align-source="fix" style:repeat-content="false" fo:border-left="none" fo:border-right="0.26pt solid #000000"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29"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size-complex="5pt"/>
    </style:style>
    <style:style style:name="ce30" style:family="table-cell" style:parent-style-name="Default">
      <style:table-cell-properties fo:border-bottom="0.74pt solid #000000" fo:border-left="none" fo:border-right="0.74pt solid #000000" fo:border-top="0.74pt solid #000000" style:vertical-align="middle"/>
      <style:text-properties style:font-name="メイリオ" fo:font-size="5pt" style:font-name-asian="メイリオ" style:font-size-asian="5pt" style:font-size-complex="5pt"/>
    </style:style>
    <style:style style:name="ce31" style:family="table-cell" style:parent-style-name="Default">
      <style:table-cell-properties fo:background-color="#eeeeee"/>
    </style:style>
    <style:style style:name="ce32" style:family="table-cell" style:parent-style-name="Default">
      <style:table-cell-properties fo:border-bottom="none" fo:background-color="#dddddd" style:text-align-source="fix" style:repeat-content="false" fo:border-left="none"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3" style:family="table-cell" style:parent-style-name="Default">
      <style:table-cell-properties fo:background-color="#eeeeee" fo:border="none"/>
      <style:text-properties style:font-name="メイリオ" fo:font-size="5pt" style:font-name-asian="メイリオ" style:font-size-asian="5pt" style:font-size-complex="5pt"/>
    </style:style>
    <style:style style:name="ce34" style:family="table-cell" style:parent-style-name="Default">
      <style:table-cell-properties fo:background-color="#dddddd"/>
    </style:style>
    <style:style style:name="ce35"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size-complex="5pt"/>
    </style:style>
    <style:style style:name="ce36"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37" style:family="table-cell" style:parent-style-name="Default">
      <style:table-cell-properties fo:border-bottom="0.74pt solid #000000" fo:background-color="#b2b2b2" style:text-align-source="fix" style:repeat-content="false" fo:border-left="0.74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8" style:family="table-cell" style:parent-style-name="Default">
      <style:table-cell-properties fo:border-bottom="none" fo:background-color="#dddddd" fo:border-left="none" fo:border-right="1.5pt solid #999999" fo:border-top="none" style:vertical-align="middle"/>
      <style:text-properties style:font-name="メイリオ" fo:font-size="5pt" style:font-name-asian="メイリオ" style:font-size-asian="5pt" style:font-size-complex="5pt"/>
    </style:style>
    <style:style style:name="ce39" style:family="table-cell" style:parent-style-name="Default">
      <style:table-cell-properties fo:border-bottom="none" fo:background-color="#dddddd" fo:border-left="none" fo:border-right="1.5pt solid #999999" fo:border-top="1.5pt solid #999999" style:vertical-align="middle"/>
      <style:text-properties style:font-name="メイリオ" fo:font-size="5pt" style:font-name-asian="メイリオ" style:font-size-asian="5pt" style:font-size-complex="5pt"/>
    </style:style>
    <style:style style:name="ce40" style:family="table-cell" style:parent-style-name="Default">
      <style:table-cell-properties fo:border-bottom="none" fo:background-color="#eeeeee" fo:border-left="none" fo:border-right="1.5pt solid #999999" fo:border-top="0.74pt solid #999999" style:vertical-align="middle"/>
      <style:text-properties style:font-name="メイリオ" fo:font-size="5pt" style:font-name-asian="メイリオ" style:font-size-asian="5pt" style:font-size-complex="5pt"/>
    </style:style>
    <style:style style:name="ce41" style:family="table-cell" style:parent-style-name="Default">
      <style:table-cell-properties fo:border-bottom="none" fo:background-color="#eeeeee" fo:border-left="none" fo:border-right="1.5pt solid #999999" fo:border-top="none" style:vertical-align="middle"/>
      <style:text-properties style:font-name="メイリオ" fo:font-size="5pt" style:font-name-asian="メイリオ" style:font-size-asian="5pt" style:font-size-complex="5pt"/>
    </style:style>
    <style:style style:name="ce42" style:family="table-cell" style:parent-style-name="Default">
      <style:table-cell-properties fo:border-bottom="1.5pt solid #999999" fo:background-color="#eeeeee" fo:border-left="none" fo:border-right="1.5pt solid #999999" fo:border-top="none" style:vertical-align="middle"/>
      <style:text-properties style:font-name="メイリオ" fo:font-size="5pt" style:font-name-asian="メイリオ" style:font-size-asian="5pt" style:font-size-complex="5pt"/>
    </style:style>
    <style:style style:name="ce43" style:family="table-cell" style:parent-style-name="Default">
      <style:text-properties style:font-name="メイリオ" fo:font-size="8pt" style:font-name-asian="メイリオ" style:font-size-asian="8pt" style:font-size-complex="8pt"/>
    </style:style>
    <style:style style:name="ce44" style:family="table-cell" style:parent-style-name="Default">
      <style:text-properties style:font-name="メイリオ" fo:font-size="6pt" style:font-name-asian="メイリオ" style:font-size-asian="6pt" style:font-name-complex="Arial Unicode MS" style:font-size-complex="6pt"/>
    </style:style>
    <style:style style:name="ce45" style:family="table-cell" style:parent-style-name="Default">
      <style:table-cell-properties fo:border-bottom="none" fo:background-color="#dddddd" fo:border-left="1.5pt solid #999999" fo:border-right="none" fo:border-top="none"/>
      <style:text-properties style:font-name="メイリオ" fo:font-size="4.5pt" style:font-name-asian="メイリオ" style:font-size-asian="4.5pt" style:font-size-complex="4.5pt"/>
    </style:style>
    <style:style style:name="ce46" style:family="table-cell" style:parent-style-name="Default">
      <style:table-cell-properties fo:border-bottom="none" fo:background-color="#dddddd" fo:border-left="1.5pt solid #999999" fo:border-right="none" fo:border-top="none"/>
      <style:text-properties fo:font-size="4.5pt" style:font-size-asian="4.5pt" style:font-size-complex="4.5pt"/>
    </style:style>
    <style:style style:name="ce47" style:family="table-cell" style:parent-style-name="Default">
      <style:table-cell-properties fo:border-bottom="none" fo:background-color="#eeeeee" fo:border-left="1.5pt solid #999999" fo:border-right="none" fo:border-top="0.99pt solid #999999" style:vertical-align="middle"/>
      <style:text-properties style:font-name="メイリオ" fo:font-size="5pt" style:font-name-asian="メイリオ" style:font-size-asian="5pt" style:font-name-complex="Arial Unicode MS" style:font-size-complex="5pt"/>
    </style:style>
    <style:style style:name="ce48" style:family="table-cell" style:parent-style-name="Default">
      <style:table-cell-properties fo:border-bottom="none" fo:background-color="#eeeeee" fo:border-left="1.5pt solid #999999" fo:border-right="none" fo:border-top="none"/>
      <style:text-properties style:font-name="メイリオ" fo:font-size="5pt" style:font-name-asian="メイリオ" style:font-size-asian="5pt" style:font-size-complex="5pt"/>
    </style:style>
    <style:style style:name="ce49" style:family="table-cell" style:parent-style-name="Default">
      <style:table-cell-properties fo:border-bottom="1.5pt solid #999999" fo:background-color="#eeeeee" fo:border-left="1.5pt solid #999999" fo:border-right="none" fo:border-top="none"/>
      <style:text-properties style:font-name="メイリオ" fo:font-size="5pt" style:font-name-asian="メイリオ" style:font-size-asian="5pt" style:font-size-complex="5pt"/>
    </style:style>
    <style:style style:name="ce50" style:family="table-cell" style:parent-style-name="Default">
      <style:table-cell-properties fo:background-color="#dddddd" fo:border="none"/>
      <style:text-properties style:font-name="メイリオ" fo:font-size="4.5pt" style:font-name-asian="メイリオ" style:font-size-asian="4.5pt" style:font-size-complex="4.5pt"/>
    </style:style>
    <style:style style:name="ce51" style:family="table-cell" style:parent-style-name="Default">
      <style:table-cell-properties fo:background-color="#dddddd"/>
      <style:text-properties style:font-name="メイリオ" fo:font-size="4.5pt" style:font-name-asian="メイリオ" style:font-size-asian="4.5pt" style:font-size-complex="4.5pt"/>
    </style:style>
    <style:style style:name="ce52" style:family="table-cell" style:parent-style-name="Default">
      <style:table-cell-properties fo:background-color="#dddddd"/>
      <style:text-properties style:font-name="メイリオ" fo:font-size="5pt" style:font-name-asian="メイリオ" style:font-size-asian="5pt" style:font-size-complex="5pt"/>
    </style:style>
    <style:style style:name="ce53" style:family="table-cell" style:parent-style-name="Default">
      <style:table-cell-properties fo:border-bottom="none" fo:background-color="#eeeeee" fo:border-left="none" fo:border-right="none" fo:border-top="0.99pt solid #999999"/>
      <style:text-properties style:font-name="メイリオ" fo:font-size="5pt" style:font-name-asian="メイリオ" style:font-size-asian="5pt" style:font-size-complex="5pt"/>
    </style:style>
    <style:style style:name="ce54" style:family="table-cell" style:parent-style-name="Default">
      <style:table-cell-properties fo:background-color="#eeeeee"/>
      <style:text-properties style:font-name="メイリオ" fo:font-size="5pt" style:font-name-asian="メイリオ" style:font-size-asian="5pt" style:font-size-complex="5pt"/>
    </style:style>
    <style:style style:name="ce55" style:family="table-cell" style:parent-style-name="Default">
      <style:table-cell-properties fo:border-bottom="1.5pt solid #999999" fo:background-color="#eeeeee" fo:border-left="none" fo:border-right="none" fo:border-top="none"/>
      <style:text-properties style:font-name="メイリオ" fo:font-size="5pt" style:font-name-asian="メイリオ" style:font-size-asian="5pt" style:font-size-complex="5pt"/>
    </style:style>
    <style:style style:name="ce56"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57" style:family="table-cell" style:parent-style-name="Default">
      <style:table-cell-properties fo:border="0.74pt solid #000000"/>
    </style:style>
    <style:style style:name="ce58" style:family="table-cell" style:parent-style-name="Default">
      <style:table-cell-properties fo:border-bottom="0.74pt solid #999999" fo:background-color="#dddddd" fo:border-left="none" fo:border-right="none" fo:border-top="none"/>
      <style:text-properties style:font-name="メイリオ" fo:font-size="5pt" style:font-name-asian="メイリオ" style:font-size-asian="5pt" style:font-size-complex="5pt"/>
    </style:style>
    <style:style style:name="ce59" style:family="table-cell" style:parent-style-name="Default">
      <style:table-cell-properties fo:background-color="#dddddd" fo:border="none"/>
      <style:text-properties style:font-name="メイリオ" fo:font-size="5pt" style:font-name-asian="メイリオ" style:font-size-asian="5pt" style:font-size-complex="5pt"/>
    </style:style>
    <style:style style:name="ce60"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メイリオ" fo:font-size="5pt" style:font-name-asian="メイリオ" style:font-size-asian="5pt" style:font-size-complex="5pt"/>
    </style:style>
    <style:style style:name="ce61" style:family="table-cell" style:parent-style-name="Default">
      <style:table-cell-properties fo:border-bottom="0.74pt solid #000000" fo:border-left="none" fo:border-right="1.5pt solid #999999" fo:border-top="0.74pt solid #000000"/>
      <style:text-properties style:font-name="メイリオ" fo:font-size="5pt" style:font-name-asian="メイリオ" style:font-size-asian="5pt" style:font-size-complex="5pt"/>
    </style:style>
    <style:style style:name="ce62" style:family="table-cell" style:parent-style-name="Default">
      <style:table-cell-properties fo:border-bottom="none" fo:background-color="#dddddd" fo:border-left="none" fo:border-right="1.5pt solid #999999" fo:border-top="none"/>
      <style:text-properties style:font-name="メイリオ" fo:font-size="5pt" style:font-name-asian="メイリオ" style:font-size-asian="5pt" style:font-size-complex="5pt"/>
    </style:style>
    <style:style style:name="ce63"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64" style:family="table-cell" style:parent-style-name="Default">
      <style:table-cell-properties fo:border-bottom="none" fo:background-color="#eeeeee" fo:border-left="none" fo:border-right="1.5pt solid #999999" fo:border-top="0.99pt solid #999999"/>
      <style:text-properties style:font-name="メイリオ" fo:font-size="5pt" style:font-name-asian="メイリオ" style:font-size-asian="5pt" style:font-size-complex="5pt"/>
    </style:style>
    <style:style style:name="ce65" style:family="table-cell" style:parent-style-name="Default">
      <style:table-cell-properties fo:border-bottom="none" fo:background-color="#eeeeee" fo:border-left="none" fo:border-right="1.5pt solid #999999" fo:border-top="none"/>
      <style:text-properties style:font-name="メイリオ" fo:font-size="5pt" style:font-name-asian="メイリオ" style:font-size-asian="5pt" style:font-size-complex="5pt"/>
    </style:style>
    <style:style style:name="ce66" style:family="table-cell" style:parent-style-name="Default">
      <style:table-cell-properties fo:border-bottom="1.5pt solid #999999" fo:background-color="#eeeeee" fo:border-left="none" fo:border-right="1.5pt solid #999999" fo:border-top="none"/>
      <style:text-properties style:font-name="メイリオ" fo:font-size="5pt" style:font-name-asian="メイリオ" style:font-size-asian="5pt" style:font-size-complex="5pt"/>
    </style:style>
    <style:style style:name="ce67" style:family="table-cell" style:parent-style-name="Default">
      <style:table-cell-properties fo:border-bottom="none" fo:background-color="#dddddd" fo:border-left="1.5pt solid #999999" fo:border-right="none" fo:border-top="none" style:vertical-align="middle"/>
      <style:text-properties style:font-name="メイリオ" fo:font-size="8pt" style:font-name-asian="メイリオ" style:font-size-asian="8pt" style:font-name-complex="Arial Unicode MS" style:font-size-complex="8pt"/>
    </style:style>
    <style:style style:name="ce68" style:family="table-cell" style:parent-style-name="Default">
      <style:table-cell-properties fo:border-bottom="none" fo:background-color="#dddddd" fo:border-left="1.5pt solid #999999" fo:border-right="none" fo:border-top="none"/>
      <style:text-properties style:font-name="メイリオ" fo:font-size="4.5pt" style:font-name-asian="メイリオ" style:font-size-asian="4.5pt" style:font-name-complex="Arial Unicode MS" style:font-size-complex="4.5pt"/>
    </style:style>
    <style:style style:name="ce69" style:family="table-cell" style:parent-style-name="Default">
      <style:table-cell-properties fo:border-bottom="1.5pt solid #999999" fo:background-color="#dddddd" fo:border-left="1.5pt solid #999999" fo:border-right="none" fo:border-top="none"/>
      <style:text-properties style:font-name="メイリオ" fo:font-size="4.5pt" style:font-name-asian="メイリオ" style:font-size-asian="4.5pt" style:font-size-complex="4.5pt"/>
    </style:style>
    <style:style style:name="ce70" style:family="table-cell" style:parent-style-name="Default">
      <style:table-cell-properties fo:background-color="#dddddd"/>
      <style:text-properties fo:font-size="4.5pt" style:font-size-asian="4.5pt" style:font-size-complex="4.5pt"/>
    </style:style>
    <style:style style:name="ce71" style:family="table-cell" style:parent-style-name="Default">
      <style:table-cell-properties fo:border-bottom="1.5pt solid #999999" fo:background-color="#dddddd" fo:border-left="none" fo:border-right="none" fo:border-top="none"/>
      <style:text-properties fo:font-size="4.5pt" style:font-size-asian="4.5pt" style:font-size-complex="4.5pt"/>
    </style:style>
    <style:style style:name="ce72" style:family="table-cell" style:parent-style-name="Default">
      <style:table-cell-properties fo:background-color="#dddddd" fo:border="none" style:vertical-align="middle"/>
      <style:text-properties style:font-name="メイリオ" fo:font-size="8pt" style:font-name-asian="メイリオ" style:font-size-asian="8pt" style:font-name-complex="Arial Unicode MS" style:font-size-complex="8pt"/>
    </style:style>
    <style:style style:name="ce73"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74" style:family="table-cell" style:parent-style-name="Default">
      <style:table-cell-properties fo:border-bottom="1.5pt solid #999999" fo:border-left="0.74pt solid #000000" fo:border-right="none" fo:border-top="0.74pt solid #000000" style:vertical-align="middle"/>
      <style:text-properties style:font-name="メイリオ" fo:font-size="5pt" style:font-name-asian="メイリオ" style:font-size-asian="5pt" style:font-name-complex="Arial Unicode MS" style:font-size-complex="5pt"/>
    </style:style>
    <style:style style:name="ce75" style:family="table-cell" style:parent-style-name="Default">
      <style:table-cell-properties fo:border-bottom="0.74pt solid #000000" fo:background-color="#b2b2b2" fo:border-left="none" fo:border-right="none" fo:border-top="0.74pt solid #000000"/>
      <style:text-properties style:font-name="メイリオ" fo:font-size="5pt" style:font-name-asian="メイリオ" style:font-size-asian="5pt" style:font-size-complex="5pt"/>
    </style:style>
    <style:style style:name="ce76" style:family="table-cell" style:parent-style-name="Default">
      <style:table-cell-properties fo:border-bottom="0.74pt solid #000000" fo:border-left="none" fo:border-right="none" fo:border-top="0.74pt solid #000000"/>
    </style:style>
    <style:style style:name="ce77" style:family="table-cell" style:parent-style-name="Default">
      <style:table-cell-properties fo:border-bottom="1.5pt solid #999999" fo:border-left="none" fo:border-right="none" fo:border-top="0.74pt solid #000000"/>
    </style:style>
    <style:style style:name="ce78" style:family="table-cell" style:parent-style-name="Default">
      <style:table-cell-properties fo:border="none"/>
      <style:text-properties style:font-name="メイリオ" fo:font-size="5pt" style:font-name-asian="メイリオ" style:font-size-asian="5pt" style:font-size-complex="5pt"/>
    </style:style>
    <style:style style:name="ce79" style:family="table-cell" style:parent-style-name="Default">
      <style:table-cell-properties fo:border-bottom="none" fo:background-color="#dddddd" fo:border-left="none" fo:border-right="none" fo:border-top="1.5pt solid #999999"/>
    </style:style>
    <style:style style:name="ce80" style:family="table-cell" style:parent-style-name="Default">
      <style:table-cell-properties fo:border-bottom="0.51pt solid #000000" fo:background-color="#dddddd" style:text-align-source="fix" style:repeat-content="false" fo:border-left="0.51pt solid #000000" fo:border-right="1.5pt solid #999999" fo:border-top="none" style:vertical-align="middle"/>
      <style:paragraph-properties fo:text-align="center" fo:margin-left="0cm"/>
      <style:text-properties style:font-name="メイリオ" fo:font-size="5pt" style:font-name-asian="メイリオ" style:font-size-asian="5pt" style:font-size-complex="5pt"/>
    </style:style>
    <style:style style:name="ce81" style:family="table-cell" style:parent-style-name="Default">
      <style:table-cell-properties fo:border-bottom="0.74pt solid #000000" fo:background-color="#b2b2b2" fo:border-left="none" fo:border-right="0.74pt solid #999999" fo:border-top="0.74pt solid #000000"/>
      <style:text-properties style:font-name="メイリオ" fo:font-size="5pt" style:font-name-asian="メイリオ" style:font-size-asian="5pt" style:font-size-complex="5pt"/>
    </style:style>
    <style:style style:name="ce82" style:family="table-cell" style:parent-style-name="Default">
      <style:table-cell-properties fo:border-bottom="0.74pt solid #000000" fo:background-color="#b2b2b2" fo:border-left="none" fo:border-right="1.5pt solid #999999" fo:border-top="0.74pt solid #000000"/>
      <style:text-properties style:font-name="メイリオ" fo:font-size="5pt" style:font-name-asian="メイリオ" style:font-size-asian="5pt" style:font-size-complex="5pt"/>
    </style:style>
    <style:style style:name="ce83" style:family="table-cell" style:parent-style-name="Default">
      <style:table-cell-properties fo:border-bottom="0.74pt solid #000000" style:text-align-source="fix" style:repeat-content="false" fo:background-color="transparent" fo:border-left="none"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84" style:family="table-cell" style:parent-style-name="Default">
      <style:table-cell-properties fo:border-bottom="0.74pt solid #000000" fo:border-left="none" fo:border-right="1.5pt solid #999999" fo:border-top="0.74pt solid #000000"/>
    </style:style>
    <style:style style:name="ce85" style:family="table-cell" style:parent-style-name="Default">
      <style:table-cell-properties fo:border-bottom="1.5pt solid #999999" fo:border-left="none" fo:border-right="1.5pt solid #999999" fo:border-top="0.74pt solid #000000"/>
    </style:style>
    <style:style style:name="ce86" style:family="table-cell" style:parent-style-name="Default">
      <style:table-cell-properties fo:border-bottom="none" fo:border-left="1.5pt solid #999999" fo:border-right="none" fo:border-top="none"/>
      <style:text-properties style:font-name="メイリオ" fo:font-size="5pt" style:font-name-asian="メイリオ" style:font-size-asian="5pt" style:font-size-complex="5pt"/>
    </style:style>
    <style:style style:name="ce87" style:family="table-cell" style:parent-style-name="Default">
      <style:table-cell-properties fo:border-bottom="none" fo:background-color="#dddddd" fo:border-left="1.5pt solid #999999" fo:border-right="none" fo:border-top="none"/>
    </style:style>
    <style:style style:name="ce88" style:family="table-cell" style:parent-style-name="Default">
      <style:table-cell-properties fo:border-bottom="none" fo:background-color="#eeeeee" fo:border-left="1.5pt solid #999999" fo:border-right="none" fo:border-top="0.74pt solid #999999"/>
      <style:text-properties style:font-name="メイリオ" fo:font-size="5pt" style:font-name-asian="メイリオ" style:font-size-asian="5pt" style:font-name-complex="Arial Unicode MS" style:font-size-complex="5pt"/>
    </style:style>
    <style:style style:name="ce89" style:family="table-cell" style:parent-style-name="Default">
      <style:table-cell-properties fo:border-bottom="none" fo:background-color="#eeeeee" fo:border-left="none" fo:border-right="none" fo:border-top="0.74pt solid #999999"/>
      <style:text-properties style:font-name="メイリオ" fo:font-size="5pt" style:font-name-asian="メイリオ" style:font-size-asian="5pt" style:font-size-complex="5pt"/>
    </style:style>
    <style:style style:name="ce90" style:family="table-cell" style:parent-style-name="Default">
      <style:table-cell-properties fo:background-color="#eeeeee" style:vertical-align="middle"/>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order-bottom="0.26pt solid #999999" fo:border-left="none" fo:border-right="1.5pt solid #999999" fo:border-top="none"/>
      <style:text-properties style:font-name="メイリオ" fo:font-size="5pt" style:font-name-asian="メイリオ" style:font-size-asian="5pt" style:font-size-complex="5pt"/>
    </style:style>
    <style:style style:name="ce92" style:family="table-cell" style:parent-style-name="Default">
      <style:table-cell-properties fo:border-bottom="none" fo:background-color="#eeeeee" fo:border-left="none" fo:border-right="1.5pt solid #999999" fo:border-top="0.74pt solid #999999"/>
      <style:text-properties style:font-name="メイリオ" fo:font-size="5pt" style:font-name-asian="メイリオ" style:font-size-asian="5pt" style:font-size-complex="5pt"/>
    </style:style>
    <style:style style:name="ce93" style:family="table-cell" style:parent-style-name="Default">
      <style:text-properties style:font-name="メイリオ" fo:font-size="8pt" style:font-name-asian="メイリオ" style:font-size-asian="8pt" style:font-name-complex="Arial Unicode MS" style:font-size-complex="8pt"/>
    </style:style>
    <style:style style:name="ce94" style:family="table-cell" style:parent-style-name="Default">
      <style:table-cell-properties fo:border-bottom="1.5pt solid #999999" fo:background-color="#dddddd" fo:border-left="1.5pt solid #999999" fo:border-right="none" fo:border-top="none"/>
      <style:text-properties fo:font-size="4.5pt" style:font-size-asian="4.5pt" style:font-size-complex="4.5pt"/>
    </style:style>
    <style:style style:name="ce95" style:family="table-cell" style:parent-style-name="Default">
      <style:table-cell-properties fo:border="0.74pt solid #000000"/>
      <style:text-properties style:font-name="メイリオ" fo:font-size="6pt" style:font-size-asian="6pt" style:font-size-complex="6pt"/>
    </style:style>
    <style:style style:name="ce96" style:family="table-cell" style:parent-style-name="Default">
      <style:table-cell-properties fo:border-bottom="1.5pt solid #999999" fo:background-color="#dddddd" fo:border-left="none" fo:border-right="none" fo:border-top="none"/>
      <style:text-properties style:font-name="メイリオ" fo:font-size="5pt" style:font-name-asian="メイリオ" style:font-size-asian="5pt" style:font-size-complex="5pt"/>
    </style:style>
    <style:style style:name="ce97" style:family="table-cell" style:parent-style-name="Default">
      <style:table-cell-properties fo:background-color="#dddddd" style:text-align-source="fix" style:repeat-content="false"/>
      <style:paragraph-properties fo:text-align="start" fo:margin-left="0cm"/>
      <style:text-properties style:font-name="メイリオ" fo:font-size="6pt" style:font-name-asian="メイリオ" style:font-size-asian="6pt" style:font-size-complex="6pt"/>
    </style:style>
    <style:style style:name="ce98" style:family="table-cell" style:parent-style-name="Default">
      <style:table-cell-properties fo:border-bottom="none" fo:background-color="#dddddd" fo:border-left="none" fo:border-right="none" fo:border-top="1.5pt solid #999999"/>
      <style:text-properties style:font-name="メイリオ" fo:font-size="8pt" style:font-name-asian="メイリオ" style:font-size-asian="8pt" style:font-name-complex="Arial Unicode MS" style:font-size-complex="8pt"/>
    </style:style>
    <style:style style:name="ce99" style:family="table-cell" style:parent-style-name="Default">
      <style:table-cell-properties fo:background-color="#dddddd" style:text-align-source="fix" style:repeat-content="false" fo:border="none"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100" style:family="table-cell" style:parent-style-name="Default">
      <style:table-cell-properties fo:border-bottom="none" fo:background-color="#dddddd" fo:border-left="none" fo:border-right="none" fo:border-top="1.5pt solid #999999"/>
      <style:text-properties style:font-name="メイリオ" fo:font-size="8pt" style:font-name-asian="メイリオ" style:font-size-asian="8pt" style:font-size-complex="8pt"/>
    </style:style>
    <style:style style:name="ce101" style:family="table-cell" style:parent-style-name="Default">
      <style:table-cell-properties fo:border-bottom="1.5pt solid #999999" fo:background-color="#dddddd" style:text-align-source="fix" style:repeat-content="false" fo:border-left="none" fo:border-right="none" fo:border-top="none" style:vertical-align="middle"/>
      <style:paragraph-properties fo:text-align="center"/>
      <style:text-properties style:font-name="メイリオ" fo:font-size="5pt" style:font-name-asian="メイリオ" style:font-size-asian="5pt" style:font-size-complex="5pt"/>
    </style:style>
    <style:style style:name="ce102" style:family="table-cell" style:parent-style-name="Default">
      <style:table-cell-properties fo:border-bottom="none" fo:background-color="#dddddd" style:text-align-source="fix" style:repeat-content="false" fo:border-left="none" fo:border-right="1.5pt solid #999999" fo:border-top="none" style:vertical-align="middle"/>
      <style:paragraph-properties fo:text-align="center" fo:margin-left="0cm"/>
      <style:text-properties style:font-name="メイリオ" fo:font-size="5pt" style:font-name-asian="メイリオ" style:font-size-asian="5pt" style:font-size-complex="5pt"/>
    </style:style>
    <style:style style:name="ce103" style:family="table-cell" style:parent-style-name="Default">
      <style:table-cell-properties fo:border-bottom="none" fo:background-color="#dddddd" fo:border-left="none" fo:border-right="0.74pt solid #999999" fo:border-top="none"/>
      <style:text-properties style:font-name="メイリオ" fo:font-size="5pt" style:font-name-asian="メイリオ" style:font-size-asian="5pt" style:font-size-complex="5pt"/>
    </style:style>
    <style:style style:name="ce104" style:family="table-cell" style:parent-style-name="Default">
      <style:table-cell-properties fo:border-bottom="1.5pt solid #999999" fo:background-color="#dddddd" fo:border-left="none" fo:border-right="1.5pt solid #999999" fo:border-top="none"/>
      <style:text-properties style:font-name="メイリオ" fo:font-size="5pt" style:font-name-asian="メイリオ" style:font-size-asian="5pt" style:font-size-complex="5pt"/>
    </style:style>
    <style:style style:name="ce105" style:family="table-cell" style:parent-style-name="Default">
      <style:table-cell-properties fo:border-bottom="1.5pt solid #999999" fo:background-color="#cccccc" fo:border-left="1.5pt solid #999999" fo:border-right="none" fo:border-top="1.5pt solid #999999" style:vertical-align="middle"/>
      <style:text-properties style:font-name="メイリオ" fo:font-size="5pt" style:font-name-asian="メイリオ" style:font-size-asian="5pt" style:font-size-complex="5pt"/>
    </style:style>
    <style:style style:name="ce106" style:family="table-cell" style:parent-style-name="Default">
      <style:table-cell-properties fo:border-bottom="none" fo:background-color="transparent"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107" style:family="table-cell" style:parent-style-name="Default">
      <style:table-cell-properties fo:border-bottom="1.5pt solid #999999" fo:background-color="#dddddd" fo:border-left="1.5pt solid #999999" fo:border-right="none" fo:border-top="none" style:vertical-align="middle"/>
      <style:text-properties style:font-name="メイリオ" fo:font-size="5pt" style:font-name-asian="メイリオ" style:font-size-asian="5pt" style:font-size-complex="5pt"/>
    </style:style>
    <style:style style:name="ce108" style:family="table-cell" style:parent-style-name="Default">
      <style:table-cell-properties fo:border-bottom="0.74pt solid #000000" fo:background-color="transparent" fo:border-left="none" fo:border-right="none" fo:border-top="0.74pt solid #000000" style:vertical-align="middle"/>
      <style:text-properties style:font-name="メイリオ" fo:font-size="5pt" style:font-name-asian="メイリオ" style:font-size-asian="5pt" style:font-size-complex="5pt"/>
    </style:style>
    <style:style style:name="ce109" style:family="table-cell" style:parent-style-name="Default">
      <style:table-cell-properties fo:border-bottom="none" fo:border-left="none" fo:border-right="none" fo:border-top="1.5pt solid #999999" style:vertical-align="middle"/>
      <style:text-properties style:font-name="メイリオ" fo:font-size="5pt" style:font-name-asian="メイリオ" style:font-size-asian="5pt" style:font-size-complex="5pt"/>
    </style:style>
    <style:style style:name="ce110" style:family="table-cell" style:parent-style-name="Default">
      <style:table-cell-properties fo:border-bottom="0.74pt solid #000000" fo:background-color="#b2b2b2" fo:border-left="0.74pt solid #000000" fo:border-right="none" fo:border-top="0.74pt solid #000000" style:vertical-align="middle"/>
      <style:text-properties fo:color="#000000" style:font-name="メイリオ" fo:font-size="5pt" fo:language="none" fo:country="none" style:font-name-asian="メイリオ" style:font-size-asian="5pt" style:language-asian="none" style:country-asian="none" style:font-name-complex="Tahoma" style:font-size-complex="5pt" style:language-complex="en" style:country-complex="US"/>
    </style:style>
    <style:style style:name="ce111" style:family="table-cell" style:parent-style-name="Default">
      <style:table-cell-properties fo:border-bottom="1.5pt solid #999999" fo:background-color="#dddddd" fo:border-left="none" fo:border-right="1.5pt solid #999999" fo:border-top="none" style:vertical-align="middle"/>
      <style:text-properties style:font-name="メイリオ" fo:font-size="5pt" style:font-name-asian="メイリオ" style:font-size-asian="5pt" style:font-size-complex="5pt"/>
    </style:style>
    <style:style style:name="ce112" style:family="table-cell" style:parent-style-name="Default">
      <style:text-properties style:font-name="メイリオ" fo:font-size="7pt" style:font-name-asian="メイリオ" style:font-size-asian="7pt" style:font-size-complex="7pt"/>
    </style:style>
    <style:style style:name="ce113" style:family="table-cell" style:parent-style-name="Default">
      <style:table-cell-properties fo:border-bottom="none" fo:border-left="none" fo:border-right="none" fo:border-top="0.74pt solid #000000"/>
      <style:text-properties style:font-name="メイリオ" fo:font-size="5pt" style:font-name-asian="メイリオ" style:font-size-asian="5pt" style:font-size-complex="5pt"/>
    </style:style>
    <style:style style:name="ce114" style:family="table-cell" style:parent-style-name="Default">
      <style:table-cell-properties fo:background-color="#dddddd" fo:border="none"/>
      <style:text-properties style:font-name="メイリオ" fo:font-size="4.5pt" style:font-name-asian="メイリオ" style:font-size-asian="4.5pt" style:font-name-complex="Arial Unicode MS" style:font-size-complex="4.5pt"/>
    </style:style>
    <style:style style:name="ce115" style:family="table-cell" style:parent-style-name="Default">
      <style:text-properties style:font-name="メイリオ" fo:font-size="6pt" style:font-name-asian="メイリオ" style:font-size-asian="6pt" style:font-size-complex="6pt"/>
    </style:style>
    <style:style style:name="ce116" style:family="table-cell" style:parent-style-name="Default">
      <style:table-cell-properties fo:border-bottom="1.5pt solid #999999" fo:background-color="#dddddd" fo:border-left="1.5pt solid #999999" fo:border-right="none" fo:border-top="none" style:vertical-align="top"/>
      <style:text-properties style:font-name="メイリオ" fo:font-size="4.5pt" style:font-name-asian="メイリオ" style:font-size-asian="4.5pt" style:font-size-complex="4.5pt"/>
    </style:style>
    <style:style style:name="ce117" style:family="table-cell" style:parent-style-name="Default">
      <style:table-cell-properties fo:border-bottom="0.74pt solid #000000" fo:border-left="0.74pt solid #000000" fo:border-right="none" fo:border-top="0.74pt solid #000000" style:vertical-align="middle"/>
      <style:text-properties style:font-name="メイリオ" fo:font-size="5pt" style:font-name-asian="メイリオ" style:font-size-asian="5pt" style:font-size-complex="5pt"/>
    </style:style>
    <style:style style:name="ce118" style:family="table-cell" style:parent-style-name="Default">
      <style:table-cell-properties fo:border-bottom="none"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119" style:family="table-cell" style:parent-style-name="Default">
      <style:table-cell-properties fo:border-bottom="1.5pt solid #999999" fo:border-left="0.74pt solid #000000" fo:border-right="none" fo:border-top="none"/>
    </style:style>
    <style:style style:name="ce120" style:family="table-cell" style:parent-style-name="Default">
      <style:table-cell-properties fo:border-bottom="1.5pt solid #999999" fo:border-left="none" fo:border-right="none" fo:border-top="none"/>
    </style:style>
    <style:style style:name="ce121" style:family="table-cell" style:parent-style-name="Default">
      <style:table-cell-properties fo:border-bottom="0.74pt solid #000000" fo:background-color="#dddddd"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122" style:family="table-cell" style:parent-style-name="Default">
      <style:table-cell-properties fo:border-bottom="none" fo:border-left="none" fo:border-right="1.5pt solid #999999" fo:border-top="0.74pt solid #000000"/>
      <style:text-properties style:font-name="メイリオ" fo:font-size="5pt" style:font-name-asian="メイリオ" style:font-size-asian="5pt" style:font-size-complex="5pt"/>
    </style:style>
    <style:style style:name="ce123" style:family="table-cell" style:parent-style-name="Default">
      <style:table-cell-properties fo:border-bottom="1.5pt solid #999999" fo:border-left="none" fo:border-right="1.5pt solid #999999" fo:border-top="none"/>
    </style:style>
    <style:style style:name="ce124" style:family="table-cell" style:parent-style-name="Default">
      <style:table-cell-properties fo:border-bottom="1.5pt solid #999999" fo:background-color="#dddddd" fo:border-left="1.5pt solid #999999"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125" style:family="table-cell" style:parent-style-name="Default">
      <style:table-cell-properties fo:border-bottom="1.5pt solid #999999"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126" style:family="table-cell" style:parent-style-name="Default">
      <style:table-cell-properties fo:background-color="#b2b2b2" style:text-align-source="fix" style:repeat-content="false" fo:border="0.74pt solid #000000" style:vertical-align="middle"/>
      <style:paragraph-properties fo:text-align="center"/>
      <style:text-properties style:font-name="メイリオ" fo:font-size="5pt" style:font-name-asian="メイリオ" style:font-size-asian="5pt" style:font-size-complex="5pt"/>
    </style:style>
    <style:style style:name="ce127" style:family="table-cell" style:parent-style-name="Default">
      <style:table-cell-properties fo:border-bottom="0.74pt solid #000000" fo:border-left="none" fo:border-right="none" fo:border-top="0.74pt solid #000000" style:vertical-align="middle"/>
      <style:text-properties style:font-name="メイリオ" fo:font-size="5pt" style:font-name-asian="メイリオ" style:font-size-asian="5pt" style:font-size-complex="5pt"/>
    </style:style>
    <style:style style:name="ce128" style:family="table-cell" style:parent-style-name="Default">
      <style:table-cell-properties fo:border-bottom="0.26pt solid #999999" fo:background-color="#dddddd" fo:border-left="none" fo:border-right="none" fo:border-top="none"/>
      <style:text-properties style:font-name="メイリオ" fo:font-size="5pt" style:font-name-asian="メイリオ" style:font-size-asian="5pt" style:font-size-complex="5pt"/>
    </style:style>
    <style:style style:name="ce129" style:family="table-cell" style:parent-style-name="Default">
      <style:table-cell-properties fo:background-color="#dddddd" style:text-align-source="fix" style:repeat-content="false" fo:border="none" style:vertical-align="middle"/>
      <style:paragraph-properties fo:text-align="center" fo:margin-left="0cm"/>
      <style:text-properties style:font-name="メイリオ" fo:font-size="5pt" style:font-name-asian="メイリオ" style:font-size-asian="5pt" style:font-size-complex="5pt"/>
    </style:style>
    <style:style style:name="ce130" style:family="table-cell" style:parent-style-name="Default">
      <style:table-cell-properties fo:border-bottom="0.74pt solid #000000" fo:background-color="#b2b2b2" style:text-align-source="fix" style:repeat-content="false" fo:border-left="0.26pt solid #000000" fo:border-right="1.5pt solid #999999" fo:border-top="0.26pt solid #000000" style:vertical-align="middle"/>
      <style:paragraph-properties fo:text-align="center"/>
      <style:text-properties style:font-name="メイリオ" fo:font-size="5pt" style:font-name-asian="メイリオ" style:font-size-asian="5pt" style:font-size-complex="5pt"/>
    </style:style>
    <style:style style:name="ce131" style:family="table-cell" style:parent-style-name="Default">
      <style:table-cell-properties fo:border-bottom="0.51pt solid #000000" fo:background-color="#b2b2b2"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132" style:family="table-cell" style:parent-style-name="Default">
      <style:table-cell-properties fo:border-bottom="0.74pt solid #000000" fo:border-left="none" fo:border-right="0.74pt solid #999999" fo:border-top="0.74pt solid #000000"/>
      <style:text-properties style:font-name="メイリオ" fo:font-size="5pt" style:font-name-asian="メイリオ" style:font-size-asian="5pt" style:font-size-complex="5pt"/>
    </style:style>
    <style:style style:name="ce133" style:family="table-cell" style:parent-style-name="Default">
      <style:table-cell-properties fo:border-bottom="0.74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134" style:family="table-cell" style:parent-style-name="Default">
      <style:table-cell-properties fo:border-bottom="0.74pt solid #999999" fo:background-color="#b2b2b2" style:text-align-source="fix" style:repeat-content="false" fo:border-left="none"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135" style:family="table-cell" style:parent-style-name="Default">
      <style:table-cell-properties fo:border="none" style:vertical-align="middle"/>
      <style:text-properties style:font-name="メイリオ" fo:font-size="5pt" style:font-name-asian="メイリオ" style:font-size-asian="5pt" style:font-size-complex="5pt"/>
    </style:style>
    <style:style style:name="ce136"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fo:color="#000000" style:font-name="メイリオ" fo:font-size="5pt" fo:language="none" fo:country="none" style:font-name-asian="メイリオ" style:font-size-asian="5pt" style:language-asian="none" style:country-asian="none" style:font-name-complex="Tahoma" style:font-size-complex="5pt" style:language-complex="en" style:country-complex="US"/>
    </style:style>
    <style:style style:name="ce137" style:family="table-cell" style:parent-style-name="Default">
      <style:table-cell-properties fo:border-bottom="0.74pt solid #000000" fo:background-color="#b2b2b2" style:text-align-source="fix" style:repeat-content="false" fo:border-left="none" fo:border-right="1.5pt solid #999999"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138" style:family="table-cell" style:parent-style-name="Default">
      <style:table-cell-properties fo:border-bottom="0.51pt solid #999999" fo:background-color="#b2b2b2" style:text-align-source="fix" style:repeat-content="false" fo:border-left="1.5pt solid #999999" fo:border-right="0.74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139" style:family="table-cell" style:parent-style-name="Default">
      <style:table-cell-properties fo:border-bottom="none" fo:background-color="#eeeeee" fo:border-left="1.5pt solid #999999" fo:border-right="none" fo:border-top="0.74pt solid #999999" style:vertical-align="middle"/>
      <style:text-properties style:font-name="メイリオ" fo:font-size="5pt" style:font-name-asian="メイリオ" style:font-size-asian="5pt" style:font-name-complex="Arial Unicode MS" style:font-size-complex="5pt"/>
    </style:style>
    <style:style style:name="ce140" style:family="table-cell" style:parent-style-name="Default">
      <style:table-cell-properties fo:border-bottom="0.51pt solid #999999" fo:background-color="#b2b2b2" style:text-align-source="fix" style:repeat-content="false" fo:border-left="0.74pt solid #000000"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141"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name-complex="Arial Unicode MS" style:font-size-complex="5pt"/>
    </style:style>
    <style:style style:name="ce142" style:family="table-cell" style:parent-style-name="Default">
      <style:table-cell-properties fo:border-bottom="1.5pt solid #999999" fo:background-color="#cccccc" fo:border-left="none" fo:border-right="1.5pt solid #999999" fo:border-top="1.5pt solid #999999"/>
      <style:text-properties style:font-name="メイリオ" fo:font-size="5pt" style:font-name-asian="メイリオ" style:font-size-asian="5pt" style:font-size-complex="5pt"/>
    </style:style>
    <style:style style:name="ce143" style:family="table-cell" style:parent-style-name="Default">
      <style:table-cell-properties fo:border-bottom="0.74pt solid #000000" fo:background-color="#b2b2b2" fo:border-left="none" fo:border-right="0.74pt solid #000000" fo:border-top="0.74pt solid #000000"/>
      <style:text-properties style:font-name="メイリオ" fo:font-size="5pt" style:font-name-asian="メイリオ" style:font-size-asian="5pt" style:font-size-complex="5pt"/>
    </style:style>
    <style:style style:name="ce144" style:family="table-cell" style:parent-style-name="Default">
      <style:table-cell-properties fo:border-bottom="0.26pt solid #999999" fo:background-color="#dddddd" fo:border-left="none" fo:border-right="none" fo:border-top="1.5pt solid #999999"/>
      <style:text-properties style:font-name="メイリオ" fo:font-size="5pt" style:font-name-asian="メイリオ" style:font-size-asian="5pt" style:font-size-complex="5pt"/>
    </style:style>
    <style:style style:name="ce145"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146" style:family="table-cell" style:parent-style-name="Default">
      <style:table-cell-properties fo:background-color="#dddddd" fo:border="none" style:vertical-align="middle"/>
      <style:text-properties style:font-name="メイリオ" fo:font-size="4.5pt" style:font-name-asian="メイリオ" style:font-size-asian="4.5pt" style:font-size-complex="4.5pt"/>
    </style:style>
    <style:style style:name="ce147" style:family="table-cell" style:parent-style-name="Default">
      <style:table-cell-properties style:text-align-source="fix" style:repeat-content="false" fo:border="none"/>
      <style:paragraph-properties fo:text-align="center" fo:margin-left="0cm"/>
      <style:text-properties style:font-name="メイリオ" fo:font-size="8pt" style:font-name-asian="メイリオ" style:font-size-asian="8pt" style:font-size-complex="8pt"/>
    </style:style>
    <style:style style:name="ce148" style:family="table-cell" style:parent-style-name="Default">
      <style:table-cell-properties fo:border-bottom="none" fo:background-color="#dddddd" fo:border-left="none" fo:border-right="none" fo:border-top="1.5pt solid #999999"/>
      <style:text-properties style:font-name="メイリオ" fo:font-size="8pt" fo:font-weight="normal" style:font-name-asian="メイリオ" style:font-size-asian="8pt" style:font-weight-asian="normal" style:font-size-complex="8pt" style:font-weight-complex="normal"/>
    </style:style>
    <style:style style:name="ce149" style:family="table-cell" style:parent-style-name="Default">
      <style:table-cell-properties fo:background-color="#b2b2b2" style:text-align-source="fix" style:repeat-content="false" fo:border="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150"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151" style:family="table-cell" style:parent-style-name="Default">
      <style:table-cell-properties fo:background-color="#dddddd" style:text-align-source="fix" style:repeat-content="false" fo:border="none"/>
      <style:paragraph-properties fo:text-align="center" fo:margin-left="0cm"/>
      <style:text-properties style:font-name="メイリオ" fo:font-size="8pt" style:font-name-asian="メイリオ" style:font-size-asian="8pt" style:font-size-complex="8pt"/>
    </style:style>
    <style:style style:name="ce152" style:family="table-cell" style:parent-style-name="Default">
      <style:table-cell-properties fo:border-bottom="none" fo:background-color="#dddddd" fo:border-left="none" fo:border-right="1.5pt solid #999999" fo:border-top="none"/>
    </style:style>
    <style:style style:name="ce153" style:family="table-cell" style:parent-style-name="Default">
      <style:table-cell-properties fo:border-bottom="0.26pt solid #999999" fo:background-color="#dddddd" fo:border-left="none" fo:border-right="1.5pt solid #999999" fo:border-top="1.5pt solid #999999"/>
      <style:text-properties style:font-name="メイリオ" fo:font-size="5pt" style:font-name-asian="メイリオ" style:font-size-asian="5pt" style:font-size-complex="5pt"/>
    </style:style>
    <style:style style:name="ce154" style:family="table-cell" style:parent-style-name="Default">
      <style:table-cell-properties fo:border-bottom="none" fo:background-color="#eeeeee" fo:border-left="1.5pt solid #999999" fo:border-right="none" fo:border-top="none"/>
    </style:style>
    <style:style style:name="ce155" style:family="table-cell" style:parent-style-name="Default">
      <style:table-cell-properties fo:border-bottom="1.5pt solid #999999" fo:background-color="#eeeeee" fo:border-left="1.5pt solid #999999" fo:border-right="none" fo:border-top="none"/>
    </style:style>
    <style:style style:name="ce156" style:family="table-cell" style:parent-style-name="Default">
      <style:table-cell-properties fo:border-bottom="none" fo:background-color="#eeeeee" fo:border-left="none" fo:border-right="none" fo:border-top="0.74pt solid #999999"/>
    </style:style>
    <style:style style:name="ce157" style:family="table-cell" style:parent-style-name="Default">
      <style:table-cell-properties fo:border-bottom="1.5pt solid #999999" fo:background-color="#eeeeee" fo:border-left="none" fo:border-right="none" fo:border-top="none"/>
    </style:style>
    <style:style style:name="ce158" style:family="table-cell" style:parent-style-name="Default">
      <style:table-cell-properties fo:background-color="#dddddd"/>
      <style:text-properties fo:font-size="5pt" style:font-size-asian="5pt" style:font-size-complex="5pt"/>
    </style:style>
    <style:style style:name="ce159" style:family="table-cell" style:parent-style-name="Default">
      <style:table-cell-properties fo:border-bottom="none" fo:background-color="#eeeeee" fo:border-left="none" fo:border-right="1.5pt solid #999999" fo:border-top="0.74pt solid #999999"/>
    </style:style>
    <style:style style:name="ce160" style:family="table-cell" style:parent-style-name="Default">
      <style:table-cell-properties fo:border-bottom="none" fo:background-color="#eeeeee" fo:border-left="none" fo:border-right="1.5pt solid #999999" fo:border-top="none"/>
    </style:style>
    <style:style style:name="ce161" style:family="table-cell" style:parent-style-name="Default">
      <style:table-cell-properties fo:border-bottom="1.5pt solid #999999" fo:background-color="#eeeeee" fo:border-left="none" fo:border-right="1.5pt solid #999999" fo:border-top="none"/>
    </style:style>
    <style:style style:name="ce162" style:family="table-cell" style:parent-style-name="Default">
      <style:table-cell-properties fo:border-bottom="none" fo:background-color="#dddddd" fo:border-left="1.5pt solid #999999" fo:border-right="none" fo:border-top="none"/>
      <style:text-properties style:font-name="メイリオ" fo:font-size="5pt" style:font-name-asian="メイリオ" style:font-size-asian="5pt" style:font-size-complex="5pt"/>
    </style:style>
    <style:style style:name="ce163" style:family="table-cell" style:parent-style-name="Default">
      <style:table-cell-properties fo:border-bottom="none" fo:background-color="#dddddd" fo:border-left="1.5pt solid #999999" fo:border-right="none" fo:border-top="none" style:vertical-align="middle"/>
      <style:text-properties style:font-name="メイリオ" fo:font-size="4.5pt" style:font-name-asian="メイリオ" style:font-size-asian="4.5pt" style:font-name-complex="Arial Unicode MS" style:font-size-complex="4.5pt"/>
    </style:style>
    <style:style style:name="ce164" style:family="table-cell" style:parent-style-name="Default">
      <style:table-cell-properties fo:border-bottom="1.5pt solid #999999" fo:background-color="#dddddd" fo:border-left="1.5pt solid #999999" fo:border-right="none" fo:border-top="none" style:vertical-align="middle"/>
      <style:text-properties style:font-name="メイリオ" fo:font-size="4.5pt" style:font-name-asian="メイリオ" style:font-size-asian="4.5pt" style:font-name-complex="Arial Unicode MS" style:font-size-complex="4.5pt"/>
    </style:style>
    <style:style style:name="ce165" style:family="table-cell" style:parent-style-name="Default">
      <style:table-cell-properties fo:border-bottom="1.5pt solid #999999" fo:background-color="#b2b2b2"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166" style:family="table-cell" style:parent-style-name="Default">
      <style:table-cell-properties fo:border-bottom="1.5pt solid #999999" fo:background-color="#b2b2b2" fo:border-left="none" fo:border-right="none" fo:border-top="0.74pt solid #000000"/>
      <style:text-properties style:font-name="メイリオ" fo:font-size="5pt" style:font-name-asian="メイリオ" style:font-size-asian="5pt" style:font-size-complex="5pt"/>
    </style:style>
    <style:style style:name="ce167" style:family="table-cell" style:parent-style-name="Default">
      <style:table-cell-properties fo:border-bottom="1.5pt solid #999999" fo:background-color="#b2b2b2" fo:border-left="none" fo:border-right="1.5pt solid #999999" fo:border-top="0.74pt solid #000000"/>
      <style:text-properties style:font-name="メイリオ" fo:font-size="5pt" style:font-name-asian="メイリオ" style:font-size-asian="5pt" style:font-size-complex="5pt"/>
    </style:style>
    <style:style style:name="ce168" style:family="table-cell" style:parent-style-name="Default">
      <style:table-cell-properties fo:background-color="#dddddd" fo:border="none"/>
      <style:text-properties style:font-name="メイリオ" fo:font-size="8pt" style:font-name-asian="メイリオ" style:font-size-asian="8pt" style:font-name-complex="Arial Unicode MS" style:font-size-complex="8pt"/>
    </style:style>
    <style:style style:name="ce169" style:family="table-cell" style:parent-style-name="Default">
      <style:table-cell-properties fo:border-bottom="1.5pt solid #999999"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170" style:family="table-cell" style:parent-style-name="Default">
      <style:table-cell-properties fo:background-color="#dddddd" fo:border="none"/>
      <style:text-properties style:font-name="メイリオ" fo:font-size="8pt" style:font-name-asian="メイリオ" style:font-size-asian="8pt" style:font-size-complex="8pt"/>
    </style:style>
    <style:style style:name="ce171" style:family="table-cell" style:parent-style-name="Default">
      <style:table-cell-properties fo:border-bottom="1.5pt solid #999999" fo:border-left="none" fo:border-right="none" fo:border-top="0.74pt solid #000000"/>
      <style:text-properties style:font-name="メイリオ" fo:font-size="5pt" style:font-name-asian="メイリオ" style:font-size-asian="5pt" style:font-size-complex="5pt"/>
    </style:style>
    <style:style style:name="ce172" style:family="table-cell" style:parent-style-name="Default">
      <style:table-cell-properties fo:background-color="#b2b2b2" style:text-align-source="fix" style:repeat-content="false" fo:border="0.74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173" style:family="table-cell" style:parent-style-name="Default">
      <style:table-cell-properties fo:border-bottom="1.5pt solid #999999" fo:border-left="none" fo:border-right="0.74pt solid #999999" fo:border-top="0.74pt solid #000000"/>
      <style:text-properties style:font-name="メイリオ" fo:font-size="5pt" style:font-name-asian="メイリオ" style:font-size-asian="5pt" style:font-size-complex="5pt"/>
    </style:style>
    <style:style style:name="ce174" style:family="table-cell" style:parent-style-name="Default">
      <style:table-cell-properties fo:border-bottom="none" fo:background-color="transparent" fo:border-left="none" fo:border-right="1.5pt solid #999999" fo:border-top="1.5pt solid #999999"/>
      <style:text-properties style:font-name="メイリオ" fo:font-size="5pt" style:font-name-asian="メイリオ" style:font-size-asian="5pt" style:font-size-complex="5pt"/>
    </style:style>
    <style:style style:name="ce175" style:family="table-cell" style:parent-style-name="Default">
      <style:table-cell-properties fo:border-bottom="0.74pt solid #000000" fo:background-color="#b2b2b2" style:text-align-source="fix" style:repeat-content="false" fo:border-left="0.74pt solid #000000" fo:border-right="0.26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176" style:family="table-cell" style:parent-style-name="Default">
      <style:text-properties fo:font-size="5pt" style:font-size-asian="5pt" style:font-size-complex="5pt"/>
    </style:style>
    <style:style style:name="ce177" style:family="table-cell" style:parent-style-name="Default">
      <style:table-cell-properties style:vertical-align="middle"/>
    </style:style>
    <style:style style:name="ce178" style:family="table-cell" style:parent-style-name="Default">
      <style:table-cell-properties fo:border-bottom="0.74pt solid #000000" fo:background-color="#b2b2b2" style:text-align-source="fix" style:repeat-content="false" fo:border-left="none"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179"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180"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181" style:family="table-cell" style:parent-style-name="Default">
      <style:table-cell-properties fo:border-bottom="none" fo:background-color="#dddddd" fo:border-left="1.5pt solid #999999" fo:border-right="none" fo:border-top="none" style:vertical-align="middle"/>
      <style:text-properties style:font-name="メイリオ" fo:font-size="4.5pt" style:font-name-asian="メイリオ" style:font-size-asian="4.5pt" style:font-size-complex="4.5pt"/>
    </style:style>
    <style:style style:name="ce182" style:family="table-cell" style:parent-style-name="Default">
      <style:table-cell-properties fo:border-bottom="0.74pt solid #000000" fo:border-left="1.5pt solid #999999" fo:border-right="none" fo:border-top="0.74pt solid #000000" style:vertical-align="middle"/>
      <style:text-properties style:font-name="メイリオ" fo:font-size="5pt" style:font-name-asian="メイリオ" style:font-size-asian="5pt" style:font-size-complex="5pt"/>
    </style:style>
    <style:style style:name="ce183" style:family="table-cell" style:parent-style-name="Default">
      <style:table-cell-properties fo:border-bottom="0.74pt solid #000000" fo:background-color="#dddddd" fo:border-left="1.5pt solid #999999" fo:border-right="none" fo:border-top="0.74pt solid #000000" style:vertical-align="middle"/>
      <style:text-properties style:font-name="メイリオ" fo:font-size="4.5pt" style:font-name-asian="メイリオ" style:font-size-asian="4.5pt" style:font-size-complex="4.5pt"/>
    </style:style>
    <style:style style:name="ce184" style:family="table-cell" style:parent-style-name="Default">
      <style:table-cell-properties fo:background-color="#dddddd" fo:border="none" style:vertical-align="middle"/>
      <style:text-properties fo:font-size="4.5pt" style:font-size-asian="4.5pt" style:font-size-complex="4.5pt"/>
    </style:style>
    <style:style style:name="ce185" style:family="table-cell" style:parent-style-name="Default">
      <style:table-cell-properties fo:border-bottom="0.74pt solid #000000" fo:background-color="#dddddd" fo:border-left="none" fo:border-right="none" fo:border-top="0.74pt solid #000000" style:vertical-align="middle"/>
      <style:text-properties style:font-name="メイリオ" fo:font-size="4.5pt" style:font-name-asian="メイリオ" style:font-size-asian="4.5pt" style:font-size-complex="4.5pt"/>
    </style:style>
    <style:style style:name="ce186" style:family="table-cell" style:parent-style-name="Default">
      <style:table-cell-properties fo:background-color="#dddddd" style:vertical-align="middle"/>
      <style:text-properties style:font-name="メイリオ" fo:font-size="4.5pt" style:font-name-asian="メイリオ" style:font-size-asian="4.5pt" style:font-size-complex="4.5pt"/>
    </style:style>
    <style:style style:name="ce187"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ce188" style:family="table-cell" style:parent-style-name="Default">
      <style:table-cell-properties fo:background-color="#dddddd" style:text-align-source="fix" style:repeat-content="false" fo:border="none" style:vertical-align="middle"/>
      <style:paragraph-properties fo:text-align="start" fo:margin-left="0cm"/>
      <style:text-properties style:font-name="Liberation Sans" fo:font-size="4.5pt" style:font-name-asian="Arial Unicode MS" style:font-size-asian="4.5pt" style:font-name-complex="Arial Unicode MS" style:font-size-complex="4.5pt"/>
    </style:style>
    <style:style style:name="ce189" style:family="table-cell" style:parent-style-name="Default">
      <style:table-cell-properties fo:border-bottom="0.74pt solid #000000" fo:background-color="transparent" fo:border-left="none" fo:border-right="none" fo:border-top="0.74pt solid #000000"/>
      <style:text-properties style:font-name="メイリオ" fo:font-size="5pt" style:font-name-asian="メイリオ" style:font-size-asian="5pt" style:font-size-complex="5pt"/>
    </style:style>
    <style:style style:name="ce190" style:family="table-cell" style:parent-style-name="Default">
      <style:table-cell-properties fo:border-bottom="0.74pt solid #000000" fo:background-color="transparent" fo:border-left="none" fo:border-right="0.74pt solid #000000" fo:border-top="0.74pt solid #000000"/>
      <style:text-properties style:font-name="メイリオ" fo:font-size="5pt" style:font-name-asian="メイリオ" style:font-size-asian="5pt" style:font-size-complex="5pt"/>
    </style:style>
    <style:style style:name="ce191" style:family="table-cell" style:parent-style-name="Default">
      <style:table-cell-properties fo:border-bottom="none" fo:background-color="#dddddd" fo:border-left="none" fo:border-right="1.5pt solid #999999" fo:border-top="none" style:vertical-align="middle"/>
      <style:text-properties style:font-name="メイリオ" fo:font-size="4.5pt" style:font-name-asian="メイリオ" style:font-size-asian="4.5pt" style:font-size-complex="4.5pt"/>
    </style:style>
    <style:style style:name="ce192" style:family="table-cell" style:parent-style-name="Default">
      <style:table-cell-properties fo:border-bottom="0.74pt solid #000000" fo:border-left="none" fo:border-right="1.5pt solid #999999" fo:border-top="0.74pt solid #000000" style:vertical-align="middle"/>
      <style:text-properties style:font-name="メイリオ" fo:font-size="5pt" style:font-name-asian="メイリオ" style:font-size-asian="5pt" style:font-size-complex="5pt"/>
    </style:style>
    <style:style style:name="ce193" style:family="table-cell" style:parent-style-name="Default">
      <style:table-cell-properties fo:border-bottom="0.74pt solid #000000" fo:background-color="#dddddd" fo:border-left="none" fo:border-right="1.5pt solid #999999" fo:border-top="0.74pt solid #000000" style:vertical-align="middle"/>
      <style:text-properties style:font-name="メイリオ" fo:font-size="4.5pt" style:font-name-asian="メイリオ" style:font-size-asian="4.5pt" style:font-size-complex="4.5pt"/>
    </style:style>
    <style:style style:name="ce194" style:family="table-cell" style:parent-style-name="Default">
      <style:table-cell-properties fo:background-color="#dddddd" fo:border="none"/>
      <style:text-properties fo:font-size="4.5pt" style:font-size-asian="4.5pt" style:font-size-complex="4.5pt"/>
    </style:style>
    <style:style style:name="ce195" style:family="table-cell" style:parent-style-name="Default">
      <style:table-cell-properties fo:border-bottom="1.5pt solid #999999" fo:background-color="#dddddd" fo:border-left="none" fo:border-right="none" fo:border-top="none"/>
      <style:text-properties style:font-name="メイリオ" fo:font-size="4.5pt" style:font-name-asian="メイリオ" style:font-size-asian="4.5pt" style:font-size-complex="4.5pt"/>
    </style:style>
    <style:style style:name="ce196" style:family="table-cell" style:parent-style-name="Default">
      <style:table-cell-properties fo:border-bottom="1.5pt solid #999999" fo:background-color="#dddddd" fo:border-left="none" fo:border-right="none" fo:border-top="none"/>
    </style:style>
    <style:style style:name="ce197" style:family="table-cell" style:parent-style-name="Default">
      <style:table-cell-properties fo:border-bottom="1.5pt solid #999999" fo:background-color="#dddddd" fo:border-left="none" fo:border-right="1.5pt solid #999999" fo:border-top="none"/>
    </style:style>
    <style:style style:name="ce198" style:family="table-cell" style:parent-style-name="Default">
      <style:table-cell-properties fo:border-bottom="0.26pt solid #999999" fo:background-color="#dddddd" fo:border-left="none" fo:border-right="none" fo:border-top="none" style:vertical-align="middle"/>
      <style:text-properties style:font-name="メイリオ" fo:font-size="4.5pt" style:font-name-asian="メイリオ" style:font-size-asian="4.5pt" style:font-size-complex="4.5pt"/>
    </style:style>
    <style:style style:name="ce199" style:family="table-cell" style:parent-style-name="Default">
      <style:table-cell-properties fo:border-bottom="0.51pt solid #000000" fo:background-color="#dddddd" fo:border-left="none" fo:border-right="none" fo:border-top="0.51pt solid #000000" style:vertical-align="middle"/>
      <style:text-properties style:font-name="メイリオ" fo:font-size="8pt" style:font-name-asian="メイリオ" style:font-size-asian="8pt" style:font-name-complex="Arial Unicode MS" style:font-size-complex="8pt"/>
    </style:style>
    <style:style style:name="ce200" style:family="table-cell" style:parent-style-name="Default">
      <style:table-cell-properties fo:border-bottom="0.51pt solid #000000" fo:background-color="#dddddd" fo:border-left="none" fo:border-right="none" fo:border-top="0.51pt solid #000000"/>
      <style:text-properties style:font-name="メイリオ" fo:font-size="5pt" style:font-name-asian="メイリオ" style:font-size-asian="5pt" style:font-size-complex="5pt"/>
    </style:style>
    <style:style style:name="ce201" style:family="table-cell" style:parent-style-name="Default">
      <style:table-cell-properties fo:border-bottom="0.51pt solid #000000" fo:background-color="#dddddd" fo:border-left="none" fo:border-right="0.51pt solid #000000" fo:border-top="0.51pt solid #000000"/>
      <style:text-properties style:font-name="メイリオ" fo:font-size="5pt" style:font-name-asian="メイリオ" style:font-size-asian="5pt" style:font-size-complex="5pt"/>
    </style:style>
    <style:style style:name="ce202" style:family="table-cell" style:parent-style-name="Default">
      <style:table-cell-properties fo:background-color="#dddddd" fo:border="none"/>
    </style:style>
    <style:style style:name="ce203"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style:text-properties style:font-name="メイリオ" fo:font-size="5pt" style:font-name-asian="メイリオ" style:font-size-asian="5pt" style:font-size-complex="5pt"/>
    </style:style>
    <style:style style:name="ce204" style:family="table-cell" style:parent-style-name="Default">
      <style:table-cell-properties fo:border-bottom="0.74pt solid #000000" fo:background-color="#dddddd" fo:border-left="none" fo:border-right="none" fo:border-top="0.74pt solid #000000" style:vertical-align="middle"/>
      <style:text-properties style:font-name="メイリオ" fo:font-size="8pt" style:font-name-asian="メイリオ" style:font-size-asian="8pt" style:font-name-complex="Arial Unicode MS" style:font-size-complex="8pt"/>
    </style:style>
    <style:style style:name="ce205" style:family="table-cell" style:parent-style-name="Default">
      <style:table-cell-properties fo:border-bottom="0.74pt solid #000000" fo:background-color="#dddddd" fo:border-left="none" fo:border-right="none" fo:border-top="0.74pt solid #000000"/>
      <style:text-properties style:font-name="メイリオ" fo:font-size="5pt" style:font-name-asian="メイリオ" style:font-size-asian="5pt" style:font-size-complex="5pt"/>
    </style:style>
    <style:style style:name="ce206" style:family="table-cell" style:parent-style-name="Default">
      <style:table-cell-properties fo:border-bottom="0.74pt solid #000000" fo:background-color="#dddddd" fo:border-left="none" fo:border-right="0.74pt solid #000000" fo:border-top="0.74pt solid #000000"/>
      <style:text-properties style:font-name="メイリオ" fo:font-size="5pt" style:font-name-asian="メイリオ" style:font-size-asian="5pt" style:font-size-complex="5pt"/>
    </style:style>
    <style:style style:name="ce207" style:family="table-cell" style:parent-style-name="Default">
      <style:table-cell-properties fo:border-bottom="1.5pt solid #999999" fo:background-color="#dddddd" fo:border-left="1.5pt solid #999999" fo:border-right="none" fo:border-top="none" style:vertical-align="middle"/>
      <style:text-properties style:font-name="メイリオ" fo:font-size="4.5pt" style:font-name-asian="メイリオ" style:font-size-asian="4.5pt" style:font-size-complex="4.5pt"/>
    </style:style>
    <style:style style:name="ce208" style:family="table-cell" style:parent-style-name="Default">
      <style:table-cell-properties fo:border-bottom="none" fo:border-left="none" fo:border-right="1.5pt solid #999999" fo:border-top="none"/>
      <style:text-properties style:font-name="メイリオ" fo:font-size="5pt" style:font-name-asian="メイリオ" style:font-size-asian="5pt" style:font-size-complex="5pt"/>
    </style:style>
    <style:style style:name="ce209" style:family="table-cell" style:parent-style-name="Default">
      <style:table-cell-properties fo:border-bottom="none" fo:border-left="none" fo:border-right="none" fo:border-top="1.5pt solid #999999"/>
      <style:text-properties style:font-name="メイリオ" fo:font-size="5pt" style:font-name-asian="メイリオ" style:font-size-asian="5pt" style:font-size-complex="5pt"/>
    </style:style>
    <style:style style:name="ce210" style:family="table-cell" style:parent-style-name="Default">
      <style:table-cell-properties fo:border-bottom="1.5pt solid #999999" fo:background-color="#dddddd" fo:border-left="none" fo:border-right="none" fo:border-top="1.5pt solid #999999"/>
      <style:text-properties style:font-name="メイリオ" fo:font-size="5pt" style:font-name-asian="メイリオ" style:font-size-asian="5pt" style:font-size-complex="5pt"/>
    </style:style>
    <style:style style:name="ce211"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size-complex="5pt"/>
    </style:style>
    <style:style style:name="ce212" style:family="table-cell" style:parent-style-name="Default">
      <style:table-cell-properties style:text-align-source="fix" style:repeat-content="false" fo:border="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213" style:family="table-cell" style:parent-style-name="Default">
      <style:table-cell-properties fo:background-color="#dddddd" fo:border="0.74pt solid #000000"/>
    </style:style>
    <style:style style:name="ce214" style:family="table-cell" style:parent-style-name="Default">
      <style:table-cell-properties fo:border-bottom="1.5pt solid #999999" fo:background-color="#dddddd" fo:border-left="1.5pt solid #999999" fo:border-right="none" fo:border-top="none"/>
      <style:text-properties style:font-name="メイリオ" fo:font-size="5pt" fo:language="none" fo:country="none" style:font-name-asian="メイリオ" style:font-size-asian="5pt" style:language-asian="none" style:country-asian="none" style:font-size-complex="5pt"/>
    </style:style>
    <style:style style:name="ce215" style:family="table-cell" style:parent-style-name="Default">
      <style:table-cell-properties fo:background-color="#dddddd"/>
      <style:text-properties style:font-name="メイリオ" fo:font-size="6pt" style:font-name-asian="メイリオ" style:font-size-asian="6pt" style:font-size-complex="6pt"/>
    </style:style>
    <style:style style:name="ce216" style:family="table-cell" style:parent-style-name="Default">
      <style:table-cell-properties fo:border-bottom="none" fo:background-color="#dddddd" fo:border-left="1.5pt solid #999999" fo:border-right="none" fo:border-top="1.5pt solid #999999" style:vertical-align="middle"/>
      <style:text-properties style:font-name="メイリオ" fo:font-size="5pt" style:font-name-asian="メイリオ" style:font-size-asian="5pt" style:font-size-complex="5pt"/>
    </style:style>
    <style:style style:name="ce217" style:family="table-cell" style:parent-style-name="Default">
      <style:table-cell-properties style:text-align-source="fix" style:repeat-content="false" fo:border="none" style:vertical-align="middle"/>
      <style:paragraph-properties fo:text-align="center" fo:margin-left="0cm"/>
      <style:text-properties style:font-name="メイリオ" fo:font-size="5pt" style:font-name-asian="メイリオ" style:font-size-asian="5pt" style:font-size-complex="5pt"/>
    </style:style>
    <style:style style:name="ce218" style:family="table-cell" style:parent-style-name="Default">
      <style:table-cell-properties fo:background-color="#b2b2b2" style:text-align-source="fix" style:repeat-content="false" fo:border="0.06pt solid #000000" style:vertical-align="middle"/>
      <style:paragraph-properties fo:text-align="center" fo:margin-left="0cm"/>
      <style:text-properties style:font-name="メイリオ" fo:font-size="5pt" style:font-name-asian="メイリオ" style:font-size-asian="5pt" style:font-size-complex="5pt"/>
    </style:style>
    <style:style style:name="ce219" style:family="table-cell" style:parent-style-name="Default">
      <style:table-cell-properties fo:background-color="#dddddd" style:vertical-align="middle"/>
      <style:text-properties style:font-name="メイリオ" fo:font-size="5pt" style:font-name-asian="メイリオ" style:font-size-asian="5pt" style:font-size-complex="5pt"/>
    </style:style>
    <style:style style:name="ce220" style:family="table-cell" style:parent-style-name="Default">
      <style:table-cell-properties fo:border-bottom="0.26pt solid #999999" fo:background-color="#dddddd" fo:border-left="none" fo:border-right="1.5pt solid #999999" fo:border-top="none"/>
      <style:text-properties style:font-name="メイリオ" fo:font-size="5pt" style:font-name-asian="メイリオ" style:font-size-asian="5pt" style:font-size-complex="5pt"/>
    </style:style>
    <style:style style:name="ce221" style:family="table-cell" style:parent-style-name="Default">
      <style:table-cell-properties fo:border-bottom="none" fo:background-color="#eeeeee" fo:border-left="1.5pt solid #999999" fo:border-right="none" fo:border-top="0.74pt solid #999999"/>
      <style:text-properties style:font-name="メイリオ" fo:font-size="5pt" style:font-name-asian="メイリオ" style:font-size-asian="5pt" style:font-size-complex="5pt"/>
    </style:style>
    <style:style style:name="ce222" style:family="table-cell" style:parent-style-name="Default">
      <style:table-cell-properties fo:border-bottom="0.74pt solid #999999" fo:background-color="#eeeeee" fo:border-left="1.5pt solid #999999" fo:border-right="none" fo:border-top="none"/>
      <style:text-properties style:font-name="メイリオ" fo:font-size="5pt" style:font-name-asian="メイリオ" style:font-size-asian="5pt" style:font-size-complex="5pt"/>
    </style:style>
    <style:style style:name="ce223" style:family="table-cell" style:parent-style-name="Default">
      <style:table-cell-properties fo:border-bottom="none" fo:border-left="none" fo:border-right="0.06pt solid #000000" fo:border-top="1.5pt solid #999999"/>
      <style:text-properties style:font-name="メイリオ" fo:font-size="5pt" style:font-name-asian="メイリオ" style:font-size-asian="5pt" style:font-size-complex="5pt"/>
    </style:style>
    <style:style style:name="ce224" style:family="table-cell" style:parent-style-name="Default">
      <style:table-cell-properties fo:border-bottom="0.74pt solid #999999" fo:background-color="#eeeeee" fo:border-left="none" fo:border-right="none" fo:border-top="none"/>
      <style:text-properties style:font-name="メイリオ" fo:font-size="5pt" style:font-name-asian="メイリオ" style:font-size-asian="5pt" style:font-size-complex="5pt"/>
    </style:style>
    <style:style style:name="ce225" style:family="table-cell" style:parent-style-name="Default">
      <style:table-cell-properties fo:border-bottom="none" fo:background-color="#eeeeee" fo:border-left="none" fo:border-right="none" fo:border-top="1.5pt solid #999999"/>
      <style:text-properties style:font-name="メイリオ" fo:font-size="5pt" style:font-name-asian="メイリオ" style:font-size-asian="5pt" style:font-size-complex="5pt"/>
    </style:style>
    <style:style style:name="ce226" style:family="table-cell" style:parent-style-name="Default">
      <style:table-cell-properties fo:border-bottom="1.5pt solid #999999" fo:background-color="#b2b2b2" fo:border-left="0.74pt solid #000000" fo:border-right="0.74pt solid #000000" fo:border-top="0.74pt solid #000000"/>
      <style:text-properties style:font-name="メイリオ" fo:font-size="5pt" style:font-name-asian="メイリオ" style:font-size-asian="5pt" style:font-size-complex="5pt"/>
    </style:style>
    <style:style style:name="ce227" style:family="table-cell" style:parent-style-name="Default">
      <style:table-cell-properties fo:border-bottom="1.5pt solid #999999" fo:background-color="#b2b2b2" fo:border-left="none" fo:border-right="1.5pt solid #000000" fo:border-top="1.5pt solid #000000"/>
      <style:text-properties style:font-name="メイリオ" fo:font-size="5pt" style:font-name-asian="メイリオ" style:font-size-asian="5pt" style:font-size-complex="5pt"/>
    </style:style>
    <style:style style:name="ce228" style:family="table-cell" style:parent-style-name="Default">
      <style:table-cell-properties fo:border-bottom="1.5pt solid #999999" fo:background-color="#dddddd" fo:border-left="none" fo:border-right="none" fo:border-top="none"/>
      <style:text-properties style:font-name="メイリオ" fo:font-size="5pt" style:font-name-asian="メイリオ" style:font-size-asian="5pt" style:font-name-complex="Arial Unicode MS" style:font-size-complex="5pt"/>
    </style:style>
    <style:style style:name="ce229" style:family="table-cell" style:parent-style-name="Default">
      <style:table-cell-properties fo:border-bottom="1.5pt solid #999999" fo:background-color="#cccccc" fo:border-left="none" fo:border-right="none" fo:border-top="1.5pt solid #999999" style:vertical-align="middle"/>
      <style:text-properties style:font-name="メイリオ" fo:font-size="5pt" style:font-name-asian="メイリオ" style:font-size-asian="5pt" style:font-size-complex="5pt"/>
    </style:style>
    <style:style style:name="ce230" style:family="table-cell" style:parent-style-name="Default">
      <style:table-cell-properties fo:border-bottom="1.5pt solid #999999" fo:background-color="#cccccc" fo:border-left="none" fo:border-right="1.5pt solid #999999" fo:border-top="1.5pt solid #999999" style:vertical-align="middle"/>
      <style:text-properties style:font-name="メイリオ" fo:font-size="5pt" style:font-name-asian="メイリオ" style:font-size-asian="5pt" style:font-size-complex="5pt"/>
    </style:style>
    <style:style style:name="ce231" style:family="table-cell" style:parent-style-name="Default">
      <style:table-cell-properties fo:border-bottom="none" fo:background-color="#eeeeee" fo:border-left="none" fo:border-right="none" fo:border-top="1.5pt solid #999999" style:vertical-align="middle"/>
      <style:text-properties style:font-name="メイリオ" fo:font-size="5pt" style:font-name-asian="メイリオ" style:font-size-asian="5pt" style:font-size-complex="5pt"/>
    </style:style>
    <style:style style:name="ce232" style:family="table-cell" style:parent-style-name="Default">
      <style:table-cell-properties fo:background-color="#eeeeee" fo:border="none" style:vertical-align="middle"/>
      <style:text-properties style:font-name="メイリオ" fo:font-size="5pt" style:font-name-asian="メイリオ" style:font-size-asian="5pt" style:font-size-complex="5pt"/>
    </style:style>
    <style:style style:name="ce233" style:family="table-cell" style:parent-style-name="Default">
      <style:table-cell-properties fo:border-bottom="none" fo:background-color="#eeeeee" fo:border-left="none" fo:border-right="1.5pt solid #999999" fo:border-top="1.5pt solid #999999"/>
      <style:text-properties style:font-name="メイリオ" fo:font-size="5pt" style:font-name-asian="メイリオ" style:font-size-asian="5pt" style:font-size-complex="5pt"/>
    </style:style>
    <style:style style:name="ce234" style:family="table-cell" style:parent-style-name="Default">
      <style:table-cell-properties fo:border-bottom="0.74pt solid #999999" fo:background-color="#eeeeee" fo:border-left="none" fo:border-right="1.5pt solid #999999" fo:border-top="none"/>
      <style:text-properties style:font-name="メイリオ" fo:font-size="5pt" style:font-name-asian="メイリオ" style:font-size-asian="5pt" style:font-size-complex="5pt"/>
    </style:style>
    <style:style style:name="ce235" style:family="table-cell" style:parent-style-name="Default">
      <style:table-cell-properties fo:border-bottom="none" fo:background-color="#cccccc" fo:border-left="1.5pt solid #999999" fo:border-right="none" fo:border-top="1.5pt solid #999999" style:vertical-align="middle"/>
      <style:text-properties style:font-name="メイリオ" fo:font-size="5pt" style:font-name-asian="メイリオ" style:font-size-asian="5pt" style:font-size-complex="5pt"/>
    </style:style>
    <style:style style:name="ce236" style:family="table-cell" style:parent-style-name="Default">
      <style:table-cell-properties fo:border-bottom="none" fo:background-color="#eeeeee" fo:border-left="0.74pt solid #999999" fo:border-right="none" fo:border-top="0.74pt solid #999999"/>
      <style:text-properties style:font-name="メイリオ" fo:font-size="5pt" style:font-name-asian="メイリオ" style:font-size-asian="5pt" style:font-size-complex="5pt"/>
    </style:style>
    <style:style style:name="ce237" style:family="table-cell" style:parent-style-name="Default">
      <style:table-cell-properties fo:border-bottom="none" fo:background-color="#cccccc" fo:border-left="none" fo:border-right="0.06pt solid #000000" fo:border-top="1.5pt solid #999999"/>
      <style:text-properties style:font-name="メイリオ" fo:font-size="5pt" style:font-name-asian="メイリオ" style:font-size-asian="5pt" style:font-size-complex="5pt"/>
    </style:style>
    <style:style style:name="ce238" style:family="table-cell" style:parent-style-name="Default">
      <style:table-cell-properties fo:border-bottom="0.74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239" style:family="table-cell" style:parent-style-name="Default">
      <style:table-cell-properties fo:border-bottom="none" fo:background-color="#dddddd" fo:border-left="none" fo:border-right="1.5pt solid #999999" fo:border-top="1.5pt solid #999999"/>
      <style:text-properties style:font-name="メイリオ" fo:font-size="5pt" style:font-name-asian="メイリオ" style:font-size-asian="5pt" style:font-size-complex="5pt"/>
    </style:style>
    <style:style style:name="ce240" style:family="table-cell" style:parent-style-name="Default">
      <style:table-cell-properties fo:border-bottom="none" fo:background-color="#eeeeee" fo:border-left="none" fo:border-right="0.74pt solid #999999" fo:border-top="0.74pt solid #999999"/>
      <style:text-properties style:font-name="メイリオ" fo:font-size="5pt" style:font-name-asian="メイリオ" style:font-size-asian="5pt" style:font-size-complex="5pt"/>
    </style:style>
    <style:style style:name="ce241" style:family="table-cell" style:parent-style-name="Default">
      <style:table-cell-properties fo:border-bottom="none" fo:background-color="#dddddd" fo:border-left="1.5pt solid #999999" fo:border-right="none" fo:border-top="1.5pt solid #999999"/>
      <style:text-properties style:font-name="メイリオ" fo:font-size="4.5pt" style:font-name-asian="メイリオ" style:font-size-asian="4.5pt" style:font-size-complex="4.5pt"/>
    </style:style>
    <style:style style:name="ce242" style:family="table-cell" style:parent-style-name="Default">
      <style:table-cell-properties fo:border-bottom="none" fo:background-color="#dddddd" fo:border-left="none" fo:border-right="none" fo:border-top="1.5pt solid #999999"/>
      <style:text-properties style:font-name="メイリオ" fo:font-size="4.5pt" style:font-name-asian="メイリオ" style:font-size-asian="4.5pt" style:font-size-complex="4.5pt"/>
    </style:style>
    <style:style style:name="ce243" style:family="table-cell" style:parent-style-name="Default">
      <style:table-cell-properties fo:border-bottom="none"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244" style:family="table-cell" style:parent-style-name="Default">
      <style:table-cell-properties fo:border-bottom="none" fo:border-left="1.5pt solid #999999" fo:border-right="none" fo:border-top="1.5pt solid #999999" style:vertical-align="middle"/>
      <style:text-properties style:font-name="メイリオ" fo:font-size="5pt" style:font-name-asian="メイリオ" style:font-size-asian="5pt" style:font-size-complex="5pt"/>
    </style:style>
    <style:style style:name="ce245" style:family="table-cell" style:parent-style-name="Default">
      <style:table-cell-properties fo:border-bottom="0.51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246" style:family="table-cell" style:parent-style-name="Default">
      <style:table-cell-properties fo:border-bottom="0.51pt solid #999999" fo:background-color="#b2b2b2" style:text-align-source="fix" style:repeat-content="false" fo:border-left="none" fo:border-right="0.26pt solid #000000" fo:border-top="0.26pt solid #000000" style:vertical-align="middle"/>
      <style:paragraph-properties fo:text-align="center" fo:margin-left="0cm"/>
      <style:text-properties style:font-name="メイリオ" fo:font-size="5pt" style:font-name-asian="メイリオ" style:font-size-asian="5pt" style:font-size-complex="5pt"/>
    </style:style>
    <style:style style:name="ce247" style:family="table-cell" style:parent-style-name="Default">
      <style:table-cell-properties fo:border-bottom="none" fo:background-color="#cccccc"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248" style:family="table-cell" style:parent-style-name="Default">
      <style:table-cell-properties fo:border-bottom="1.5pt solid #999999" fo:border-left="none" fo:border-right="1.5pt solid #999999" fo:border-top="0.74pt solid #000000"/>
      <style:text-properties style:font-name="メイリオ" fo:font-size="5pt" style:font-name-asian="メイリオ" style:font-size-asian="5pt" style:font-size-complex="5pt"/>
    </style:style>
    <style:style style:name="ce249" style:family="table-cell" style:parent-style-name="Default">
      <style:table-cell-properties fo:background-color="#dddddd" style:vertical-align="top"/>
      <style:text-properties style:font-name="メイリオ" fo:font-size="5pt" fo:language="none" fo:country="none" style:font-name-asian="メイリオ" style:font-size-asian="5pt" style:language-asian="none" style:country-asian="none" style:font-size-complex="5pt"/>
    </style:style>
    <style:style style:name="ce250" style:family="table-cell" style:parent-style-name="Default">
      <style:table-cell-properties style:text-align-source="fix" style:repeat-content="false" fo:border="0.51pt solid #808080" style:vertical-align="middle"/>
      <style:paragraph-properties fo:text-align="center" fo:margin-left="0cm"/>
      <style:text-properties style:font-name="メイリオ" fo:font-size="7pt" style:font-name-asian="メイリオ" style:font-size-asian="7pt" style:font-size-complex="7pt"/>
    </style:style>
    <style:style style:name="ce251" style:family="table-cell" style:parent-style-name="Default">
      <style:table-cell-properties style:text-align-source="fix" style:repeat-content="false" fo:border="0.51pt solid #808080" style:vertical-align="middle"/>
      <style:paragraph-properties fo:text-align="center" fo:margin-left="0cm"/>
      <style:text-properties style:font-name="メイリオ" fo:font-size="5pt" style:font-name-asian="メイリオ" style:font-size-asian="5pt" style:font-size-complex="5pt"/>
    </style:style>
    <style:style style:name="ce252" style:family="table-cell" style:parent-style-name="Default">
      <style:table-cell-properties fo:border-bottom="1.5pt solid #999999" style:text-align-source="fix" style:repeat-content="false" fo:border-left="0.51pt solid #808080" fo:border-right="0.51pt solid #808080" fo:border-top="0.51pt solid #808080" style:vertical-align="middle"/>
      <style:paragraph-properties fo:text-align="center" fo:margin-left="0cm"/>
      <style:text-properties style:font-name="メイリオ" fo:font-size="5pt" style:font-name-asian="メイリオ" style:font-size-asian="5pt" style:font-size-complex="5pt"/>
    </style:style>
    <style:style style:name="ce253" style:family="table-cell" style:parent-style-name="Default">
      <style:table-cell-properties fo:background-color="#dddddd" style:vertical-align="top"/>
      <style:text-properties style:font-name="メイリオ" fo:font-size="5pt" style:font-name-asian="メイリオ" style:font-size-asian="5pt" style:font-size-complex="5pt"/>
    </style:style>
    <style:style style:name="ce254" style:family="table-cell" style:parent-style-name="Default">
      <style:table-cell-properties style:text-align-source="fix" style:repeat-content="false" fo:border="0.51pt solid #808080" style:vertical-align="middle"/>
      <style:paragraph-properties fo:text-align="center" fo:margin-left="0cm"/>
      <style:text-properties style:font-name="メイリオ" fo:font-size="5pt" style:font-name-asian="メイリオ" style:font-size-asian="5pt" style:font-name-complex="Arial Unicode MS" style:font-size-complex="5pt"/>
    </style:style>
    <style:style style:name="ce255" style:family="table-cell" style:parent-style-name="Default">
      <style:table-cell-properties fo:border-bottom="1.5pt solid #999999" style:text-align-source="fix" style:repeat-content="false" fo:border-left="0.51pt solid #808080" fo:border-right="0.51pt solid #808080" fo:border-top="0.51pt solid #808080" style:vertical-align="middle"/>
      <style:paragraph-properties fo:text-align="center" fo:margin-left="0cm"/>
      <style:text-properties style:font-name="メイリオ" fo:font-size="7pt" style:font-name-asian="メイリオ" style:font-size-asian="7pt" style:font-name-complex="Arial Unicode MS" style:font-size-complex="7pt"/>
    </style:style>
    <style:style style:name="ce256" style:family="table-cell" style:parent-style-name="Default">
      <style:table-cell-properties fo:background-color="#dddddd" style:vertical-align="middle"/>
      <style:text-properties fo:color="#000000" style:font-name="メイリオ" fo:font-size="5pt" fo:language="en" fo:country="US" style:font-name-asian="メイリオ" style:font-size-asian="5pt" style:language-asian="ja" style:country-asian="JP" style:font-size-complex="5pt"/>
    </style:style>
    <style:style style:name="ce257" style:family="table-cell" style:parent-style-name="Default">
      <style:table-cell-properties fo:border-bottom="1.5pt solid #999999" fo:background-color="#dddddd" fo:border-left="none" fo:border-right="none" fo:border-top="none" style:vertical-align="middle"/>
      <style:text-properties fo:color="#000000" style:font-name="メイリオ" fo:font-size="5pt" fo:language="en" fo:country="US" style:font-name-asian="メイリオ" style:font-size-asian="5pt" style:language-asian="ja" style:country-asian="JP" style:font-size-complex="5pt"/>
    </style:style>
    <style:style style:name="ce258" style:family="table-cell" style:parent-style-name="Default">
      <style:table-cell-properties fo:border-bottom="0.74pt solid #000000" fo:background-color="#b2b2b2" fo:border-left="0.74pt solid #000000" fo:border-right="none" fo:border-top="0.74pt solid #000000" style:vertical-align="middle"/>
      <style:text-properties style:font-name="メイリオ" fo:font-size="5pt" style:font-name-asian="メイリオ" style:font-size-asian="5pt" style:font-size-complex="5pt"/>
    </style:style>
    <style:style style:name="ce259" style:family="table-cell" style:parent-style-name="Default">
      <style:table-cell-properties fo:border-bottom="1.5pt solid #999999" fo:background-color="#b2b2b2" fo:border-left="0.74pt solid #000000" fo:border-right="none" fo:border-top="0.74pt solid #000000" style:vertical-align="middle"/>
      <style:text-properties style:font-name="メイリオ" fo:font-size="5pt" style:font-name-asian="メイリオ" style:font-size-asian="5pt" style:font-size-complex="5pt"/>
    </style:style>
    <style:style style:name="ce260" style:family="table-cell" style:parent-style-name="Default">
      <style:table-cell-properties fo:border-bottom="1.5pt solid #999999" fo:background-color="#b2b2b2" fo:border-left="none" fo:border-right="0.74pt solid #000000" fo:border-top="0.74pt solid #000000"/>
      <style:text-properties style:font-name="メイリオ" fo:font-size="5pt" style:font-name-asian="メイリオ" style:font-size-asian="5pt" style:font-size-complex="5pt"/>
    </style:style>
    <style:style style:name="ce261" style:family="table-cell" style:parent-style-name="Default">
      <style:table-cell-properties fo:background-color="#dddddd" style:vertical-align="middle"/>
      <style:text-properties style:font-name="メイリオ" fo:font-size="5pt" fo:language="none" fo:country="none" style:font-name-asian="Arial Unicode MS1" style:font-size-asian="6pt" style:language-asian="none" style:country-asian="none" style:font-name-complex="Tahoma" style:font-size-complex="6pt" style:language-complex="en" style:country-complex="US"/>
    </style:style>
    <style:style style:name="ce262" style:family="table-cell" style:parent-style-name="Default">
      <style:table-cell-properties fo:background-color="#dddddd" style:vertical-align="middle"/>
      <style:text-properties style:font-name="メイリオ" fo:font-size="5pt" style:font-name-asian="メイリオ" style:font-size-asian="5pt" style:font-name-complex="Tahoma" style:font-size-complex="5pt" style:language-complex="en" style:country-complex="US"/>
    </style:style>
    <style:style style:name="ce263" style:family="table-cell" style:parent-style-name="Default">
      <style:table-cell-properties fo:border-bottom="1.5pt solid #999999" fo:background-color="#dddddd" fo:border-left="none" fo:border-right="none" fo:border-top="none" style:vertical-align="middle"/>
      <style:text-properties style:font-name="メイリオ" fo:font-size="5pt" style:font-name-asian="メイリオ" style:font-size-asian="5pt" style:font-name-complex="Tahoma" style:font-size-complex="5pt" style:language-complex="en" style:country-complex="US"/>
    </style:style>
    <style:style style:name="ce264" style:family="table-cell" style:parent-style-name="Default">
      <style:table-cell-properties fo:border-bottom="none" fo:background-color="#b2b2b2" style:text-align-source="fix" style:repeat-content="false" fo:border-left="0.74pt solid #000000"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265" style:family="table-cell" style:parent-style-name="Default">
      <style:table-cell-properties fo:border-bottom="none" fo:background-color="#b2b2b2" fo:border-left="0.74pt solid #000000" fo:border-right="0.74pt solid #000000" fo:border-top="0.74pt solid #000000" style:vertical-align="middle"/>
      <style:text-properties style:font-name="メイリオ" fo:font-size="5pt" style:font-name-asian="メイリオ" style:font-size-asian="5pt" style:font-size-complex="5pt"/>
    </style:style>
    <style:style style:name="ce266" style:family="table-cell" style:parent-style-name="Default">
      <style:table-cell-properties fo:border-bottom="0.26pt solid #000000" fo:background-color="#b2b2b2" style:text-align-source="fix" style:repeat-content="false" fo:border-left="0.74pt solid #000000" fo:border-right="0.26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267" style:family="table-cell" style:parent-style-name="Default">
      <style:table-cell-properties style:vertical-align="automatic"/>
      <style:text-properties fo:font-size="5pt" style:font-size-asian="5pt" style:font-size-complex="5pt"/>
    </style:style>
    <style:style style:name="ce268" style:family="table-cell" style:parent-style-name="Default">
      <style:table-cell-properties fo:border-bottom="none" fo:background-color="#eeeeee" fo:border-left="1.5pt solid #999999" fo:border-right="none" fo:border-top="0.99pt solid #999999"/>
      <style:text-properties style:font-name="メイリオ" fo:font-size="5.5pt" style:font-size-asian="5.5pt" style:font-size-complex="5.5pt"/>
    </style:style>
    <style:style style:name="ce269" style:family="table-cell" style:parent-style-name="Default">
      <style:table-cell-properties fo:border-bottom="none" fo:background-color="#eeeeee" fo:border-left="none" fo:border-right="none" fo:border-top="0.99pt solid #999999"/>
    </style:style>
    <style:style style:name="ce270" style:family="table-cell" style:parent-style-name="Default">
      <style:table-cell-properties fo:background-color="#eeeeee" style:text-align-source="fix" style:repeat-content="false"/>
      <style:paragraph-properties fo:text-align="center" fo:margin-left="0cm"/>
      <style:text-properties fo:font-size="4pt" style:font-name-asian="メイリオ1" style:font-size-asian="4pt" style:font-size-complex="4pt"/>
    </style:style>
    <style:style style:name="ce271" style:family="table-cell" style:parent-style-name="Default">
      <style:table-cell-properties fo:background-color="#eeeeee" style:text-align-source="fix" style:repeat-content="false" fo:border="none" style:vertical-align="middle"/>
      <style:paragraph-properties fo:text-align="end" fo:margin-left="0cm"/>
      <style:text-properties style:font-name="メイリオ1" fo:font-size="5pt" style:font-size-asian="5pt" style:font-size-complex="5pt"/>
    </style:style>
    <style:style style:name="ce272" style:family="table-cell" style:parent-style-name="Default">
      <style:table-cell-properties fo:background-color="#eeeeee" style:text-align-source="fix" style:repeat-content="false" fo:border="none" style:vertical-align="middle"/>
      <style:paragraph-properties fo:text-align="end" fo:margin-left="0cm"/>
      <style:text-properties style:font-name="メイリオ1" fo:font-size="5pt" style:font-name-asian="メイリオ" style:font-size-asian="5pt" style:font-size-complex="5pt"/>
    </style:style>
    <style:style style:name="ce273" style:family="table-cell" style:parent-style-name="Default">
      <style:table-cell-properties fo:background-color="#b2b2b2" style:text-align-source="fix" style:repeat-content="false" fo:border="0.51pt solid #000000" style:vertical-align="middle"/>
      <style:paragraph-properties fo:text-align="center" fo:margin-left="0cm"/>
      <style:text-properties style:font-name="メイリオ" fo:font-size="5pt" style:font-name-asian="メイリオ" style:font-size-asian="5pt" style:font-size-complex="5pt"/>
    </style:style>
    <style:style style:name="ce274" style:family="table-cell" style:parent-style-name="Default">
      <style:table-cell-properties fo:border-bottom="none" fo:background-color="#eeeeee" style:text-align-source="fix" style:repeat-content="false" fo:border-left="none" fo:border-right="none" fo:border-top="0.99pt solid #999999" style:vertical-align="middle"/>
      <style:paragraph-properties fo:text-align="center" fo:margin-left="0cm"/>
      <style:text-properties style:font-name="メイリオ1" fo:font-size="6pt" style:font-name-asian="メイリオ1" style:font-size-asian="6pt" style:font-size-complex="6pt"/>
    </style:style>
    <style:style style:name="ce275" style:family="table-cell" style:parent-style-name="Default">
      <style:table-cell-properties fo:border-bottom="none" fo:background-color="#eeeeee" fo:border-left="none" fo:border-right="1.5pt solid #999999" fo:border-top="0.99pt solid #999999"/>
    </style:style>
    <style:style style:name="ce276" style:family="table-cell" style:parent-style-name="Default">
      <style:table-cell-properties fo:border-bottom="none" fo:border-left="none" fo:border-right="1.5pt solid #999999" fo:border-top="none" style:vertical-align="middle"/>
      <style:text-properties style:font-name="メイリオ" fo:font-size="5pt" style:font-name-asian="メイリオ" style:font-size-asian="5pt" style:font-size-complex="5pt"/>
    </style:style>
    <style:style style:name="ce277" style:family="table-cell" style:parent-style-name="Default">
      <style:table-cell-properties style:vertical-align="middle"/>
      <style:text-properties style:font-name="メイリオ" fo:font-size="6pt" style:font-name-asian="メイリオ" style:font-size-asian="6pt" style:font-name-complex="Arial Unicode MS" style:font-size-complex="6pt"/>
    </style:style>
    <style:style style:name="ce278" style:family="table-cell" style:parent-style-name="Default">
      <style:table-cell-properties fo:border-bottom="1.5pt solid #999999" fo:background-color="#dddddd" fo:border-left="0.74pt solid #000000" fo:border-right="none" fo:border-top="none" style:vertical-align="middle"/>
      <style:text-properties style:font-name="メイリオ" fo:font-size="5pt" style:font-name-asian="メイリオ" style:font-size-asian="5pt" style:font-size-complex="5pt"/>
    </style:style>
    <style:style style:name="ce279" style:family="table-cell" style:parent-style-name="Default">
      <style:table-cell-properties fo:border-bottom="0.74pt solid #000000" fo:border-left="none" fo:border-right="none" fo:border-top="1.5pt solid #999999" style:vertical-align="middle"/>
      <style:text-properties style:font-name="メイリオ" fo:font-size="5pt" style:font-name-asian="メイリオ" style:font-size-asian="5pt" style:font-size-complex="5pt"/>
    </style:style>
    <style:style style:name="ce280" style:family="table-cell" style:parent-style-name="Default">
      <style:table-cell-properties fo:border-bottom="0.74pt solid #000000" fo:background-color="#b2b2b2" fo:border-left="0.74pt solid #000000" fo:border-right="1.5pt solid #999999" fo:border-top="0.74pt solid #000000" style:vertical-align="middle"/>
      <style:text-properties style:font-name="メイリオ" fo:font-size="5pt" style:font-name-asian="メイリオ" style:font-size-asian="5pt" style:font-size-complex="5pt"/>
    </style:style>
    <style:style style:name="ce281" style:family="table-cell" style:parent-style-name="Default">
      <style:table-cell-properties fo:border-bottom="none" fo:border-left="1.5pt solid #999999" fo:border-right="none" fo:border-top="none" style:vertical-align="middle"/>
      <style:text-properties style:font-name="メイリオ" fo:font-size="5pt" style:font-name-asian="メイリオ" style:font-size-asian="5pt" style:font-size-complex="5pt"/>
    </style:style>
    <style:style style:name="ce282" style:family="table-cell" style:parent-style-name="Default">
      <style:table-cell-properties fo:border-bottom="0.51pt solid #999999" fo:background-color="#dddddd" fo:border-left="none" fo:border-right="none" fo:border-top="none"/>
      <style:text-properties style:font-name="メイリオ" fo:font-size="5pt" style:font-name-asian="メイリオ" style:font-size-asian="5pt" style:font-size-complex="5pt"/>
    </style:style>
    <style:style style:name="ce283" style:family="table-cell" style:parent-style-name="Default">
      <style:table-cell-properties fo:border-bottom="0.51pt solid #999999" fo:background-color="#dddddd" fo:border-left="none" fo:border-right="1.5pt solid #999999" fo:border-top="none"/>
      <style:text-properties style:font-name="メイリオ" fo:font-size="5pt" style:font-name-asian="メイリオ" style:font-size-asian="5pt" style:font-size-complex="5pt"/>
    </style:style>
    <style:style style:name="gr1" style:family="graphic">
      <style:graphic-properties svg:stroke-color="#666666" draw:marker-start="線の終点_20_1" draw:marker-start-width="0.1cm" draw:marker-start-center="false" draw:fill="solid" draw:fill-color="#eeeeee" draw:auto-grow-height="true" draw:auto-grow-width="false" fo:min-height="0.292cm" fo:padding-top="0.1cm" fo:padding-bottom="0.1cm" fo:padding-left="0.1cm" fo:padding-right="0.1cm" draw:shadow="hidden" draw:shadow-offset-x="0.1cm" draw:shadow-offset-y="0.1cm" draw:caption-escape-direction="auto"/>
    </style:style>
    <style:style style:name="gr2" style:family="graphic">
      <style:graphic-properties svg:stroke-color="#666666" draw:marker-start="線の終点_20_1" draw:marker-start-width="0.099cm" draw:marker-start-center="false" draw:fill="solid" draw:fill-color="#eeeeee" draw:auto-grow-height="true" draw:auto-grow-width="false" fo:min-height="0.292cm" fo:padding-top="0.1cm" fo:padding-bottom="0.1cm" fo:padding-left="0.1cm" fo:padding-right="0.1cm" draw:shadow="hidden" draw:shadow-offset-x="0.1cm" draw:shadow-offset-y="0.1cm" draw:caption-escape-direction="auto"/>
    </style:style>
    <style:style style:name="gr3" style:family="graphic">
      <style:graphic-properties svg:stroke-color="#666666" draw:marker-start="線の終点_20_1" draw:marker-start-width="0.1cm" draw:marker-start-center="false" draw:fill="solid" draw:fill-color="#eeeeee" draw:auto-grow-height="true" draw:auto-grow-width="false" fo:min-height="1.429cm" fo:padding-top="0.1cm" fo:padding-bottom="0.1cm" fo:padding-left="0.1cm" fo:padding-right="0.1cm" draw:shadow="hidden" draw:shadow-offset-x="0.1cm" draw:shadow-offset-y="0.1cm" draw:caption-escape-direction="auto"/>
    </style:style>
    <style:style style:name="gr4" style:family="graphic">
      <style:graphic-properties svg:stroke-color="#666666" draw:marker-start="線の終点_20_1" draw:marker-start-width="0.1cm" draw:marker-start-center="false" draw:fill="solid" draw:fill-color="#eeeeee" draw:auto-grow-height="true" draw:auto-grow-width="false" fo:min-height="0.238cm" fo:padding-top="0.1cm" fo:padding-bottom="0.1cm" fo:padding-left="0.1cm" fo:padding-right="0.1cm" draw:shadow="hidden" draw:shadow-offset-x="0.1cm" draw:shadow-offset-y="0.1cm" draw:caption-escape-direction="auto"/>
    </style:style>
    <style:style style:name="gr5" style:family="graphic">
      <style:graphic-properties svg:stroke-color="#666666" draw:marker-start="線の終点_20_1" draw:marker-start-width="0.099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 style:family="graphic">
      <style:graphic-properties svg:stroke-color="#808080" draw:marker-start="線の終点_20_1" draw:marker-start-width="0.1cm" draw:marker-start-center="false" draw:fill="solid" draw:fill-color="#eeeeee" draw:auto-grow-height="true" draw:auto-grow-width="false" fo:min-height="0.292cm" fo:padding-top="0.1cm" fo:padding-bottom="0.1cm" fo:padding-left="0.1cm" fo:padding-right="0.1cm" draw:shadow="hidden" draw:shadow-offset-x="0.1cm" draw:shadow-offset-y="0.1cm" draw:caption-escape-direction="auto"/>
    </style:style>
    <style:style style:name="gr7" style:family="graphic">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8" style:family="graphic" style:list-style-name="L499">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9" style:family="graphic" style:list-style-name="L500">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10" style:family="graphic" style:list-style-name="L50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11" style:family="graphic">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12" style:family="graphic">
      <style:graphic-properties svg:stroke-color="#666666" draw:marker-start="線の終点_20_1" draw:marker-start-width="0.1cm" draw:marker-start-center="false" draw:fill="solid" draw:fill-color="#eeeeee" draw:auto-grow-height="true" draw:auto-grow-width="false" fo:min-height="1.455cm" fo:padding-top="0.1cm" fo:padding-bottom="0.1cm" fo:padding-left="0.1cm" fo:padding-right="0.1cm" draw:shadow="hidden" draw:shadow-offset-x="0.1cm" draw:shadow-offset-y="0.1cm" draw:caption-escape-direction="auto"/>
    </style:style>
    <style:style style:name="gr13" style:family="graphic">
      <style:graphic-properties svg:stroke-color="#666666" draw:marker-start="線の終点_20_1" draw:marker-start-width="0.1cm" draw:marker-start-center="false" draw:fill="solid" draw:fill-color="#eeeeee" draw:auto-grow-height="true" draw:auto-grow-width="false" fo:min-height="0.251cm" fo:padding-top="0.1cm" fo:padding-bottom="0.1cm" fo:padding-left="0.1cm" fo:padding-right="0.1cm" draw:shadow="hidden" draw:shadow-offset-x="0.1cm" draw:shadow-offset-y="0.1cm" draw:caption-escape-direction="auto"/>
    </style:style>
    <style:style style:name="gr14" style:family="graphic" style:list-style-name="L50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15" style:family="graphic">
      <style:graphic-properties svg:stroke-color="#666666" draw:marker-start="線の終点_20_1" draw:marker-start-width="0.1cm" draw:marker-start-center="false" draw:fill="solid" draw:fill-color="#eeeeee" draw:auto-grow-height="true" draw:auto-grow-width="false" fo:min-height="1.439cm" fo:padding-top="0.1cm" fo:padding-bottom="0.1cm" fo:padding-left="0.1cm" fo:padding-right="0.1cm" draw:shadow="hidden" draw:shadow-offset-x="0.1cm" draw:shadow-offset-y="0.1cm" draw:caption-escape-direction="auto"/>
    </style:style>
    <style:style style:name="gr16" style:family="graphic">
      <style:graphic-properties svg:stroke-color="#666666" draw:marker-start="線の終点_20_1" draw:marker-start-width="0.1cm" draw:marker-start-center="false" draw:fill="solid" draw:fill-color="#eeeeee" draw:auto-grow-height="true" draw:auto-grow-width="false" fo:min-height="0.247cm" fo:padding-top="0.1cm" fo:padding-bottom="0.1cm" fo:padding-left="0.1cm" fo:padding-right="0.1cm" draw:shadow="hidden" draw:shadow-offset-x="0.1cm" draw:shadow-offset-y="0.1cm" draw:caption-escape-direction="auto"/>
    </style:style>
    <style:style style:name="gr17" style:family="graphic" style:list-style-name="L503">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18" style:family="graphic">
      <style:graphic-properties svg:stroke-color="#666666" draw:marker-start="線の終点_20_1" draw:marker-start-width="0.1cm" draw:marker-start-center="false" draw:fill="solid" draw:fill-color="#eeeeee" draw:auto-grow-height="true" draw:auto-grow-width="false" fo:min-height="1.423cm" fo:padding-top="0.1cm" fo:padding-bottom="0.1cm" fo:padding-left="0.1cm" fo:padding-right="0.1cm" draw:shadow="hidden" draw:shadow-offset-x="0.1cm" draw:shadow-offset-y="0.1cm" draw:caption-escape-direction="auto"/>
    </style:style>
    <style:style style:name="gr19" style:family="graphic">
      <style:graphic-properties svg:stroke-color="#666666" draw:marker-start="線の終点_20_1" draw:marker-start-width="0.1cm" draw:marker-start-center="false" draw:fill="solid" draw:fill-color="#eeeeee" draw:auto-grow-height="true" draw:auto-grow-width="false" fo:min-height="0.557cm" fo:padding-top="0.1cm" fo:padding-bottom="0.1cm" fo:padding-left="0.1cm" fo:padding-right="0.1cm" draw:shadow="hidden" draw:shadow-offset-x="0.1cm" draw:shadow-offset-y="0.1cm" draw:caption-escape-direction="auto"/>
    </style:style>
    <style:style style:name="gr20" style:family="graphic">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21" style:family="graphic" style:list-style-name="L504">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22" style:family="graphic">
      <style:graphic-properties svg:stroke-color="#666666" draw:marker-start="線の終点_20_1" draw:marker-start-width="0.099cm" draw:marker-start-center="false" draw:fill="solid" draw:fill-color="#eeeeee" draw:auto-grow-height="true" draw:auto-grow-width="false" fo:min-height="1.423cm" fo:padding-top="0.1cm" fo:padding-bottom="0.1cm" fo:padding-left="0.1cm" fo:padding-right="0.1cm" draw:shadow="hidden" draw:shadow-offset-x="0.1cm" draw:shadow-offset-y="0.1cm" draw:caption-escape-direction="auto"/>
    </style:style>
    <style:style style:name="gr23" style:family="graphic" style:list-style-name="L505">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4" style:family="graphic" style:list-style-name="L50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5" style:family="graphic" style:list-style-name="L50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6" style:family="graphic" style:list-style-name="L508">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7" style:family="graphic" style:list-style-name="L509">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28" style:family="graphic" style:list-style-name="L510">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29" style:family="graphic" style:list-style-name="L51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0" style:family="graphic" style:list-style-name="L512">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31" style:family="graphic" style:list-style-name="L513">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2" style:family="graphic" style:list-style-name="L514">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33" style:family="graphic" style:list-style-name="L515">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34" style:family="graphic" style:list-style-name="L51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5" style:family="graphic">
      <style:graphic-properties svg:stroke-color="#666666" draw:marker-start="線の終点_20_1" draw:marker-start-width="0.1cm" draw:marker-start-center="false" draw:fill="solid" draw:fill-color="#eeeeee" draw:auto-grow-height="true" draw:auto-grow-width="false" fo:min-height="1.434cm" fo:padding-top="0.1cm" fo:padding-bottom="0.1cm" fo:padding-left="0.1cm" fo:padding-right="0.1cm" draw:shadow="hidden" draw:shadow-offset-x="0.1cm" draw:shadow-offset-y="0.1cm" draw:caption-escape-direction="auto"/>
    </style:style>
    <style:style style:name="gr36" style:family="graphic" style:list-style-name="L51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7" style:family="graphic" style:list-style-name="L518">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8" style:family="graphic">
      <style:graphic-properties svg:stroke-color="#666666" draw:marker-start="線の終点_20_1" draw:marker-start-width="0.1cm" draw:marker-start-center="false" draw:fill="solid" draw:fill-color="#eeeeee" draw:auto-grow-height="true" draw:auto-grow-width="false" fo:min-height="1.431cm" fo:padding-top="0.1cm" fo:padding-bottom="0.1cm" fo:padding-left="0.1cm" fo:padding-right="0.1cm" draw:shadow="hidden" draw:shadow-offset-x="0.1cm" draw:shadow-offset-y="0.1cm" draw:caption-escape-direction="auto"/>
    </style:style>
    <style:style style:name="gr39" style:family="graphic">
      <style:graphic-properties svg:stroke-color="#666666" draw:marker-start="線の終点_20_1" draw:marker-start-width="0.1cm" draw:marker-start-center="false" draw:fill="solid" draw:fill-color="#eeeeee" draw:auto-grow-height="true" draw:auto-grow-width="false" fo:min-height="1.502cm" fo:padding-top="0.1cm" fo:padding-bottom="0.1cm" fo:padding-left="0.1cm" fo:padding-right="0.1cm" draw:shadow="hidden" draw:shadow-offset-x="0.1cm" draw:shadow-offset-y="0.1cm" draw:caption-escape-direction="auto"/>
    </style:style>
    <style:style style:name="gr40" style:family="graphic">
      <style:graphic-properties svg:stroke-color="#666666" draw:marker-start="線の終点_20_1" draw:marker-start-width="0.1cm" draw:marker-start-center="false" draw:fill="solid" draw:fill-color="#eeeeee" draw:auto-grow-height="true" draw:auto-grow-width="false" fo:min-height="1.433cm" fo:padding-top="0.1cm" fo:padding-bottom="0.1cm" fo:padding-left="0.1cm" fo:padding-right="0.1cm" draw:shadow="hidden" draw:shadow-offset-x="0.1cm" draw:shadow-offset-y="0.1cm" draw:caption-escape-direction="auto"/>
    </style:style>
    <style:style style:name="gr41" style:family="graphic">
      <style:graphic-properties svg:stroke-color="#666666" draw:marker-start="線の終点_20_1" draw:marker-start-width="0.1cm" draw:marker-start-center="false" draw:fill="solid" draw:fill-color="#eeeeee" draw:auto-grow-height="true" draw:auto-grow-width="false" fo:min-height="1.445cm" fo:padding-top="0.1cm" fo:padding-bottom="0.1cm" fo:padding-left="0.1cm" fo:padding-right="0.1cm" draw:shadow="hidden" draw:shadow-offset-x="0.1cm" draw:shadow-offset-y="0.1cm" draw:caption-escape-direction="auto"/>
    </style:style>
    <style:style style:name="gr42" style:family="graphic">
      <style:graphic-properties svg:stroke-color="#666666" draw:marker-start="線の終点_20_1" draw:marker-start-width="0.1cm" draw:marker-start-center="false" draw:fill="solid" draw:fill-color="#eeeeee" draw:auto-grow-height="true" draw:auto-grow-width="false" fo:min-height="1.43cm" fo:padding-top="0.1cm" fo:padding-bottom="0.1cm" fo:padding-left="0.1cm" fo:padding-right="0.1cm" draw:shadow="hidden" draw:shadow-offset-x="0.1cm" draw:shadow-offset-y="0.1cm" draw:caption-escape-direction="auto"/>
    </style:style>
    <style:style style:name="gr43" style:family="graphic" style:list-style-name="L519">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44" style:family="graphic">
      <style:graphic-properties svg:stroke-color="#666666" draw:marker-start="線の終点_20_1" draw:marker-start-width="0.1cm" draw:marker-start-center="false" draw:fill="solid" draw:fill-color="#eeeeee" draw:auto-grow-height="true" draw:auto-grow-width="false" fo:min-height="1.476cm" fo:padding-top="0.1cm" fo:padding-bottom="0.1cm" fo:padding-left="0.1cm" fo:padding-right="0.1cm" draw:shadow="hidden" draw:shadow-offset-x="0.1cm" draw:shadow-offset-y="0.1cm" draw:caption-escape-direction="auto"/>
    </style:style>
    <style:style style:name="gr45" style:family="graphic" style:list-style-name="L520">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46" style:family="graphic" style:list-style-name="L521">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47" style:family="graphic" style:list-style-name="L52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48" style:family="graphic">
      <style:graphic-properties svg:stroke-color="#666666" draw:marker-start="線の終点_20_1" draw:marker-start-width="0.1cm" draw:marker-start-center="false" draw:fill="solid" draw:fill-color="#eeeeee" draw:auto-grow-height="true" draw:auto-grow-width="false" fo:min-height="1.459cm" fo:padding-top="0.1cm" fo:padding-bottom="0.1cm" fo:padding-left="0.1cm" fo:padding-right="0.1cm" draw:shadow="hidden" draw:shadow-offset-x="0.1cm" draw:shadow-offset-y="0.1cm" draw:caption-escape-direction="auto"/>
    </style:style>
    <style:style style:name="gr49" style:family="graphic" style:list-style-name="L523">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50" style:family="graphic">
      <style:graphic-properties svg:stroke-color="#666666" draw:marker-start="線の終点_20_1" draw:marker-start-width="0.1cm" draw:marker-start-center="false" draw:fill="solid" draw:fill-color="#eeeeee" draw:auto-grow-height="true" draw:auto-grow-width="false" fo:min-height="1.447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ja" style:country-asian="JP"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fo:text-align="start" style:text-autospace="none" style:line-break="normal" style:writing-mode="page"/>
      <style:text-properties fo:hyphenate="false"/>
    </style:style>
    <style:style style:name="P6" style:family="paragraph">
      <style:paragraph-properties fo:text-align="start" style:text-autospace="none" style:line-break="normal" style:writing-mode="page"/>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fo:text-align="start" style:text-autospace="none" style:line-break="normal" style:writing-mode="page"/>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8" style:family="paragraph">
      <style:paragraph-properties style:text-autospace="none" style:line-break="normal" style:writing-mode="page"/>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style:paragraph-properties style:text-autospace="none" style:line-break="normal" style:writing-mode="page"/>
      <style:text-properties style:text-outline="false" style:text-line-through-style="none" style:text-line-through-type="none" style:font-name="メイリオ"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1" style:family="paragraph">
      <style:paragraph-properties style:text-autospace="none" style:line-break="normal" style:writing-mode="page"/>
      <style:text-properties fo:color="#000000"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2" style:family="paragraph">
      <style:paragraph-properties fo:text-align="start" style:text-autospace="none" style:line-break="normal" style:writing-mode="page"/>
      <style:text-properties fo:color="#000000" style:text-outline="false" style:text-line-through-style="none" style:text-line-through-type="none" style:font-name="Arial Unicode MS1" fo:font-size="5pt" fo:language="none" fo:country="none" fo:font-style="normal" fo:text-shadow="none" style:text-underline-style="none" fo:font-weight="normal" style:text-underline-mode="continuous" style:text-overline-mode="continuous" style:text-line-through-mode="continuous" style:font-name-asian="Arial Unicode MS1" style:font-size-asian="5pt" style:language-asian="none" style:country-asian="none" style:font-style-asian="normal" style:font-weight-asian="normal" style:font-name-complex="Tahoma" style:font-size-complex="5pt" style:language-complex="en" style:country-complex="US" style:font-style-complex="normal" style:font-weight-complex="normal" style:text-emphasize="none" style:font-relief="none" style:text-overline-style="none" style:text-overline-color="font-color" fo:hyphenate="false"/>
    </style:style>
    <style:style style:name="P13" style:family="paragraph">
      <style:paragraph-properties style:text-autospace="none" style:line-break="normal" style:writing-mode="page"/>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Liberation Sans" style:font-size-asian="6pt" style:language-asian="ja" style:country-asian="JP" style:font-style-asian="normal" style:font-weight-asian="normal" style:font-name-complex="Liberation San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4" style:family="paragraph">
      <style:paragraph-properties style:text-autospace="none" style:line-break="normal" style:writing-mode="page"/>
      <style:text-properties style:text-outline="false" style:text-line-through-style="none" style:text-line-through-type="none" style:font-name="Liberation Sans"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fo:hyphenate="false"/>
    </style:style>
    <style:style style:name="P15" style:family="paragraph">
      <style:paragraph-properties style:text-autospace="none" style:line-break="normal" style:writing-mode="page"/>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ja" style:country-asian="JP"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6" style:family="paragraph">
      <style:paragraph-properties style:text-autospace="none" style:line-break="normal" style:writing-mode="page"/>
      <style:text-properties fo:color="#000000"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17" style:family="paragraph">
      <style:paragraph-properties fo:text-align="start" style:text-autospace="none" style:line-break="normal" style:writing-mode="page"/>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18" style:family="paragraph">
      <style:paragraph-properties style:text-autospace="none" style:line-break="normal" style:writing-mode="page"/>
      <style:text-properties fo:color="#000000" style:text-outline="false" style:text-line-through-style="none" style:text-line-through-type="none" style:font-name="メイリオ"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T8" style:family="text">
      <style:text-properties style:font-name="メイリオ" fo:font-size="26pt" style:letter-kerning="true" fo:country="none" style:country-asian="none" style:font-name-asian="ＭＳ 明朝" style:font-size-asian="26pt" style:font-size-complex="26pt"/>
    </style:style>
    <style:style style:name="T9" style:family="text">
      <style:text-properties style:font-name="メイリオ" fo:font-size="14pt" style:letter-kerning="true" fo:country="none" style:country-asian="none" style:font-name-asian="Mangal" style:font-size-asian="14pt" style:font-size-complex="14pt"/>
    </style:style>
    <style:style style:name="T10" style:family="text">
      <style:text-properties style:font-name-asian="メイリオ"/>
    </style:style>
    <style:style style:name="T11" style:family="text">
      <style:text-properties style:font-name="メイリオ" style:font-name-asian="メイリオ"/>
    </style:style>
    <style:style style:name="T12" style:family="text">
      <style:text-properties style:font-name="ＭＳ Ｐ明朝" fo:font-size="5pt" style:letter-kerning="true" fo:country="none" style:country-asian="none" style:font-name-asian="メイリオ" style:font-size-asian="5pt" style:font-size-complex="5pt"/>
    </style:style>
    <style:style style:name="T13" style:family="text">
      <style:text-properties fo:font-size="6pt" style:font-size-asian="6pt" style:font-size-complex="6pt"/>
    </style:style>
    <style:style style:name="T14" style:family="text">
      <style:text-properties style:font-name="メイリオ" style:font-name-asian="メイリオ" fo:font-size="4.5pt" style:font-size-asian="4.5pt" style:font-size-complex="4.5pt"/>
    </style:style>
    <style:style style:name="T15" style:family="text">
      <style:text-properties style:font-name="メイリオ" fo:font-size="4.5pt" style:font-name-asian="メイリオ" style:font-size-asian="4.5pt" style:font-size-complex="4.5pt"/>
    </style:style>
    <style:style style:name="T16" style:family="text">
      <style:text-properties style:font-name-asian="メイリオ" style:font-size-asian="4.5pt" style:font-size-complex="4.5pt"/>
    </style:style>
    <style:style style:name="T17" style:family="text">
      <style:text-properties style:font-name="メイリオ" fo:font-size="5pt" style:letter-kerning="true" fo:country="none" style:country-asian="none" style:font-name-asian="メイリオ" style:font-size-asian="5pt" style:font-size-complex="5pt"/>
    </style:style>
    <style:style style:name="T18" style:family="text">
      <style:text-properties style:font-name="メイリオ" fo:font-size="4.5pt" fo:country="none" style:country-asian="none" style:font-name-asian="メイリオ" style:font-size-asian="4.5pt" style:font-size-complex="4.5pt"/>
    </style:style>
    <style:style style:name="T19" style:family="text">
      <style:text-properties style:font-name="Arial Unicode MS" fo:font-size="5pt" style:letter-kerning="true" fo:country="none" style:country-asian="none" style:font-name-asian="Arial Unicode MS" style:font-size-asian="5pt" style:font-size-complex="5pt"/>
    </style:style>
    <style:style style:name="T20" style:family="text">
      <style:text-properties fo:font-size="5pt" style:font-size-asian="5pt" style:font-size-complex="5pt"/>
    </style:style>
    <style:style style:name="T21" style:family="text">
      <style:text-properties fo:font-size="4pt" style:font-name-asian="メイリオ" style:font-size-asian="4pt" style:font-size-complex="4pt"/>
    </style:style>
    <style:style style:name="T22" style:family="text">
      <style:text-properties fo:font-size="4pt" style:font-size-asian="4pt" style:font-size-complex="4pt"/>
    </style:style>
    <style:style style:name="T23" style:family="text">
      <style:text-properties style:font-name="メイリオ" fo:country="none" style:country-asian="none" style:font-name-asian="Arial Unicode MS" style:font-size-asian="6pt" style:font-size-complex="6pt"/>
    </style:style>
    <style:style style:name="T24" style:family="text">
      <style:text-properties style:font-name-asian="メイリオ" style:font-size-asian="5pt" style:font-size-complex="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4">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9">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トップ" table:style-name="ta1">
        <table:table-column table:style-name="co1" table:default-cell-style-name="ce1"/>
        <table:table-row table:style-name="ro1">
          <table:table-cell office:value-type="string" calcext:value-type="string">
            <text:p/>
            <text:p/>
            <text:p/>
            <text:p/>
            <text:p><text:span text:style-name="T8">画面設計書</text:span></text:p>
            <text:p><text:span text:style-name="T8">グリッドレイアウト設計</text:span></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text:span text:style-name="T9">2015年5月8日</text:span></text:p>
            <text:p><text:span text:style-name="T9">株式会社デジタルデザインシンク</text:span></text:p>
            <text:p/>
            <text:p/>
            <text:p/>
            <text:p/>
            <text:p/>
            <text:p/>
            <text:p/>
            <text:p/>
            <text:p/>
            <text:p/>
            <text:p/>
            <text:p/>
          </table:table-cell>
        </table:table-row>
      </table:table>
      <table:table table:name="受発注管理 発注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able:number-columns-spanned="7" table:number-rows-spanned="1">
            <text:p>受発注管理 発注タブ</text:p>
          </table:table-cell>
          <table:covered-table-cell table:number-columns-repeated="6"/>
          <table:table-cell table:style-name="ce5"/>
          <table:table-cell table:number-columns-repeated="1015"/>
        </table:table-row>
        <table:table-row table:style-name="ro3">
          <table:table-cell/>
          <table:table-cell table:style-name="ce4" office:value-type="string" calcext:value-type="string">
            <text:p>・発注伝票を選択する画面。</text:p>
          </table:table-cell>
          <table:table-cell table:number-columns-repeated="6"/>
          <table:table-cell table:style-name="ce5"/>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5"/>
          <table:table-cell table:number-columns-repeated="1015"/>
        </table:table-row>
        <table:table-row table:style-name="ro3">
          <table:table-cell/>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number-columns-repeated="3"/>
          <table:table-cell table:style-name="ce5"/>
          <table:table-cell table:number-columns-repeated="1015"/>
        </table:table-row>
        <table:table-row table:style-name="ro3" table:number-rows-repeated="2">
          <table:table-cell table:number-columns-repeated="8"/>
          <table:table-cell table:style-name="ce5"/>
          <table:table-cell table:number-columns-repeated="1015"/>
        </table:table-row>
        <table:table-row table:style-name="ro3">
          <table:table-cell/>
          <table:table-cell table:style-name="ce6"/>
          <table:table-cell table:style-name="ce5" table:number-columns-repeated="7"/>
          <table:table-cell table:style-name="ce25"/>
          <table:table-cell table:style-name="ce5" table:number-columns-repeated="9"/>
          <table:table-cell table:style-name="Default" table:number-columns-repeated="2"/>
          <table:table-cell table:number-columns-repeated="1003"/>
        </table:table-row>
        <table:table-row table:style-name="ro4">
          <table:table-cell/>
          <table:table-cell table:style-name="ce7"/>
          <table:table-cell table:style-name="ce14"/>
          <table:table-cell table:style-name="ce14">
            <office:annotation office:display="true" draw:style-name="gr1" draw:text-style-name="P2" svg:width="1.55cm" svg:height="0.492cm" svg:x="4.254cm" svg:y="1.371cm" draw:caption-point-x="-2.268cm" draw:caption-point-y="1.799cm">
              <dc:date>2014-12-22T00:00:00</dc:date>
              <text:p text:style-name="P1"><text:span text:style-name="T1">.workspace</text:span></text:p>
            </office:annotation>
          </table:table-cell>
          <table:table-cell table:style-name="ce14"/>
          <table:table-cell table:style-name="ce24" table:number-columns-repeated="4"/>
          <table:table-cell table:style-name="ce14"/>
          <table:table-cell table:style-name="ce27" office:value-type="string" calcext:value-type="string">
            <text:p>受発注管理</text:p>
          </table:table-cell>
          <table:table-cell table:style-name="ce14"/>
          <table:table-cell table:style-name="ce24">
            <office:annotation office:display="true" draw:style-name="gr2" draw:text-style-name="P3" svg:width="1.71cm" svg:height="0.492cm" svg:x="7.945cm" svg:y="2.494cm" draw:caption-point-x="-1.466cm" draw:caption-point-y="0.676cm">
              <dc:date>2015-01-19T00:00:00</dc:date>
              <text:p text:style-name="P1"><text:span text:style-name="T2">.title-text-0119</text:span></text:p>
            </office:annotation>
          </table:table-cell>
          <table:table-cell table:style-name="ce24" table:number-columns-repeated="7"/>
          <table:table-cell table:style-name="ce37" office:value-type="string" calcext:value-type="string">
            <office:annotation office:display="true" draw:style-name="gr1" draw:text-style-name="P2" svg:width="1.653cm" svg:height="0.492cm" svg:x="11.237cm" svg:y="2.411cm" draw:caption-point-x="-0.765cm" draw:caption-point-y="0.759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8" office:value-type="string" calcext:value-type="string">
            <text:p>発注</text:p>
          </table:table-cell>
          <table:table-cell table:style-name="ce15" office:value-type="string" calcext:value-type="string">
            <office:annotation office:display="true" draw:style-name="gr3" draw:text-style-name="P3" svg:width="3.031cm" svg:height="1.629cm" svg:x="6.199cm" svg:y="7.203cm" draw:caption-point-x="-4.712cm" draw:caption-point-y="-3.533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受注</text:p>
          </table:table-cell>
          <table:table-cell table:style-name="ce21" table:number-columns-repeated="7"/>
          <table:table-cell table:style-name="ce17" table:number-columns-repeated="2"/>
          <table:table-cell table:style-name="ce21" table:number-columns-repeated="5"/>
          <table:table-cell table:style-name="ce17" table:number-columns-repeated="3"/>
          <table:table-cell table:style-name="ce38"/>
          <table:table-cell table:number-columns-repeated="1003"/>
        </table:table-row>
        <table:table-row table:style-name="ro4">
          <table:table-cell/>
          <table:table-cell table:style-name="ce9" office:value-type="string" calcext:value-type="string">
            <office:annotation office:display="true" draw:style-name="gr4" draw:text-style-name="P4" svg:width="1.663cm" svg:height="0.438cm" svg:x="6.498cm" svg:y="9.058cm" draw:caption-point-x="-5.51cm" draw:caption-point-y="-4.889cm">
              <dc:date>2014-12-22T00:00:00</dc:date>
              <text:p text:style-name="P1"><text:span text:style-name="T3">.label-0101</text:span></text:p>
            </office:annotation>
            <text:p>検索</text:p>
          </table:table-cell>
          <table:table-cell table:style-name="ce16" office:value-type="string" calcext:value-type="string">
            <text:p>.textbox-0108</text:p>
          </table:table-cell>
          <table:table-cell table:style-name="ce22"/>
          <table:table-cell table:style-name="ce22">
            <office:annotation office:display="true" draw:style-name="gr5" draw:text-style-name="P3" svg:width="2.003cm" svg:height="0.783cm" svg:x="4.557cm" svg:y="2.039cm" draw:caption-point-x="-2.072cm" draw:caption-point-y="2.13cm">
              <dc:date>2015-01-19T00:00:00</dc:date>
              <text:p text:style-name="P1"><text:span text:style-name="T1">1. .workspace</text:span></text:p>
              <text:p text:style-name="P1"><text:span text:style-name="T1">2. .tab-container</text:span></text:p>
            </office:annotation>
          </table:table-cell>
          <table:table-cell table:style-name="ce25" table:number-columns-repeated="3"/>
          <table:table-cell table:style-name="ce22"/>
          <table:table-cell table:style-name="ce26"/>
          <table:table-cell table:style-name="ce28" office:value-type="string" calcext:value-type="string">
            <office:annotation office:display="true" draw:style-name="gr1" draw:text-style-name="P2" svg:width="1.509cm" svg:height="0.492cm" svg:x="7.621cm" svg:y="6.627cm" draw:caption-point-x="-2.141cm" draw:caption-point-y="-2.458cm">
              <dc:date>2014-12-26T00:00:00</dc:date>
              <text:p text:style-name="P1"><text:span text:style-name="T1">.button-0101</text:span></text:p>
            </office:annotation>
            <text:p>検</text:p>
          </table:table-cell>
          <table:table-cell table:style-name="ce14" office:value-type="string" calcext:value-type="string">
            <office:annotation office:display="true" draw:style-name="gr4" draw:text-style-name="P4" svg:width="1.529cm" svg:height="0.438cm" svg:x="7.553cm" svg:y="3.331cm" draw:caption-point-x="-1.573cm" draw:caption-point-y="0.838cm">
              <dc:date>2014-12-26T00:00:00</dc:date>
              <text:p text:style-name="P1"><text:span text:style-name="T3">.label-0101</text:span></text:p>
            </office:annotation>
            <text:p>期間</text:p>
          </table:table-cell>
          <table:table-cell table:style-name="ce29">
            <office:annotation office:display="true" draw:style-name="gr1" draw:text-style-name="P6" svg:width="1.676cm" svg:height="0.492cm" svg:x="7.991cm" svg:y="5.945cm" draw:caption-point-x="-1.512cm" draw:caption-point-y="-1.776cm">
              <dc:date>2014-12-26T00:00:00</dc:date>
              <text:p text:style-name="P5"><text:span text:style-name="T4">.textbox-0102</text:span></text:p>
            </office:annotation>
          </table:table-cell>
          <table:table-cell table:style-name="ce30"/>
          <table:table-cell table:style-name="ce32" office:value-type="string" calcext:value-type="string">
            <office:annotation office:display="true" draw:style-name="gr4" draw:text-style-name="P3" svg:width="2.726cm" svg:height="0.438cm" svg:x="10.314cm" svg:y="5.654cm" draw:caption-point-x="-2.837cm" draw:caption-point-y="-1.485cm">
              <dc:date>2015-01-19T00:00:00</dc:date>
              <text:p text:style-name="P1"><text:span text:style-name="T3">.label-0101.t-align-center</text:span></text:p>
            </office:annotation>
            <text:p>~</text:p>
          </table:table-cell>
          <table:table-cell table:style-name="ce16"/>
          <table:table-cell table:style-name="ce30"/>
          <table:table-cell table:style-name="ce14" table:number-columns-repeated="3"/>
          <table:table-cell table:style-name="ce39"/>
          <table:table-cell table:number-columns-repeated="1003"/>
        </table:table-row>
        <table:table-row table:style-name="ro4">
          <table:table-cell/>
          <table:table-cell table:style-name="ce10" office:value-type="string" calcext:value-type="string">
            <office:annotation office:display="true" draw:style-name="gr1" draw:text-style-name="P4" svg:width="1.748cm" svg:height="0.492cm" svg:x="6.574cm" svg:y="9.736cm" draw:caption-point-x="-5.586cm" draw:caption-point-y="-5.068cm">
              <dc:date>2014-12-22T00:00:00</dc:date>
              <text:p text:style-name="P1"><text:span text:style-name="T1">.button-0101</text:span></text:p>
            </office:annotation>
            <text:p>新</text:p>
          </table:table-cell>
          <table:table-cell table:style-name="ce17"/>
          <table:table-cell table:style-name="ce23" table:number-columns-repeated="12"/>
          <table:table-cell table:style-name="ce34" table:number-columns-repeated="2"/>
          <table:table-cell table:style-name="ce35" office:value-type="string" calcext:value-type="string">
            <office:annotation office:display="true" draw:style-name="gr6" draw:text-style-name="P4" svg:width="2.009cm" svg:height="0.492cm" svg:x="11.06cm" svg:y="3.639cm" draw:caption-point-x="-2.085cm" draw:caption-point-y="1.029cm">
              <dc:date>2014-12-22T00:00:00</dc:date>
              <text:p text:style-name="P1"><text:span text:style-name="T1">.button-0101.right</text:span></text:p>
            </office:annotation>
            <text:p>注</text:p>
          </table:table-cell>
          <table:table-cell table:style-name="ce35" office:value-type="string" calcext:value-type="string">
            <text:p>納</text:p>
          </table:table-cell>
          <table:table-cell table:style-name="ce36" office:value-type="string" calcext:value-type="string" table:number-columns-spanned="2" table:number-rows-spanned="1">
            <office:annotation office:display="true" draw:style-name="gr1" draw:text-style-name="P7" svg:width="1.996cm" svg:height="0.492cm" svg:x="11.22cm" svg:y="4.964cm" draw:caption-point-x="-0.748cm" draw:caption-point-y="-0.296cm">
              <dc:date>2014-12-22T00:00:00</dc:date>
              <text:p text:style-name="P5"><text:span text:style-name="T1">.button-0102.right</text:span></text:p>
            </office:annotation>
            <text:p>発指</text:p>
          </table:table-cell>
          <table:covered-table-cell table:style-name="ce36"/>
          <table:table-cell table:number-columns-repeated="1003"/>
        </table:table-row>
        <table:table-row table:style-name="ro4">
          <table:table-cell/>
          <table:table-cell table:style-name="ce11"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1003"/>
        </table:table-row>
        <table:table-row table:style-name="ro4">
          <table:table-cell/>
          <table:table-cell table:style-name="ce12"/>
          <table:table-cell table:style-name="ce19" table:number-columns-repeated="18"/>
          <table:table-cell table:style-name="ce41"/>
          <table:table-cell table:number-columns-repeated="3"/>
          <table:table-cell table:style-name="ce5" table:number-columns-repeated="5"/>
          <table:table-cell table:number-columns-repeated="995"/>
        </table:table-row>
        <table:table-row table:style-name="ro4" table:number-rows-repeated="2">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2">
          <table:table-cell table:number-columns-repeated="1024"/>
        </table:table-row>
        <table:table-row table:style-name="ro3">
          <table:table-cell table:number-columns-repeated="1024"/>
        </table:table-row>
        <table:table-row table:style-name="ro3">
          <table:table-cell table:number-columns-repeated="1024"/>
        </table:table-row>
      </table:table>
      <table:table table:name="発注 新規・編集画面(伝票)" table:style-name="ta1">
        <table:table-column table:style-name="co3" table:number-columns-repeated="1024" table:default-cell-style-name="Default"/>
        <table:table-row table:style-name="ro3">
          <table:table-cell table:style-name="ce5"/>
          <table:table-cell table:style-name="ce43" office:value-type="string" calcext:value-type="string">
            <text:p>発注 新規・編集画面(伝票)</text:p>
          </table:table-cell>
          <table:table-cell table:style-name="ce5" table:number-columns-repeated="19"/>
          <table:table-cell table:number-columns-repeated="1003"/>
        </table:table-row>
        <table:table-row table:style-name="ro3">
          <table:table-cell table:style-name="ce5"/>
          <table:table-cell table:style-name="ce44" office:value-type="string" calcext:value-type="string">
            <text:p>・選択した受注伝票を編集する画面。</text:p>
          </table:table-cell>
          <table:table-cell table:style-name="ce5" table:number-columns-repeated="19"/>
          <table:table-cell table:number-columns-repeated="1003"/>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9"/>
          <table:table-cell table:number-columns-repeated="1003"/>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16"/>
          <table:table-cell table:number-columns-repeated="1003"/>
        </table:table-row>
        <table:table-row table:style-name="ro4">
          <table:table-cell table:style-name="ce5" table:number-columns-repeated="21"/>
          <table:table-cell table:number-columns-repeated="1003"/>
        </table:table-row>
        <table:table-row table:style-name="ro4">
          <table:table-cell table:style-name="ce5"/>
          <table:table-cell table:style-name="ce6"/>
          <table:table-cell table:style-name="ce5" table:number-columns-repeated="15"/>
          <table:table-cell table:style-name="ce60" table:number-columns-repeated="2"/>
          <table:table-cell table:style-name="ce5" table:number-columns-repeated="2"/>
          <table:table-cell table:number-columns-repeated="1003"/>
        </table:table-row>
        <table:table-row table:style-name="ro4">
          <table:table-cell table:style-name="ce5"/>
          <table:table-cell table:style-name="ce7"/>
          <table:table-cell table:style-name="ce24" table:number-columns-repeated="6"/>
          <table:table-cell table:style-name="ce27" office:value-type="string" calcext:value-type="string">
            <office:annotation office:display="true" draw:style-name="gr1" draw:text-style-name="P8" svg:width="1.915cm" svg:height="0.492cm" svg:x="5.147cm" svg:y="2.158cm" draw:caption-point-x="-0.665cm" draw:caption-point-y="0.751cm">
              <dc:date>2015-01-19T00:00:00</dc:date>
              <text:p text:style-name="P1"><text:span text:style-name="T2">.title-text-0117</text:span></text:p>
            </office:annotation>
            <text:p>新規・編集画面</text:p>
          </table:table-cell>
          <table:table-cell table:style-name="ce24" table:number-columns-repeated="5"/>
          <table:table-cell table:style-name="ce14">
            <office:annotation office:display="true" draw:style-name="gr7" draw:text-style-name="P2" svg:width="3.016cm" svg:height="0.783cm" svg:x="8.327cm" svg:y="1.74cm" draw:caption-point-x="-0.85cm" draw:caption-point-y="1.169cm">
              <dc:date>2015-01-23T00:00:00</dc:date>
              <text:p text:style-name="P1"><text:span text:style-name="T1">.workspace.width-max</text:span></text:p>
              <text:p text:style-name="P1"><text:span text:style-name="T1">.workspace.width-max .grid</text:span></text:p>
            </office:annotation>
          </table:table-cell>
          <table:table-cell table:style-name="ce24" table:number-columns-repeated="3"/>
          <table:table-cell table:style-name="ce37" office:value-type="string" calcext:value-type="string">
            <office:annotation office:display="true" draw:style-name="gr1" draw:text-style-name="P2" svg:width="1.582cm" svg:height="0.492cm" svg:x="10.295cm" svg:y="3.234cm" draw:caption-point-x="-0.821cm" draw:caption-point-y="-0.325cm">
              <dc:date>2014-12-26T00:00:00</dc:date>
              <text:p text:style-name="P1"><text:span text:style-name="T1">.button-0101</text:span></text:p>
            </office:annotation>
            <text:p>×</text:p>
          </table:table-cell>
          <table:table-cell table:style-name="ce5" table:number-columns-repeated="2"/>
          <table:table-cell table:number-columns-repeated="1003"/>
        </table:table-row>
        <table:table-row table:style-name="ro4">
          <table:table-cell table:style-name="ce5"/>
          <table:table-cell table:style-name="ce45" office:value-type="string" calcext:value-type="string">
            <text:p>発注日</text:p>
            <text:p>.label-0103</text:p>
          </table:table-cell>
          <table:table-cell table:style-name="ce50"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発注コード</text:p>
            <text:p>.label-0103</text:p>
          </table:table-cell>
          <table:table-cell table:style-name="ce50" table:number-columns-repeated="2"/>
          <table:table-cell table:style-name="ce56" office:value-type="string" calcext:value-type="string">
            <text:p>.textbox-0106</text:p>
          </table:table-cell>
          <table:table-cell table:style-name="ce22" table:number-columns-repeated="4"/>
          <table:table-cell table:style-name="ce61"/>
          <table:table-cell table:style-name="ce5" table:number-columns-repeated="2"/>
          <table:table-cell table:number-columns-repeated="1003"/>
        </table:table-row>
        <table:table-row table:style-name="ro4">
          <table:table-cell table:style-name="ce5"/>
          <table:table-cell table:style-name="ce45" office:value-type="string" calcext:value-type="string">
            <text:p>発注先</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発送指定日</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style-name="ce5" table:number-columns-repeated="2"/>
          <table:table-cell table:number-columns-repeated="1003"/>
        </table:table-row>
        <table:table-row table:style-name="ro4">
          <table:table-cell table:style-name="ce5"/>
          <table:table-cell table:style-name="ce45" office:value-type="string" calcext:value-type="string">
            <text:p>納品指定日</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入力者</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style-name="ce5" table:number-columns-repeated="2"/>
          <table:table-cell table:number-columns-repeated="1003"/>
        </table:table-row>
        <table:table-row table:style-name="ro4">
          <table:table-cell table:style-name="ce5"/>
          <table:table-cell table:style-name="ce45" office:value-type="string" calcext:value-type="string">
            <text:p>承認者</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備考</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style-name="ce5" table:number-columns-repeated="2"/>
          <table:table-cell table:number-columns-repeated="1003"/>
        </table:table-row>
        <table:table-row table:style-name="ro4">
          <table:table-cell table:style-name="ce5"/>
          <table:table-cell table:style-name="ce45" office:value-type="string" calcext:value-type="string">
            <text:p>合計金額</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2" table:number-columns-repeated="3"/>
          <table:table-cell table:style-name="ce59" table:number-columns-repeated="5"/>
          <table:table-cell table:style-name="ce62"/>
          <table:table-cell table:style-name="ce5" table:number-columns-repeated="2"/>
          <table:table-cell table:number-columns-repeated="1003"/>
        </table:table-row>
        <table:table-row table:style-name="ro4">
          <table:table-cell table:style-name="ce5"/>
          <table:table-cell table:style-name="ce46"/>
          <table:table-cell table:style-name="ce52" table:number-columns-repeated="11"/>
          <table:table-cell table:style-name="ce59" table:number-columns-repeated="5"/>
          <table:table-cell table:style-name="ce62"/>
          <table:table-cell table:style-name="ce5" table:number-columns-repeated="2"/>
          <table:table-cell table:number-columns-repeated="1003"/>
        </table:table-row>
        <table:table-row table:style-name="ro4">
          <table:table-cell table:style-name="ce5"/>
          <table:table-cell table:style-name="ce10" office:value-type="string" calcext:value-type="string">
            <office:annotation office:display="true" draw:style-name="gr1" draw:text-style-name="P4" svg:width="1.67cm" svg:height="0.492cm" svg:x="3.225cm" svg:y="7.675cm" draw:caption-point-x="-2.237cm" draw:caption-point-y="-1.271cm">
              <dc:date>2015-01-19T00:00:00</dc:date>
              <text:p text:style-name="P1"><text:span text:style-name="T1">.button-0101</text:span></text:p>
            </office:annotation>
            <text:p>新</text:p>
          </table:table-cell>
          <table:table-cell table:style-name="ce35" office:value-type="string" calcext:value-type="string">
            <text:p>削</text:p>
          </table:table-cell>
          <table:table-cell table:style-name="ce35" office:value-type="string" calcext:value-type="string" table:number-columns-spanned="2" table:number-rows-spanned="1">
            <office:annotation office:display="true" draw:style-name="gr2" draw:text-style-name="P2" svg:width="1.591cm" svg:height="0.492cm" svg:x="3.256cm" svg:y="6.972cm" draw:caption-point-x="-0.771cm" draw:caption-point-y="-0.568cm">
              <dc:date>2015-01-19T00:00:00</dc:date>
              <text:p text:style-name="P1"><text:span text:style-name="T1">button-0102</text:span></text:p>
            </office:annotation>
            <text:p>未在</text:p>
          </table:table-cell>
          <table:covered-table-cell table:style-name="ce57"/>
          <table:table-cell table:style-name="ce35" office:value-type="string" calcext:value-type="string">
            <text:p>返</text:p>
          </table:table-cell>
          <table:table-cell table:style-name="ce58" table:number-columns-repeated="11"/>
          <table:table-cell table:style-name="ce35" office:value-type="string" calcext:value-type="string">
            <text:p>承</text:p>
          </table:table-cell>
          <table:table-cell table:style-name="ce63" office:value-type="string" calcext:value-type="string">
            <office:annotation office:display="true" draw:style-name="gr1" draw:text-style-name="P4" svg:width="2.091cm" svg:height="0.492cm" svg:x="9.964cm" svg:y="5.757cm" draw:caption-point-x="-0.49cm" draw:caption-point-y="0.647cm">
              <dc:date>2015-01-25T00:00:00</dc:date>
              <text:p text:style-name="P1"><text:span text:style-name="T1">.button-0101</text:span></text:p>
            </office:annotation>
            <text:p>更</text:p>
          </table:table-cell>
          <table:table-cell table:style-name="ce5"/>
          <table:table-cell table:number-columns-repeated="1004"/>
        </table:table-row>
        <table:table-row table:style-name="ro4">
          <table:table-cell table:style-name="ce5"/>
          <table:table-cell table:style-name="ce47" office:value-type="string" calcext:value-type="string">
            <text:p>1. .wrap-list</text:p>
            <text:p>2. .list</text:p>
          </table:table-cell>
          <table:table-cell table:style-name="ce53" table:number-columns-repeated="16"/>
          <table:table-cell table:style-name="ce64"/>
          <table:table-cell table:style-name="ce5" table:number-columns-repeated="2"/>
          <table:table-cell table:number-columns-repeated="1003"/>
        </table:table-row>
        <table:table-row table:style-name="ro4" table:number-rows-repeated="6">
          <table:table-cell table:style-name="ce5"/>
          <table:table-cell table:style-name="ce48"/>
          <table:table-cell table:style-name="ce54" table:number-columns-repeated="16"/>
          <table:table-cell table:style-name="ce65"/>
          <table:table-cell table:style-name="ce5" table:number-columns-repeated="2"/>
          <table:table-cell table:number-columns-repeated="1003"/>
        </table:table-row>
        <table:table-row table:style-name="ro4">
          <table:table-cell table:style-name="ce5"/>
          <table:table-cell table:style-name="ce49"/>
          <table:table-cell table:style-name="ce55" table:number-columns-repeated="16"/>
          <table:table-cell table:style-name="ce66"/>
          <table:table-cell table:style-name="ce5" table:number-columns-repeated="2"/>
          <table:table-cell table:number-columns-repeated="1003"/>
        </table:table-row>
        <table:table-row table:style-name="ro4" table:number-rows-repeated="2">
          <table:table-cell table:style-name="ce5" table:number-columns-repeated="21"/>
          <table:table-cell table:number-columns-repeated="1003"/>
        </table:table-row>
        <table:table-row table:style-name="ro4" table:number-rows-repeated="1048551">
          <table:table-cell table:number-columns-repeated="1024"/>
        </table:table-row>
        <table:table-row table:style-name="ro4">
          <table:table-cell table:number-columns-repeated="1024"/>
        </table:table-row>
      </table:table>
      <table:table table:name="発注 新規・編集画面(製品項目)" table:style-name="ta1">
        <table:table-column table:style-name="co3" table:number-columns-repeated="1024" table:default-cell-style-name="Default"/>
        <table:table-row table:style-name="ro4">
          <table:table-cell table:style-name="ce5"/>
          <table:table-cell table:style-name="ce43" office:value-type="string" calcext:value-type="string">
            <text:p>発注 新規・編集画面(製品項目)</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選択した受注伝票に登録されている製品を編集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7"/>
          <table:table-cell table:number-columns-repeated="2"/>
          <table:table-cell table:style-name="ce5"/>
          <table:table-cell table:number-columns-repeated="1012"/>
        </table:table-row>
        <table:table-row table:style-name="ro4">
          <table:table-cell table:style-name="ce5"/>
          <table:table-cell table:style-name="ce7"/>
          <table:table-cell table:style-name="ce24"/>
          <table:table-cell table:style-name="ce27" office:value-type="string" calcext:value-type="string">
            <office:annotation office:display="true" draw:style-name="gr1" draw:text-style-name="P8" svg:width="2.216cm" svg:height="0.492cm" svg:x="3.624cm" svg:y="1.55cm" draw:caption-point-x="-1.638cm" draw:caption-point-y="1.455cm">
              <dc:date>2014-12-26T00:00:00</dc:date>
              <text:p text:style-name="P1"><text:span text:style-name="T2">.title-text-0109</text:span></text:p>
            </office:annotation>
            <text:p>発注 新規・編集画面</text:p>
          </table:table-cell>
          <table:table-cell table:style-name="ce27"/>
          <table:table-cell table:style-name="ce24" table:number-columns-repeated="3"/>
          <table:table-cell table:style-name="ce14">
            <office:annotation office:display="true" draw:style-name="gr8" draw:text-style-name="P9" svg:width="3.252cm" svg:height="0.731cm" svg:x="6.711cm" svg:y="1.818cm" draw:caption-point-x="-2.229cm" draw:caption-point-y="1.187cm">
              <dc:date>2014-12-27T00:00:00</dc:date>
              <text:p text:style-name="P1"><text:span text:style-name="T5">.workspace.width-min </text:span></text:p>
              <text:p text:style-name="P1"><text:span text:style-name="T5">.workspace.width-min .grid</text:span></text:p>
            </office:annotation>
          </table:table-cell>
          <table:table-cell table:style-name="ce79"/>
          <table:table-cell table:style-name="ce37" office:value-type="string" calcext:value-type="string">
            <office:annotation office:display="true" draw:style-name="gr1" draw:text-style-name="P2" svg:width="1.629cm" svg:height="0.492cm" svg:x="6.444cm" svg:y="3.251cm" draw:caption-point-x="-0.964cm" draw:caption-point-y="-0.246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number-columns-repeated="3"/>
          <table:table-cell table:style-name="ce17"/>
          <table:table-cell table:style-name="ce63" office:value-type="string" calcext:value-type="string" table:number-columns-spanned="2" table:number-rows-spanned="1">
            <office:annotation office:display="true" draw:style-name="gr1" draw:text-style-name="P10" svg:width="2.054cm" svg:height="0.492cm" svg:x="6.707cm" svg:y="3.969cm" draw:caption-point-x="-1.227cm" draw:caption-point-y="-0.465cm">
              <dc:date>2015-01-25T00:00:00</dc:date>
              <text:p text:style-name="P1"><text:span text:style-name="T1">.button-0102</text:span></text:p>
            </office:annotation>
            <text:p>OK</text:p>
          </table:table-cell>
          <table:covered-table-cell table:style-name="ce80"/>
          <table:table-cell table:style-name="ce5"/>
          <table:table-cell table:number-columns-repeated="1012"/>
        </table:table-row>
        <table:table-row table:style-name="ro4">
          <table:table-cell table:style-name="ce5"/>
          <table:table-cell table:style-name="ce68" office:value-type="string" calcext:value-type="string">
            <text:p><text:span text:style-name="T10">製品種別(大)</text:span></text:p>
            <text:p><text:span text:style-name="T10">.label-0103</text:span></text:p>
          </table:table-cell>
          <table:table-cell table:style-name="ce50" table:number-columns-repeated="2"/>
          <table:table-cell table:style-name="ce73" office:value-type="string" calcext:value-type="string">
            <text:p>.pulldown-0107</text:p>
          </table:table-cell>
          <table:table-cell table:style-name="ce75" table:number-columns-repeated="5"/>
          <table:table-cell table:style-name="ce81"/>
          <table:table-cell table:style-name="ce86"/>
          <table:table-cell table:number-columns-repeated="1012"/>
        </table:table-row>
        <table:table-row table:style-name="ro4">
          <table:table-cell table:style-name="ce5"/>
          <table:table-cell table:style-name="ce68" office:value-type="string" calcext:value-type="string">
            <text:p><text:span text:style-name="T10">製品種別(中)</text:span></text:p>
            <text:p><text:span text:style-name="T10">.label-0103</text:span></text:p>
          </table:table-cell>
          <table:table-cell table:style-name="ce50" table:number-columns-repeated="2"/>
          <table:table-cell table:style-name="ce73" office:value-type="string" calcext:value-type="string">
            <text:p>.pulldown-0107</text:p>
          </table:table-cell>
          <table:table-cell table:style-name="ce75" table:number-columns-repeated="5"/>
          <table:table-cell table:style-name="ce81"/>
          <table:table-cell table:style-name="ce86"/>
          <table:table-cell table:number-columns-repeated="1012"/>
        </table:table-row>
        <table:table-row table:style-name="ro4">
          <table:table-cell table:style-name="ce5"/>
          <table:table-cell table:style-name="ce68" office:value-type="string" calcext:value-type="string">
            <text:p><text:span text:style-name="T10">製品種別(小)</text:span></text:p>
            <text:p><text:span text:style-name="T10">.label-0103</text:span></text:p>
          </table:table-cell>
          <table:table-cell table:style-name="ce50" table:number-columns-repeated="2"/>
          <table:table-cell table:style-name="ce73" office:value-type="string" calcext:value-type="string">
            <text:p>.pulldown-0107</text:p>
          </table:table-cell>
          <table:table-cell table:style-name="ce75" table:number-columns-repeated="5"/>
          <table:table-cell table:style-name="ce81"/>
          <table:table-cell table:style-name="ce86"/>
          <table:table-cell table:number-columns-repeated="1012"/>
        </table:table-row>
        <table:table-row table:style-name="ro4">
          <table:table-cell table:style-name="ce5"/>
          <table:table-cell table:style-name="ce45" office:value-type="string" calcext:value-type="string">
            <text:p>製品</text:p>
            <text:p>.label-0103</text:p>
          </table:table-cell>
          <table:table-cell table:style-name="ce51" table:number-columns-repeated="2"/>
          <table:table-cell table:style-name="ce73" office:value-type="string" calcext:value-type="string">
            <text:p>.pulldown-0107</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仕入価格</text:p>
            <text:p><text:span text:style-name="T11">.label-0103</text:span></text:p>
          </table:table-cell>
          <table:table-cell table:style-name="ce51" table:number-columns-repeated="2"/>
          <table:table-cell table:style-name="ce16" office:value-type="string" calcext:value-type="string">
            <text:p>.textbox-0107 <text:s/></text:p>
          </table:table-cell>
          <table:table-cell table:style-name="ce22" table:number-columns-repeated="5"/>
          <table:table-cell table:style-name="ce83"/>
          <table:table-cell table:style-name="ce5"/>
          <table:table-cell table:number-columns-repeated="1012"/>
        </table:table-row>
        <table:table-row table:style-name="ro4">
          <table:table-cell table:style-name="ce5"/>
          <table:table-cell table:style-name="ce45" office:value-type="string" calcext:value-type="string">
            <text:p>個数</text:p>
            <text:p><text:span text:style-name="T11">.label-0103</text:span></text:p>
          </table:table-cell>
          <table:table-cell table:style-name="ce70" table:number-columns-repeated="2"/>
          <table:table-cell table:style-name="ce16" office:value-type="string" calcext:value-type="string">
            <text:p>.textbox-0107 <text:s/></text:p>
          </table:table-cell>
          <table:table-cell table:style-name="ce76" table:number-columns-repeated="5"/>
          <table:table-cell table:style-name="ce84"/>
          <table:table-cell table:style-name="ce5"/>
          <table:table-cell table:number-columns-repeated="1012"/>
        </table:table-row>
        <table:table-row table:style-name="ro4">
          <table:table-cell table:style-name="ce5"/>
          <table:table-cell table:style-name="ce68" office:value-type="string" calcext:value-type="string">
            <text:p><text:span text:style-name="T10">顧客名</text:span></text:p>
            <text:p><text:span text:style-name="T10">.label-0103</text:span></text:p>
          </table:table-cell>
          <table:table-cell table:style-name="ce70" table:number-columns-repeated="2"/>
          <table:table-cell table:style-name="ce73" office:value-type="string" calcext:value-type="string">
            <text:p>.pulldown-0107</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69" office:value-type="string" calcext:value-type="string">
            <text:p>発送先</text:p>
            <text:p><text:span text:style-name="T11">.label-0103</text:span></text:p>
          </table:table-cell>
          <table:table-cell table:style-name="ce71" table:number-columns-repeated="2"/>
          <table:table-cell table:style-name="ce74" office:value-type="string" calcext:value-type="string">
            <text:p>.textbox-0107 <text:s/></text:p>
          </table:table-cell>
          <table:table-cell table:style-name="ce77" table:number-columns-repeated="5"/>
          <table:table-cell table:style-name="ce85"/>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6">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未在庫一覧画面" table:style-name="ta1">
        <table:table-column table:style-name="co3" table:number-columns-repeated="1024" table:default-cell-style-name="Default"/>
        <table:table-row table:style-name="ro4">
          <table:table-cell table:style-name="ce5"/>
          <table:table-cell table:style-name="ce43" office:value-type="string" calcext:value-type="string" table:number-columns-spanned="8" table:number-rows-spanned="1">
            <text:p>未在庫一覧画面</text:p>
          </table:table-cell>
          <table:covered-table-cell table:number-columns-repeated="7" table:style-name="ce5"/>
          <table:table-cell table:style-name="ce5" table:number-columns-repeated="3"/>
          <table:table-cell table:number-columns-repeated="1012"/>
        </table:table-row>
        <table:table-row table:style-name="ro4">
          <table:table-cell table:style-name="ce5"/>
          <table:table-cell table:style-name="ce44" office:value-type="string" calcext:value-type="string">
            <text:p>・在庫がない製品を選択して発注伝票に追加するための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table-cell table:style-name="ce5"/>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2"/>
          <table:table-cell/>
          <table:table-cell table:style-name="ce5" table:number-columns-repeated="9"/>
          <table:table-cell table:number-columns-repeated="1012"/>
        </table:table-row>
        <table:table-row table:style-name="ro4">
          <table:table-cell table:style-name="ce5"/>
          <table:table-cell table:style-name="ce6"/>
          <table:table-cell table:style-name="ce5" table:number-columns-repeated="7"/>
          <table:table-cell table:number-columns-repeated="2"/>
          <table:table-cell table:style-name="ce5"/>
          <table:table-cell table:number-columns-repeated="1012"/>
        </table:table-row>
        <table:table-row table:style-name="ro4">
          <table:table-cell table:style-name="ce5"/>
          <table:table-cell table:style-name="ce7"/>
          <table:table-cell table:style-name="ce14"/>
          <table:table-cell table:style-name="ce24"/>
          <table:table-cell table:style-name="ce27" office:value-type="string" calcext:value-type="string">
            <office:annotation office:display="true" draw:style-name="gr1" draw:text-style-name="P8" svg:width="1.915cm" svg:height="0.492cm" svg:x="3.376cm" svg:y="1.63cm" draw:caption-point-x="-0.891cm" draw:caption-point-y="1.375cm">
              <dc:date>2015-01-07T00:00:00</dc:date>
              <text:p text:style-name="P1"><text:span text:style-name="T2">.title-text-0109</text:span></text:p>
            </office:annotation>
            <text:p>未在庫一覧</text:p>
          </table:table-cell>
          <table:table-cell table:style-name="ce24" table:number-columns-repeated="3"/>
          <table:table-cell table:style-name="ce14">
            <office:annotation office:display="true" draw:style-name="gr9" draw:text-style-name="P9" svg:width="2.683cm" svg:height="0.731cm" svg:x="6.172cm" svg:y="2.12cm" draw:caption-point-x="-1.69cm" draw:caption-point-y="0.885cm">
              <dc:date>2014-12-27T00:00:00</dc:date>
              <text:p text:style-name="P1"><text:span text:style-name="T5">.workspace.width-min </text:span></text:p>
              <text:p text:style-name="P1"><text:span text:style-name="T5">.workspace.width-min .grid</text:span></text:p>
            </office:annotation>
          </table:table-cell>
          <table:table-cell table:style-name="ce79"/>
          <table:table-cell table:style-name="ce37" office:value-type="string" calcext:value-type="string">
            <office:annotation office:display="true" draw:style-name="gr1" draw:text-style-name="P2" svg:width="1.582cm" svg:height="0.492cm" svg:x="6.422cm" svg:y="3.25cm" draw:caption-point-x="-0.942cm" draw:caption-point-y="-0.245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87"/>
          <table:table-cell table:style-name="ce23" table:number-columns-repeated="7"/>
          <table:table-cell table:style-name="ce63" office:value-type="string" calcext:value-type="string" table:number-columns-spanned="2" table:number-rows-spanned="1">
            <office:annotation office:display="true" draw:style-name="gr1" draw:text-style-name="P2" svg:width="1.984cm" svg:height="0.492cm" svg:x="6.408cm" svg:y="3.959cm" draw:caption-point-x="-0.928cm" draw:caption-point-y="-0.455cm">
              <dc:date>2015-01-25T00:00:00</dc:date>
              <text:p text:style-name="P1"><text:span text:style-name="T1">.button-0102</text:span></text:p>
            </office:annotation>
            <text:p>追加</text:p>
          </table:table-cell>
          <table:covered-table-cell table:style-name="ce91"/>
          <table:table-cell table:style-name="ce5"/>
          <table:table-cell table:number-columns-repeated="1012"/>
        </table:table-row>
        <table:table-row table:style-name="ro4">
          <table:table-cell table:style-name="ce5"/>
          <table:table-cell table:style-name="ce88" office:value-type="string" calcext:value-type="string">
            <text:p>1. .wrap-list</text:p>
            <text:p>2. .list</text:p>
          </table:table-cell>
          <table:table-cell table:style-name="ce89" table:number-columns-repeated="8"/>
          <table:table-cell table:style-name="ce92"/>
          <table:table-cell table:style-name="ce5"/>
          <table:table-cell table:number-columns-repeated="1012"/>
        </table:table-row>
        <table:table-row table:style-name="ro4" table:number-rows-repeated="2">
          <table:table-cell table:style-name="ce5"/>
          <table:table-cell table:style-name="ce12"/>
          <table:table-cell table:style-name="ce19" table:number-columns-repeated="8"/>
          <table:table-cell table:style-name="ce41"/>
          <table:table-cell table:style-name="ce5"/>
          <table:table-cell table:number-columns-repeated="1012"/>
        </table:table-row>
        <table:table-row table:style-name="ro4">
          <table:table-cell table:style-name="ce5"/>
          <table:table-cell table:style-name="ce12"/>
          <table:table-cell table:style-name="ce19" table:number-columns-repeated="2"/>
          <table:table-cell table:style-name="ce90"/>
          <table:table-cell table:style-name="ce19" table:number-columns-repeated="5"/>
          <table:table-cell table:style-name="ce41"/>
          <table:table-cell table:style-name="ce5"/>
          <table:table-cell table:number-columns-repeated="1012"/>
        </table:table-row>
        <table:table-row table:style-name="ro4" table:number-rows-repeated="6">
          <table:table-cell table:style-name="ce5"/>
          <table:table-cell table:style-name="ce12"/>
          <table:table-cell table:style-name="ce19" table:number-columns-repeated="8"/>
          <table:table-cell table:style-name="ce41"/>
          <table:table-cell table:style-name="ce5"/>
          <table:table-cell table:number-columns-repeated="1012"/>
        </table:table-row>
        <table:table-row table:style-name="ro4">
          <table:table-cell table:style-name="ce5"/>
          <table:table-cell table:style-name="ce13"/>
          <table:table-cell table:style-name="ce20" table:number-columns-repeated="8"/>
          <table:table-cell table:style-name="ce42"/>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
      <table:table table:name="返品編集画面" table:style-name="ta1">
        <table:table-column table:style-name="co3" table:number-columns-repeated="1024" table:default-cell-style-name="Default"/>
        <table:table-row table:style-name="ro4">
          <table:table-cell table:style-name="ce5"/>
          <table:table-cell table:style-name="ce93" office:value-type="string" calcext:value-type="string">
            <text:p>返品編集画面</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返品処理を行う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8"/>
          <table:table-cell/>
          <table:table-cell table:style-name="ce5"/>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office:annotation office:display="true" draw:style-name="gr1" draw:text-style-name="P9" svg:width="1.759cm" svg:height="0.492cm" svg:x="3.845cm" svg:y="1.394cm" draw:caption-point-x="-1.36cm" draw:caption-point-y="1.611cm">
              <dc:date>2014-12-26T00:00:00</dc:date>
              <text:p text:style-name="P1"><text:span text:style-name="T2">.title-text-0109</text:span></text:p>
            </office:annotation>
            <text:p>返品編集画面</text:p>
          </table:table-cell>
          <table:table-cell table:style-name="ce100"/>
          <table:table-cell table:style-name="ce24"/>
          <table:table-cell table:style-name="ce14">
            <office:annotation office:display="true" draw:style-name="gr10" draw:text-style-name="P2" svg:width="2.945cm" svg:height="0.783cm" svg:x="5.902cm" svg:y="1.853cm" draw:caption-point-x="-1.919cm" draw:caption-point-y="1.152cm">
              <dc:date>2015-01-23T00:00:00</dc:date>
              <text:p text:style-name="P1"><text:span text:style-name="T1">.workspace.width-min </text:span></text:p>
              <text:p text:style-name="P1"><text:span text:style-name="T1">.workspace.width-min .grid</text:span></text:p>
            </office:annotation>
          </table:table-cell>
          <table:table-cell table:style-name="ce27"/>
          <table:table-cell table:style-name="ce24"/>
          <table:table-cell table:style-name="ce37" office:value-type="string" calcext:value-type="string">
            <office:annotation office:display="true" draw:style-name="gr1" draw:text-style-name="P2" svg:width="1.566cm" svg:height="0.492cm" svg:x="6.209cm" svg:y="3.258cm" draw:caption-point-x="-0.729cm" draw:caption-point-y="-0.253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number-columns-repeated="3"/>
          <table:table-cell table:style-name="ce17"/>
          <table:table-cell table:style-name="ce63" office:value-type="string" calcext:value-type="string" table:number-columns-spanned="2" table:number-rows-spanned="1">
            <office:annotation office:display="true" draw:style-name="gr1" draw:text-style-name="P10" svg:width="2.052cm" svg:height="0.492cm" svg:x="6.436cm" svg:y="4.049cm" draw:caption-point-x="-0.956cm" draw:caption-point-y="-0.545cm">
              <dc:date>2015-01-25T00:00:00</dc:date>
              <text:p text:style-name="P1"><text:span text:style-name="T1">.button-0102</text:span></text:p>
            </office:annotation>
            <text:p>OK</text:p>
          </table:table-cell>
          <table:covered-table-cell table:style-name="ce80"/>
          <table:table-cell table:style-name="ce86"/>
          <table:table-cell table:number-columns-repeated="1012"/>
        </table:table-row>
        <table:table-row table:style-name="ro4">
          <table:table-cell table:style-name="ce5"/>
          <table:table-cell table:style-name="ce46"/>
          <table:table-cell table:style-name="ce59"/>
          <table:table-cell table:style-name="ce72" table:number-columns-repeated="2"/>
          <table:table-cell table:style-name="ce59" table:number-columns-repeated="3"/>
          <table:table-cell table:style-name="ce17"/>
          <table:table-cell table:style-name="ce34"/>
          <table:table-cell table:style-name="ce102"/>
          <table:table-cell table:style-name="ce86"/>
          <table:table-cell table:number-columns-repeated="1012"/>
        </table:table-row>
        <table:table-row table:style-name="ro4">
          <table:table-cell table:style-name="ce5"/>
          <table:table-cell table:style-name="ce46"/>
          <table:table-cell table:style-name="ce95" office:value-type="float" office:value="1" calcext:value-type="float">
            <office:annotation office:display="true" draw:style-name="gr11" draw:text-style-name="P3" svg:width="1.494cm" svg:height="0.466cm" svg:x="2.371cm" svg:y="3.998cm" draw:caption-point-x="-0.884cm" draw:caption-point-y="0.504cm">
              <dc:date>2014-12-26T00:00:00</dc:date>
              <text:p text:style-name="P1"><text:span text:style-name="T5">.textbox-0101</text:span></text:p>
            </office:annotation>
            <text:p>1</text:p>
          </table:table-cell>
          <table:table-cell table:style-name="ce97" office:value-type="string" calcext:value-type="string">
            <office:annotation office:display="true" draw:style-name="gr2" draw:text-style-name="P3" svg:width="1.414cm" svg:height="0.492cm" svg:x="2.902cm" svg:y="5.343cm" draw:caption-point-x="-0.916cm" draw:caption-point-y="-0.841cm">
              <dc:date>2015-01-19T00:00:00</dc:date>
              <text:p text:style-name="P1"><text:span text:style-name="T1">.label-0101</text:span></text:p>
            </office:annotation>
            <text:p><text:s/>/ 10</text:p>
          </table:table-cell>
          <table:table-cell table:style-name="ce99"/>
          <table:table-cell table:style-name="ce59" table:number-columns-repeated="5"/>
          <table:table-cell table:style-name="ce103"/>
          <table:table-cell table:style-name="ce86"/>
          <table:table-cell table:number-columns-repeated="1012"/>
        </table:table-row>
        <table:table-row table:style-name="ro4">
          <table:table-cell table:style-name="ce5"/>
          <table:table-cell table:style-name="ce94"/>
          <table:table-cell table:style-name="ce96" table:number-columns-repeated="7"/>
          <table:table-cell table:style-name="ce101"/>
          <table:table-cell table:style-name="ce104"/>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63">
          <table:table-cell table:number-columns-repeated="1024"/>
        </table:table-row>
        <table:table-row table:style-name="ro4">
          <table:table-cell table:number-columns-repeated="1024"/>
        </table:table-row>
      </table:table>
      <table:table table:name="受発注管理 受注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able:number-columns-spanned="10" table:number-rows-spanned="1">
            <text:p>受発注管理 受注タブ</text:p>
          </table:table-cell>
          <table:covered-table-cell table:number-columns-repeated="6"/>
          <table:covered-table-cell table:style-name="ce5"/>
          <table:covered-table-cell table:number-columns-repeated="2"/>
          <table:table-cell table:number-columns-repeated="1013"/>
        </table:table-row>
        <table:table-row table:style-name="ro3">
          <table:table-cell/>
          <table:table-cell table:style-name="ce4" office:value-type="string" calcext:value-type="string">
            <text:p>・受注伝票編集のために選ぶ画面。</text:p>
          </table:table-cell>
          <table:table-cell table:number-columns-repeated="6"/>
          <table:table-cell table:style-name="ce5"/>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5"/>
          <table:table-cell table:number-columns-repeated="1015"/>
        </table:table-row>
        <table:table-row table:style-name="ro4">
          <table:table-cell/>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number-columns-repeated="3"/>
          <table:table-cell table:style-name="ce5"/>
          <table:table-cell table:number-columns-repeated="1015"/>
        </table:table-row>
        <table:table-row table:style-name="ro4" table:number-rows-repeated="2">
          <table:table-cell table:number-columns-repeated="8"/>
          <table:table-cell table:style-name="ce5"/>
          <table:table-cell table:number-columns-repeated="1015"/>
        </table:table-row>
        <table:table-row table:style-name="ro4">
          <table:table-cell/>
          <table:table-cell table:style-name="ce6"/>
          <table:table-cell table:style-name="ce5" table:number-columns-repeated="17"/>
          <table:table-cell table:style-name="Default" table:number-columns-repeated="2"/>
          <table:table-cell table:number-columns-repeated="1003"/>
        </table:table-row>
        <table:table-row table:style-name="ro4">
          <table:table-cell/>
          <table:table-cell table:style-name="ce7"/>
          <table:table-cell table:style-name="ce14"/>
          <table:table-cell table:style-name="ce14">
            <office:annotation office:display="true" draw:style-name="gr1" draw:text-style-name="P2" svg:width="1.414cm" svg:height="0.492cm" svg:x="3.733cm" svg:y="1.648cm" draw:caption-point-x="-1.747cm" draw:caption-point-y="1.713cm">
              <dc:date>2014-12-22T00:00:00</dc:date>
              <text:p text:style-name="P1"><text:span text:style-name="T1">.workspace</text:span></text:p>
            </office:annotation>
          </table:table-cell>
          <table:table-cell table:style-name="ce14"/>
          <table:table-cell table:style-name="ce24" table:number-columns-repeated="2"/>
          <table:table-cell table:style-name="ce14"/>
          <table:table-cell table:style-name="ce24"/>
          <table:table-cell table:style-name="ce27"/>
          <table:table-cell table:style-name="ce27" office:value-type="string" calcext:value-type="string">
            <text:p>受発注管理</text:p>
          </table:table-cell>
          <table:table-cell table:style-name="ce14"/>
          <table:table-cell table:style-name="ce24">
            <office:annotation office:display="true" draw:style-name="gr2" draw:text-style-name="P3" svg:width="2.073cm" svg:height="0.492cm" svg:x="7.878cm" svg:y="2.656cm" draw:caption-point-x="-1.399cm" draw:caption-point-y="0.705cm">
              <dc:date>2015-01-19T00:00:00</dc:date>
              <text:p text:style-name="P1"><text:span text:style-name="T2">.title-text-0119</text:span></text:p>
            </office:annotation>
          </table:table-cell>
          <table:table-cell table:style-name="ce24" table:number-columns-repeated="7"/>
          <table:table-cell table:style-name="ce37" office:value-type="string" calcext:value-type="string">
            <office:annotation office:display="true" draw:style-name="gr1" draw:text-style-name="P2" svg:width="1.653cm" svg:height="0.492cm" svg:x="11.258cm" svg:y="2.549cm" draw:caption-point-x="-0.786cm" draw:caption-point-y="0.812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05" office:value-type="string" calcext:value-type="string">
            <text:p>発注</text:p>
          </table:table-cell>
          <table:table-cell table:style-name="ce106" office:value-type="string" calcext:value-type="string">
            <office:annotation office:display="true" draw:style-name="gr12" draw:text-style-name="P3" svg:width="3.054cm" svg:height="1.655cm" svg:x="4.65cm" svg:y="6.678cm" draw:caption-point-x="-3.163cm" draw:caption-point-y="-2.818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受注</text:p>
          </table:table-cell>
          <table:table-cell table:style-name="ce107"/>
          <table:table-cell table:style-name="ce21" table:number-columns-repeated="16"/>
          <table:table-cell table:style-name="ce111"/>
          <table:table-cell table:number-columns-repeated="1003"/>
        </table:table-row>
        <table:table-row table:style-name="ro4">
          <table:table-cell/>
          <table:table-cell table:style-name="ce9" office:value-type="string" calcext:value-type="string">
            <office:annotation office:display="true" draw:style-name="gr13" draw:text-style-name="P4" svg:width="1.32cm" svg:height="0.451cm" svg:x="4.859cm" svg:y="8.637cm" draw:caption-point-x="-3.871cm" draw:caption-point-y="-4.278cm">
              <dc:date>2014-12-22T00:00:00</dc:date>
              <text:p text:style-name="P1"><text:span text:style-name="T3">.label-0101</text:span></text:p>
            </office:annotation>
            <text:p>検索</text:p>
          </table:table-cell>
          <table:table-cell table:style-name="ce16" office:value-type="string" calcext:value-type="string">
            <text:p>.textbox-0108</text:p>
          </table:table-cell>
          <table:table-cell table:style-name="ce22"/>
          <table:table-cell table:style-name="ce108">
            <office:annotation office:display="true" draw:style-name="gr7" draw:text-style-name="P2" svg:width="1.872cm" svg:height="0.783cm" svg:x="4.307cm" svg:y="2.353cm" draw:caption-point-x="-1.822cm" draw:caption-point-y="2.006cm">
              <dc:date>2014-12-22T00:00:00</dc:date>
              <text:p text:style-name="P1"><text:span text:style-name="T1">1. .workspace</text:span></text:p>
              <text:p text:style-name="P1"><text:span text:style-name="T1">2. .tab-container</text:span></text:p>
            </office:annotation>
          </table:table-cell>
          <table:table-cell table:style-name="ce22"/>
          <table:table-cell table:style-name="ce25"/>
          <table:table-cell table:style-name="ce22" table:number-columns-repeated="2"/>
          <table:table-cell table:style-name="ce26"/>
          <table:table-cell table:style-name="ce28" office:value-type="string" calcext:value-type="string">
            <office:annotation office:display="true" draw:style-name="gr1" draw:text-style-name="P11" svg:width="1.662cm" svg:height="0.492cm" svg:x="6.532cm" svg:y="5.767cm" draw:caption-point-x="-1.052cm" draw:caption-point-y="-1.408cm">
              <dc:date>2014-12-22T00:00:00</dc:date>
              <text:p text:style-name="P1"><text:span text:style-name="T4">.button-0101</text:span></text:p>
            </office:annotation>
            <text:p>検</text:p>
          </table:table-cell>
          <table:table-cell table:style-name="ce14" office:value-type="string" calcext:value-type="string">
            <office:annotation office:display="true" draw:style-name="gr4" draw:text-style-name="P4" svg:width="1.524cm" svg:height="0.438cm" svg:x="7.568cm" svg:y="3.603cm" draw:caption-point-x="-1.588cm" draw:caption-point-y="0.756cm">
              <dc:date>2014-12-22T00:00:00</dc:date>
              <text:p text:style-name="P1"><text:span text:style-name="T3">.label-0101</text:span></text:p>
            </office:annotation>
            <text:p>期間</text:p>
          </table:table-cell>
          <table:table-cell table:style-name="ce29"/>
          <table:table-cell table:style-name="ce30"/>
          <table:table-cell table:style-name="ce32" office:value-type="string" calcext:value-type="string">
            <office:annotation office:display="true" draw:style-name="gr4" draw:text-style-name="P3" svg:width="2.679cm" svg:height="0.438cm" svg:x="9.924cm" svg:y="5.999cm" draw:caption-point-x="-2.447cm" draw:caption-point-y="-1.64cm">
              <dc:date>2015-01-19T00:00:00</dc:date>
              <text:p text:style-name="P1"><text:span text:style-name="T3">.label-0101.t-align-center</text:span></text:p>
            </office:annotation>
            <text:p>~</text:p>
          </table:table-cell>
          <table:table-cell table:style-name="ce16"/>
          <table:table-cell table:style-name="ce30"/>
          <table:table-cell table:style-name="ce14" office:value-type="string" calcext:value-type="string" table:number-columns-spanned="2" table:number-rows-spanned="1">
            <text:p>受注種別</text:p>
          </table:table-cell>
          <table:covered-table-cell table:style-name="ce109"/>
          <table:table-cell table:style-name="ce110" office:value-type="string" calcext:value-type="string">
            <office:annotation office:display="true" draw:style-name="gr1" draw:text-style-name="P12" svg:width="1.793cm" svg:height="0.492cm" svg:x="11.294cm" svg:y="3.342cm" draw:caption-point-x="-1.321cm" draw:caption-point-y="1.017cm">
              <dc:date>2014-12-22T00:00:00</dc:date>
              <text:p text:style-name="P5"><text:span text:style-name="T6">.pulldown-0102</text:span></text:p>
            </office:annotation>
            <text:p/>
          </table:table-cell>
          <table:table-cell table:style-name="ce82"/>
          <table:table-cell table:number-columns-repeated="2"/>
          <table:table-cell table:style-name="ce5" table:number-columns-repeated="6"/>
          <table:table-cell table:number-columns-repeated="995"/>
        </table:table-row>
        <table:table-row table:style-name="ro4">
          <table:table-cell/>
          <table:table-cell table:style-name="ce10" office:value-type="string" calcext:value-type="string">
            <office:annotation office:display="true" draw:style-name="gr1" draw:text-style-name="P11" svg:width="1.569cm" svg:height="0.492cm" svg:x="4.847cm" svg:y="9.244cm" draw:caption-point-x="-3.859cm" draw:caption-point-y="-4.386cm">
              <dc:date>2014-12-22T00:00:00</dc:date>
              <text:p text:style-name="P1"><text:span text:style-name="T4">.button-0101</text:span></text:p>
            </office:annotation>
            <text:p>新</text:p>
          </table:table-cell>
          <table:table-cell table:style-name="ce35" office:value-type="string" calcext:value-type="string">
            <text:p>削</text:p>
          </table:table-cell>
          <table:table-cell table:style-name="ce23" table:number-columns-repeated="10"/>
          <table:table-cell table:style-name="ce35" office:value-type="string" calcext:value-type="string">
            <text:p>見</text:p>
          </table:table-cell>
          <table:table-cell table:style-name="ce35" office:value-type="string" calcext:value-type="string">
            <text:p>注</text:p>
          </table:table-cell>
          <table:table-cell table:style-name="ce35" office:value-type="string" calcext:value-type="string">
            <text:p>納</text:p>
          </table:table-cell>
          <table:table-cell table:style-name="ce35" office:value-type="string" calcext:value-type="string">
            <office:annotation office:display="true" draw:style-name="gr1" draw:text-style-name="P4" svg:width="2.077cm" svg:height="0.492cm" svg:x="11.423cm" svg:y="5.305cm" draw:caption-point-x="-2.947cm" draw:caption-point-y="-0.447cm">
              <dc:date>2015-01-25T00:00:00</dc:date>
              <text:p text:style-name="P1"><text:span text:style-name="T1">.button-0101</text:span></text:p>
            </office:annotation>
            <text:p>注</text:p>
          </table:table-cell>
          <table:table-cell table:style-name="ce35" office:value-type="string" calcext:value-type="string" table:number-columns-spanned="2" table:number-rows-spanned="1">
            <text:p>注請</text:p>
          </table:table-cell>
          <table:covered-table-cell table:style-name="ce57"/>
          <table:table-cell table:style-name="ce36" office:value-type="string" calcext:value-type="string" table:number-columns-spanned="2" table:number-rows-spanned="1">
            <office:annotation office:display="true" draw:style-name="gr1" draw:text-style-name="P3" svg:width="2.154cm" svg:height="0.492cm" svg:x="11.372cm" svg:y="4.145cm" draw:caption-point-x="-0.9cm" draw:caption-point-y="0.713cm">
              <dc:date>2015-01-25T00:00:00</dc:date>
              <text:p text:style-name="P1"><text:span text:style-name="T1">.button-0102</text:span></text:p>
            </office:annotation>
            <text:p>発指</text:p>
          </table:table-cell>
          <table:covered-table-cell table:style-name="ce36"/>
          <table:table-cell table:number-columns-repeated="2"/>
          <table:table-cell table:style-name="ce5" table:number-columns-repeated="6"/>
          <table:table-cell table:number-columns-repeated="995"/>
        </table:table-row>
        <table:table-row table:style-name="ro4">
          <table:table-cell/>
          <table:table-cell table:style-name="ce11"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table-cell table:style-name="ce5" table:number-columns-repeated="6"/>
          <table:table-cell table:number-columns-repeated="996"/>
        </table:table-row>
        <table:table-row table:style-name="ro4" table:number-rows-repeated="3">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受注 新規・編集画面(伝票)" table:style-name="ta1">
        <table:table-column table:style-name="co3" table:number-columns-repeated="1018" table:default-cell-style-name="ce5"/>
        <table:table-column table:style-name="co3" table:number-columns-repeated="6" table:default-cell-style-name="Default"/>
        <table:table-row table:style-name="ro4">
          <table:table-cell/>
          <table:table-cell table:style-name="ce43" office:value-type="string" calcext:value-type="string" table:number-columns-spanned="7" table:number-rows-spanned="1">
            <text:p>受注 新規・編集画面(伝票)</text:p>
          </table:table-cell>
          <table:covered-table-cell table:number-columns-repeated="6"/>
          <table:table-cell table:number-columns-repeated="1016"/>
        </table:table-row>
        <table:table-row table:style-name="ro4">
          <table:table-cell/>
          <table:table-cell table:style-name="ce44" office:value-type="string" calcext:value-type="string">
            <text:p>・受注伝票の内容を編集する画面。</text:p>
          </table:table-cell>
          <table:table-cell table:style-name="ce112"/>
          <table:table-cell table:number-columns-repeated="1021"/>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6"/>
          <table:table-cell table:number-columns-repeated="15"/>
          <table:table-cell table:style-name="Default" table:number-columns-repeated="2"/>
          <table:table-cell table:number-columns-repeated="1005"/>
        </table:table-row>
        <table:table-row table:style-name="ro4">
          <table:table-cell/>
          <table:table-cell table:style-name="ce7"/>
          <table:table-cell table:style-name="ce24" table:number-columns-repeated="6"/>
          <table:table-cell table:style-name="ce27" office:value-type="string" calcext:value-type="string">
            <office:annotation office:display="true" draw:style-name="gr1" draw:text-style-name="P8" svg:width="1.915cm" svg:height="0.492cm" svg:x="5.147cm" svg:y="2.254cm" draw:caption-point-x="-0.665cm" draw:caption-point-y="0.751cm">
              <dc:date>2015-01-19T00:00:00</dc:date>
              <text:p text:style-name="P1"><text:span text:style-name="T2">.title-text-0117</text:span></text:p>
            </office:annotation>
            <text:p>新規・編集画面</text:p>
          </table:table-cell>
          <table:table-cell table:style-name="ce24" table:number-columns-repeated="5"/>
          <table:table-cell table:style-name="ce14">
            <office:annotation office:display="true" draw:style-name="gr7" draw:text-style-name="P2" svg:width="3.237cm" svg:height="0.783cm" svg:x="8.843cm" svg:y="1.93cm" draw:caption-point-x="-1.366cm" draw:caption-point-y="1.075cm">
              <dc:date>2015-01-19T00:00:00</dc:date>
              <text:p text:style-name="P1"><text:span text:style-name="T1">.workspace.width-max</text:span></text:p>
              <text:p text:style-name="P1"><text:span text:style-name="T1">.workspace.width-max .grid</text:span></text:p>
            </office:annotation>
          </table:table-cell>
          <table:table-cell table:style-name="ce24" table:number-columns-repeated="3"/>
          <table:table-cell table:style-name="ce37" office:value-type="string" calcext:value-type="string">
            <office:annotation office:display="true" draw:style-name="gr1" draw:text-style-name="P2" svg:width="1.582cm" svg:height="0.492cm" svg:x="10.26cm" svg:y="3.336cm" draw:caption-point-x="-0.786cm" draw:caption-point-y="-0.331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45" office:value-type="string" calcext:value-type="string">
            <text:p>受注日</text:p>
            <text:p>.label-0103</text:p>
          </table:table-cell>
          <table:table-cell table:style-name="ce50" table:number-columns-repeated="2"/>
          <table:table-cell table:style-name="ce56" office:value-type="string" calcext:value-type="string">
            <text:p>.textbox-0106</text:p>
          </table:table-cell>
          <table:table-cell table:style-name="ce113" table:number-columns-repeated="4"/>
          <table:table-cell table:style-name="ce26"/>
          <table:table-cell table:style-name="ce114" office:value-type="string" calcext:value-type="string">
            <text:p><text:span text:style-name="T10">顧客コード</text:span></text:p>
            <text:p><text:span text:style-name="T10">.label-0103</text:span></text:p>
          </table:table-cell>
          <table:table-cell table:style-name="ce50" table:number-columns-repeated="2"/>
          <table:table-cell table:style-name="ce56" office:value-type="string" calcext:value-type="string">
            <text:p>.textbox-0106</text:p>
          </table:table-cell>
          <table:table-cell table:style-name="ce113" table:number-columns-repeated="4"/>
          <table:table-cell table:style-name="ce61"/>
          <table:table-cell table:number-columns-repeated="1005"/>
        </table:table-row>
        <table:table-row table:style-name="ro4">
          <table:table-cell/>
          <table:table-cell table:style-name="ce68" office:value-type="string" calcext:value-type="string">
            <text:p><text:span text:style-name="T10">顧客名</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114" office:value-type="string" calcext:value-type="string">
            <text:p><text:span text:style-name="T10">出荷指定日</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number-columns-repeated="1005"/>
        </table:table-row>
        <table:table-row table:style-name="ro4">
          <table:table-cell/>
          <table:table-cell table:style-name="ce68" office:value-type="string" calcext:value-type="string">
            <text:p><text:span text:style-name="T10">納品指定日</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114" office:value-type="string" calcext:value-type="string">
            <text:p><text:span text:style-name="T10">締日</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number-columns-repeated="1005"/>
        </table:table-row>
        <table:table-row table:style-name="ro4">
          <table:table-cell/>
          <table:table-cell table:style-name="ce68" office:value-type="string" calcext:value-type="string">
            <text:p><text:span text:style-name="T10">支払日</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114" office:value-type="string" calcext:value-type="string">
            <text:p><text:span text:style-name="T10">入力者</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number-columns-repeated="1005"/>
        </table:table-row>
        <table:table-row table:style-name="ro4">
          <table:table-cell/>
          <table:table-cell table:style-name="ce68" office:value-type="string" calcext:value-type="string">
            <text:p><text:span text:style-name="T10">承認者</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114" office:value-type="string" calcext:value-type="string">
            <text:p><text:span text:style-name="T10">備考(社内向)</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number-columns-repeated="1005"/>
        </table:table-row>
        <table:table-row table:style-name="ro4">
          <table:table-cell/>
          <table:table-cell table:style-name="ce68" office:value-type="string" calcext:value-type="string">
            <text:p><text:span text:style-name="T10">備考(社外向)</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114" office:value-type="string" calcext:value-type="string">
            <text:p><text:span text:style-name="T10">合計金額</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number-columns-repeated="1005"/>
        </table:table-row>
        <table:table-row table:style-name="ro4">
          <table:table-cell/>
          <table:table-cell table:style-name="ce46"/>
          <table:table-cell table:style-name="ce51" table:number-columns-repeated="2"/>
          <table:table-cell table:style-name="ce52" table:number-columns-repeated="9"/>
          <table:table-cell table:style-name="ce59" table:number-columns-repeated="5"/>
          <table:table-cell table:style-name="ce62"/>
          <table:table-cell table:number-columns-repeated="1005"/>
        </table:table-row>
        <table:table-row table:style-name="ro4">
          <table:table-cell/>
          <table:table-cell table:style-name="ce10" office:value-type="string" calcext:value-type="string">
            <office:annotation office:display="true" draw:style-name="gr1" draw:text-style-name="P4" svg:width="1.67cm" svg:height="0.492cm" svg:x="2.537cm" svg:y="8.252cm" draw:caption-point-x="-1.549cm" draw:caption-point-y="-1.254cm">
              <dc:date>2015-01-19T00:00:00</dc:date>
              <text:p text:style-name="P1"><text:span text:style-name="T1">.button-0101</text:span></text:p>
            </office:annotation>
            <text:p>新</text:p>
          </table:table-cell>
          <table:table-cell table:style-name="ce35" office:value-type="string" calcext:value-type="string">
            <text:p>削</text:p>
          </table:table-cell>
          <table:table-cell table:style-name="ce35" office:value-type="string" calcext:value-type="string">
            <text:p>返</text:p>
          </table:table-cell>
          <table:table-cell table:style-name="ce35" office:value-type="string" calcext:value-type="string" table:number-columns-spanned="2" table:number-rows-spanned="1">
            <office:annotation office:display="true" draw:style-name="gr2" draw:text-style-name="P2" svg:width="1.591cm" svg:height="0.492cm" svg:x="3.756cm" svg:y="7.566cm" draw:caption-point-x="-0.771cm" draw:caption-point-y="-0.568cm">
              <dc:date>2015-01-19T00:00:00</dc:date>
              <text:p text:style-name="P1"><text:span text:style-name="T1">button-0102</text:span></text:p>
            </office:annotation>
            <text:p>ノ詳</text:p>
          </table:table-cell>
          <table:covered-table-cell table:style-name="ce58"/>
          <table:table-cell table:style-name="ce58" table:number-columns-repeated="11"/>
          <table:table-cell table:style-name="ce35" office:value-type="string" calcext:value-type="string">
            <text:p>承※</text:p>
          </table:table-cell>
          <table:table-cell table:style-name="ce63" office:value-type="string" calcext:value-type="string">
            <office:annotation office:display="true" draw:style-name="gr1" draw:text-style-name="P4" svg:width="2.091cm" svg:height="0.492cm" svg:x="10.235cm" svg:y="6.275cm" draw:caption-point-x="-0.761cm" draw:caption-point-y="0.723cm">
              <dc:date>2015-01-25T00:00:00</dc:date>
              <text:p text:style-name="P1"><text:span text:style-name="T1">.button-0101</text:span></text:p>
            </office:annotation>
            <text:p>更</text:p>
          </table:table-cell>
          <table:table-cell table:number-columns-repeated="1005"/>
        </table:table-row>
        <table:table-row table:style-name="ro4">
          <table:table-cell/>
          <table:table-cell table:style-name="ce47" office:value-type="string" calcext:value-type="string">
            <text:p>1. .wrap-list</text:p>
            <text:p>2. .list</text:p>
          </table:table-cell>
          <table:table-cell table:style-name="ce53" table:number-columns-repeated="16"/>
          <table:table-cell table:style-name="ce64"/>
          <table:table-cell table:number-columns-repeated="1005"/>
        </table:table-row>
        <table:table-row table:style-name="ro4" table:number-rows-repeated="5">
          <table:table-cell/>
          <table:table-cell table:style-name="ce48"/>
          <table:table-cell table:style-name="ce54" table:number-columns-repeated="16"/>
          <table:table-cell table:style-name="ce65"/>
          <table:table-cell table:number-columns-repeated="1005"/>
        </table:table-row>
        <table:table-row table:style-name="ro4">
          <table:table-cell/>
          <table:table-cell table:style-name="ce48"/>
          <table:table-cell table:style-name="ce54"/>
          <table:table-cell table:style-name="ce31" table:number-columns-repeated="2"/>
          <table:table-cell table:style-name="ce54" table:number-columns-repeated="13"/>
          <table:table-cell table:style-name="ce65"/>
          <table:table-cell table:number-columns-repeated="1005"/>
        </table:table-row>
        <table:table-row table:style-name="ro4">
          <table:table-cell/>
          <table:table-cell table:style-name="ce49"/>
          <table:table-cell table:style-name="ce55" table:number-columns-repeated="16"/>
          <table:table-cell table:style-name="ce66"/>
          <table:table-cell table:number-columns-repeated="1005"/>
        </table:table-row>
        <table:table-row table:style-name="ro4" table:number-rows-repeated="1048552">
          <table:table-cell table:number-columns-repeated="1024"/>
        </table:table-row>
        <table:table-row table:style-name="ro4">
          <table:table-cell table:number-columns-repeated="1024"/>
        </table:table-row>
      </table:table>
      <table:table table:name="受注 新規・編集画面(製品項目)" table:style-name="ta1">
        <table:table-column table:style-name="co3" table:number-columns-repeated="1024" table:default-cell-style-name="Default"/>
        <table:table-row table:style-name="ro4">
          <table:table-cell table:style-name="ce5"/>
          <table:table-cell table:style-name="ce43" office:value-type="string" calcext:value-type="string">
            <text:p>受注 新規・編集画面(製品項目)</text:p>
          </table:table-cell>
          <table:table-cell table:style-name="ce5" table:number-columns-repeated="10"/>
          <table:table-cell table:number-columns-repeated="1012"/>
        </table:table-row>
        <table:table-row table:style-name="ro4">
          <table:table-cell table:style-name="ce5"/>
          <table:table-cell table:style-name="ce115" office:value-type="string" calcext:value-type="string">
            <text:p>・受注伝票に登録された、また登録する製品を編集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7"/>
          <table:table-cell table:number-columns-repeated="2"/>
          <table:table-cell table:style-name="ce5"/>
          <table:table-cell table:number-columns-repeated="1012"/>
        </table:table-row>
        <table:table-row table:style-name="ro4">
          <table:table-cell table:style-name="ce5"/>
          <table:table-cell table:style-name="ce7"/>
          <table:table-cell table:style-name="ce24"/>
          <table:table-cell table:style-name="ce27" office:value-type="string" calcext:value-type="string">
            <office:annotation office:display="true" draw:style-name="gr1" draw:text-style-name="P8" svg:width="1.698cm" svg:height="0.492cm" svg:x="3.939cm" svg:y="1.572cm" draw:caption-point-x="-1.953cm" draw:caption-point-y="1.433cm">
              <dc:date>2014-12-26T00:00:00</dc:date>
              <text:p text:style-name="P1"><text:span text:style-name="T2">.title-text-0109</text:span></text:p>
            </office:annotation>
            <text:p>受注 新規・編集画面</text:p>
          </table:table-cell>
          <table:table-cell table:style-name="ce24" table:number-columns-repeated="2"/>
          <table:table-cell table:style-name="ce14">
            <office:annotation office:display="true" draw:style-name="gr14" draw:text-style-name="P2" svg:width="2.923cm" svg:height="0.783cm" svg:x="5.91cm" svg:y="1.885cm" draw:caption-point-x="-2.426cm" draw:caption-point-y="1.12cm">
              <dc:date>2015-01-19T00:00:00</dc:date>
              <text:p text:style-name="P1"><text:span text:style-name="T1">.workspace.width-min </text:span></text:p>
              <text:p text:style-name="P1"><text:span text:style-name="T1">.workspace.width-min .grid</text:span></text:p>
            </office:annotation>
          </table:table-cell>
          <table:table-cell table:style-name="ce27"/>
          <table:table-cell table:style-name="ce24"/>
          <table:table-cell table:style-name="ce79"/>
          <table:table-cell table:style-name="ce36" office:value-type="string" calcext:value-type="string">
            <office:annotation office:display="true" draw:style-name="gr1" draw:text-style-name="P2" svg:width="1.627cm" svg:height="0.492cm" svg:x="6.153cm" svg:y="3.211cm" draw:caption-point-x="-0.673cm" draw:caption-point-y="-0.206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table-cell table:style-name="ce59" table:number-columns-repeated="2"/>
          <table:table-cell table:style-name="ce17"/>
          <table:table-cell table:style-name="ce72"/>
          <table:table-cell table:style-name="ce59"/>
          <table:table-cell table:style-name="ce63" office:value-type="string" calcext:value-type="string" table:number-columns-spanned="2" table:number-rows-spanned="1">
            <office:annotation office:display="true" draw:style-name="gr1" draw:text-style-name="P10" svg:width="2.073cm" svg:height="0.492cm" svg:x="6.619cm" svg:y="4.354cm" draw:caption-point-x="-1.139cm" draw:caption-point-y="-0.85cm">
              <dc:date>2015-01-25T00:00:00</dc:date>
              <text:p text:style-name="P1"><text:span text:style-name="T1">.button-0102</text:span></text:p>
            </office:annotation>
            <text:p>OK</text:p>
          </table:table-cell>
          <table:covered-table-cell table:style-name="ce121"/>
          <table:table-cell table:style-name="ce5"/>
          <table:table-cell table:number-columns-repeated="1012"/>
        </table:table-row>
        <table:table-row table:style-name="ro4">
          <table:table-cell table:style-name="ce5"/>
          <table:table-cell table:style-name="ce68" office:value-type="string" calcext:value-type="string">
            <text:p><text:span text:style-name="T10">製品種別(大)</text:span></text:p>
            <text:p><text:span text:style-name="T10">.label-0103</text:span></text:p>
          </table:table-cell>
          <table:table-cell table:style-name="ce50" table:number-columns-repeated="2"/>
          <table:table-cell table:style-name="ce73" office:value-type="string" calcext:value-type="string">
            <text:p>.pulldown-0107 <text:s/></text:p>
          </table:table-cell>
          <table:table-cell table:style-name="ce75" table:number-columns-repeated="5"/>
          <table:table-cell table:style-name="ce81"/>
          <table:table-cell table:style-name="ce86"/>
          <table:table-cell table:number-columns-repeated="1012"/>
        </table:table-row>
        <table:table-row table:style-name="ro4">
          <table:table-cell table:style-name="ce5"/>
          <table:table-cell table:style-name="ce68" office:value-type="string" calcext:value-type="string">
            <text:p><text:span text:style-name="T10">製品種別(中)</text:span></text:p>
            <text:p><text:span text:style-name="T10">.label-0103</text:span></text:p>
          </table:table-cell>
          <table:table-cell table:style-name="ce50" table:number-columns-repeated="2"/>
          <table:table-cell table:style-name="ce73" office:value-type="string" calcext:value-type="string">
            <text:p>.pulldown-0107 <text:s/></text:p>
          </table:table-cell>
          <table:table-cell table:style-name="ce75" table:number-columns-repeated="5"/>
          <table:table-cell table:style-name="ce81"/>
          <table:table-cell table:style-name="ce86"/>
          <table:table-cell table:number-columns-repeated="1012"/>
        </table:table-row>
        <table:table-row table:style-name="ro4">
          <table:table-cell table:style-name="ce5"/>
          <table:table-cell table:style-name="ce68" office:value-type="string" calcext:value-type="string">
            <text:p><text:span text:style-name="T10">製品種別(小)</text:span></text:p>
            <text:p><text:span text:style-name="T10">.label-0103</text:span></text:p>
          </table:table-cell>
          <table:table-cell table:style-name="ce50" table:number-columns-repeated="2"/>
          <table:table-cell table:style-name="ce73" office:value-type="string" calcext:value-type="string">
            <text:p>.pulldown-0107 <text:s/></text:p>
          </table:table-cell>
          <table:table-cell table:style-name="ce75" table:number-columns-repeated="5"/>
          <table:table-cell table:style-name="ce81"/>
          <table:table-cell table:style-name="ce86"/>
          <table:table-cell table:number-columns-repeated="1012"/>
        </table:table-row>
        <table:table-row table:style-name="ro4">
          <table:table-cell table:style-name="ce5"/>
          <table:table-cell table:style-name="ce45" office:value-type="string" calcext:value-type="string">
            <text:p>製品</text:p>
            <text:p>.label-0103</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販売価格</text:p>
            <text:p><text:span text:style-name="T11">.label-0103</text:span></text:p>
          </table:table-cell>
          <table:table-cell table:style-name="ce51" table:number-columns-repeated="2"/>
          <table:table-cell table:style-name="ce117" office:value-type="string" calcext:value-type="string">
            <text:p>.textbox-0107 <text:s/></text:p>
          </table:table-cell>
          <table:table-cell table:style-name="ce22" table:number-columns-repeated="5"/>
          <table:table-cell table:style-name="ce83"/>
          <table:table-cell table:style-name="ce5"/>
          <table:table-cell table:number-columns-repeated="1012"/>
        </table:table-row>
        <table:table-row table:style-name="ro4">
          <table:table-cell table:style-name="ce5"/>
          <table:table-cell table:style-name="ce45" office:value-type="string" calcext:value-type="string">
            <text:p>個数</text:p>
            <text:p><text:span text:style-name="T11">.label-0103</text:span></text:p>
          </table:table-cell>
          <table:table-cell table:style-name="ce70" table:number-columns-repeated="2"/>
          <table:table-cell table:style-name="ce117" office:value-type="string" calcext:value-type="string">
            <text:p>.textbox-0107 <text:s/></text:p>
          </table:table-cell>
          <table:table-cell table:style-name="ce22" table:number-columns-repeated="5"/>
          <table:table-cell table:style-name="ce83"/>
          <table:table-cell table:style-name="ce5"/>
          <table:table-cell table:number-columns-repeated="1012"/>
        </table:table-row>
        <table:table-row table:style-name="ro4">
          <table:table-cell table:style-name="ce5"/>
          <table:table-cell table:style-name="ce45" office:value-type="string" calcext:value-type="string">
            <text:p>発送先</text:p>
            <text:p><text:span text:style-name="T11">.label-0103</text:span></text:p>
          </table:table-cell>
          <table:table-cell table:style-name="ce70" table:number-columns-repeated="2"/>
          <table:table-cell table:style-name="ce117" office:value-type="string" calcext:value-type="string">
            <text:p>.textbox-0107 <text:s/></text:p>
          </table:table-cell>
          <table:table-cell table:style-name="ce22" table:number-columns-repeated="5"/>
          <table:table-cell table:style-name="ce83"/>
          <table:table-cell table:style-name="ce5"/>
          <table:table-cell table:number-columns-repeated="1012"/>
        </table:table-row>
        <table:table-row table:style-name="ro4">
          <table:table-cell table:style-name="ce5"/>
          <table:table-cell table:style-name="ce116" office:value-type="string" calcext:value-type="string" table:number-columns-spanned="3" table:number-rows-spanned="2">
            <text:p><text:span text:style-name="T12">備考</text:span></text:p>
            <text:p><text:span text:style-name="T11">.label-0103</text:span></text:p>
            <text:p/>
          </table:table-cell>
          <table:covered-table-cell table:number-columns-repeated="2" table:style-name="ce51"/>
          <table:table-cell table:style-name="ce118" office:value-type="string" calcext:value-type="string">
            <text:p>.textarea-0207 <text:s/></text:p>
          </table:table-cell>
          <table:table-cell table:style-name="ce113" table:number-columns-repeated="5"/>
          <table:table-cell table:style-name="ce122"/>
          <table:table-cell table:style-name="ce5"/>
          <table:table-cell table:number-columns-repeated="1012"/>
        </table:table-row>
        <table:table-row table:style-name="ro4">
          <table:table-cell table:style-name="ce5"/>
          <table:covered-table-cell table:style-name="ce94"/>
          <table:covered-table-cell table:number-columns-repeated="2" table:style-name="ce71"/>
          <table:table-cell table:style-name="ce119"/>
          <table:table-cell table:style-name="ce120" table:number-columns-repeated="5"/>
          <table:table-cell table:style-name="ce123"/>
          <table:table-cell table:style-name="ce5"/>
          <table:table-cell table:number-columns-repeated="1012"/>
        </table:table-row>
        <table:table-row table:style-name="ro4" table:number-rows-repeated="1048557">
          <table:table-cell table:number-columns-repeated="1024"/>
        </table:table-row>
        <table:table-row table:style-name="ro3">
          <table:table-cell table:number-columns-repeated="1024"/>
        </table:table-row>
        <table:table-row table:style-name="ro3">
          <table:table-cell table:number-columns-repeated="1024"/>
        </table:table-row>
      </table:table>
      <table:table table:name="取引先管理　個人タブ" table:style-name="ta1">
        <table:table-column table:style-name="co3" table:number-columns-repeated="1024" table:default-cell-style-name="Default"/>
        <table:table-row table:style-name="ro4">
          <table:table-cell table:style-name="ce5"/>
          <table:table-cell table:style-name="ce43" office:value-type="string" calcext:value-type="string" table:number-columns-spanned="10" table:number-rows-spanned="1">
            <text:p>取引先管理 個人タブ</text:p>
          </table:table-cell>
          <table:covered-table-cell table:style-name="ce5"/>
          <table:covered-table-cell table:number-columns-repeated="8" table:style-name="ce2"/>
          <table:table-cell table:style-name="ce2" table:number-columns-repeated="10"/>
          <table:table-cell table:style-name="ce5"/>
          <table:table-cell table:number-columns-repeated="1002"/>
        </table:table-row>
        <table:table-row table:style-name="ro4">
          <table:table-cell table:style-name="ce5"/>
          <table:table-cell table:style-name="ce43" office:value-type="string" calcext:value-type="string">
            <text:p>・<text:span text:style-name="T13">個人の取引相手を編集する画面。</text:span></text:p>
          </table:table-cell>
          <table:table-cell table:style-name="ce5"/>
          <table:table-cell table:style-name="ce2" table:number-columns-repeated="18"/>
          <table:table-cell table:style-name="ce5"/>
          <table:table-cell table:number-columns-repeated="100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table-cell table:style-name="ce2" table:number-columns-repeated="18"/>
          <table:table-cell table:style-name="ce5"/>
          <table:table-cell table:number-columns-repeated="100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2" table:number-columns-repeated="16"/>
          <table:table-cell table:style-name="ce5"/>
          <table:table-cell table:number-columns-repeated="1002"/>
        </table:table-row>
        <table:table-row table:style-name="ro4" table:number-rows-repeated="2">
          <table:table-cell table:style-name="ce5" table:number-columns-repeated="3"/>
          <table:table-cell table:style-name="ce2" table:number-columns-repeated="18"/>
          <table:table-cell table:style-name="ce5"/>
          <table:table-cell table:number-columns-repeated="1002"/>
        </table:table-row>
        <table:table-row table:style-name="ro4">
          <table:table-cell table:style-name="ce2"/>
          <table:table-cell table:style-name="ce6"/>
          <table:table-cell table:style-name="ce5" table:number-columns-repeated="17"/>
          <table:table-cell table:number-columns-repeated="2"/>
          <table:table-cell table:style-name="ce2"/>
          <table:table-cell table:number-columns-repeated="1002"/>
        </table:table-row>
        <table:table-row table:style-name="ro4">
          <table:table-cell table:style-name="ce2"/>
          <table:table-cell table:style-name="ce124"/>
          <table:table-cell table:style-name="ce125"/>
          <table:table-cell table:style-name="ce14">
            <office:annotation office:display="true" draw:style-name="gr1" draw:text-style-name="P2" svg:width="1.575cm" svg:height="0.492cm" svg:x="3.768cm" svg:y="1.614cm" draw:caption-point-x="-1.782cm" draw:caption-point-y="1.89cm">
              <dc:date>2014-12-22T00:00:00</dc:date>
              <text:p text:style-name="P1"><text:span text:style-name="T1">.workspace</text:span></text:p>
            </office:annotation>
          </table:table-cell>
          <table:table-cell table:style-name="ce14" table:number-columns-repeated="5"/>
          <table:table-cell table:style-name="ce27" office:value-type="string" calcext:value-type="string">
            <text:p>取引先管理</text:p>
          </table:table-cell>
          <table:table-cell table:style-name="ce24"/>
          <table:table-cell table:style-name="ce24">
            <office:annotation office:display="true" draw:style-name="gr2" draw:text-style-name="P3" svg:width="1.71cm" svg:height="0.492cm" svg:x="7.169cm" svg:y="2.791cm" draw:caption-point-x="-1.189cm" draw:caption-point-y="0.713cm">
              <dc:date>2015-01-19T00:00:00</dc:date>
              <text:p text:style-name="P1"><text:span text:style-name="T2">.title-text-0119</text:span></text:p>
            </office:annotation>
          </table:table-cell>
          <table:table-cell table:style-name="ce24" table:number-columns-repeated="8"/>
          <table:table-cell table:style-name="ce37" office:value-type="string" calcext:value-type="string">
            <office:annotation office:display="true" draw:style-name="gr1" draw:text-style-name="P2" svg:width="1.576cm" svg:height="0.492cm" svg:x="11.121cm" svg:y="2.881cm" draw:caption-point-x="-0.649cm" draw:caption-point-y="0.623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style-name="ce5"/>
          <table:table-cell table:style-name="ce8" office:value-type="string" calcext:value-type="string">
            <text:p>個人</text:p>
          </table:table-cell>
          <table:table-cell table:style-name="ce15" office:value-type="string" calcext:value-type="string">
            <office:annotation office:display="true" draw:style-name="gr15" draw:text-style-name="P3" svg:width="3.034cm" svg:height="1.639cm" svg:x="4.287cm" svg:y="6.577cm" draw:caption-point-x="-2.8cm" draw:caption-point-y="-2.574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会社</text:p>
          </table:table-cell>
          <table:table-cell table:style-name="ce107"/>
          <table:table-cell table:style-name="ce21" table:number-columns-repeated="16"/>
          <table:table-cell table:style-name="ce111"/>
          <table:table-cell table:style-name="ce5"/>
          <table:table-cell table:number-columns-repeated="1002"/>
        </table:table-row>
        <table:table-row table:style-name="ro4">
          <table:table-cell table:style-name="ce5"/>
          <table:table-cell table:style-name="ce9" office:value-type="string" calcext:value-type="string">
            <office:annotation office:display="true" draw:style-name="gr16" draw:text-style-name="P4" svg:width="1.454cm" svg:height="0.447cm" svg:x="4.859cm" svg:y="8.62cm" draw:caption-point-x="-3.871cm" draw:caption-point-y="-4.118cm">
              <dc:date>2014-12-22T00:00:00</dc:date>
              <text:p text:style-name="P1"><text:span text:style-name="T3">.label-0101</text:span></text:p>
            </office:annotation>
            <text:p>検索</text:p>
          </table:table-cell>
          <table:table-cell table:style-name="ce117" office:value-type="string" calcext:value-type="string">
            <text:p>.textbox-0108</text:p>
          </table:table-cell>
          <table:table-cell table:style-name="ce22"/>
          <table:table-cell table:style-name="ce127">
            <office:annotation office:display="true" draw:style-name="gr7" draw:text-style-name="P2" svg:width="1.964cm" svg:height="0.783cm" svg:x="4.174cm" svg:y="2.399cm" draw:caption-point-x="-1.689cm" draw:caption-point-y="2.103cm">
              <dc:date>2015-01-19T00:00:00</dc:date>
              <text:p text:style-name="P1"><text:span text:style-name="T1">1. .workspace</text:span></text:p>
              <text:p text:style-name="P1"><text:span text:style-name="T1">2. .tab-container</text:span></text:p>
            </office:annotation>
          </table:table-cell>
          <table:table-cell table:style-name="ce22" table:number-columns-repeated="4"/>
          <table:table-cell table:style-name="ce26"/>
          <table:table-cell table:style-name="ce35" office:value-type="string" calcext:value-type="string">
            <office:annotation office:display="true" draw:style-name="gr1" draw:text-style-name="P11" svg:width="1.573cm" svg:height="0.492cm" svg:x="9.206cm" svg:y="6.216cm" draw:caption-point-x="-3.726cm" draw:caption-point-y="-1.714cm">
              <dc:date>2014-12-22T00:00:00</dc:date>
              <text:p text:style-name="P1"><text:span text:style-name="T4">.button-0101</text:span></text:p>
            </office:annotation>
            <text:p>検</text:p>
          </table:table-cell>
          <table:table-cell table:style-name="ce14" office:value-type="string" calcext:value-type="string">
            <office:annotation office:display="true" draw:style-name="gr4" draw:text-style-name="P4" svg:width="1.432cm" svg:height="0.438cm" svg:x="7.147cm" svg:y="3.728cm" draw:caption-point-x="-1.167cm" draw:caption-point-y="0.774cm">
              <dc:date>2014-12-22T00:00:00</dc:date>
              <text:p text:style-name="P1"><text:span text:style-name="T3">.label-0101</text:span></text:p>
            </office:annotation>
            <text:p>期間</text:p>
          </table:table-cell>
          <table:table-cell table:style-name="ce29">
            <office:annotation office:display="true" draw:style-name="gr1" draw:text-style-name="P6" svg:width="1.642cm" svg:height="0.492cm" svg:x="9.063cm" svg:y="5.558cm" draw:caption-point-x="-2.584cm" draw:caption-point-y="-1.056cm">
              <dc:date>2014-12-22T00:00:00</dc:date>
              <text:p text:style-name="P5"><text:span text:style-name="T4">.textbox-0102</text:span></text:p>
            </office:annotation>
          </table:table-cell>
          <table:table-cell table:style-name="ce30"/>
          <table:table-cell table:style-name="ce32" office:value-type="string" calcext:value-type="string">
            <office:annotation office:display="true" draw:style-name="gr4" draw:text-style-name="P3" svg:width="2.69cm" svg:height="0.438cm" svg:x="9.217cm" svg:y="4.944cm" draw:caption-point-x="-1.74cm" draw:caption-point-y="-0.442cm">
              <dc:date>2015-01-19T00:00:00</dc:date>
              <text:p text:style-name="P1"><text:span text:style-name="T3">.label-0101.t-align-center</text:span></text:p>
            </office:annotation>
            <text:p>~</text:p>
          </table:table-cell>
          <table:table-cell table:style-name="ce16"/>
          <table:table-cell table:style-name="ce30"/>
          <table:table-cell table:style-name="ce34" table:number-columns-repeated="2"/>
          <table:table-cell table:style-name="ce14"/>
          <table:table-cell table:style-name="ce39"/>
          <table:table-cell table:style-name="ce5"/>
          <table:table-cell table:number-columns-repeated="1002"/>
        </table:table-row>
        <table:table-row table:style-name="ro4">
          <table:table-cell table:style-name="ce5"/>
          <table:table-cell table:style-name="ce10" office:value-type="string" calcext:value-type="string">
            <office:annotation office:display="true" draw:style-name="gr1" draw:text-style-name="P11" svg:width="1.553cm" svg:height="0.492cm" svg:x="5.14cm" svg:y="9.488cm" draw:caption-point-x="-4.152cm" draw:caption-point-y="-4.487cm">
              <dc:date>2014-12-22T00:00:00</dc:date>
              <text:p text:style-name="P1"><text:span text:style-name="T4">.button-0101</text:span></text:p>
            </office:annotation>
            <text:p>新</text:p>
          </table:table-cell>
          <table:table-cell table:style-name="ce126" office:value-type="string" calcext:value-type="string">
            <text:p>削</text:p>
          </table:table-cell>
          <table:table-cell table:style-name="ce23" table:number-columns-repeated="12"/>
          <table:table-cell table:style-name="ce128" table:number-columns-repeated="4"/>
          <table:table-cell table:style-name="ce129"/>
          <table:table-cell table:style-name="ce102"/>
          <table:table-cell table:style-name="ce5"/>
          <table:table-cell table:number-columns-repeated="1002"/>
        </table:table-row>
        <table:table-row table:style-name="ro4">
          <table:table-cell table:style-name="ce5"/>
          <table:table-cell table:style-name="ce11" office:value-type="string" calcext:value-type="string">
            <text:p>1. .wrap-list</text:p>
            <text:p>2. .list</text:p>
          </table:table-cell>
          <table:table-cell table:style-name="ce18" table:number-columns-repeated="18"/>
          <table:table-cell table:style-name="ce40"/>
          <table:table-cell table:style-name="ce5"/>
          <table:table-cell table:number-columns-repeated="1002"/>
        </table:table-row>
        <table:table-row table:style-name="ro4">
          <table:table-cell table:style-name="ce5"/>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style-name="ce5"/>
          <table:table-cell table:number-columns-repeated="1002"/>
        </table:table-row>
        <table:table-row table:style-name="ro4" table:number-rows-repeated="3">
          <table:table-cell table:style-name="ce5"/>
          <table:table-cell table:style-name="ce12"/>
          <table:table-cell table:style-name="ce19" table:number-columns-repeated="18"/>
          <table:table-cell table:style-name="ce41"/>
          <table:table-cell table:style-name="ce5"/>
          <table:table-cell table:number-columns-repeated="1002"/>
        </table:table-row>
        <table:table-row table:style-name="ro4">
          <table:table-cell table:style-name="ce5"/>
          <table:table-cell table:style-name="ce12"/>
          <table:table-cell table:style-name="ce19" table:number-columns-repeated="17"/>
          <table:table-cell table:style-name="ce31"/>
          <table:table-cell table:style-name="ce41"/>
          <table:table-cell table:style-name="ce5"/>
          <table:table-cell table:number-columns-repeated="1002"/>
        </table:table-row>
        <table:table-row table:style-name="ro4" table:number-rows-repeated="4">
          <table:table-cell table:style-name="ce5"/>
          <table:table-cell table:style-name="ce12"/>
          <table:table-cell table:style-name="ce19" table:number-columns-repeated="18"/>
          <table:table-cell table:style-name="ce41"/>
          <table:table-cell table:style-name="ce5"/>
          <table:table-cell table:number-columns-repeated="1002"/>
        </table:table-row>
        <table:table-row table:style-name="ro4">
          <table:table-cell table:style-name="ce5"/>
          <table:table-cell table:style-name="ce13"/>
          <table:table-cell table:style-name="ce20" table:number-columns-repeated="18"/>
          <table:table-cell table:style-name="ce42"/>
          <table:table-cell table:style-name="ce5"/>
          <table:table-cell table:number-columns-repeated="1002"/>
        </table:table-row>
        <table:table-row table:style-name="ro4">
          <table:table-cell table:style-name="ce5" table:number-columns-repeated="22"/>
          <table:table-cell table:number-columns-repeated="1002"/>
        </table:table-row>
        <table:table-row table:style-name="ro4" table:number-rows-repeated="1048552">
          <table:table-cell table:number-columns-repeated="1024"/>
        </table:table-row>
        <table:table-row table:style-name="ro3">
          <table:table-cell table:number-columns-repeated="1024"/>
        </table:table-row>
      </table:table>
      <table:table table:name="登録・編集画面 (個人)" table:style-name="ta1">
        <table:table-column table:style-name="co3" table:default-cell-style-name="ce5"/>
        <table:table-column table:style-name="co3" table:default-cell-style-name="ce45"/>
        <table:table-column table:style-name="co3" table:number-columns-repeated="2" table:default-cell-style-name="ce51"/>
        <table:table-column table:style-name="co3" table:default-cell-style-name="ce56"/>
        <table:table-column table:style-name="co3" table:number-columns-repeated="5" table:default-cell-style-name="ce22"/>
        <table:table-column table:style-name="co3" table:default-cell-style-name="ce61"/>
        <table:table-column table:style-name="co3" table:default-cell-style-name="ce5"/>
        <table:table-column table:style-name="co3" table:number-columns-repeated="1012" table:default-cell-style-name="Default"/>
        <table:table-row table:style-name="ro4">
          <table:table-cell/>
          <table:table-cell table:style-name="ce93" office:value-type="string" calcext:value-type="string">
            <text:p>登録・編集画面 (個人)</text:p>
          </table:table-cell>
          <table:table-cell table:style-name="ce5" table:number-columns-repeated="9"/>
          <table:table-cell table:number-columns-repeated="1013"/>
        </table:table-row>
        <table:table-row table:style-name="ro4">
          <table:table-cell/>
          <table:table-cell table:style-name="ce44" office:value-type="string" calcext:value-type="string">
            <text:p>・個人の取引相手を登録・編集する画面。</text:p>
          </table:table-cell>
          <table:table-cell table:style-name="ce5" table:number-columns-repeated="9"/>
          <table:table-cell table:number-columns-repeated="1013"/>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style-name="ce5" table:number-columns-repeated="9"/>
          <table:table-cell table:number-columns-repeated="1013"/>
        </table:table-row>
        <table:table-row table:style-name="ro4">
          <table:table-cell/>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6"/>
          <table:table-cell table:number-columns-repeated="1013"/>
        </table:table-row>
        <table:table-row table:style-name="ro4">
          <table:table-cell/>
          <table:table-cell table:style-name="ce5" table:number-columns-repeated="5"/>
          <table:table-cell table:style-name="ce78" table:number-columns-repeated="5"/>
          <table:table-cell table:number-columns-repeated="1013"/>
        </table:table-row>
        <table:table-row table:style-name="ro4">
          <table:table-cell/>
          <table:table-cell table:style-name="ce6"/>
          <table:table-cell table:style-name="ce5" table:number-columns-repeated="8"/>
          <table:table-cell table:style-name="Default"/>
          <table:table-cell table:number-columns-repeated="1013"/>
        </table:table-row>
        <table:table-row table:style-name="ro4">
          <table:table-cell/>
          <table:table-cell table:style-name="ce7"/>
          <table:table-cell table:style-name="ce24" table:number-columns-repeated="2"/>
          <table:table-cell table:style-name="ce100" office:value-type="string" calcext:value-type="string">
            <office:annotation office:display="true" draw:style-name="gr1" draw:text-style-name="P9" svg:width="1.763cm" svg:height="0.492cm" svg:x="3.303cm" svg:y="1.594cm" draw:caption-point-x="-0.818cm" draw:caption-point-y="1.411cm">
              <dc:date>2014-12-26T00:00:00</dc:date>
              <text:p text:style-name="P1"><text:span text:style-name="T2">.title-text-0109</text:span></text:p>
            </office:annotation>
            <text:p>登録・編集画面</text:p>
          </table:table-cell>
          <table:table-cell table:style-name="ce100"/>
          <table:table-cell table:style-name="ce24"/>
          <table:table-cell table:style-name="ce14">
            <office:annotation office:display="true" draw:style-name="gr17" draw:text-style-name="P9" svg:width="2.57cm" svg:height="0.731cm" svg:x="5.728cm" svg:y="2.062cm" draw:caption-point-x="-1.745cm" draw:caption-point-y="0.943cm">
              <dc:date>2014-12-26T00:00:00</dc:date>
              <text:p text:style-name="P1"><text:span text:style-name="T5">.workspace.width-min </text:span></text:p>
              <text:p text:style-name="P1"><text:span text:style-name="T5">.workspace.width-min .grid</text:span></text:p>
            </office:annotation>
          </table:table-cell>
          <table:table-cell table:style-name="ce27"/>
          <table:table-cell table:style-name="ce24"/>
          <table:table-cell table:style-name="ce131" office:value-type="string" calcext:value-type="string">
            <office:annotation office:display="true" draw:style-name="gr1" draw:text-style-name="P2" svg:width="1.575cm" svg:height="0.492cm" svg:x="6.414cm" svg:y="3.209cm" draw:caption-point-x="-0.934cm" draw:caption-point-y="-0.204cm">
              <dc:date>2014-12-26T00:00:00</dc:date>
              <text:p text:style-name="P1"><text:span text:style-name="T1">.button-0101</text:span></text:p>
            </office:annotation>
            <text:p>×</text:p>
          </table:table-cell>
          <table:table-cell table:number-columns-repeated="1013"/>
        </table:table-row>
        <table:table-row table:style-name="ro4">
          <table:table-cell/>
          <table:table-cell table:style-name="ce67"/>
          <table:table-cell table:style-name="ce59"/>
          <table:table-cell table:style-name="ce72" table:number-columns-repeated="2"/>
          <table:table-cell table:style-name="ce59" table:number-columns-repeated="3"/>
          <table:table-cell table:style-name="ce17"/>
          <table:table-cell table:style-name="ce130" office:value-type="string" calcext:value-type="string" table:number-columns-spanned="2" table:number-rows-spanned="1">
            <office:annotation office:display="true" draw:style-name="gr1" draw:text-style-name="P10" svg:width="2.038cm" svg:height="0.492cm" svg:x="6.432cm" svg:y="3.987cm" draw:caption-point-x="-0.952cm" draw:caption-point-y="-0.483cm">
              <dc:date>2015-01-25T00:00:00</dc:date>
              <text:p text:style-name="P1"><text:span text:style-name="T1">.button-0102</text:span></text:p>
            </office:annotation>
            <text:p>OK</text:p>
          </table:table-cell>
          <table:covered-table-cell table:style-name="ce80"/>
          <table:table-cell table:number-columns-repeated="1013"/>
        </table:table-row>
        <table:table-row table:style-name="ro4">
          <table:table-cell/>
          <table:table-cell office:value-type="string" calcext:value-type="string">
            <text:p>登録日</text:p>
            <text:p><text:span text:style-name="T11">.label-0103</text:span></text:p>
          </table:table-cell>
          <table:table-cell table:style-name="ce50" table:number-columns-repeated="2"/>
          <table:table-cell office:value-type="string" calcext:value-type="string">
            <text:p>.textbox-0107 <text:s/></text:p>
          </table:table-cell>
          <table:table-cell table:number-columns-repeated="5"/>
          <table:table-cell table:style-name="ce132"/>
          <table:table-cell table:style-name="ce86"/>
          <table:table-cell table:number-columns-repeated="1012"/>
        </table:table-row>
        <table:table-row table:style-name="ro4">
          <table:table-cell/>
          <table:table-cell office:value-type="string" calcext:value-type="string">
            <text:p>名前</text:p>
            <text:p><text:span text:style-name="T11">.label-0103</text:span></text:p>
          </table:table-cell>
          <table:table-cell table:number-columns-repeated="2"/>
          <table:table-cell office:value-type="string" calcext:value-type="string">
            <text:p>.textbox-0107 <text:s/></text:p>
          </table:table-cell>
          <table:table-cell table:number-columns-repeated="5"/>
          <table:table-cell table:style-name="ce132"/>
          <table:table-cell table:style-name="ce86"/>
          <table:table-cell table:number-columns-repeated="1012"/>
        </table:table-row>
        <table:table-row table:style-name="ro4">
          <table:table-cell/>
          <table:table-cell office:value-type="string" calcext:value-type="string">
            <text:p>郵便番号</text:p>
            <text:p><text:span text:style-name="T11">.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table-cell office:value-type="string" calcext:value-type="string">
            <text:p>都道府県</text:p>
            <text:p><text:span text:style-name="T11">.label-0103</text:span></text:p>
          </table:table-cell>
          <table:table-cell table:number-columns-repeated="2"/>
          <table:table-cell table:style-name="ce73" office:value-type="string" calcext:value-type="string">
            <text:p>.pulldown-0107 <text:s/></text:p>
          </table:table-cell>
          <table:table-cell table:style-name="ce75" table:number-columns-repeated="5"/>
          <table:table-cell table:style-name="ce82"/>
          <table:table-cell table:number-columns-repeated="1013"/>
        </table:table-row>
        <table:table-row table:style-name="ro4">
          <table:table-cell/>
          <table:table-cell office:value-type="string" calcext:value-type="string">
            <text:p>市町村以下</text:p>
            <text:p><text:span text:style-name="T11">.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table-cell office:value-type="string" calcext:value-type="string">
            <text:p>電話番号</text:p>
            <text:p><text:span text:style-name="T11">.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table-cell office:value-type="string" calcext:value-type="string">
            <text:p>FAX番号</text:p>
            <text:p><text:span text:style-name="T11">.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table-cell office:value-type="string" calcext:value-type="string">
            <text:p>eメール</text:p>
            <text:p><text:span text:style-name="T11">.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5"/>
          <table:table-cell table:style-name="ce83"/>
          <table:table-cell table:number-columns-repeated="1013"/>
        </table:table-row>
        <table:table-row table:style-name="ro4">
          <table:table-cell table:number-columns-repeated="2"/>
          <table:table-cell table:style-name="ce70" table:number-columns-repeated="2"/>
          <table:table-cell office:value-type="string" calcext:value-type="string">
            <text:p>.textbox-0107 <text:s/></text:p>
          </table:table-cell>
          <table:table-cell table:style-name="ce76" table:number-columns-repeated="5"/>
          <table:table-cell table:style-name="ce84"/>
          <table:table-cell table:number-columns-repeated="1013"/>
        </table:table-row>
        <table:table-row table:style-name="ro4">
          <table:table-cell/>
          <table:table-cell table:style-name="ce68" office:value-type="string" calcext:value-type="string">
            <text:p><text:span text:style-name="T10">URL</text:span></text:p>
            <text:p><text:span text:style-name="T10">.label-0103</text:span></text:p>
          </table:table-cell>
          <table:table-cell table:style-name="ce70" table:number-columns-repeated="2"/>
          <table:table-cell office:value-type="string" calcext:value-type="string">
            <text:p>.textbox-0107 <text:s/></text:p>
          </table:table-cell>
          <table:table-cell table:style-name="ce76" table:number-columns-repeated="5"/>
          <table:table-cell table:style-name="ce84"/>
          <table:table-cell table:number-columns-repeated="1013"/>
        </table:table-row>
        <table:table-row table:style-name="ro4">
          <table:table-cell/>
          <table:table-cell table:style-name="ce68" office:value-type="string" calcext:value-type="string">
            <text:p><text:span text:style-name="T10">権限</text:span></text:p>
            <text:p><text:span text:style-name="T10">.label-0103</text:span></text:p>
          </table:table-cell>
          <table:table-cell table:style-name="ce70" table:number-columns-repeated="2"/>
          <table:table-cell office:value-type="string" calcext:value-type="string">
            <text:p>.textbox-0107 <text:s/></text:p>
          </table:table-cell>
          <table:table-cell table:style-name="ce76" table:number-columns-repeated="5"/>
          <table:table-cell table:style-name="ce84"/>
          <table:table-cell table:number-columns-repeated="1013"/>
        </table:table-row>
        <table:table-row table:style-name="ro4">
          <table:table-cell/>
          <table:table-cell table:style-name="ce68" office:value-type="string" calcext:value-type="string">
            <text:p><text:span text:style-name="T10">ID</text:span></text:p>
            <text:p><text:span text:style-name="T10">.label-0103</text:span></text:p>
          </table:table-cell>
          <table:table-cell table:style-name="ce70" table:number-columns-repeated="2"/>
          <table:table-cell office:value-type="string" calcext:value-type="string">
            <text:p>.textbox-0107 <text:s/></text:p>
          </table:table-cell>
          <table:table-cell table:style-name="ce76" table:number-columns-repeated="5"/>
          <table:table-cell table:style-name="ce84"/>
          <table:table-cell table:number-columns-repeated="1013"/>
        </table:table-row>
        <table:table-row table:style-name="ro4">
          <table:table-cell/>
          <table:table-cell table:style-name="ce68" office:value-type="string" calcext:value-type="string">
            <text:p><text:span text:style-name="T10">パスワード</text:span></text:p>
            <text:p><text:span text:style-name="T10">.label-0103</text:span></text:p>
          </table:table-cell>
          <table:table-cell table:style-name="ce70" table:number-columns-repeated="2"/>
          <table:table-cell office:value-type="string" calcext:value-type="string">
            <text:p>.textbox-0107 <text:s/></text:p>
          </table:table-cell>
          <table:table-cell table:style-name="ce76" table:number-columns-repeated="5"/>
          <table:table-cell table:style-name="ce84"/>
          <table:table-cell table:number-columns-repeated="1013"/>
        </table:table-row>
        <table:table-row table:style-name="ro4">
          <table:table-cell/>
          <table:table-cell table:style-name="ce116" office:value-type="string" calcext:value-type="string" table:number-columns-spanned="3" table:number-rows-spanned="2">
            <text:p><text:span text:style-name="T12">備考</text:span></text:p>
            <text:p><text:span text:style-name="T11">.label-0103</text:span></text:p>
            <text:p/>
          </table:table-cell>
          <table:covered-table-cell table:number-columns-repeated="2"/>
          <table:table-cell table:style-name="ce118" office:value-type="string" calcext:value-type="string">
            <text:p>.textarea-0207 <text:s/></text:p>
          </table:table-cell>
          <table:table-cell table:style-name="ce113" table:number-columns-repeated="5"/>
          <table:table-cell table:style-name="ce122"/>
          <table:table-cell table:number-columns-repeated="1013"/>
        </table:table-row>
        <table:table-row table:style-name="ro4">
          <table:table-cell/>
          <table:covered-table-cell table:style-name="ce94"/>
          <table:covered-table-cell table:number-columns-repeated="2" table:style-name="ce71"/>
          <table:table-cell table:style-name="ce119"/>
          <table:table-cell table:style-name="ce120" table:number-columns-repeated="5"/>
          <table:table-cell table:style-name="ce123"/>
          <table:table-cell table:number-columns-repeated="1013"/>
        </table:table-row>
        <table:table-row table:style-name="ro4">
          <table:table-cell/>
          <table:table-cell table:style-name="ce5" table:number-columns-repeated="10"/>
          <table:table-cell table:number-columns-repeated="1013"/>
        </table:table-row>
        <table:table-row table:style-name="ro4" table:number-rows-repeated="3">
          <table:table-cell table:style-name="Default" table:number-columns-repeated="12"/>
          <table:table-cell table:number-columns-repeated="1012"/>
        </table:table-row>
        <table:table-row table:style-name="ro4">
          <table:table-cell table:style-name="Default" table:number-columns-repeated="12"/>
          <table:table-cell table:number-columns-repeated="1012"/>
        </table:table-row>
      </table:table>
      <table:table table:name="取引先管理 会社タブ" table:style-name="ta1">
        <table:table-column table:style-name="co3" table:number-columns-repeated="1024" table:default-cell-style-name="Default"/>
        <table:table-row table:style-name="ro3">
          <table:table-cell table:style-name="ce5"/>
          <table:table-cell table:style-name="ce43" office:value-type="string" calcext:value-type="string" table:number-columns-spanned="10" table:number-rows-spanned="1">
            <text:p>取引先管理 会社タブ</text:p>
          </table:table-cell>
          <table:covered-table-cell table:style-name="ce5"/>
          <table:covered-table-cell table:number-columns-repeated="8" table:style-name="ce2"/>
          <table:table-cell table:style-name="ce2" table:number-columns-repeated="10"/>
          <table:table-cell table:style-name="ce5" table:number-columns-repeated="2"/>
          <table:table-cell table:number-columns-repeated="1001"/>
        </table:table-row>
        <table:table-row table:style-name="ro3">
          <table:table-cell table:style-name="ce5"/>
          <table:table-cell table:style-name="ce44" office:value-type="string" calcext:value-type="string">
            <text:p>・取引先の会社を管理する画面。</text:p>
          </table:table-cell>
          <table:table-cell table:style-name="ce5"/>
          <table:table-cell table:style-name="ce2" table:number-columns-repeated="18"/>
          <table:table-cell table:style-name="ce5" table:number-columns-repeated="2"/>
          <table:table-cell table:number-columns-repeated="1001"/>
        </table:table-row>
        <table:table-row table:style-name="ro3">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table-cell table:style-name="ce2" table:number-columns-repeated="18"/>
          <table:table-cell table:style-name="ce5" table:number-columns-repeated="2"/>
          <table:table-cell table:number-columns-repeated="1001"/>
        </table:table-row>
        <table:table-row table:style-name="ro3">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2" table:number-columns-repeated="16"/>
          <table:table-cell table:style-name="ce5" table:number-columns-repeated="2"/>
          <table:table-cell table:number-columns-repeated="1001"/>
        </table:table-row>
        <table:table-row table:style-name="ro3" table:number-rows-repeated="2">
          <table:table-cell table:style-name="ce5" table:number-columns-repeated="5"/>
          <table:table-cell table:style-name="ce2" table:number-columns-repeated="16"/>
          <table:table-cell table:style-name="ce5" table:number-columns-repeated="2"/>
          <table:table-cell table:number-columns-repeated="1001"/>
        </table:table-row>
        <table:table-row table:style-name="ro3">
          <table:table-cell table:style-name="ce2"/>
          <table:table-cell table:style-name="ce6"/>
          <table:table-cell table:style-name="ce5" table:number-columns-repeated="17"/>
          <table:table-cell table:number-columns-repeated="2"/>
          <table:table-cell table:style-name="ce2"/>
          <table:table-cell table:style-name="ce5"/>
          <table:table-cell table:number-columns-repeated="1001"/>
        </table:table-row>
        <table:table-row table:style-name="ro3">
          <table:table-cell table:style-name="ce2"/>
          <table:table-cell table:style-name="ce124"/>
          <table:table-cell table:style-name="ce125"/>
          <table:table-cell table:style-name="ce14">
            <office:annotation office:display="true" draw:style-name="gr1" draw:text-style-name="P2" svg:width="1.409cm" svg:height="0.492cm" svg:x="3.635cm" svg:y="1.381cm" draw:caption-point-x="-1.649cm" draw:caption-point-y="1.789cm">
              <dc:date>2014-12-22T00:00:00</dc:date>
              <text:p text:style-name="P1"><text:span text:style-name="T1">.workspace</text:span></text:p>
            </office:annotation>
          </table:table-cell>
          <table:table-cell table:style-name="ce14" table:number-columns-repeated="5"/>
          <table:table-cell table:style-name="ce27" office:value-type="string" calcext:value-type="string">
            <text:p>取引先管理</text:p>
          </table:table-cell>
          <table:table-cell table:style-name="ce24"/>
          <table:table-cell table:style-name="ce24">
            <office:annotation office:display="true" draw:style-name="gr2" draw:text-style-name="P3" svg:width="1.824cm" svg:height="0.492cm" svg:x="6.818cm" svg:y="2.029cm" draw:caption-point-x="-0.838cm" draw:caption-point-y="1.141cm">
              <dc:date>2015-01-19T00:00:00</dc:date>
              <text:p text:style-name="P1"><text:span text:style-name="T2">.title-text-0119</text:span></text:p>
            </office:annotation>
          </table:table-cell>
          <table:table-cell table:style-name="ce24" table:number-columns-repeated="8"/>
          <table:table-cell table:style-name="ce37" office:value-type="string" calcext:value-type="string">
            <office:annotation office:display="true" draw:style-name="gr1" draw:text-style-name="P2" svg:width="1.582cm" svg:height="0.492cm" svg:x="11.086cm" svg:y="2.257cm" draw:caption-point-x="-0.614cm" draw:caption-point-y="0.913cm">
              <dc:date>2014-12-26T00:00:00</dc:date>
              <text:p text:style-name="P1"><text:span text:style-name="T1">.button-0101</text:span></text:p>
            </office:annotation>
            <text:p>×</text:p>
          </table:table-cell>
          <table:table-cell table:style-name="ce2"/>
          <table:table-cell table:style-name="ce5"/>
          <table:table-cell table:number-columns-repeated="1001"/>
        </table:table-row>
        <table:table-row table:style-name="ro4">
          <table:table-cell table:style-name="ce5"/>
          <table:table-cell table:style-name="ce105" office:value-type="string" calcext:value-type="string">
            <text:p>個人</text:p>
          </table:table-cell>
          <table:table-cell table:style-name="ce106" office:value-type="string" calcext:value-type="string">
            <office:annotation office:display="true" draw:style-name="gr18" draw:text-style-name="P3" svg:width="3.018cm" svg:height="1.623cm" svg:x="3.279cm" svg:y="5.313cm" draw:caption-point-x="-1.792cm" draw:caption-point-y="-1.691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会社</text:p>
          </table:table-cell>
          <table:table-cell table:style-name="ce107"/>
          <table:table-cell table:style-name="ce21" table:number-columns-repeated="16"/>
          <table:table-cell table:style-name="ce111"/>
          <table:table-cell table:style-name="ce5" table:number-columns-repeated="2"/>
          <table:table-cell table:number-columns-repeated="1001"/>
        </table:table-row>
        <table:table-row table:style-name="ro4">
          <table:table-cell table:style-name="ce5"/>
          <table:table-cell table:style-name="ce9" office:value-type="string" calcext:value-type="string">
            <office:annotation office:display="true" draw:style-name="gr4" draw:text-style-name="P4" svg:width="1.384cm" svg:height="0.438cm" svg:x="3.522cm" svg:y="7.296cm" draw:caption-point-x="-2.534cm" draw:caption-point-y="-3.175cm">
              <dc:date>2014-12-22T00:00:00</dc:date>
              <text:p text:style-name="P1"><text:span text:style-name="T3">.label-0101</text:span></text:p>
            </office:annotation>
            <text:p>検索</text:p>
          </table:table-cell>
          <table:table-cell table:style-name="ce117" office:value-type="string" calcext:value-type="string">
            <text:p>.textbox-0108</text:p>
          </table:table-cell>
          <table:table-cell table:style-name="ce22"/>
          <table:table-cell table:style-name="ce127">
            <office:annotation office:display="true" draw:style-name="gr7" draw:text-style-name="P2" svg:width="1.814cm" svg:height="0.783cm" svg:x="4.09cm" svg:y="2.067cm" draw:caption-point-x="-1.605cm" draw:caption-point-y="2.054cm">
              <dc:date>2014-12-22T00:00:00</dc:date>
              <text:p text:style-name="P1"><text:span text:style-name="T1">1. .workspace</text:span></text:p>
              <text:p text:style-name="P1"><text:span text:style-name="T1">2. .tab-container</text:span></text:p>
            </office:annotation>
          </table:table-cell>
          <table:table-cell table:style-name="ce127"/>
          <table:table-cell table:style-name="ce22" table:number-columns-repeated="3"/>
          <table:table-cell table:style-name="ce26"/>
          <table:table-cell table:style-name="ce28" office:value-type="string" calcext:value-type="string">
            <office:annotation office:display="true" draw:style-name="gr1" draw:text-style-name="P11" svg:width="1.618cm" svg:height="0.492cm" svg:x="10.085cm" svg:y="7.013cm" draw:caption-point-x="-4.605cm" draw:caption-point-y="-2.892cm">
              <dc:date>2014-12-22T00:00:00</dc:date>
              <text:p text:style-name="P1"><text:span text:style-name="T4">.button-0101</text:span></text:p>
            </office:annotation>
            <text:p>検</text:p>
          </table:table-cell>
          <table:table-cell table:style-name="ce14" office:value-type="string" calcext:value-type="string">
            <office:annotation office:display="true" draw:style-name="gr4" draw:text-style-name="P4" svg:width="1.469cm" svg:height="0.438cm" svg:x="7.013cm" svg:y="3.187cm" draw:caption-point-x="-1.033cm" draw:caption-point-y="0.934cm">
              <dc:date>2014-12-22T00:00:00</dc:date>
              <text:p text:style-name="P1"><text:span text:style-name="T3">.label-0101</text:span></text:p>
            </office:annotation>
            <text:p>期間</text:p>
          </table:table-cell>
          <table:table-cell table:style-name="ce29">
            <office:annotation office:display="true" draw:style-name="gr1" draw:text-style-name="P6" svg:width="1.661cm" svg:height="0.492cm" svg:x="9.989cm" svg:y="6.322cm" draw:caption-point-x="-3.51cm" draw:caption-point-y="-2.201cm">
              <dc:date>2014-12-22T00:00:00</dc:date>
              <text:p text:style-name="P5"><text:span text:style-name="T4">.textbox-0102</text:span></text:p>
            </office:annotation>
          </table:table-cell>
          <table:table-cell table:style-name="ce30"/>
          <table:table-cell table:style-name="ce32" office:value-type="string" calcext:value-type="string">
            <office:annotation office:display="true" draw:style-name="gr4" draw:text-style-name="P3" svg:width="2.779cm" svg:height="0.438cm" svg:x="9.934cm" svg:y="5.724cm" draw:caption-point-x="-2.457cm" draw:caption-point-y="-1.603cm">
              <dc:date>2015-01-19T00:00:00</dc:date>
              <text:p text:style-name="P1"><text:span text:style-name="T3">.label-0101.t-align-center</text:span></text:p>
            </office:annotation>
            <text:p>~</text:p>
          </table:table-cell>
          <table:table-cell table:style-name="ce16"/>
          <table:table-cell table:style-name="ce30"/>
          <table:table-cell table:style-name="ce17" office:value-type="string" calcext:value-type="string" table:number-columns-spanned="2" table:number-rows-spanned="1">
            <text:p>取引実績</text:p>
          </table:table-cell>
          <table:covered-table-cell table:style-name="ce135"/>
          <table:table-cell table:style-name="ce136" table:number-columns-spanned="2" table:number-rows-spanned="1">
            <office:annotation office:display="true" draw:style-name="gr1" draw:text-style-name="P12" svg:width="1.793cm" svg:height="0.492cm" svg:x="11.225cm" svg:y="3.345cm" draw:caption-point-x="-0.753cm" draw:caption-point-y="0.776cm">
              <dc:date>2014-12-22T00:00:00</dc:date>
              <text:p text:style-name="P5"><text:span text:style-name="T6">.pulldown-0102</text:span></text:p>
            </office:annotation>
          </table:table-cell>
          <table:covered-table-cell table:style-name="ce137"/>
          <table:table-cell table:style-name="ce5" table:number-columns-repeated="2"/>
          <table:table-cell table:number-columns-repeated="1001"/>
        </table:table-row>
        <table:table-row table:style-name="ro4">
          <table:table-cell table:style-name="ce5"/>
          <table:table-cell table:style-name="ce133" office:value-type="string" calcext:value-type="string">
            <office:annotation office:display="true" draw:style-name="gr1" draw:text-style-name="P4" svg:width="1.569cm" svg:height="0.492cm" svg:x="3.44cm" svg:y="7.857cm" draw:caption-point-x="-2.452cm" draw:caption-point-y="-3.237cm">
              <dc:date>2014-12-22T00:00:00</dc:date>
              <text:p text:style-name="P1"><text:span text:style-name="T1">.button-0101</text:span></text:p>
            </office:annotation>
            <text:p>新</text:p>
          </table:table-cell>
          <table:table-cell table:style-name="ce134" office:value-type="string" calcext:value-type="string">
            <text:p>削</text:p>
          </table:table-cell>
          <table:table-cell table:style-name="ce23" table:number-columns-repeated="14"/>
          <table:table-cell table:style-name="ce17" office:value-type="string" calcext:value-type="string" table:number-columns-spanned="2" table:number-rows-spanned="1">
            <text:p>属性</text:p>
          </table:table-cell>
          <table:covered-table-cell table:style-name="ce135"/>
          <table:table-cell table:style-name="ce136" table:number-columns-spanned="2" table:number-rows-spanned="1"/>
          <table:covered-table-cell table:style-name="ce137"/>
          <table:table-cell table:style-name="ce5" table:number-columns-repeated="2"/>
          <table:table-cell table:number-columns-repeated="1001"/>
        </table:table-row>
        <table:table-row table:style-name="ro4">
          <table:table-cell table:style-name="ce5"/>
          <table:table-cell table:style-name="ce11" office:value-type="string" calcext:value-type="string">
            <text:p>1. .wrap-list</text:p>
            <text:p>2. .list</text:p>
          </table:table-cell>
          <table:table-cell table:style-name="ce18" table:number-columns-repeated="18"/>
          <table:table-cell table:style-name="ce40"/>
          <table:table-cell table:style-name="ce5" table:number-columns-repeated="2"/>
          <table:table-cell table:number-columns-repeated="1001"/>
        </table:table-row>
        <table:table-row table:style-name="ro4">
          <table:table-cell table:style-name="ce5"/>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style-name="ce5" table:number-columns-repeated="2"/>
          <table:table-cell table:number-columns-repeated="1001"/>
        </table:table-row>
        <table:table-row table:style-name="ro4" table:number-rows-repeated="3">
          <table:table-cell table:style-name="ce5"/>
          <table:table-cell table:style-name="ce12"/>
          <table:table-cell table:style-name="ce19" table:number-columns-repeated="18"/>
          <table:table-cell table:style-name="ce41"/>
          <table:table-cell table:style-name="ce5" table:number-columns-repeated="2"/>
          <table:table-cell table:number-columns-repeated="1001"/>
        </table:table-row>
        <table:table-row table:style-name="ro4">
          <table:table-cell table:style-name="ce5"/>
          <table:table-cell table:style-name="ce12"/>
          <table:table-cell table:style-name="ce19" table:number-columns-repeated="17"/>
          <table:table-cell table:style-name="ce31"/>
          <table:table-cell table:style-name="ce41"/>
          <table:table-cell table:style-name="ce5" table:number-columns-repeated="2"/>
          <table:table-cell table:number-columns-repeated="1001"/>
        </table:table-row>
        <table:table-row table:style-name="ro4" table:number-rows-repeated="4">
          <table:table-cell table:style-name="ce5"/>
          <table:table-cell table:style-name="ce12"/>
          <table:table-cell table:style-name="ce19" table:number-columns-repeated="18"/>
          <table:table-cell table:style-name="ce41"/>
          <table:table-cell table:style-name="ce5" table:number-columns-repeated="2"/>
          <table:table-cell table:number-columns-repeated="1001"/>
        </table:table-row>
        <table:table-row table:style-name="ro4">
          <table:table-cell table:style-name="ce5"/>
          <table:table-cell table:style-name="ce13"/>
          <table:table-cell table:style-name="ce20" table:number-columns-repeated="18"/>
          <table:table-cell table:style-name="ce42"/>
          <table:table-cell table:style-name="ce5" table:number-columns-repeated="2"/>
          <table:table-cell table:number-columns-repeated="1001"/>
        </table:table-row>
        <table:table-row table:style-name="ro4">
          <table:table-cell table:style-name="ce5" table:number-columns-repeated="23"/>
          <table:table-cell table:number-columns-repeated="1001"/>
        </table:table-row>
        <table:table-row table:style-name="ro4" table:number-rows-repeated="1048552">
          <table:table-cell table:number-columns-repeated="1024"/>
        </table:table-row>
        <table:table-row table:style-name="ro3">
          <table:table-cell table:number-columns-repeated="1024"/>
        </table:table-row>
      </table:table>
      <table:table table:name="取引先管理 会社 登録・編集画面 社員タブ" table:style-name="ta1">
        <table:table-column table:style-name="co3" table:number-columns-repeated="1018" table:default-cell-style-name="ce5"/>
        <table:table-column table:style-name="co3" table:number-columns-repeated="6" table:default-cell-style-name="Default"/>
        <table:table-row table:style-name="ro3">
          <table:table-cell/>
          <table:table-cell table:style-name="ce43" office:value-type="string" calcext:value-type="string" table:number-columns-spanned="13" table:number-rows-spanned="1">
            <text:p>取引先管理 会社 登録・編集画面 社員タブ</text:p>
          </table:table-cell>
          <table:covered-table-cell table:number-columns-repeated="12"/>
          <table:table-cell table:number-columns-repeated="5"/>
          <table:table-cell table:style-name="Default"/>
          <table:table-cell table:number-columns-repeated="1004"/>
        </table:table-row>
        <table:table-row table:style-name="ro3">
          <table:table-cell/>
          <table:table-cell table:style-name="ce44" office:value-type="string" calcext:value-type="string">
            <text:p>・取引先の会社の情報を編集する画面。社員を編集するタブを開いた状態。</text:p>
          </table:table-cell>
          <table:table-cell table:number-columns-repeated="17"/>
          <table:table-cell table:style-name="Default"/>
          <table:table-cell table:number-columns-repeated="1004"/>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number-columns-repeated="17"/>
          <table:table-cell table:style-name="Default"/>
          <table:table-cell table:number-columns-repeated="1004"/>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4"/>
          <table:table-cell table:style-name="Default"/>
          <table:table-cell table:number-columns-repeated="1004"/>
        </table:table-row>
        <table:table-row table:style-name="ro3">
          <table:table-cell table:number-columns-repeated="19"/>
          <table:table-cell table:style-name="Default"/>
          <table:table-cell table:number-columns-repeated="1004"/>
        </table:table-row>
        <table:table-row table:style-name="ro3">
          <table:table-cell/>
          <table:table-cell table:style-name="ce6"/>
          <table:table-cell table:number-columns-repeated="16"/>
          <table:table-cell table:style-name="Default" table:number-columns-repeated="2"/>
          <table:table-cell table:number-columns-repeated="1004"/>
        </table:table-row>
        <table:table-row table:style-name="ro4">
          <table:table-cell/>
          <table:table-cell table:style-name="ce7"/>
          <table:table-cell table:style-name="ce24" table:number-columns-repeated="4"/>
          <table:table-cell table:style-name="ce27"/>
          <table:table-cell table:style-name="ce24"/>
          <table:table-cell table:style-name="ce148" office:value-type="string" calcext:value-type="string">
            <text:p>登録・編集画面</text:p>
          </table:table-cell>
          <table:table-cell table:style-name="ce24">
            <office:annotation office:display="true" draw:style-name="gr2" draw:text-style-name="P3" svg:width="1.778cm" svg:height="0.492cm" svg:x="5.863cm" svg:y="1.612cm" draw:caption-point-x="-0.882cm" draw:caption-point-y="1.107cm">
              <dc:date>2015-01-19T00:00:00</dc:date>
              <text:p text:style-name="P1"><text:span text:style-name="T2">.title-text-0119</text:span></text:p>
            </office:annotation>
          </table:table-cell>
          <table:table-cell table:style-name="ce24" table:number-columns-repeated="4"/>
          <table:table-cell table:style-name="ce14">
            <office:annotation office:display="true" draw:style-name="gr19" draw:text-style-name="P2" svg:width="2.754cm" svg:height="0.757cm" svg:x="9.282cm" svg:y="1.116cm" draw:caption-point-x="-1.805cm" draw:caption-point-y="1.603cm">
              <dc:date>2014-12-27T00:00:00</dc:date>
              <text:p text:style-name="P1"><text:span text:style-name="T1">.workspace.width-max</text:span></text:p>
              <text:p text:style-name="P1"><text:span text:style-name="T5">.workspace.width-max .grid</text:span></text:p>
            </office:annotation>
          </table:table-cell>
          <table:table-cell table:style-name="ce24" table:number-columns-repeated="3"/>
          <table:table-cell table:style-name="ce37" office:value-type="string" calcext:value-type="string">
            <office:annotation office:display="true" draw:style-name="gr1" draw:text-style-name="P2" svg:width="2.175cm" svg:height="0.492cm" svg:x="10.209cm" svg:y="2.095cm" draw:caption-point-x="-0.735cm" draw:caption-point-y="0.624cm">
              <dc:date>2014-12-26T00:00:00</dc:date>
              <text:p text:style-name="P1"><text:span text:style-name="T1">.button-0101</text:span></text:p>
            </office:annotation>
            <text:p>×</text:p>
          </table:table-cell>
          <table:table-cell table:style-name="Default" table:number-columns-repeated="3"/>
          <table:table-cell table:number-columns-repeated="1002"/>
        </table:table-row>
        <table:table-row table:style-name="ro4">
          <table:table-cell/>
          <table:table-cell table:style-name="ce45" office:value-type="string" calcext:value-type="string">
            <text:p>登録日</text:p>
            <text:p>.label-0104</text:p>
          </table:table-cell>
          <table:table-cell table:style-name="ce50"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2"/>
          <table:table-cell table:style-name="ce59" table:number-columns-repeated="3"/>
          <table:table-cell table:style-name="ce99"/>
          <table:table-cell table:style-name="ce59" table:number-columns-repeated="2"/>
          <table:table-cell table:style-name="ce62"/>
          <table:table-cell table:style-name="Default"/>
          <table:table-cell table:number-columns-repeated="1004"/>
        </table:table-row>
        <table:table-row table:style-name="ro4">
          <table:table-cell/>
          <table:table-cell table:style-name="ce45" office:value-type="string" calcext:value-type="string">
            <text:p>会社名・フリガナ</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51" office:value-type="string" calcext:value-type="string">
            <text:p>会社名</text:p>
            <text:p>.label-0104</text:p>
          </table:table-cell>
          <table:table-cell table:style-name="ce51"/>
          <table:table-cell table:style-name="ce70" table:number-columns-repeated="2"/>
          <table:table-cell table:style-name="ce56" office:value-type="string" calcext:value-type="string">
            <text:p>.textbox-0105</text:p>
          </table:table-cell>
          <table:table-cell table:style-name="ce22" table:number-columns-repeated="3"/>
          <table:table-cell table:style-name="ce84"/>
          <table:table-cell table:style-name="Default"/>
          <table:table-cell table:number-columns-repeated="1004"/>
        </table:table-row>
        <table:table-row table:style-name="ro4">
          <table:table-cell/>
          <table:table-cell table:style-name="ce45" office:value-type="string" calcext:value-type="string">
            <text:p>屋号・フリガナ</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51" office:value-type="string" calcext:value-type="string">
            <text:p>屋号</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84"/>
          <table:table-cell table:style-name="Default"/>
          <table:table-cell table:number-columns-repeated="1004"/>
        </table:table-row>
        <table:table-row table:style-name="ro4">
          <table:table-cell/>
          <table:table-cell table:style-name="ce45" office:value-type="string" calcext:value-type="string">
            <text:p>事業所名1</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8"/>
          <table:table-cell table:style-name="ce152"/>
          <table:table-cell table:style-name="Default" table:number-columns-repeated="28"/>
          <table:table-cell table:number-columns-repeated="977"/>
        </table:table-row>
        <table:table-row table:style-name="ro4">
          <table:table-cell/>
          <table:table-cell table:style-name="ce45" office:value-type="string" calcext:value-type="string">
            <text:p>住所</text:p>
            <text:p>.label-0104</text:p>
          </table:table-cell>
          <table:table-cell table:style-name="ce51" table:number-columns-repeated="2"/>
          <table:table-cell table:style-name="ce70"/>
          <table:table-cell table:style-name="ce56" office:value-type="string" calcext:value-type="string">
            <office:annotation office:display="true" draw:style-name="gr20" draw:text-style-name="P6" svg:width="2.413cm" svg:height="0.731cm" svg:x="9.581cm" svg:y="3.173cm" draw:caption-point-x="-6.596cm" draw:caption-point-y="2.042cm">
              <dc:date>2014-12-26T00:00:00</dc:date>
              <text:p text:style-name="P5"><text:span text:style-name="T7">.textbox-0102</text:span></text:p>
              <text:list text:style-name="">
                <text:list-item>
                  <text:p text:style-name="P5"><text:span text:style-name="T7">※</text:span><text:span text:style-name="T7">プレースホルダーを使う</text:span></text:p>
                </text:list-item>
              </text:list>
            </office:annotation>
            <text:p>郵便番号</text:p>
          </table:table-cell>
          <table:table-cell table:style-name="ce26"/>
          <table:table-cell table:style-name="ce73" office:value-type="string" calcext:value-type="string">
            <office:annotation office:display="true" draw:style-name="gr11" draw:text-style-name="P6" svg:width="1.663cm" svg:height="0.466cm" svg:x="9.578cm" svg:y="4.237cm" draw:caption-point-x="-5.595cm" draw:caption-point-y="0.978cm">
              <dc:date>2014-12-26T00:00:00</dc:date>
              <text:p text:style-name="P5"><text:span text:style-name="T7">.pulldown-0102</text:span></text:p>
            </office:annotation>
            <text:p>都道府県</text:p>
          </table:table-cell>
          <table:table-cell table:style-name="ce143"/>
          <table:table-cell table:style-name="ce56" office:value-type="string" calcext:value-type="string">
            <text:p>.textbox-0110</text:p>
          </table:table-cell>
          <table:table-cell table:style-name="ce22" table:number-columns-repeated="6"/>
          <table:table-cell table:style-name="ce150" table:number-columns-repeated="2"/>
          <table:table-cell table:style-name="ce61"/>
          <table:table-cell table:style-name="Default" table:number-columns-repeated="28"/>
          <table:table-cell table:number-columns-repeated="977"/>
        </table:table-row>
        <table:table-row table:style-name="ro4">
          <table:table-cell/>
          <table:table-cell table:style-name="ce45" office:value-type="string" calcext:value-type="string">
            <text:p>電話番号</text:p>
            <text:p><text:span text:style-name="T10">.label-0104</text:span></text:p>
          </table:table-cell>
          <table:table-cell table:style-name="ce51"/>
          <table:table-cell table:style-name="ce70" table:number-columns-repeated="2"/>
          <table:table-cell table:style-name="ce56" office:value-type="string" calcext:value-type="string">
            <text:p>.textbox-0103 </text:p>
          </table:table-cell>
          <table:table-cell table:style-name="ce22"/>
          <table:table-cell table:style-name="ce26"/>
          <table:table-cell table:style-name="ce50" office:value-type="string" calcext:value-type="string">
            <text:p>FAX番号</text:p>
            <text:p><text:span text:style-name="T15">.label-0102</text:span></text:p>
          </table:table-cell>
          <table:table-cell table:style-name="ce70"/>
          <table:table-cell table:style-name="ce56" office:value-type="string" calcext:value-type="string">
            <text:p>.textbox-0103 </text:p>
          </table:table-cell>
          <table:table-cell table:style-name="ce22"/>
          <table:table-cell table:style-name="ce26"/>
          <table:table-cell table:style-name="ce50" office:value-type="string" calcext:value-type="string">
            <text:p>eメール</text:p>
            <text:p><text:span text:style-name="T15">.label-0102</text:span></text:p>
          </table:table-cell>
          <table:table-cell table:style-name="ce70"/>
          <table:table-cell table:style-name="ce56" office:value-type="string" calcext:value-type="string">
            <text:p>.textbox-0104</text:p>
          </table:table-cell>
          <table:table-cell table:style-name="ce22" table:number-columns-repeated="2"/>
          <table:table-cell table:style-name="ce61"/>
          <table:table-cell table:style-name="Default" table:number-columns-repeated="28"/>
          <table:table-cell table:number-columns-repeated="977"/>
        </table:table-row>
        <table:table-row table:style-name="ro4">
          <table:table-cell/>
          <table:table-cell table:style-name="ce45" office:value-type="string" calcext:value-type="string">
            <text:p>事業所名2</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8"/>
          <table:table-cell table:style-name="ce152"/>
          <table:table-cell table:style-name="Default" table:number-columns-repeated="28"/>
          <table:table-cell table:number-columns-repeated="977"/>
        </table:table-row>
        <table:table-row table:style-name="ro4">
          <table:table-cell/>
          <table:table-cell table:style-name="ce45" office:value-type="string" calcext:value-type="string">
            <text:p>住所</text:p>
            <text:p>.label-0104</text:p>
          </table:table-cell>
          <table:table-cell table:style-name="ce51" table:number-columns-repeated="2"/>
          <table:table-cell table:style-name="ce70"/>
          <table:table-cell table:style-name="ce56" office:value-type="string" calcext:value-type="string">
            <text:p>郵便番号</text:p>
          </table:table-cell>
          <table:table-cell table:style-name="ce26"/>
          <table:table-cell table:style-name="ce73" office:value-type="string" calcext:value-type="string">
            <text:p>都道府県</text:p>
          </table:table-cell>
          <table:table-cell table:style-name="ce143"/>
          <table:table-cell table:style-name="ce56" office:value-type="string" calcext:value-type="string">
            <text:p>.textbox-0110</text:p>
          </table:table-cell>
          <table:table-cell table:style-name="ce22" table:number-columns-repeated="6"/>
          <table:table-cell table:style-name="ce150" table:number-columns-repeated="2"/>
          <table:table-cell table:style-name="ce61"/>
          <table:table-cell table:style-name="Default" table:number-columns-repeated="28"/>
          <table:table-cell table:number-columns-repeated="977"/>
        </table:table-row>
        <table:table-row table:style-name="ro4">
          <table:table-cell/>
          <table:table-cell table:style-name="ce45" office:value-type="string" calcext:value-type="string">
            <text:p>電話番号</text:p>
            <text:p><text:span text:style-name="T10">.label-0104</text:span></text:p>
          </table:table-cell>
          <table:table-cell table:style-name="ce51"/>
          <table:table-cell table:style-name="ce70" table:number-columns-repeated="2"/>
          <table:table-cell table:style-name="ce56" office:value-type="string" calcext:value-type="string">
            <text:p>.textbox-0103 </text:p>
          </table:table-cell>
          <table:table-cell table:style-name="ce22"/>
          <table:table-cell table:style-name="ce26"/>
          <table:table-cell table:style-name="ce50" office:value-type="string" calcext:value-type="string">
            <text:p>FAX番号</text:p>
            <text:p><text:span text:style-name="T15">.label-0102</text:span></text:p>
          </table:table-cell>
          <table:table-cell table:style-name="ce70"/>
          <table:table-cell table:style-name="ce56" office:value-type="string" calcext:value-type="string">
            <text:p>.textbox-0103 </text:p>
          </table:table-cell>
          <table:table-cell table:style-name="ce22"/>
          <table:table-cell table:style-name="ce26"/>
          <table:table-cell table:style-name="ce50" office:value-type="string" calcext:value-type="string">
            <text:p>eメール</text:p>
            <text:p><text:span text:style-name="T15">.label-0102</text:span></text:p>
          </table:table-cell>
          <table:table-cell table:style-name="ce70"/>
          <table:table-cell table:style-name="ce56" office:value-type="string" calcext:value-type="string">
            <text:p>.textbox-0104</text:p>
          </table:table-cell>
          <table:table-cell table:style-name="ce22" table:number-columns-repeated="2"/>
          <table:table-cell table:style-name="ce61"/>
          <table:table-cell table:style-name="Default" table:number-columns-repeated="28"/>
          <table:table-cell table:number-columns-repeated="977"/>
        </table:table-row>
        <table:table-row table:style-name="ro4">
          <table:table-cell/>
          <table:table-cell table:style-name="ce45" office:value-type="string" calcext:value-type="string">
            <text:p>事業所名3</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8"/>
          <table:table-cell table:style-name="ce152"/>
          <table:table-cell table:style-name="Default" table:number-columns-repeated="28"/>
          <table:table-cell table:number-columns-repeated="977"/>
        </table:table-row>
        <table:table-row table:style-name="ro4">
          <table:table-cell/>
          <table:table-cell table:style-name="ce45" office:value-type="string" calcext:value-type="string">
            <text:p>住所</text:p>
            <text:p>.label-0104</text:p>
          </table:table-cell>
          <table:table-cell table:style-name="ce51" table:number-columns-repeated="2"/>
          <table:table-cell table:style-name="ce70"/>
          <table:table-cell table:style-name="ce56" office:value-type="string" calcext:value-type="string">
            <text:p>郵便番号</text:p>
          </table:table-cell>
          <table:table-cell table:style-name="ce26"/>
          <table:table-cell table:style-name="ce73" office:value-type="string" calcext:value-type="string">
            <text:p>都道府県</text:p>
          </table:table-cell>
          <table:table-cell table:style-name="ce143"/>
          <table:table-cell table:style-name="ce56" office:value-type="string" calcext:value-type="string">
            <text:p>.textbox-0110</text:p>
          </table:table-cell>
          <table:table-cell table:style-name="ce22" table:number-columns-repeated="6"/>
          <table:table-cell table:style-name="ce150" table:number-columns-repeated="2"/>
          <table:table-cell table:style-name="ce61"/>
          <table:table-cell table:style-name="Default" table:number-columns-repeated="28"/>
          <table:table-cell table:number-columns-repeated="977"/>
        </table:table-row>
        <table:table-row table:style-name="ro4">
          <table:table-cell/>
          <table:table-cell table:style-name="ce45" office:value-type="string" calcext:value-type="string">
            <text:p>電話番号</text:p>
            <text:p><text:span text:style-name="T10">.label-0104</text:span></text:p>
          </table:table-cell>
          <table:table-cell table:style-name="ce51"/>
          <table:table-cell table:style-name="ce70" table:number-columns-repeated="2"/>
          <table:table-cell table:style-name="ce56" office:value-type="string" calcext:value-type="string">
            <text:p>.textbox-0103 </text:p>
          </table:table-cell>
          <table:table-cell table:style-name="ce22"/>
          <table:table-cell table:style-name="ce26"/>
          <table:table-cell table:style-name="ce50" office:value-type="string" calcext:value-type="string">
            <text:p>FAX番号</text:p>
            <text:p><text:span text:style-name="T15">.label-0102</text:span></text:p>
          </table:table-cell>
          <table:table-cell table:style-name="ce70"/>
          <table:table-cell table:style-name="ce56" office:value-type="string" calcext:value-type="string">
            <text:p>.textbox-0103 </text:p>
          </table:table-cell>
          <table:table-cell table:style-name="ce22"/>
          <table:table-cell table:style-name="ce26"/>
          <table:table-cell table:style-name="ce50" office:value-type="string" calcext:value-type="string">
            <text:p>eメール</text:p>
            <text:p><text:span text:style-name="T15">.label-0102</text:span></text:p>
          </table:table-cell>
          <table:table-cell table:style-name="ce70"/>
          <table:table-cell table:style-name="ce56" office:value-type="string" calcext:value-type="string">
            <text:p>.textbox-0104</text:p>
          </table:table-cell>
          <table:table-cell table:style-name="ce22" table:number-columns-repeated="2"/>
          <table:table-cell table:style-name="ce61"/>
          <table:table-cell table:style-name="Default" table:number-columns-repeated="28"/>
          <table:table-cell table:number-columns-repeated="977"/>
        </table:table-row>
        <table:table-row table:style-name="ro4">
          <table:table-cell/>
          <table:table-cell table:style-name="ce45" office:value-type="string" calcext:value-type="string">
            <text:p>URL</text:p>
            <text:p>.label-0104</text:p>
          </table:table-cell>
          <table:table-cell table:style-name="ce51" table:number-columns-repeated="2"/>
          <table:table-cell table:style-name="ce70"/>
          <table:table-cell table:style-name="ce145" office:value-type="string" calcext:value-type="string">
            <text:p>.textbox-0105</text:p>
          </table:table-cell>
          <table:table-cell table:style-name="ce22" table:number-columns-repeated="3"/>
          <table:table-cell table:style-name="ce26"/>
          <table:table-cell table:style-name="ce34" table:number-columns-repeated="2"/>
          <table:table-cell table:style-name="ce52" table:number-columns-repeated="3"/>
          <table:table-cell table:style-name="ce99"/>
          <table:table-cell table:style-name="ce59" table:number-columns-repeated="2"/>
          <table:table-cell table:style-name="ce62"/>
          <table:table-cell table:style-name="Default" table:number-columns-repeated="28"/>
          <table:table-cell table:number-columns-repeated="977"/>
        </table:table-row>
        <table:table-row table:style-name="ro4">
          <table:table-cell/>
          <table:table-cell table:style-name="ce45" office:value-type="string" calcext:value-type="string">
            <text:p>属性</text:p>
            <text:p>.label-0104</text:p>
          </table:table-cell>
          <table:table-cell table:style-name="ce70" table:number-columns-repeated="3"/>
          <table:table-cell table:style-name="ce50" office:value-type="string" calcext:value-type="string">
            <text:p>営業先</text:p>
            <text:p><text:span text:style-name="T15">.label-0102</text:span></text:p>
          </table:table-cell>
          <table:table-cell table:style-name="ce70"/>
          <table:table-cell table:style-name="ce147" office:value-type="string" calcext:value-type="string">
            <office:annotation office:display="true" draw:style-name="gr11" draw:text-style-name="P3" svg:width="1.758cm" svg:height="0.466cm" svg:x="5.846cm" svg:y="8.318cm" draw:caption-point-x="-1.863cm" draw:caption-point-y="1.389cm">
              <dc:date>2014-12-26T00:00:00</dc:date>
              <text:p text:style-name="P1"><text:span text:style-name="T5">.checkbox-0101</text:span></text:p>
            </office:annotation>
            <text:p>□</text:p>
          </table:table-cell>
          <table:table-cell table:style-name="ce146" office:value-type="string" calcext:value-type="string">
            <office:annotation office:display="true" draw:style-name="gr11" draw:text-style-name="P6" svg:width="1.414cm" svg:height="0.466cm" svg:x="5.229cm" svg:y="8.972cm" draw:caption-point-x="-0.747cm" draw:caption-point-y="0.735cm">
              <dc:date>2014-12-26T00:00:00</dc:date>
              <text:p text:style-name="P5"><text:span text:style-name="T7">.label-0101</text:span></text:p>
            </office:annotation>
            <text:p>顧客</text:p>
          </table:table-cell>
          <table:table-cell table:style-name="ce147" office:value-type="string" calcext:value-type="string">
            <text:p>□</text:p>
          </table:table-cell>
          <table:table-cell table:style-name="ce50" office:value-type="string" calcext:value-type="string">
            <text:p>仕入先</text:p>
            <text:p><text:span text:style-name="T15">.label-0102</text:span></text:p>
          </table:table-cell>
          <table:table-cell table:style-name="ce70"/>
          <table:table-cell table:style-name="ce147" office:value-type="string" calcext:value-type="string">
            <text:p>□</text:p>
          </table:table-cell>
          <table:table-cell table:style-name="ce34" table:number-columns-repeated="2"/>
          <table:table-cell table:style-name="ce59" table:number-columns-repeated="2"/>
          <table:table-cell table:style-name="ce151"/>
          <table:table-cell table:style-name="ce62"/>
          <table:table-cell table:style-name="Default" table:number-columns-repeated="28"/>
          <table:table-cell table:number-columns-repeated="977"/>
        </table:table-row>
        <table:table-row table:style-name="ro4">
          <table:table-cell/>
          <table:table-cell table:style-name="ce45" office:value-type="string" calcext:value-type="string">
            <text:p>種別価格</text:p>
            <text:p><text:span text:style-name="T11">.label</text:span><text:span text:style-name="T14">-0102</text:span></text:p>
          </table:table-cell>
          <table:table-cell table:style-name="ce70"/>
          <table:table-cell table:style-name="ce141" office:value-type="string" calcext:value-type="string" table:number-columns-spanned="2" table:number-rows-spanned="1">
            <office:annotation office:display="true" draw:style-name="gr21" draw:text-style-name="P6" svg:width="1.403cm" svg:height="0.466cm" svg:x="3.726cm" svg:y="11.387cm" draw:caption-point-x="-1.241cm" draw:caption-point-y="-1.18cm">
              <dc:date>2015-01-23T00:00:00</dc:date>
              <text:list text:style-name="">
                <text:list-header>
                  <text:p text:style-name="P5"><text:span text:style-name="T7">.button-0102</text:span></text:p>
                </text:list-header>
              </text:list>
            </office:annotation>
            <text:p><text:s/>編集</text:p>
          </table:table-cell>
          <table:covered-table-cell table:style-name="ce143"/>
          <table:table-cell table:style-name="ce146" office:value-type="string" calcext:value-type="string">
            <office:annotation office:display="true" draw:style-name="gr11" draw:text-style-name="P6" svg:width="1.414cm" svg:height="0.466cm" svg:x="3.715cm" svg:y="10.784cm" draw:caption-point-x="-0.73cm" draw:caption-point-y="-0.577cm">
              <dc:date>2014-12-26T00:00:00</dc:date>
              <text:p text:style-name="P5"><text:span text:style-name="T7">.label-0101</text:span></text:p>
            </office:annotation>
            <text:p>締日</text:p>
          </table:table-cell>
          <table:table-cell table:style-name="ce73"/>
          <table:table-cell table:style-name="ce143"/>
          <table:table-cell table:style-name="ce50" office:value-type="string" calcext:value-type="string">
            <text:p>支払サイト</text:p>
            <text:p>.label-0103</text:p>
          </table:table-cell>
          <table:table-cell table:style-name="ce70"/>
          <table:table-cell table:style-name="ce34"/>
          <table:table-cell table:style-name="ce149" table:number-columns-spanned="4" table:number-rows-spanned="1">
            <office:annotation office:display="true" draw:style-name="gr2" draw:text-style-name="P3" svg:width="1.762cm" svg:height="0.492cm" svg:x="9.915cm" svg:y="8.372cm" draw:caption-point-x="-2.438cm" draw:caption-point-y="1.835cm">
              <dc:date>2015-01-19T00:00:00</dc:date>
              <text:p text:style-name="P1"><text:span text:style-name="T1">.pulldown-0104</text:span></text:p>
            </office:annotation>
          </table:table-cell>
          <table:covered-table-cell table:style-name="ce26"/>
          <table:covered-table-cell table:number-columns-repeated="2" table:style-name="Default"/>
          <table:table-cell table:style-name="ce146" office:value-type="string" calcext:value-type="string">
            <office:annotation office:display="true" draw:style-name="gr11" draw:text-style-name="P6" svg:width="1.414cm" svg:height="0.466cm" svg:x="9.423cm" svg:y="9.037cm" draw:caption-point-x="-1.447cm" draw:caption-point-y="1.17cm">
              <dc:date>2014-12-26T00:00:00</dc:date>
              <text:p text:style-name="P5"><text:span text:style-name="T7">.label-0101</text:span></text:p>
            </office:annotation>
            <text:p>前金</text:p>
          </table:table-cell>
          <table:table-cell table:style-name="ce147" office:value-type="string" calcext:value-type="string">
            <office:annotation office:display="true" draw:style-name="gr11" draw:text-style-name="P3" svg:width="1.758cm" svg:height="0.466cm" svg:x="8.899cm" svg:y="9.645cm" draw:caption-point-x="-0.423cm" draw:caption-point-y="0.562cm">
              <dc:date>2014-12-26T00:00:00</dc:date>
              <text:p text:style-name="P1"><text:span text:style-name="T5">.checkbox-0101</text:span></text:p>
            </office:annotation>
            <text:p>□</text:p>
          </table:table-cell>
          <table:table-cell table:style-name="ce151"/>
          <table:table-cell table:style-name="ce62"/>
          <table:table-cell table:style-name="Default"/>
          <table:table-cell table:number-columns-repeated="1004"/>
        </table:table-row>
        <table:table-row table:style-name="ro4">
          <table:table-cell/>
          <table:table-cell table:style-name="ce46"/>
          <table:table-cell table:style-name="ce52" table:number-columns-repeated="2"/>
          <table:table-cell table:style-name="ce34" table:number-columns-repeated="8"/>
          <table:table-cell table:style-name="ce52"/>
          <table:table-cell table:style-name="ce34" table:number-columns-repeated="4"/>
          <table:table-cell table:style-name="ce59"/>
          <table:table-cell table:style-name="ce62"/>
          <table:table-cell table:style-name="Default"/>
          <table:table-cell table:number-columns-repeated="1004"/>
        </table:table-row>
        <table:table-row table:style-name="ro4">
          <table:table-cell/>
          <table:table-cell table:style-name="ce45"/>
          <table:table-cell table:style-name="ce96" table:number-columns-repeated="2"/>
          <table:table-cell table:style-name="ce59" table:number-columns-repeated="14"/>
          <table:table-cell table:style-name="ce63" office:value-type="string" calcext:value-type="string">
            <office:annotation office:display="true" draw:style-name="gr1" draw:text-style-name="P4" svg:width="2.075cm" svg:height="0.492cm" svg:x="9.906cm" svg:y="10.536cm" draw:caption-point-x="-0.432cm" draw:caption-point-y="0.669cm">
              <dc:date>2015-01-25T00:00:00</dc:date>
              <text:p text:style-name="P1"><text:span text:style-name="T1">.button-0101</text:span></text:p>
            </office:annotation>
            <text:p>更</text:p>
          </table:table-cell>
          <table:table-cell table:style-name="Default"/>
          <table:table-cell table:number-columns-repeated="1004"/>
        </table:table-row>
        <table:table-row table:style-name="ro4">
          <table:table-cell/>
          <table:table-cell table:style-name="ce106" office:value-type="string" calcext:value-type="string">
            <text:p>社員</text:p>
          </table:table-cell>
          <table:table-cell table:style-name="ce105" office:value-type="string" calcext:value-type="string">
            <office:annotation office:display="true" draw:style-name="gr22" draw:text-style-name="P13" svg:width="2.899cm" svg:height="1.623cm" svg:x="3.199cm" svg:y="12.455cm" draw:caption-point-x="-1.712cm" draw:caption-point-y="-0.751cm">
              <dc:date>2015-01-19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取扱製品</text:p>
          </table:table-cell>
          <table:table-cell table:style-name="ce142"/>
          <table:table-cell table:style-name="ce52" table:number-columns-repeated="9"/>
          <table:table-cell table:style-name="ce17"/>
          <table:table-cell table:style-name="ce52" table:number-columns-repeated="4"/>
          <table:table-cell table:style-name="ce62"/>
          <table:table-cell table:style-name="Default"/>
          <table:table-cell table:number-columns-repeated="1004"/>
        </table:table-row>
        <table:table-row table:style-name="ro4">
          <table:table-cell/>
          <table:table-cell table:style-name="ce138" office:value-type="string" calcext:value-type="string">
            <office:annotation office:display="true" draw:style-name="gr1" draw:text-style-name="P4" svg:width="1.553cm" svg:height="0.492cm" svg:x="3.421cm" svg:y="14.255cm" draw:caption-point-x="-2.433cm" draw:caption-point-y="-2.052cm">
              <dc:date>2014-12-22T00:00:00</dc:date>
              <text:p text:style-name="P1"><text:span text:style-name="T1">.button-0101</text:span></text:p>
            </office:annotation>
            <text:p>新</text:p>
          </table:table-cell>
          <table:table-cell table:style-name="ce140" office:value-type="string" calcext:value-type="string">
            <text:p>削</text:p>
          </table:table-cell>
          <table:table-cell table:style-name="ce128"/>
          <table:table-cell table:style-name="ce144" table:number-columns-repeated="3"/>
          <table:table-cell table:style-name="ce14"/>
          <table:table-cell table:style-name="ce144" table:number-columns-repeated="4"/>
          <table:table-cell table:style-name="ce144">
            <office:annotation office:display="true" draw:style-name="gr2" draw:text-style-name="P2" svg:width="1.57cm" svg:height="0.492cm" svg:x="7.088cm" svg:y="11.478cm" draw:caption-point-x="-0.609cm" draw:caption-point-y="0.725cm">
              <dc:date>2015-01-19T00:00:00</dc:date>
              <text:p text:style-name="P1"><text:span text:style-name="T1">.tab-container</text:span></text:p>
            </office:annotation>
          </table:table-cell>
          <table:table-cell table:style-name="ce144" table:number-columns-repeated="5"/>
          <table:table-cell table:style-name="ce153"/>
          <table:table-cell table:style-name="Default"/>
          <table:table-cell table:number-columns-repeated="5"/>
          <table:table-cell table:style-name="Default"/>
          <table:table-cell table:number-columns-repeated="998"/>
        </table:table-row>
        <table:table-row table:style-name="ro4">
          <table:table-cell/>
          <table:table-cell table:style-name="ce139" office:value-type="string" calcext:value-type="string">
            <text:p>1. .wrap-list</text:p>
            <text:p>2. .list</text:p>
          </table:table-cell>
          <table:table-cell table:style-name="ce89" table:number-columns-repeated="14"/>
          <table:table-cell table:style-name="ce18"/>
          <table:table-cell table:style-name="ce89"/>
          <table:table-cell table:style-name="ce92"/>
          <table:table-cell table:style-name="Default"/>
          <table:table-cell table:number-columns-repeated="1004"/>
        </table:table-row>
        <table:table-row table:style-name="ro4">
          <table:table-cell/>
          <table:table-cell table:style-name="ce48"/>
          <table:table-cell table:style-name="ce54" table:number-columns-repeated="16"/>
          <table:table-cell table:style-name="ce65"/>
          <table:table-cell table:style-name="Default"/>
          <table:table-cell table:number-columns-repeated="1004"/>
        </table:table-row>
        <table:table-row table:style-name="ro4">
          <table:table-cell/>
          <table:table-cell table:style-name="ce48"/>
          <table:table-cell table:style-name="ce54" table:number-columns-repeated="16"/>
          <table:table-cell table:style-name="ce65"/>
          <table:table-cell table:style-name="Default"/>
          <table:table-cell table:number-columns-repeated="4"/>
          <table:table-cell table:style-name="Default" table:number-columns-repeated="2"/>
          <table:table-cell table:number-columns-repeated="998"/>
        </table:table-row>
        <table:table-row table:style-name="ro4" table:number-rows-repeated="3">
          <table:table-cell/>
          <table:table-cell table:style-name="ce48"/>
          <table:table-cell table:style-name="ce54" table:number-columns-repeated="16"/>
          <table:table-cell table:style-name="ce65"/>
          <table:table-cell table:style-name="Default"/>
          <table:table-cell table:number-columns-repeated="1004"/>
        </table:table-row>
        <table:table-row table:style-name="ro4">
          <table:table-cell/>
          <table:table-cell table:style-name="ce49"/>
          <table:table-cell table:style-name="ce55" table:number-columns-repeated="16"/>
          <table:table-cell table:style-name="ce66"/>
          <table:table-cell table:style-name="Default"/>
          <table:table-cell table:number-columns-repeated="1004"/>
        </table:table-row>
        <table:table-row table:style-name="ro4">
          <table:table-cell table:style-name="Default" table:number-columns-repeated="20"/>
          <table:table-cell table:number-columns-repeated="1004"/>
        </table:table-row>
        <table:table-row table:style-name="ro4" table:number-rows-repeated="1048540">
          <table:table-cell table:number-columns-repeated="1024"/>
        </table:table-row>
        <table:table-row table:style-name="ro3">
          <table:table-cell table:number-columns-repeated="1024"/>
        </table:table-row>
        <table:table-row table:style-name="ro3">
          <table:table-cell table:number-columns-repeated="1024"/>
        </table:table-row>
      </table:table>
      <table:table table:name="取引先管理 種別価格編集画面" table:style-name="ta1">
        <table:table-column table:style-name="co3" table:number-columns-repeated="1024" table:default-cell-style-name="Default"/>
        <table:table-row table:style-name="ro4">
          <table:table-cell table:style-name="ce5"/>
          <table:table-cell table:style-name="ce93" office:value-type="string" calcext:value-type="string">
            <text:p>取引先管理 種別価格編集画面</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取引先ごとの製品の種別価格を選択して編集画面に移行するための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12"/>
          <table:table-cell table:number-columns-repeated="1012"/>
        </table:table-row>
        <table:table-row table:style-name="ro4">
          <table:table-cell table:style-name="ce5"/>
          <table:table-cell table:style-name="ce93"/>
          <table:table-cell table:style-name="ce5" table:number-columns-repeated="10"/>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text:p>種別価格編集画面</text:p>
          </table:table-cell>
          <table:table-cell table:style-name="ce100">
            <office:annotation office:display="true" draw:style-name="gr2" draw:text-style-name="P3" svg:width="1.741cm" svg:height="0.492cm" svg:x="4.095cm" svg:y="1.823cm" draw:caption-point-x="-1.11cm" draw:caption-point-y="1.182cm">
              <dc:date>2015-01-23T00:00:00</dc:date>
              <text:p text:style-name="P1"><text:span text:style-name="T1">.title-text-0109</text:span></text:p>
            </office:annotation>
          </table:table-cell>
          <table:table-cell table:style-name="ce24" table:number-columns-repeated="2"/>
          <table:table-cell table:style-name="ce14">
            <office:annotation office:display="true" draw:style-name="gr23" draw:text-style-name="P2" svg:width="2.934cm" svg:height="0.783cm" svg:x="6.086cm" svg:y="2.124cm" draw:caption-point-x="-1.604cm" draw:caption-point-y="0.881cm">
              <dc:date>2015-01-23T00:00:00</dc:date>
              <text:p text:style-name="P1"><text:span text:style-name="T1">.workspace.width-min </text:span></text:p>
              <text:p text:style-name="P1"><text:span text:style-name="T1">.workspace.width-min .grid</text:span></text:p>
            </office:annotation>
          </table:table-cell>
          <table:table-cell table:style-name="ce79"/>
          <table:table-cell table:style-name="ce37" office:value-type="string" calcext:value-type="string">
            <office:annotation office:display="true" draw:style-name="gr2" draw:text-style-name="P3" svg:width="1.673cm" svg:height="0.492cm" svg:x="6.382cm" svg:y="3.615cm" draw:caption-point-x="-0.902cm" draw:caption-point-y="-0.61cm">
              <dc:date>2015-01-23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138" office:value-type="string" calcext:value-type="string">
            <office:annotation office:display="true" draw:style-name="gr1" draw:text-style-name="P4" svg:width="1.553cm" svg:height="0.492cm" svg:x="2.199cm" svg:y="4.558cm" draw:caption-point-x="-1.211cm" draw:caption-point-y="-1.054cm">
              <dc:date>2014-12-22T00:00:00</dc:date>
              <text:p text:style-name="P1"><text:span text:style-name="T1">.button-0101</text:span></text:p>
            </office:annotation>
            <text:p>新</text:p>
          </table:table-cell>
          <table:table-cell table:style-name="ce35" office:value-type="string" calcext:value-type="string">
            <text:p>削</text:p>
          </table:table-cell>
          <table:table-cell table:style-name="ce59"/>
          <table:table-cell table:style-name="ce34" table:number-columns-repeated="6"/>
          <table:table-cell table:style-name="ce158"/>
          <table:table-cell table:style-name="ce86"/>
          <table:table-cell table:number-columns-repeated="1012"/>
        </table:table-row>
        <table:table-row table:style-name="ro4">
          <table:table-cell table:style-name="ce5"/>
          <table:table-cell table:style-name="ce11" office:value-type="string" calcext:value-type="string">
            <text:p>1. .wrap-list</text:p>
            <text:p>2. .list</text:p>
          </table:table-cell>
          <table:table-cell table:style-name="ce156" table:number-columns-repeated="8"/>
          <table:table-cell table:style-name="ce159"/>
          <table:table-cell table:style-name="ce5"/>
          <table:table-cell table:number-columns-repeated="1012"/>
        </table:table-row>
        <table:table-row table:style-name="ro4" table:number-rows-repeated="8">
          <table:table-cell table:style-name="ce5"/>
          <table:table-cell table:style-name="ce154"/>
          <table:table-cell table:style-name="ce31" table:number-columns-repeated="8"/>
          <table:table-cell table:style-name="ce160"/>
          <table:table-cell table:style-name="ce5"/>
          <table:table-cell table:number-columns-repeated="1012"/>
        </table:table-row>
        <table:table-row table:style-name="ro4">
          <table:table-cell table:style-name="ce5"/>
          <table:table-cell table:style-name="ce155"/>
          <table:table-cell table:style-name="ce157" table:number-columns-repeated="8"/>
          <table:table-cell table:style-name="ce161"/>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取引先管理 新規・編集画面(種別価格)" table:style-name="ta1">
        <table:table-column table:style-name="co3" table:number-columns-repeated="1024" table:default-cell-style-name="Default"/>
        <table:table-row table:style-name="ro4">
          <table:table-cell table:style-name="ce5"/>
          <table:table-cell table:style-name="ce43" office:value-type="string" calcext:value-type="string" table:number-columns-spanned="8" table:number-rows-spanned="1">
            <text:p>新規・編集画面(種別価格)</text:p>
          </table:table-cell>
          <table:covered-table-cell table:number-columns-repeated="7" table:style-name="ce5"/>
          <table:table-cell table:style-name="ce5" table:number-columns-repeated="3"/>
          <table:table-cell table:number-columns-repeated="1012"/>
        </table:table-row>
        <table:table-row table:style-name="ro4">
          <table:table-cell table:style-name="ce5"/>
          <table:table-cell table:style-name="ce44" office:value-type="string" calcext:value-type="string">
            <text:p>・製品種別とそれに対応する価格ランクを設定して種別価格を登録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table-cell table:style-name="ce43"/>
          <table:table-cell table:style-name="ce5" table:number-columns-repeated="10"/>
          <table:table-cell table:number-columns-repeated="1012"/>
        </table:table-row>
        <table:table-row table:style-name="ro4">
          <table:table-cell table:style-name="ce5" table:number-columns-repeated="12"/>
          <table:table-cell table:number-columns-repeated="1012"/>
        </table:table-row>
        <table:table-row table:style-name="ro4">
          <table:table-cell table:style-name="ce5"/>
          <table:table-cell table:style-name="ce7"/>
          <table:table-cell table:style-name="ce14"/>
          <table:table-cell table:style-name="ce24"/>
          <table:table-cell table:style-name="ce27" office:value-type="string" calcext:value-type="string">
            <text:p>新規・編集画面</text:p>
          </table:table-cell>
          <table:table-cell table:style-name="ce100">
            <office:annotation office:display="true" draw:style-name="gr2" draw:text-style-name="P3" svg:width="1.741cm" svg:height="0.492cm" svg:x="3.665cm" svg:y="1.582cm" draw:caption-point-x="-0.68cm" draw:caption-point-y="1.423cm">
              <dc:date>2015-01-23T00:00:00</dc:date>
              <text:p text:style-name="P1"><text:span text:style-name="T1">.title-text-0109</text:span></text:p>
            </office:annotation>
          </table:table-cell>
          <table:table-cell table:style-name="ce24" table:number-columns-repeated="2"/>
          <table:table-cell table:style-name="ce14">
            <office:annotation office:display="true" draw:style-name="gr24" draw:text-style-name="P2" svg:width="2.934cm" svg:height="0.783cm" svg:x="5.569cm" svg:y="2.02cm" draw:caption-point-x="-1.087cm" draw:caption-point-y="0.985cm">
              <dc:date>2015-01-23T00:00:00</dc:date>
              <text:p text:style-name="P1"><text:span text:style-name="T1">.workspace.width-min </text:span></text:p>
              <text:p text:style-name="P1"><text:span text:style-name="T1">.workspace.width-min .grid</text:span></text:p>
            </office:annotation>
          </table:table-cell>
          <table:table-cell table:style-name="ce79"/>
          <table:table-cell table:style-name="ce37" office:value-type="string" calcext:value-type="string">
            <office:annotation office:display="true" draw:style-name="gr2" draw:text-style-name="P3" svg:width="1.673cm" svg:height="0.492cm" svg:x="6.193cm" svg:y="3.356cm" draw:caption-point-x="-0.713cm" draw:caption-point-y="-0.351cm">
              <dc:date>2015-01-23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162"/>
          <table:table-cell table:style-name="ce59" table:number-columns-repeated="2"/>
          <table:table-cell table:style-name="ce34" table:number-columns-repeated="5"/>
          <table:table-cell table:style-name="ce63" office:value-type="string" calcext:value-type="string" table:number-columns-spanned="2" table:number-rows-spanned="1">
            <office:annotation office:display="true" draw:style-name="gr11" draw:text-style-name="P9" svg:width="1.905cm" svg:height="0.466cm" svg:x="6.409cm" svg:y="4.161cm" draw:caption-point-x="-0.929cm" draw:caption-point-y="-0.657cm">
              <dc:date>2015-01-25T00:00:00</dc:date>
              <text:p text:style-name="P1"><text:span text:style-name="T5">.button-0102</text:span></text:p>
            </office:annotation>
            <text:p>OK</text:p>
          </table:table-cell>
          <table:covered-table-cell table:style-name="ce158"/>
          <table:table-cell table:style-name="ce5"/>
          <table:table-cell table:number-columns-repeated="1012"/>
        </table:table-row>
        <table:table-row table:style-name="ro4">
          <table:table-cell table:style-name="ce5"/>
          <table:table-cell table:style-name="ce163" office:value-type="string" calcext:value-type="string">
            <text:p><text:span text:style-name="T16">製品種別</text:span></text:p>
            <text:p><text:span text:style-name="T16">.label-0103</text:span></text:p>
          </table:table-cell>
          <table:table-cell table:style-name="ce17"/>
          <table:table-cell table:style-name="ce59"/>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164" office:value-type="string" calcext:value-type="string">
            <text:p><text:span text:style-name="T16">価格ランク</text:span></text:p>
            <text:p><text:span text:style-name="T16">.label-0103</text:span></text:p>
          </table:table-cell>
          <table:table-cell table:style-name="ce21"/>
          <table:table-cell table:style-name="ce96"/>
          <table:table-cell table:style-name="ce165" office:value-type="string" calcext:value-type="string">
            <text:p>.pulldown-0107 <text:s/></text:p>
          </table:table-cell>
          <table:table-cell table:style-name="ce166" table:number-columns-repeated="5"/>
          <table:table-cell table:style-name="ce167"/>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64">
          <table:table-cell table:number-columns-repeated="1024"/>
        </table:table-row>
        <table:table-row table:style-name="ro4">
          <table:table-cell table:number-columns-repeated="1024"/>
        </table:table-row>
      </table:table>
      <table:table table:name="取引先管理　社員追加" table:style-name="ta1">
        <table:table-column table:style-name="co3" table:number-columns-repeated="1024" table:default-cell-style-name="Default"/>
        <table:table-row table:style-name="ro4">
          <table:table-cell table:style-name="ce5"/>
          <table:table-cell table:style-name="ce93" office:value-type="string" calcext:value-type="string">
            <text:p>取引先管理 社員追加</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取引先の会社の社員を登録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number-rows-repeated="2">
          <table:table-cell table:style-name="ce5"/>
          <table:table-cell table:style-name="ce93"/>
          <table:table-cell table:style-name="ce5" table:number-columns-repeated="10"/>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text:p>社員追加</text:p>
          </table:table-cell>
          <table:table-cell table:style-name="ce100">
            <office:annotation office:display="true" draw:style-name="gr2" draw:text-style-name="P3" svg:width="1.741cm" svg:height="0.492cm" svg:x="3.665cm" svg:y="1.582cm" draw:caption-point-x="-0.68cm" draw:caption-point-y="1.423cm">
              <dc:date>2015-01-23T00:00:00</dc:date>
              <text:p text:style-name="P1"><text:span text:style-name="T1">.title-text-0109</text:span></text:p>
            </office:annotation>
          </table:table-cell>
          <table:table-cell table:style-name="ce24"/>
          <table:table-cell table:style-name="ce14"/>
          <table:table-cell table:style-name="ce14">
            <office:annotation office:display="true" draw:style-name="gr25" draw:text-style-name="P2" svg:width="2.934cm" svg:height="0.783cm" svg:x="5.569cm" svg:y="2.02cm" draw:caption-point-x="-1.087cm" draw:caption-point-y="0.985cm">
              <dc:date>2015-01-23T00:00:00</dc:date>
              <text:p text:style-name="P1"><text:span text:style-name="T1">.workspace.width-min </text:span></text:p>
              <text:p text:style-name="P1"><text:span text:style-name="T1">.workspace.width-min .grid</text:span></text:p>
            </office:annotation>
          </table:table-cell>
          <table:table-cell table:style-name="ce24"/>
          <table:table-cell table:style-name="ce37" office:value-type="string" calcext:value-type="string">
            <office:annotation office:display="true" draw:style-name="gr2" draw:text-style-name="P3" svg:width="1.518cm" svg:height="0.492cm" svg:x="6.193cm" svg:y="3.356cm" draw:caption-point-x="-0.713cm" draw:caption-point-y="-0.351cm">
              <dc:date>2015-01-23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number-columns-repeated="2"/>
          <table:table-cell table:style-name="ce168"/>
          <table:table-cell table:style-name="ce170"/>
          <table:table-cell table:style-name="ce59"/>
          <table:table-cell table:style-name="ce172" office:value-type="string" calcext:value-type="string" table:number-columns-spanned="2" table:number-rows-spanned="1">
            <text:p>社選</text:p>
          </table:table-cell>
          <table:covered-table-cell table:style-name="ce72"/>
          <table:table-cell table:style-name="ce63" office:value-type="string" calcext:value-type="string" table:number-columns-spanned="2" table:number-rows-spanned="1">
            <office:annotation office:display="true" draw:style-name="gr1" draw:text-style-name="P2" svg:width="2.008cm" svg:height="0.492cm" svg:x="6.409cm" svg:y="4.161cm" draw:caption-point-x="-0.929cm" draw:caption-point-y="-0.657cm">
              <dc:date>2015-01-25T00:00:00</dc:date>
              <text:p text:style-name="P1"><text:span text:style-name="T1">.button-0102</text:span></text:p>
            </office:annotation>
            <text:p>OK</text:p>
          </table:table-cell>
          <table:covered-table-cell table:style-name="ce131"/>
          <table:table-cell table:style-name="ce5"/>
          <table:table-cell table:number-columns-repeated="1012"/>
        </table:table-row>
        <table:table-row table:style-name="ro4">
          <table:table-cell table:style-name="ce5"/>
          <table:table-cell table:style-name="ce9" office:value-type="string" calcext:value-type="string">
            <text:p>部署</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9" office:value-type="string" calcext:value-type="string">
            <text:p>役職</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9"/>
          <table:table-cell table:style-name="ce59" table:number-columns-repeated="8"/>
          <table:table-cell table:style-name="ce62"/>
          <table:table-cell table:style-name="ce86"/>
          <table:table-cell table:number-columns-repeated="1012"/>
        </table:table-row>
        <table:table-row table:style-name="ro4">
          <table:table-cell table:style-name="ce5"/>
          <table:table-cell table:style-name="ce9" office:value-type="string" calcext:value-type="string">
            <text:p>名前</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9" office:value-type="string" calcext:value-type="string">
            <text:p>登録日</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9" office:value-type="string" calcext:value-type="string">
            <text:p>住所</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9" office:value-type="string" calcext:value-type="string">
            <text:p>電話番号</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9" office:value-type="string" calcext:value-type="string">
            <text:p>FAX番号</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9" office:value-type="string" calcext:value-type="string">
            <text:p>メールアドレス</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107" office:value-type="string" calcext:value-type="string">
            <text:p>URL</text:p>
            <text:p><text:span text:style-name="T16">.label-0103</text:span></text:p>
          </table:table-cell>
          <table:table-cell table:style-name="ce96" table:number-columns-repeated="2"/>
          <table:table-cell table:style-name="ce169" office:value-type="string" calcext:value-type="string">
            <text:p>.textbox-0107 <text:s/></text:p>
          </table:table-cell>
          <table:table-cell table:style-name="ce171" table:number-columns-repeated="5"/>
          <table:table-cell table:style-name="ce173"/>
          <table:table-cell table:style-name="ce86"/>
          <table:table-cell table:number-columns-repeated="1012"/>
        </table:table-row>
        <table:table-row table:style-name="ro4">
          <table:table-cell table:style-name="ce5"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取引先管理 社員選択" table:style-name="ta1">
        <table:table-column table:style-name="co3" table:number-columns-repeated="1024" table:default-cell-style-name="Default"/>
        <table:table-row table:style-name="ro4">
          <table:table-cell table:style-name="ce5"/>
          <table:table-cell table:style-name="ce93" office:value-type="string" calcext:value-type="string">
            <text:p>取引先管理 社員選択</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個人のリストから取引先の会社の社員を追加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number-rows-repeated="2">
          <table:table-cell table:style-name="ce5"/>
          <table:table-cell table:style-name="ce93"/>
          <table:table-cell table:style-name="ce5" table:number-columns-repeated="10"/>
          <table:table-cell table:number-columns-repeated="1012"/>
        </table:table-row>
        <table:table-row table:style-name="ro4">
          <table:table-cell table:style-name="ce5"/>
          <table:table-cell table:style-name="ce7"/>
          <table:table-cell table:style-name="ce24" table:number-columns-repeated="2"/>
          <table:table-cell table:style-name="ce100" office:value-type="string" calcext:value-type="string">
            <text:p>社員選択</text:p>
          </table:table-cell>
          <table:table-cell table:style-name="ce100">
            <office:annotation office:display="true" draw:style-name="gr2" draw:text-style-name="P3" svg:width="1.741cm" svg:height="0.492cm" svg:x="3.63cm" svg:y="1.549cm" draw:caption-point-x="-0.645cm" draw:caption-point-y="1.456cm">
              <dc:date>2015-01-23T00:00:00</dc:date>
              <text:p text:style-name="P1"><text:span text:style-name="T1">.title-text-0109</text:span></text:p>
            </office:annotation>
          </table:table-cell>
          <table:table-cell table:style-name="ce24"/>
          <table:table-cell table:style-name="ce14"/>
          <table:table-cell table:style-name="ce14">
            <office:annotation office:display="true" draw:style-name="gr26" draw:text-style-name="P2" svg:width="2.934cm" svg:height="0.783cm" svg:x="5.569cm" svg:y="2.02cm" draw:caption-point-x="-1.087cm" draw:caption-point-y="0.985cm">
              <dc:date>2015-01-23T00:00:00</dc:date>
              <text:p text:style-name="P1"><text:span text:style-name="T1">.workspace.width-min </text:span></text:p>
              <text:p text:style-name="P1"><text:span text:style-name="T1">.workspace.width-min .grid</text:span></text:p>
            </office:annotation>
          </table:table-cell>
          <table:table-cell table:style-name="ce79"/>
          <table:table-cell table:style-name="ce37" office:value-type="string" calcext:value-type="string">
            <office:annotation office:display="true" draw:style-name="gr2" draw:text-style-name="P3" svg:width="1.518cm" svg:height="0.492cm" svg:x="6.193cm" svg:y="3.356cm" draw:caption-point-x="-0.713cm" draw:caption-point-y="-0.351cm">
              <dc:date>2015-01-23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162"/>
          <table:table-cell table:style-name="ce59" table:number-columns-repeated="2"/>
          <table:table-cell table:style-name="ce34" table:number-columns-repeated="5"/>
          <table:table-cell table:style-name="ce63" office:value-type="string" calcext:value-type="string" table:number-columns-spanned="2" table:number-rows-spanned="1">
            <office:annotation office:display="true" draw:style-name="gr1" draw:text-style-name="P2" svg:width="2.008cm" svg:height="0.492cm" svg:x="6.409cm" svg:y="4.161cm" draw:caption-point-x="-0.929cm" draw:caption-point-y="-0.657cm">
              <dc:date>2015-01-25T00:00:00</dc:date>
              <text:p text:style-name="P1"><text:span text:style-name="T1">.button-0102</text:span></text:p>
            </office:annotation>
            <text:p>OK</text:p>
          </table:table-cell>
          <table:covered-table-cell table:style-name="ce158"/>
          <table:table-cell table:style-name="ce86"/>
          <table:table-cell table:number-columns-repeated="1012"/>
        </table:table-row>
        <table:table-row table:style-name="ro4">
          <table:table-cell table:style-name="ce5"/>
          <table:table-cell table:style-name="ce11" office:value-type="string" calcext:value-type="string">
            <text:p>1. .wrap-list</text:p>
            <text:p>2. .list</text:p>
          </table:table-cell>
          <table:table-cell table:style-name="ce156" table:number-columns-repeated="8"/>
          <table:table-cell table:style-name="ce159"/>
          <table:table-cell table:style-name="ce5"/>
          <table:table-cell table:number-columns-repeated="1012"/>
        </table:table-row>
        <table:table-row table:style-name="ro4" table:number-rows-repeated="8">
          <table:table-cell table:style-name="ce5"/>
          <table:table-cell table:style-name="ce154"/>
          <table:table-cell table:style-name="ce31" table:number-columns-repeated="8"/>
          <table:table-cell table:style-name="ce160"/>
          <table:table-cell table:style-name="ce5"/>
          <table:table-cell table:number-columns-repeated="1012"/>
        </table:table-row>
        <table:table-row table:style-name="ro4">
          <table:table-cell table:style-name="ce5"/>
          <table:table-cell table:style-name="ce155"/>
          <table:table-cell table:style-name="ce157" table:number-columns-repeated="8"/>
          <table:table-cell table:style-name="ce161"/>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取引先管理 会社 登録・編集画面 取扱製品タブ" table:style-name="ta1">
        <table:table-column table:style-name="co3" table:number-columns-repeated="1024" table:default-cell-style-name="Default"/>
        <table:table-row table:style-name="ro3">
          <table:table-cell table:style-name="ce5"/>
          <table:table-cell table:style-name="ce43" office:value-type="string" calcext:value-type="string" table:number-columns-spanned="13" table:number-rows-spanned="1">
            <text:p>取引先管理 会社 登録・編集画面 取扱製品タブ</text:p>
          </table:table-cell>
          <table:covered-table-cell table:number-columns-repeated="12" table:style-name="ce5"/>
          <table:table-cell table:style-name="ce5" table:number-columns-repeated="5"/>
          <table:table-cell table:number-columns-repeated="1005"/>
        </table:table-row>
        <table:table-row table:style-name="ro3">
          <table:table-cell table:style-name="ce5"/>
          <table:table-cell table:style-name="ce44" office:value-type="string" calcext:value-type="string">
            <text:p>・取引先の会社の情報を編集する画面。取引先の会社が扱っている製品を管理するタブが開いている状態。</text:p>
          </table:table-cell>
          <table:table-cell table:style-name="ce5" table:number-columns-repeated="17"/>
          <table:table-cell table:number-columns-repeated="1005"/>
        </table:table-row>
        <table:table-row table:style-name="ro3">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7"/>
          <table:table-cell table:number-columns-repeated="1005"/>
        </table:table-row>
        <table:table-row table:style-name="ro3">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14"/>
          <table:table-cell table:number-columns-repeated="1005"/>
        </table:table-row>
        <table:table-row table:style-name="ro3">
          <table:table-cell table:style-name="ce5" table:number-columns-repeated="19"/>
          <table:table-cell table:number-columns-repeated="1005"/>
        </table:table-row>
        <table:table-row table:style-name="ro3">
          <table:table-cell table:style-name="ce5"/>
          <table:table-cell table:style-name="ce6"/>
          <table:table-cell table:style-name="ce5" table:number-columns-repeated="16"/>
          <table:table-cell table:number-columns-repeated="1006"/>
        </table:table-row>
        <table:table-row table:style-name="ro4">
          <table:table-cell table:style-name="ce5"/>
          <table:table-cell table:style-name="ce7"/>
          <table:table-cell table:style-name="ce24" table:number-columns-repeated="4"/>
          <table:table-cell table:style-name="ce27"/>
          <table:table-cell table:style-name="ce24"/>
          <table:table-cell table:style-name="ce148" office:value-type="string" calcext:value-type="string">
            <text:p>登録・編集画面</text:p>
          </table:table-cell>
          <table:table-cell table:style-name="ce24">
            <office:annotation office:display="true" draw:style-name="gr2" draw:text-style-name="P3" svg:width="1.778cm" svg:height="0.492cm" svg:x="5.863cm" svg:y="1.612cm" draw:caption-point-x="-0.882cm" draw:caption-point-y="1.107cm">
              <dc:date>2015-01-19T00:00:00</dc:date>
              <text:p text:style-name="P1"><text:span text:style-name="T2">.title-text-0119</text:span></text:p>
            </office:annotation>
          </table:table-cell>
          <table:table-cell table:style-name="ce24" table:number-columns-repeated="4"/>
          <table:table-cell table:style-name="ce14">
            <office:annotation office:display="true" draw:style-name="gr19" draw:text-style-name="P2" svg:width="2.754cm" svg:height="0.757cm" svg:x="9.282cm" svg:y="1.116cm" draw:caption-point-x="-1.805cm" draw:caption-point-y="1.603cm">
              <dc:date>2014-12-27T00:00:00</dc:date>
              <text:p text:style-name="P1"><text:span text:style-name="T1">.workspace.width-max</text:span></text:p>
              <text:p text:style-name="P1"><text:span text:style-name="T5">.workspace.width-max .grid</text:span></text:p>
            </office:annotation>
          </table:table-cell>
          <table:table-cell table:style-name="ce24" table:number-columns-repeated="3"/>
          <table:table-cell table:style-name="ce37" office:value-type="string" calcext:value-type="string">
            <office:annotation office:display="true" draw:style-name="gr1" draw:text-style-name="P2" svg:width="2.175cm" svg:height="0.492cm" svg:x="10.209cm" svg:y="2.095cm" draw:caption-point-x="-0.735cm" draw:caption-point-y="0.624cm">
              <dc:date>2014-12-26T00:00:00</dc:date>
              <text:p text:style-name="P1"><text:span text:style-name="T1">.button-0101</text:span></text:p>
            </office:annotation>
            <text:p>×</text:p>
          </table:table-cell>
          <table:table-cell table:number-columns-repeated="1005"/>
        </table:table-row>
        <table:table-row table:style-name="ro4">
          <table:table-cell table:style-name="ce5"/>
          <table:table-cell table:style-name="ce45" office:value-type="string" calcext:value-type="string">
            <text:p>登録日</text:p>
            <text:p>.label-0104</text:p>
          </table:table-cell>
          <table:table-cell table:style-name="ce50"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2"/>
          <table:table-cell table:style-name="ce59" table:number-columns-repeated="3"/>
          <table:table-cell table:style-name="ce99"/>
          <table:table-cell table:style-name="ce59" table:number-columns-repeated="2"/>
          <table:table-cell table:style-name="ce62"/>
          <table:table-cell table:number-columns-repeated="1005"/>
        </table:table-row>
        <table:table-row table:style-name="ro4">
          <table:table-cell table:style-name="ce5"/>
          <table:table-cell table:style-name="ce45" office:value-type="string" calcext:value-type="string">
            <text:p>会社名・フリガナ</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51" office:value-type="string" calcext:value-type="string">
            <text:p>会社名</text:p>
            <text:p>.label-0104</text:p>
          </table:table-cell>
          <table:table-cell table:style-name="ce51"/>
          <table:table-cell table:style-name="ce70" table:number-columns-repeated="2"/>
          <table:table-cell table:style-name="ce56" office:value-type="string" calcext:value-type="string">
            <text:p>.textbox-0105</text:p>
          </table:table-cell>
          <table:table-cell table:style-name="ce22" table:number-columns-repeated="3"/>
          <table:table-cell table:style-name="ce84"/>
          <table:table-cell table:number-columns-repeated="1005"/>
        </table:table-row>
        <table:table-row table:style-name="ro4">
          <table:table-cell table:style-name="ce5"/>
          <table:table-cell table:style-name="ce45" office:value-type="string" calcext:value-type="string">
            <text:p>屋号・フリガナ</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51" office:value-type="string" calcext:value-type="string">
            <text:p>屋号</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84"/>
          <table:table-cell table:number-columns-repeated="1005"/>
        </table:table-row>
        <table:table-row table:style-name="ro4">
          <table:table-cell table:style-name="ce5"/>
          <table:table-cell table:style-name="ce45" office:value-type="string" calcext:value-type="string">
            <text:p>事業所名1</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8"/>
          <table:table-cell table:style-name="ce152"/>
          <table:table-cell table:number-columns-repeated="1005"/>
        </table:table-row>
        <table:table-row table:style-name="ro4">
          <table:table-cell table:style-name="ce5"/>
          <table:table-cell table:style-name="ce45" office:value-type="string" calcext:value-type="string">
            <text:p>住所</text:p>
            <text:p>.label-0104</text:p>
          </table:table-cell>
          <table:table-cell table:style-name="ce51" table:number-columns-repeated="2"/>
          <table:table-cell table:style-name="ce70"/>
          <table:table-cell table:style-name="ce56" office:value-type="string" calcext:value-type="string">
            <office:annotation office:display="true" draw:style-name="gr20" draw:text-style-name="P6" svg:width="2.413cm" svg:height="0.731cm" svg:x="9.598cm" svg:y="3.174cm" draw:caption-point-x="-6.613cm" draw:caption-point-y="2.041cm">
              <dc:date>2014-12-26T00:00:00</dc:date>
              <text:p text:style-name="P5"><text:span text:style-name="T7">.textbox-0102</text:span></text:p>
              <text:list text:style-name="">
                <text:list-item>
                  <text:p text:style-name="P5"><text:span text:style-name="T7">※</text:span><text:span text:style-name="T7">プレースホルダーを使う</text:span></text:p>
                </text:list-item>
              </text:list>
            </office:annotation>
            <text:p>郵便番号</text:p>
          </table:table-cell>
          <table:table-cell table:style-name="ce26"/>
          <table:table-cell table:style-name="ce73" office:value-type="string" calcext:value-type="string">
            <office:annotation office:display="true" draw:style-name="gr11" draw:text-style-name="P6" svg:width="1.663cm" svg:height="0.466cm" svg:x="9.578cm" svg:y="4.237cm" draw:caption-point-x="-5.595cm" draw:caption-point-y="0.978cm">
              <dc:date>2014-12-26T00:00:00</dc:date>
              <text:p text:style-name="P5"><text:span text:style-name="T7">.pulldown-0102</text:span></text:p>
            </office:annotation>
            <text:p>都道府県</text:p>
          </table:table-cell>
          <table:table-cell table:style-name="ce143"/>
          <table:table-cell table:style-name="ce56" office:value-type="string" calcext:value-type="string">
            <text:p>.textbox-0110</text:p>
          </table:table-cell>
          <table:table-cell table:style-name="ce22" table:number-columns-repeated="6"/>
          <table:table-cell table:style-name="ce150" table:number-columns-repeated="2"/>
          <table:table-cell table:style-name="ce61"/>
          <table:table-cell table:number-columns-repeated="1005"/>
        </table:table-row>
        <table:table-row table:style-name="ro4">
          <table:table-cell table:style-name="ce5"/>
          <table:table-cell table:style-name="ce45" office:value-type="string" calcext:value-type="string">
            <text:p>電話番号</text:p>
            <text:p><text:span text:style-name="T10">.label-0104</text:span></text:p>
          </table:table-cell>
          <table:table-cell table:style-name="ce51"/>
          <table:table-cell table:style-name="ce70" table:number-columns-repeated="2"/>
          <table:table-cell table:style-name="ce56" office:value-type="string" calcext:value-type="string">
            <text:p>.textbox-0103 </text:p>
          </table:table-cell>
          <table:table-cell table:style-name="ce22"/>
          <table:table-cell table:style-name="ce26"/>
          <table:table-cell table:style-name="ce50" office:value-type="string" calcext:value-type="string">
            <text:p>FAX番号</text:p>
            <text:p><text:span text:style-name="T15">.label-0102</text:span></text:p>
          </table:table-cell>
          <table:table-cell table:style-name="ce70"/>
          <table:table-cell table:style-name="ce56" office:value-type="string" calcext:value-type="string">
            <text:p>.textbox-0103 </text:p>
          </table:table-cell>
          <table:table-cell table:style-name="ce22"/>
          <table:table-cell table:style-name="ce26"/>
          <table:table-cell table:style-name="ce50" office:value-type="string" calcext:value-type="string">
            <text:p>eメール</text:p>
            <text:p><text:span text:style-name="T15">.label-0102</text:span></text:p>
          </table:table-cell>
          <table:table-cell table:style-name="ce70"/>
          <table:table-cell table:style-name="ce56" office:value-type="string" calcext:value-type="string">
            <text:p>.textbox-0104</text:p>
          </table:table-cell>
          <table:table-cell table:style-name="ce22" table:number-columns-repeated="2"/>
          <table:table-cell table:style-name="ce61"/>
          <table:table-cell table:number-columns-repeated="1005"/>
        </table:table-row>
        <table:table-row table:style-name="ro4">
          <table:table-cell table:style-name="ce5"/>
          <table:table-cell table:style-name="ce45" office:value-type="string" calcext:value-type="string">
            <text:p>事業所名2</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8"/>
          <table:table-cell table:style-name="ce152"/>
          <table:table-cell table:number-columns-repeated="1005"/>
        </table:table-row>
        <table:table-row table:style-name="ro4">
          <table:table-cell table:style-name="ce5"/>
          <table:table-cell table:style-name="ce45" office:value-type="string" calcext:value-type="string">
            <text:p>住所</text:p>
            <text:p>.label-0104</text:p>
          </table:table-cell>
          <table:table-cell table:style-name="ce51" table:number-columns-repeated="2"/>
          <table:table-cell table:style-name="ce70"/>
          <table:table-cell table:style-name="ce56" office:value-type="string" calcext:value-type="string">
            <text:p>郵便番号</text:p>
          </table:table-cell>
          <table:table-cell table:style-name="ce26"/>
          <table:table-cell table:style-name="ce73" office:value-type="string" calcext:value-type="string">
            <text:p>都道府県</text:p>
          </table:table-cell>
          <table:table-cell table:style-name="ce143"/>
          <table:table-cell table:style-name="ce56" office:value-type="string" calcext:value-type="string">
            <text:p>.textbox-0110</text:p>
          </table:table-cell>
          <table:table-cell table:style-name="ce22" table:number-columns-repeated="6"/>
          <table:table-cell table:style-name="ce150" table:number-columns-repeated="2"/>
          <table:table-cell table:style-name="ce61"/>
          <table:table-cell table:number-columns-repeated="1005"/>
        </table:table-row>
        <table:table-row table:style-name="ro4">
          <table:table-cell table:style-name="ce5"/>
          <table:table-cell table:style-name="ce45" office:value-type="string" calcext:value-type="string">
            <text:p>電話番号</text:p>
            <text:p><text:span text:style-name="T10">.label-0104</text:span></text:p>
          </table:table-cell>
          <table:table-cell table:style-name="ce51"/>
          <table:table-cell table:style-name="ce70" table:number-columns-repeated="2"/>
          <table:table-cell table:style-name="ce56" office:value-type="string" calcext:value-type="string">
            <text:p>.textbox-0103 </text:p>
          </table:table-cell>
          <table:table-cell table:style-name="ce22"/>
          <table:table-cell table:style-name="ce26"/>
          <table:table-cell table:style-name="ce50" office:value-type="string" calcext:value-type="string">
            <text:p>FAX番号</text:p>
            <text:p><text:span text:style-name="T15">.label-0102</text:span></text:p>
          </table:table-cell>
          <table:table-cell table:style-name="ce70"/>
          <table:table-cell table:style-name="ce56" office:value-type="string" calcext:value-type="string">
            <text:p>.textbox-0103 </text:p>
          </table:table-cell>
          <table:table-cell table:style-name="ce22"/>
          <table:table-cell table:style-name="ce26"/>
          <table:table-cell table:style-name="ce50" office:value-type="string" calcext:value-type="string">
            <text:p>eメール</text:p>
            <text:p><text:span text:style-name="T15">.label-0102</text:span></text:p>
          </table:table-cell>
          <table:table-cell table:style-name="ce70"/>
          <table:table-cell table:style-name="ce56" office:value-type="string" calcext:value-type="string">
            <text:p>.textbox-0104</text:p>
          </table:table-cell>
          <table:table-cell table:style-name="ce22" table:number-columns-repeated="2"/>
          <table:table-cell table:style-name="ce61"/>
          <table:table-cell table:number-columns-repeated="1005"/>
        </table:table-row>
        <table:table-row table:style-name="ro4">
          <table:table-cell table:style-name="ce5"/>
          <table:table-cell table:style-name="ce45" office:value-type="string" calcext:value-type="string">
            <text:p>事業所名3</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8"/>
          <table:table-cell table:style-name="ce152"/>
          <table:table-cell table:number-columns-repeated="1005"/>
        </table:table-row>
        <table:table-row table:style-name="ro4">
          <table:table-cell table:style-name="ce5"/>
          <table:table-cell table:style-name="ce45" office:value-type="string" calcext:value-type="string">
            <text:p>住所</text:p>
            <text:p>.label-0104</text:p>
          </table:table-cell>
          <table:table-cell table:style-name="ce51" table:number-columns-repeated="2"/>
          <table:table-cell table:style-name="ce70"/>
          <table:table-cell table:style-name="ce56" office:value-type="string" calcext:value-type="string">
            <text:p>郵便番号</text:p>
          </table:table-cell>
          <table:table-cell table:style-name="ce26"/>
          <table:table-cell table:style-name="ce73" office:value-type="string" calcext:value-type="string">
            <text:p>都道府県</text:p>
          </table:table-cell>
          <table:table-cell table:style-name="ce143"/>
          <table:table-cell table:style-name="ce56" office:value-type="string" calcext:value-type="string">
            <text:p>.textbox-0110</text:p>
          </table:table-cell>
          <table:table-cell table:style-name="ce22" table:number-columns-repeated="6"/>
          <table:table-cell table:style-name="ce150" table:number-columns-repeated="2"/>
          <table:table-cell table:style-name="ce61"/>
          <table:table-cell table:number-columns-repeated="1005"/>
        </table:table-row>
        <table:table-row table:style-name="ro4">
          <table:table-cell table:style-name="ce5"/>
          <table:table-cell table:style-name="ce45" office:value-type="string" calcext:value-type="string">
            <text:p>電話番号</text:p>
            <text:p><text:span text:style-name="T10">.label-0104</text:span></text:p>
          </table:table-cell>
          <table:table-cell table:style-name="ce51"/>
          <table:table-cell table:style-name="ce70" table:number-columns-repeated="2"/>
          <table:table-cell table:style-name="ce56" office:value-type="string" calcext:value-type="string">
            <text:p>.textbox-0103 </text:p>
          </table:table-cell>
          <table:table-cell table:style-name="ce22"/>
          <table:table-cell table:style-name="ce26"/>
          <table:table-cell table:style-name="ce50" office:value-type="string" calcext:value-type="string">
            <text:p>FAX番号</text:p>
            <text:p><text:span text:style-name="T15">.label-0102</text:span></text:p>
          </table:table-cell>
          <table:table-cell table:style-name="ce70"/>
          <table:table-cell table:style-name="ce56" office:value-type="string" calcext:value-type="string">
            <text:p>.textbox-0103 </text:p>
          </table:table-cell>
          <table:table-cell table:style-name="ce22"/>
          <table:table-cell table:style-name="ce26"/>
          <table:table-cell table:style-name="ce50" office:value-type="string" calcext:value-type="string">
            <text:p>eメール</text:p>
            <text:p><text:span text:style-name="T15">.label-0102</text:span></text:p>
          </table:table-cell>
          <table:table-cell table:style-name="ce70"/>
          <table:table-cell table:style-name="ce56" office:value-type="string" calcext:value-type="string">
            <text:p>.textbox-0104</text:p>
          </table:table-cell>
          <table:table-cell table:style-name="ce22" table:number-columns-repeated="2"/>
          <table:table-cell table:style-name="ce61"/>
          <table:table-cell table:number-columns-repeated="1005"/>
        </table:table-row>
        <table:table-row table:style-name="ro4">
          <table:table-cell table:style-name="ce5"/>
          <table:table-cell table:style-name="ce45" office:value-type="string" calcext:value-type="string">
            <text:p>URL</text:p>
            <text:p>.label-0104</text:p>
          </table:table-cell>
          <table:table-cell table:style-name="ce51" table:number-columns-repeated="2"/>
          <table:table-cell table:style-name="ce70"/>
          <table:table-cell table:style-name="ce145" office:value-type="string" calcext:value-type="string">
            <text:p>.textbox-0105</text:p>
          </table:table-cell>
          <table:table-cell table:style-name="ce22" table:number-columns-repeated="3"/>
          <table:table-cell table:style-name="ce26"/>
          <table:table-cell table:style-name="ce34" table:number-columns-repeated="2"/>
          <table:table-cell table:style-name="ce52" table:number-columns-repeated="3"/>
          <table:table-cell table:style-name="ce99"/>
          <table:table-cell table:style-name="ce59" table:number-columns-repeated="2"/>
          <table:table-cell table:style-name="ce62"/>
          <table:table-cell table:number-columns-repeated="1005"/>
        </table:table-row>
        <table:table-row table:style-name="ro4">
          <table:table-cell table:style-name="ce5"/>
          <table:table-cell table:style-name="ce45" office:value-type="string" calcext:value-type="string">
            <text:p>属性</text:p>
            <text:p>.label-0104</text:p>
          </table:table-cell>
          <table:table-cell table:style-name="ce70" table:number-columns-repeated="3"/>
          <table:table-cell table:style-name="ce50" office:value-type="string" calcext:value-type="string">
            <text:p>営業先</text:p>
            <text:p><text:span text:style-name="T15">.label-0102</text:span></text:p>
          </table:table-cell>
          <table:table-cell table:style-name="ce70"/>
          <table:table-cell table:style-name="ce147" office:value-type="string" calcext:value-type="string">
            <office:annotation office:display="true" draw:style-name="gr11" draw:text-style-name="P3" svg:width="1.758cm" svg:height="0.466cm" svg:x="5.846cm" svg:y="8.318cm" draw:caption-point-x="-1.863cm" draw:caption-point-y="1.389cm">
              <dc:date>2014-12-26T00:00:00</dc:date>
              <text:p text:style-name="P1"><text:span text:style-name="T5">.checkbox-0101</text:span></text:p>
            </office:annotation>
            <text:p>□</text:p>
          </table:table-cell>
          <table:table-cell table:style-name="ce146" office:value-type="string" calcext:value-type="string">
            <office:annotation office:display="true" draw:style-name="gr11" draw:text-style-name="P6" svg:width="1.414cm" svg:height="0.466cm" svg:x="5.229cm" svg:y="8.972cm" draw:caption-point-x="-0.747cm" draw:caption-point-y="0.735cm">
              <dc:date>2014-12-26T00:00:00</dc:date>
              <text:p text:style-name="P5"><text:span text:style-name="T7">.label-0101</text:span></text:p>
            </office:annotation>
            <text:p>顧客</text:p>
          </table:table-cell>
          <table:table-cell table:style-name="ce147" office:value-type="string" calcext:value-type="string">
            <text:p>□</text:p>
          </table:table-cell>
          <table:table-cell table:style-name="ce50" office:value-type="string" calcext:value-type="string">
            <text:p>仕入先</text:p>
            <text:p><text:span text:style-name="T15">.label-0102</text:span></text:p>
          </table:table-cell>
          <table:table-cell table:style-name="ce70"/>
          <table:table-cell table:style-name="ce147" office:value-type="string" calcext:value-type="string">
            <text:p>□</text:p>
          </table:table-cell>
          <table:table-cell table:style-name="ce34" table:number-columns-repeated="2"/>
          <table:table-cell table:style-name="ce59" table:number-columns-repeated="2"/>
          <table:table-cell table:style-name="ce151"/>
          <table:table-cell table:style-name="ce62"/>
          <table:table-cell table:number-columns-repeated="1005"/>
        </table:table-row>
        <table:table-row table:style-name="ro4">
          <table:table-cell table:style-name="ce5"/>
          <table:table-cell table:style-name="ce45" office:value-type="string" calcext:value-type="string">
            <text:p>種別価格</text:p>
            <text:p><text:span text:style-name="T11">.label</text:span><text:span text:style-name="T14">-0102</text:span></text:p>
          </table:table-cell>
          <table:table-cell table:style-name="ce70"/>
          <table:table-cell table:style-name="ce141" office:value-type="string" calcext:value-type="string" table:number-columns-spanned="2" table:number-rows-spanned="1">
            <office:annotation office:display="true" draw:style-name="gr27" draw:text-style-name="P6" svg:width="1.403cm" svg:height="0.466cm" svg:x="3.605cm" svg:y="11.456cm" draw:caption-point-x="-1.12cm" draw:caption-point-y="-1.249cm">
              <dc:date>2015-01-23T00:00:00</dc:date>
              <text:list text:style-name="">
                <text:list-header>
                  <text:p text:style-name="P5"><text:span text:style-name="T7">.button-0102</text:span></text:p>
                </text:list-header>
              </text:list>
            </office:annotation>
            <text:p><text:s/>編集</text:p>
          </table:table-cell>
          <table:covered-table-cell table:style-name="ce143"/>
          <table:table-cell table:style-name="ce146" office:value-type="string" calcext:value-type="string">
            <office:annotation office:display="true" draw:style-name="gr11" draw:text-style-name="P6" svg:width="1.276cm" svg:height="0.466cm" svg:x="3.733cm" svg:y="10.836cm" draw:caption-point-x="-0.748cm" draw:caption-point-y="-0.629cm">
              <dc:date>2014-12-26T00:00:00</dc:date>
              <text:p text:style-name="P5"><text:span text:style-name="T7">.label-0101</text:span></text:p>
            </office:annotation>
            <text:p>締日</text:p>
          </table:table-cell>
          <table:table-cell table:style-name="ce73"/>
          <table:table-cell table:style-name="ce143"/>
          <table:table-cell table:style-name="ce50" office:value-type="string" calcext:value-type="string">
            <text:p>支払サイト</text:p>
            <text:p>.label-0103</text:p>
          </table:table-cell>
          <table:table-cell table:style-name="ce70"/>
          <table:table-cell table:style-name="ce34"/>
          <table:table-cell table:style-name="ce149" table:number-columns-spanned="4" table:number-rows-spanned="1">
            <office:annotation office:display="true" draw:style-name="gr2" draw:text-style-name="P3" svg:width="1.762cm" svg:height="0.492cm" svg:x="9.605cm" svg:y="8.114cm" draw:caption-point-x="-2.128cm" draw:caption-point-y="2.093cm">
              <dc:date>2015-01-19T00:00:00</dc:date>
              <text:p text:style-name="P1"><text:span text:style-name="T1">.pulldown-0104</text:span></text:p>
            </office:annotation>
          </table:table-cell>
          <table:covered-table-cell table:style-name="ce26"/>
          <table:covered-table-cell table:number-columns-repeated="2"/>
          <table:table-cell table:style-name="ce146" office:value-type="string" calcext:value-type="string">
            <office:annotation office:display="true" draw:style-name="gr11" draw:text-style-name="P6" svg:width="1.414cm" svg:height="0.466cm" svg:x="9.286cm" svg:y="8.95cm" draw:caption-point-x="-1.31cm" draw:caption-point-y="1.257cm">
              <dc:date>2014-12-26T00:00:00</dc:date>
              <text:p text:style-name="P5"><text:span text:style-name="T7">.label-0101</text:span></text:p>
            </office:annotation>
            <text:p>前金</text:p>
          </table:table-cell>
          <table:table-cell table:style-name="ce147" office:value-type="string" calcext:value-type="string">
            <office:annotation office:display="true" draw:style-name="gr11" draw:text-style-name="P3" svg:width="1.758cm" svg:height="0.466cm" svg:x="8.899cm" svg:y="9.645cm" draw:caption-point-x="-0.423cm" draw:caption-point-y="0.562cm">
              <dc:date>2014-12-26T00:00:00</dc:date>
              <text:p text:style-name="P1"><text:span text:style-name="T5">.checkbox-0101</text:span></text:p>
            </office:annotation>
            <text:p>□</text:p>
          </table:table-cell>
          <table:table-cell table:style-name="ce151"/>
          <table:table-cell table:style-name="ce62"/>
          <table:table-cell table:number-columns-repeated="1005"/>
        </table:table-row>
        <table:table-row table:style-name="ro4">
          <table:table-cell table:style-name="ce5"/>
          <table:table-cell table:style-name="ce46"/>
          <table:table-cell table:style-name="ce52" table:number-columns-repeated="2"/>
          <table:table-cell table:style-name="ce34" table:number-columns-repeated="8"/>
          <table:table-cell table:style-name="ce52"/>
          <table:table-cell table:style-name="ce34" table:number-columns-repeated="4"/>
          <table:table-cell table:style-name="ce59"/>
          <table:table-cell table:style-name="ce62"/>
          <table:table-cell table:number-columns-repeated="1005"/>
        </table:table-row>
        <table:table-row table:style-name="ro4">
          <table:table-cell table:style-name="ce5"/>
          <table:table-cell table:style-name="ce45"/>
          <table:table-cell table:style-name="ce96" table:number-columns-repeated="2"/>
          <table:table-cell table:style-name="ce59" table:number-columns-repeated="14"/>
          <table:table-cell table:style-name="ce63" office:value-type="string" calcext:value-type="string">
            <office:annotation office:display="true" draw:style-name="gr1" draw:text-style-name="P4" svg:width="2.075cm" svg:height="0.492cm" svg:x="9.991cm" svg:y="10.502cm" draw:caption-point-x="-0.517cm" draw:caption-point-y="0.703cm">
              <dc:date>2015-01-25T00:00:00</dc:date>
              <text:p text:style-name="P1"><text:span text:style-name="T1">.button-0101</text:span></text:p>
            </office:annotation>
            <text:p>更</text:p>
          </table:table-cell>
          <table:table-cell table:number-columns-repeated="1005"/>
        </table:table-row>
        <table:table-row table:style-name="ro4">
          <table:table-cell table:style-name="ce5"/>
          <table:table-cell table:style-name="ce15" office:value-type="string" calcext:value-type="string">
            <text:p>社員</text:p>
          </table:table-cell>
          <table:table-cell table:style-name="ce8" office:value-type="string" calcext:value-type="string">
            <office:annotation office:display="true" draw:style-name="gr22" draw:text-style-name="P13" svg:width="2.899cm" svg:height="1.623cm" svg:x="3.199cm" svg:y="12.455cm" draw:caption-point-x="-1.712cm" draw:caption-point-y="-0.751cm">
              <dc:date>2015-01-19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取扱製品</text:p>
          </table:table-cell>
          <table:table-cell table:style-name="ce174"/>
          <table:table-cell table:style-name="ce52" table:number-columns-repeated="9"/>
          <table:table-cell table:style-name="ce17"/>
          <table:table-cell table:style-name="ce52" table:number-columns-repeated="4"/>
          <table:table-cell table:style-name="ce62"/>
          <table:table-cell table:number-columns-repeated="1005"/>
        </table:table-row>
        <table:table-row table:style-name="ro4">
          <table:table-cell table:style-name="ce5"/>
          <table:table-cell table:style-name="ce138" office:value-type="string" calcext:value-type="string">
            <office:annotation office:display="true" draw:style-name="gr1" draw:text-style-name="P4" svg:width="1.553cm" svg:height="0.492cm" svg:x="3.421cm" svg:y="14.255cm" draw:caption-point-x="-2.433cm" draw:caption-point-y="-2.052cm">
              <dc:date>2014-12-22T00:00:00</dc:date>
              <text:p text:style-name="P1"><text:span text:style-name="T1">.button-0101</text:span></text:p>
            </office:annotation>
            <text:p>新</text:p>
          </table:table-cell>
          <table:table-cell table:style-name="ce140" office:value-type="string" calcext:value-type="string">
            <text:p>削</text:p>
          </table:table-cell>
          <table:table-cell table:style-name="ce128"/>
          <table:table-cell table:style-name="ce144" table:number-columns-repeated="3"/>
          <table:table-cell table:style-name="ce14"/>
          <table:table-cell table:style-name="ce144" table:number-columns-repeated="4"/>
          <table:table-cell table:style-name="ce144">
            <office:annotation office:display="true" draw:style-name="gr2" draw:text-style-name="P2" svg:width="1.57cm" svg:height="0.492cm" svg:x="7.088cm" svg:y="11.478cm" draw:caption-point-x="-0.609cm" draw:caption-point-y="0.725cm">
              <dc:date>2015-01-19T00:00:00</dc:date>
              <text:p text:style-name="P1"><text:span text:style-name="T1">.tab-container</text:span></text:p>
            </office:annotation>
          </table:table-cell>
          <table:table-cell table:style-name="ce144" table:number-columns-repeated="5"/>
          <table:table-cell table:style-name="ce153"/>
          <table:table-cell table:number-columns-repeated="1005"/>
        </table:table-row>
        <table:table-row table:style-name="ro4">
          <table:table-cell table:style-name="ce5"/>
          <table:table-cell table:style-name="ce139" office:value-type="string" calcext:value-type="string">
            <text:p>1. .wrap-list</text:p>
            <text:p>2. .list</text:p>
          </table:table-cell>
          <table:table-cell table:style-name="ce89" table:number-columns-repeated="14"/>
          <table:table-cell table:style-name="ce18"/>
          <table:table-cell table:style-name="ce89"/>
          <table:table-cell table:style-name="ce92"/>
          <table:table-cell table:number-columns-repeated="1005"/>
        </table:table-row>
        <table:table-row table:style-name="ro4" table:number-rows-repeated="5">
          <table:table-cell table:style-name="ce5"/>
          <table:table-cell table:style-name="ce48"/>
          <table:table-cell table:style-name="ce54" table:number-columns-repeated="16"/>
          <table:table-cell table:style-name="ce65"/>
          <table:table-cell table:number-columns-repeated="1005"/>
        </table:table-row>
        <table:table-row table:style-name="ro4">
          <table:table-cell table:style-name="ce5"/>
          <table:table-cell table:style-name="ce49"/>
          <table:table-cell table:style-name="ce55" table:number-columns-repeated="16"/>
          <table:table-cell table:style-name="ce66"/>
          <table:table-cell table:number-columns-repeated="1005"/>
        </table:table-row>
        <table:table-row table:style-name="ro4" table:number-rows-repeated="1048541">
          <table:table-cell table:number-columns-repeated="1024"/>
        </table:table-row>
        <table:table-row table:style-name="ro3">
          <table:table-cell table:number-columns-repeated="1024"/>
        </table:table-row>
        <table:table-row table:style-name="ro3">
          <table:table-cell table:number-columns-repeated="1024"/>
        </table:table-row>
      </table:table>
      <table:table table:name="取引先管理 取扱製品追加" table:style-name="ta1">
        <table:table-column table:style-name="co3" table:number-columns-repeated="1024" table:default-cell-style-name="Default"/>
        <table:table-row table:style-name="ro4">
          <table:table-cell table:style-name="ce5"/>
          <table:table-cell table:style-name="ce93" office:value-type="string" calcext:value-type="string">
            <text:p>取引先管理 取扱製品追加</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取引先の会社が取り扱っている製品を追加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5"/>
          <table:table-cell table:style-name="ce78" table:number-columns-repeated="6"/>
          <table:table-cell table:style-name="ce5"/>
          <table:table-cell table:number-columns-repeated="1012"/>
        </table:table-row>
        <table:table-row table:style-name="ro4">
          <table:table-cell table:style-name="ce5"/>
          <table:table-cell table:style-name="ce6"/>
          <table:table-cell table:style-name="ce5" table:number-columns-repeated="7"/>
          <table:table-cell table:number-columns-repeated="2"/>
          <table:table-cell table:style-name="ce5"/>
          <table:table-cell table:number-columns-repeated="1012"/>
        </table:table-row>
        <table:table-row table:style-name="ro4">
          <table:table-cell table:style-name="ce5"/>
          <table:table-cell table:style-name="ce7"/>
          <table:table-cell table:style-name="ce24" table:number-columns-repeated="2"/>
          <table:table-cell table:style-name="ce100" office:value-type="string" calcext:value-type="string">
            <office:annotation office:display="true" draw:style-name="gr1" draw:text-style-name="P9" svg:width="1.719cm" svg:height="0.492cm" svg:x="3.949cm" svg:y="1.713cm" draw:caption-point-x="-1.464cm" draw:caption-point-y="1.292cm">
              <dc:date>2014-12-26T00:00:00</dc:date>
              <text:p text:style-name="P1"><text:span text:style-name="T2">.title-text-0109</text:span></text:p>
            </office:annotation>
            <text:p>取扱製品追加</text:p>
          </table:table-cell>
          <table:table-cell table:style-name="ce100"/>
          <table:table-cell table:style-name="ce24"/>
          <table:table-cell table:style-name="ce14">
            <office:annotation office:display="true" draw:style-name="gr28" draw:text-style-name="P9" svg:width="2.683cm" svg:height="0.731cm" svg:x="5.914cm" svg:y="2.055cm" draw:caption-point-x="-1.931cm" draw:caption-point-y="0.95cm">
              <dc:date>2014-12-27T00:00:00</dc:date>
              <text:p text:style-name="P1"><text:span text:style-name="T5">.workspace.width-min </text:span></text:p>
              <text:p text:style-name="P1"><text:span text:style-name="T5">.workspace.width-min .grid</text:span></text:p>
            </office:annotation>
          </table:table-cell>
          <table:table-cell table:style-name="ce27"/>
          <table:table-cell table:style-name="ce79"/>
          <table:table-cell table:style-name="ce131" office:value-type="string" calcext:value-type="string">
            <office:annotation office:display="true" draw:style-name="gr1" draw:text-style-name="P2" svg:width="1.568cm" svg:height="0.492cm" svg:x="6.246cm" svg:y="3.251cm" draw:caption-point-x="-0.766cm" draw:caption-point-y="-0.246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162"/>
          <table:table-cell table:style-name="ce59" table:number-columns-repeated="2"/>
          <table:table-cell table:style-name="ce34" table:number-columns-repeated="5"/>
          <table:table-cell table:style-name="ce175" office:value-type="string" calcext:value-type="string" table:number-columns-spanned="2" table:number-rows-spanned="1">
            <office:annotation office:display="true" draw:style-name="gr11" draw:text-style-name="P9" svg:width="1.905cm" svg:height="0.466cm" svg:x="6.219cm" svg:y="3.868cm" draw:caption-point-x="-0.739cm" draw:caption-point-y="-0.364cm">
              <dc:date>2015-01-25T00:00:00</dc:date>
              <text:p text:style-name="P1"><text:span text:style-name="T5">.button-0102</text:span></text:p>
            </office:annotation>
            <text:p>追加</text:p>
          </table:table-cell>
          <table:covered-table-cell table:style-name="ce176" office:value-type="string" calcext:value-type="string">
            <text:p>(空白)</text:p>
            <text:p/>
          </table:covered-table-cell>
          <table:table-cell table:style-name="ce86"/>
          <table:table-cell table:number-columns-repeated="1012"/>
        </table:table-row>
        <table:table-row table:style-name="ro4">
          <table:table-cell table:style-name="ce5"/>
          <table:table-cell table:style-name="ce11" office:value-type="string" calcext:value-type="string">
            <text:p>1. .wrap-list</text:p>
            <text:p>2. .list</text:p>
          </table:table-cell>
          <table:table-cell table:style-name="ce156" table:number-columns-repeated="8"/>
          <table:table-cell table:style-name="ce159"/>
          <table:table-cell table:style-name="ce5"/>
          <table:table-cell table:number-columns-repeated="1012"/>
        </table:table-row>
        <table:table-row table:style-name="ro4">
          <table:table-cell table:style-name="ce5"/>
          <table:table-cell table:style-name="ce154"/>
          <table:table-cell table:style-name="ce31" table:number-columns-repeated="8"/>
          <table:table-cell table:style-name="ce160"/>
          <table:table-cell table:style-name="ce5"/>
          <table:table-cell table:number-columns-repeated="3"/>
          <table:table-cell table:style-name="ce177"/>
          <table:table-cell table:number-columns-repeated="1008"/>
        </table:table-row>
        <table:table-row table:style-name="ro4" table:number-rows-repeated="7">
          <table:table-cell table:style-name="ce5"/>
          <table:table-cell table:style-name="ce154"/>
          <table:table-cell table:style-name="ce31" table:number-columns-repeated="8"/>
          <table:table-cell table:style-name="ce160"/>
          <table:table-cell table:style-name="ce5"/>
          <table:table-cell table:number-columns-repeated="1012"/>
        </table:table-row>
        <table:table-row table:style-name="ro4">
          <table:table-cell table:style-name="ce5"/>
          <table:table-cell table:style-name="ce155"/>
          <table:table-cell table:style-name="ce157" table:number-columns-repeated="8"/>
          <table:table-cell table:style-name="ce161"/>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製品管理"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1" table:number-rows-spanned="1">
            <text:p>製品管理</text:p>
          </table:table-cell>
          <table:covered-table-cell/>
          <table:covered-table-cell table:number-columns-repeated="9" table:style-name="ce2"/>
          <table:table-cell table:style-name="ce2" table:number-columns-repeated="9"/>
          <table:table-cell table:number-columns-repeated="1003"/>
        </table:table-row>
        <table:table-row table:style-name="ro3">
          <table:table-cell/>
          <table:table-cell table:style-name="ce44" office:value-type="string" calcext:value-type="string">
            <text:p>・製品情報の新規登録・編集を行うための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table-cell table:style-name="ce6"/>
          <table:table-cell table:number-columns-repeated="17"/>
          <table:table-cell table:style-name="Default" table:number-columns-repeated="2"/>
          <table:table-cell table:number-columns-repeated="1003"/>
        </table:table-row>
        <table:table-row table:style-name="ro4">
          <table:table-cell/>
          <table:table-cell table:style-name="ce7"/>
          <table:table-cell table:style-name="ce24" table:number-columns-repeated="6"/>
          <table:table-cell table:style-name="ce14">
            <office:annotation office:display="true" draw:style-name="gr1" draw:text-style-name="P2" svg:width="1.387cm" svg:height="0.492cm" svg:x="6.21cm" svg:y="1.318cm" draw:caption-point-x="-1.728cm" draw:caption-point-y="1.401cm">
              <dc:date>2014-12-22T00:00:00</dc:date>
              <text:p text:style-name="P1"><text:span text:style-name="T1">.workspace</text:span></text:p>
            </office:annotation>
          </table:table-cell>
          <table:table-cell table:style-name="ce24"/>
          <table:table-cell table:style-name="ce27" office:value-type="string" calcext:value-type="string">
            <office:annotation office:display="true" draw:style-name="gr1" draw:text-style-name="P8" svg:width="1.761cm" svg:height="0.492cm" svg:x="6.368cm" svg:y="1.92cm" draw:caption-point-x="-0.888cm" draw:caption-point-y="0.799cm">
              <dc:date>2015-01-19T00:00:00</dc:date>
              <text:p text:style-name="P1"><text:span text:style-name="T2">.title-text-0119</text:span></text:p>
            </office:annotation>
            <text:p>製品管理</text:p>
          </table:table-cell>
          <table:table-cell table:style-name="ce24" table:number-columns-repeated="9"/>
          <table:table-cell table:style-name="ce37" office:value-type="string" calcext:value-type="string">
            <office:annotation office:display="true" draw:style-name="gr1" draw:text-style-name="P2" svg:width="1.572cm" svg:height="0.492cm" svg:x="11.224cm" svg:y="1.885cm" draw:caption-point-x="-0.752cm" draw:caption-point-y="0.834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9" office:value-type="string" calcext:value-type="string">
            <office:annotation office:display="true" draw:style-name="gr4" draw:text-style-name="P4" svg:width="1.411cm" svg:height="0.438cm" svg:x="3.436cm" svg:y="4.319cm" draw:caption-point-x="-2.448cm" draw:caption-point-y="-1.101cm">
              <dc:date>2014-12-22T00:00:00</dc:date>
              <text:p text:style-name="P1"><text:span text:style-name="T3">.label-0101</text:span></text:p>
            </office:annotation>
            <text:p>検索</text:p>
          </table:table-cell>
          <table:table-cell table:style-name="ce117" office:value-type="string" calcext:value-type="string">
            <text:p>.textbox-0108 <text:s/></text:p>
          </table:table-cell>
          <table:table-cell table:style-name="ce22" table:number-columns-repeated="6"/>
          <table:table-cell table:style-name="ce26"/>
          <table:table-cell table:style-name="ce35" office:value-type="string" calcext:value-type="string">
            <office:annotation office:display="true" draw:style-name="gr1" draw:text-style-name="P4" svg:width="1.629cm" svg:height="0.492cm" svg:x="7.107cm" svg:y="4.47cm" draw:caption-point-x="-1.627cm" draw:caption-point-y="-1.252cm">
              <dc:date>2014-12-22T00:00:00</dc:date>
              <text:p text:style-name="P1"><text:span text:style-name="T1">.button-0101</text:span></text:p>
            </office:annotation>
            <text:p>検</text:p>
          </table:table-cell>
          <table:table-cell table:style-name="ce17" office:value-type="string" calcext:value-type="string">
            <office:annotation office:display="true" draw:style-name="gr4" draw:text-style-name="P4" svg:width="1.35cm" svg:height="0.438cm" svg:x="7.669cm" svg:y="2.57cm" draw:caption-point-x="-1.689cm" draw:caption-point-y="0.648cm">
              <dc:date>2014-12-22T00:00:00</dc:date>
              <text:p text:style-name="P1"><text:span text:style-name="T3">.label-0101</text:span></text:p>
            </office:annotation>
            <text:p>期間</text:p>
          </table:table-cell>
          <table:table-cell table:style-name="ce179" table:number-columns-spanned="3" table:number-rows-spanned="1"/>
          <table:covered-table-cell table:number-columns-repeated="2" table:style-name="Default"/>
          <table:table-cell table:style-name="ce179" table:number-columns-spanned="3" table:number-rows-spanned="1"/>
          <table:covered-table-cell table:number-columns-repeated="2" table:style-name="Default"/>
          <table:table-cell table:style-name="ce180" table:number-columns-spanned="3" table:number-rows-spanned="1">
            <office:annotation office:display="true" draw:style-name="gr2" draw:text-style-name="P2" svg:width="1.767cm" svg:height="0.492cm" svg:x="10.882cm" svg:y="2.644cm" draw:caption-point-x="-0.41cm" draw:caption-point-y="0.574cm">
              <dc:date>2015-01-19T00:00:00</dc:date>
              <text:p text:style-name="P1"><text:span text:style-name="T1">.pulldown-0103</text:span></text:p>
            </office:annotation>
          </table:table-cell>
          <table:covered-table-cell table:number-columns-repeated="2" table:style-name="Default"/>
          <table:table-cell table:style-name="ce86"/>
          <table:table-cell table:number-columns-repeated="1002"/>
        </table:table-row>
        <table:table-row table:style-name="ro4">
          <table:table-cell/>
          <table:table-cell table:style-name="ce10" office:value-type="string" calcext:value-type="string">
            <office:annotation office:display="true" draw:style-name="gr1" draw:text-style-name="P11" svg:width="1.549cm" svg:height="0.492cm" svg:x="3.91cm" svg:y="5.325cm" draw:caption-point-x="-2.922cm" draw:caption-point-y="-1.608cm">
              <dc:date>2014-12-22T00:00:00</dc:date>
              <text:p text:style-name="P1"><text:span text:style-name="T4">.button-0101</text:span></text:p>
            </office:annotation>
            <text:p>新</text:p>
          </table:table-cell>
          <table:table-cell table:style-name="ce178" office:value-type="string" calcext:value-type="string">
            <text:p>削</text:p>
          </table:table-cell>
          <table:table-cell table:style-name="ce23" table:number-columns-repeated="13"/>
          <table:table-cell table:style-name="ce128" table:number-columns-repeated="4"/>
          <table:table-cell table:style-name="ce63" office:value-type="string" calcext:value-type="string">
            <office:annotation office:display="true" draw:style-name="gr1" draw:text-style-name="P2" svg:width="2.143cm" svg:height="0.492cm" svg:x="11.205cm" svg:y="4.405cm" draw:caption-point-x="-0.733cm" draw:caption-point-y="-0.688cm">
              <dc:date>2015-01-25T00:00:00</dc:date>
              <text:p text:style-name="P1"><text:span text:style-name="T1">.button-0101</text:span></text:p>
            </office:annotation>
            <text:p>種</text:p>
          </table:table-cell>
          <table:table-cell table:number-columns-repeated="1003"/>
        </table:table-row>
        <table:table-row table:style-name="ro4">
          <table:table-cell/>
          <table:table-cell table:style-name="ce11"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1003"/>
        </table:table-row>
        <table:table-row table:style-name="ro4" table:number-rows-repeated="3">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4">
          <table:table-cell table:number-columns-repeated="1024"/>
        </table:table-row>
        <table:table-row table:style-name="ro3">
          <table:table-cell table:number-columns-repeated="1024"/>
        </table:table-row>
        <table:table-row table:style-name="ro3">
          <table:table-cell table:number-columns-repeated="1024"/>
        </table:table-row>
      </table:table>
      <table:table table:name="新規・編集画面(製品管理)" table:style-name="ta1">
        <table:table-column table:style-name="co3" table:number-columns-repeated="1024" table:default-cell-style-name="Default"/>
        <table:table-row table:style-name="ro4">
          <table:table-cell table:style-name="ce5"/>
          <table:table-cell table:style-name="ce93" office:value-type="string" calcext:value-type="string">
            <text:p>新規・編集画面(製品管理)</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製品情報の入力を行う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8"/>
          <table:table-cell/>
          <table:table-cell table:style-name="ce5"/>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office:annotation office:display="true" draw:style-name="gr1" draw:text-style-name="P9" svg:width="2.063cm" svg:height="0.492cm" svg:x="3.958cm" svg:y="1.539cm" draw:caption-point-x="-1.473cm" draw:caption-point-y="1.466cm">
              <dc:date>2015-01-19T00:00:00</dc:date>
              <text:p text:style-name="P1"><text:span text:style-name="T2">.title-text-0109</text:span></text:p>
            </office:annotation>
            <text:p>新規・編集画面</text:p>
          </table:table-cell>
          <table:table-cell table:style-name="ce100"/>
          <table:table-cell table:style-name="ce24"/>
          <table:table-cell table:style-name="ce14">
            <office:annotation office:display="true" draw:style-name="gr29" draw:text-style-name="P2" svg:width="3.252cm" svg:height="0.783cm" svg:x="6.212cm" svg:y="1.818cm" draw:caption-point-x="-2.229cm" draw:caption-point-y="1.187cm">
              <dc:date>2015-01-19T00:00:00</dc:date>
              <text:p text:style-name="P1"><text:span text:style-name="T1">.workspace.width-min </text:span></text:p>
              <text:p text:style-name="P1"><text:span text:style-name="T1">.workspace.width-min .grid</text:span></text:p>
            </office:annotation>
          </table:table-cell>
          <table:table-cell table:style-name="ce27"/>
          <table:table-cell table:style-name="ce24"/>
          <table:table-cell table:style-name="ce37" office:value-type="string" calcext:value-type="string">
            <office:annotation office:display="true" draw:style-name="gr1" draw:text-style-name="P2" svg:width="1.546cm" svg:height="0.492cm" svg:x="6.802cm" svg:y="3.475cm" draw:caption-point-x="-1.322cm" draw:caption-point-y="-0.47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number-columns-repeated="3"/>
          <table:table-cell table:style-name="ce17"/>
          <table:table-cell table:style-name="ce63" office:value-type="string" calcext:value-type="string" table:number-columns-spanned="2" table:number-rows-spanned="1">
            <office:annotation office:display="true" draw:style-name="gr1" draw:text-style-name="P10" svg:width="1.971cm" svg:height="0.492cm" svg:x="6.756cm" svg:y="4.114cm" draw:caption-point-x="-1.276cm" draw:caption-point-y="-0.61cm">
              <dc:date>2015-01-25T00:00:00</dc:date>
              <text:p text:style-name="P1"><text:span text:style-name="T1">.button-0102</text:span></text:p>
            </office:annotation>
            <text:p>OK</text:p>
          </table:table-cell>
          <table:covered-table-cell table:style-name="ce80"/>
          <table:table-cell table:style-name="ce5"/>
          <table:table-cell table:number-columns-repeated="1012"/>
        </table:table-row>
        <table:table-row table:style-name="ro4">
          <table:table-cell table:style-name="ce5"/>
          <table:table-cell table:style-name="ce45" office:value-type="string" calcext:value-type="string">
            <text:p>登録日</text:p>
            <text:p>.label-0103</text:p>
          </table:table-cell>
          <table:table-cell table:style-name="ce50"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45" office:value-type="string" calcext:value-type="string">
            <text:p>型番</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45" office:value-type="string" calcext:value-type="string">
            <text:p>製品種別(大)</text:p>
            <text:p>.label-0103</text:p>
          </table:table-cell>
          <table:table-cell table:style-name="ce51" table:number-columns-repeated="2"/>
          <table:table-cell table:style-name="ce187" office:value-type="string" calcext:value-type="string">
            <text:p>.pulldown-0107</text:p>
          </table:table-cell>
          <table:table-cell table:style-name="ce75" table:number-columns-repeated="5"/>
          <table:table-cell table:style-name="ce82"/>
          <table:table-cell table:style-name="ce86"/>
          <table:table-cell table:number-columns-repeated="1012"/>
        </table:table-row>
        <table:table-row table:style-name="ro4">
          <table:table-cell table:style-name="ce5"/>
          <table:table-cell table:style-name="ce45" office:value-type="string" calcext:value-type="string">
            <text:p>製品種別(中)</text:p>
            <text:p>.label-0103</text:p>
          </table:table-cell>
          <table:table-cell table:style-name="ce51" table:number-columns-repeated="2"/>
          <table:table-cell table:style-name="ce187" office:value-type="string" calcext:value-type="string">
            <text:p>.pulldown-0107</text:p>
          </table:table-cell>
          <table:table-cell table:style-name="ce75" table:number-columns-repeated="5"/>
          <table:table-cell table:style-name="ce82"/>
          <table:table-cell table:style-name="ce86"/>
          <table:table-cell table:number-columns-repeated="1012"/>
        </table:table-row>
        <table:table-row table:style-name="ro4">
          <table:table-cell table:style-name="ce5"/>
          <table:table-cell table:style-name="ce45" office:value-type="string" calcext:value-type="string">
            <text:p>製品種別(小)</text:p>
            <text:p>.label-0103</text:p>
          </table:table-cell>
          <table:table-cell table:style-name="ce51" table:number-columns-repeated="2"/>
          <table:table-cell table:style-name="ce187" office:value-type="string" calcext:value-type="string">
            <text:p>.pulldown-0107</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製品名</text:p>
            <text:p>.label-0103</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製造元</text:p>
            <text:p><text:span text:style-name="T11">.label-0103</text:span></text:p>
          </table:table-cell>
          <table:table-cell table:style-name="ce51" table:number-columns-repeated="2"/>
          <table:table-cell table:style-name="ce187" office:value-type="string" calcext:value-type="string">
            <text:p>.pulldown-0107</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text:span text:style-name="T12">仕入元</text:span></text:p>
            <text:p><text:span text:style-name="T11">.label-0103</text:span></text:p>
          </table:table-cell>
          <table:table-cell table:style-name="ce51" table:number-columns-repeated="2"/>
          <table:table-cell table:style-name="ce187" office:value-type="string" calcext:value-type="string">
            <text:p>.pulldown-0107</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text:span text:style-name="T12">上代</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text:span text:style-name="T12">仕入価格</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181" office:value-type="string" calcext:value-type="string">
            <text:p>製品画像</text:p>
            <text:p><text:span text:style-name="T11">.label-0103</text:span></text:p>
          </table:table-cell>
          <table:table-cell table:style-name="ce51" table:number-columns-repeated="2"/>
          <table:table-cell table:style-name="ce145" office:value-type="string" calcext:value-type="string">
            <text:p>.textbox-0104</text:p>
          </table:table-cell>
          <table:table-cell table:style-name="ce189" table:number-columns-repeated="2"/>
          <table:table-cell table:style-name="ce190"/>
          <table:table-cell table:style-name="ce36" office:value-type="string" calcext:value-type="string" table:number-columns-spanned="3" table:number-rows-spanned="1">
            <office:annotation office:display="true" draw:style-name="gr2" draw:text-style-name="P3" svg:width="1.552cm" svg:height="0.492cm" svg:x="6.021cm" svg:y="8.297cm" draw:caption-point-x="-0.541cm" draw:caption-point-y="0.698cm">
              <dc:date>2015-01-19T00:00:00</dc:date>
              <text:p text:style-name="P1"><text:span text:style-name="T1">.button-0103</text:span></text:p>
            </office:annotation>
            <text:p>アップロード</text:p>
          </table:table-cell>
          <table:covered-table-cell table:number-columns-repeated="2"/>
          <table:table-cell table:style-name="ce5"/>
          <table:table-cell table:number-columns-repeated="1012"/>
        </table:table-row>
        <table:table-row table:style-name="ro4">
          <table:table-cell table:style-name="ce5"/>
          <table:table-cell table:style-name="ce181" office:value-type="string" calcext:value-type="string">
            <text:p>販売価格</text:p>
            <text:p><text:span text:style-name="T11">.label-0103</text:span></text:p>
          </table:table-cell>
          <table:table-cell table:style-name="ce51" table:number-columns-repeated="2"/>
          <table:table-cell table:style-name="ce99"/>
          <table:table-cell table:style-name="ce59" table:number-columns-repeated="5"/>
          <table:table-cell table:style-name="ce62"/>
          <table:table-cell table:style-name="ce5"/>
          <table:table-cell table:number-columns-repeated="1012"/>
        </table:table-row>
        <table:table-row table:style-name="ro4">
          <table:table-cell table:style-name="ce5"/>
          <table:table-cell table:style-name="ce181" office:value-type="string" calcext:value-type="string">
            <office:annotation office:display="true" draw:style-name="gr11" draw:text-style-name="P3" svg:width="1.293cm" svg:height="0.466cm" svg:x="2.459cm" svg:y="8.374cm" draw:caption-point-x="-1.471cm" draw:caption-point-y="1.619cm">
              <dc:date>2014-12-26T00:00:00</dc:date>
              <text:p text:style-name="P1"><text:span text:style-name="T5">.label-0101</text:span></text:p>
            </office:annotation>
            <text:p>A</text:p>
          </table:table-cell>
          <table:table-cell table:style-name="ce184"/>
          <table:table-cell table:style-name="ce186" office:value-type="string" calcext:value-type="string">
            <text:p>B</text:p>
          </table:table-cell>
          <table:table-cell table:style-name="ce188"/>
          <table:table-cell table:style-name="ce146" office:value-type="string" calcext:value-type="string">
            <text:p>C</text:p>
          </table:table-cell>
          <table:table-cell table:style-name="ce146"/>
          <table:table-cell table:style-name="ce146" office:value-type="string" calcext:value-type="string">
            <text:p>D</text:p>
          </table:table-cell>
          <table:table-cell table:style-name="ce146"/>
          <table:table-cell table:style-name="ce146" office:value-type="string" calcext:value-type="string">
            <text:p>E</text:p>
          </table:table-cell>
          <table:table-cell table:style-name="ce191" office:value-type="string" calcext:value-type="string">
            <text:p>(空白)</text:p>
          </table:table-cell>
          <table:table-cell table:style-name="ce5"/>
          <table:table-cell table:number-columns-repeated="1012"/>
        </table:table-row>
        <table:table-row table:style-name="ro4">
          <table:table-cell table:style-name="ce5"/>
          <table:table-cell table:style-name="ce182"/>
          <table:table-cell table:style-name="ce30"/>
          <table:table-cell table:style-name="ce117"/>
          <table:table-cell table:style-name="ce30"/>
          <table:table-cell table:style-name="ce117"/>
          <table:table-cell table:style-name="ce30"/>
          <table:table-cell table:style-name="ce117"/>
          <table:table-cell table:style-name="ce30"/>
          <table:table-cell table:style-name="ce117">
            <office:annotation office:display="true" draw:style-name="gr2" draw:text-style-name="P3" svg:width="1.742cm" svg:height="0.492cm" svg:x="5.866cm" svg:y="9.67cm" draw:caption-point-x="-0.885cm" draw:caption-point-y="0.822cm">
              <dc:date>2015-01-19T00:00:00</dc:date>
              <text:p text:style-name="P1"><text:span text:style-name="T1">.textbox-0102</text:span></text:p>
            </office:annotation>
          </table:table-cell>
          <table:table-cell table:style-name="ce192"/>
          <table:table-cell table:style-name="ce5"/>
          <table:table-cell table:number-columns-repeated="1012"/>
        </table:table-row>
        <table:table-row table:style-name="ro4">
          <table:table-cell table:style-name="ce5"/>
          <table:table-cell table:style-name="ce183" office:value-type="string" calcext:value-type="string">
            <text:p>F</text:p>
          </table:table-cell>
          <table:table-cell table:style-name="ce185"/>
          <table:table-cell table:style-name="ce185" office:value-type="string" calcext:value-type="string">
            <text:p>G</text:p>
          </table:table-cell>
          <table:table-cell table:style-name="ce185"/>
          <table:table-cell table:style-name="ce185" office:value-type="string" calcext:value-type="string">
            <text:p>H</text:p>
          </table:table-cell>
          <table:table-cell table:style-name="ce185"/>
          <table:table-cell table:style-name="ce185" office:value-type="string" calcext:value-type="string">
            <text:p>I</text:p>
          </table:table-cell>
          <table:table-cell table:style-name="ce185"/>
          <table:table-cell table:style-name="ce185" office:value-type="string" calcext:value-type="string">
            <text:p>J</text:p>
          </table:table-cell>
          <table:table-cell table:style-name="ce193" office:value-type="string" calcext:value-type="string">
            <text:p>(空白)</text:p>
          </table:table-cell>
          <table:table-cell table:style-name="ce5"/>
          <table:table-cell table:number-columns-repeated="1012"/>
        </table:table-row>
        <table:table-row table:style-name="ro4">
          <table:table-cell table:style-name="ce5"/>
          <table:table-cell table:style-name="ce182"/>
          <table:table-cell table:style-name="ce30"/>
          <table:table-cell table:style-name="ce117"/>
          <table:table-cell table:style-name="ce30"/>
          <table:table-cell table:style-name="ce117"/>
          <table:table-cell table:style-name="ce30"/>
          <table:table-cell table:style-name="ce117"/>
          <table:table-cell table:style-name="ce30"/>
          <table:table-cell table:style-name="ce117"/>
          <table:table-cell table:style-name="ce192"/>
          <table:table-cell table:style-name="ce5"/>
          <table:table-cell table:number-columns-repeated="1012"/>
        </table:table-row>
        <table:table-row table:style-name="ro4">
          <table:table-cell table:style-name="ce5"/>
          <table:table-cell table:style-name="ce45" office:value-type="string" calcext:value-type="string">
            <text:p><text:span text:style-name="T12">値引率限界</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116" office:value-type="string" calcext:value-type="string" table:number-columns-spanned="3" table:number-rows-spanned="2">
            <text:p><text:span text:style-name="T12">備考</text:span></text:p>
            <text:p><text:span text:style-name="T11">.label-0103</text:span></text:p>
            <text:p/>
          </table:table-cell>
          <table:covered-table-cell table:number-columns-repeated="2" table:style-name="ce51"/>
          <table:table-cell table:style-name="ce118" office:value-type="string" calcext:value-type="string">
            <text:p>.textarea-0207 <text:s/></text:p>
          </table:table-cell>
          <table:table-cell table:style-name="ce113" table:number-columns-repeated="5"/>
          <table:table-cell table:style-name="ce122"/>
          <table:table-cell table:style-name="ce5"/>
          <table:table-cell table:number-columns-repeated="1012"/>
        </table:table-row>
        <table:table-row table:style-name="ro4">
          <table:table-cell table:style-name="ce5"/>
          <table:covered-table-cell table:style-name="ce94"/>
          <table:covered-table-cell table:number-columns-repeated="2" table:style-name="ce71"/>
          <table:table-cell table:style-name="ce119"/>
          <table:table-cell table:style-name="ce120" table:number-columns-repeated="5"/>
          <table:table-cell table:style-name="ce123"/>
          <table:table-cell table:style-name="ce5"/>
          <table:table-cell table:number-columns-repeated="1012"/>
        </table:table-row>
        <table:table-row table:style-name="ro4" table:number-rows-repeated="1048548">
          <table:table-cell table:number-columns-repeated="1024"/>
        </table:table-row>
        <table:table-row table:style-name="ro4">
          <table:table-cell table:number-columns-repeated="1024"/>
        </table:table-row>
      </table:table>
      <table:table table:name="種別作成画面" table:style-name="ta1">
        <table:table-column table:style-name="co3" table:number-columns-repeated="1024" table:default-cell-style-name="Default"/>
        <table:table-row table:style-name="ro4">
          <table:table-cell table:style-name="ce5"/>
          <table:table-cell table:style-name="ce93" office:value-type="string" calcext:value-type="string">
            <text:p>種別作成画面</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製品に設定する種別を作成するための画面。大・中・小の作成画面に分岐する。</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12"/>
          <table:table-cell table:number-columns-repeated="1012"/>
        </table:table-row>
        <table:table-row table:style-name="ro4">
          <table:table-cell table:style-name="ce5"/>
          <table:table-cell table:style-name="ce93"/>
          <table:table-cell table:style-name="ce5" table:number-columns-repeated="10"/>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text:p>種別作成画面</text:p>
          </table:table-cell>
          <table:table-cell table:style-name="ce100"/>
          <table:table-cell table:style-name="ce27">
            <office:annotation office:display="true" draw:style-name="gr2" draw:text-style-name="P3" svg:width="1.767cm" svg:height="0.492cm" svg:x="4.683cm" svg:y="1.73cm" draw:caption-point-x="-1.199cm" draw:caption-point-y="1.275cm">
              <dc:date>2015-01-19T00:00:00</dc:date>
              <text:p text:style-name="P1"><text:span text:style-name="T2">.title-text-0109</text:span></text:p>
            </office:annotation>
          </table:table-cell>
          <table:table-cell table:style-name="ce27"/>
          <table:table-cell table:style-name="ce14">
            <office:annotation office:display="true" draw:style-name="gr30" draw:text-style-name="P9" svg:width="2.683cm" svg:height="0.731cm" svg:x="5.707cm" svg:y="2.361cm" draw:caption-point-x="-1.225cm" draw:caption-point-y="0.644cm">
              <dc:date>2014-12-27T00:00:00</dc:date>
              <text:p text:style-name="P1"><text:span text:style-name="T5">.workspace.width-min </text:span></text:p>
              <text:p text:style-name="P1"><text:span text:style-name="T5">.workspace.width-min .grid</text:span></text:p>
            </office:annotation>
          </table:table-cell>
          <table:table-cell table:style-name="ce24"/>
          <table:table-cell table:style-name="ce37" office:value-type="string" calcext:value-type="string">
            <office:annotation office:display="true" draw:style-name="gr1" draw:text-style-name="P2" svg:width="1.568cm" svg:height="0.492cm" svg:x="6.401cm" svg:y="3.767cm" draw:caption-point-x="-0.921cm" draw:caption-point-y="-0.762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46"/>
          <table:table-cell table:style-name="ce50" table:number-columns-repeated="2"/>
          <table:table-cell table:style-name="ce168"/>
          <table:table-cell table:style-name="ce170"/>
          <table:table-cell table:style-name="ce59"/>
          <table:table-cell table:style-name="ce17"/>
          <table:table-cell table:style-name="ce72"/>
          <table:table-cell table:style-name="ce34"/>
          <table:table-cell table:style-name="ce152"/>
          <table:table-cell table:style-name="ce5"/>
          <table:table-cell table:number-columns-repeated="1012"/>
        </table:table-row>
        <table:table-row table:style-name="ro4">
          <table:table-cell table:style-name="ce5"/>
          <table:table-cell table:style-name="ce46"/>
          <table:table-cell table:style-name="ce194" table:number-columns-repeated="2"/>
          <table:table-cell table:style-name="ce172" office:value-type="string" calcext:value-type="string" table:number-columns-spanned="4" table:number-rows-spanned="1">
            <text:p>大項目作成</text:p>
          </table:table-cell>
          <table:covered-table-cell table:number-columns-repeated="3" table:style-name="ce34"/>
          <table:table-cell table:style-name="ce34" table:number-columns-repeated="2"/>
          <table:table-cell table:style-name="ce152"/>
          <table:table-cell table:style-name="ce86"/>
          <table:table-cell table:number-columns-repeated="1012"/>
        </table:table-row>
        <table:table-row table:style-name="ro4">
          <table:table-cell table:style-name="ce5"/>
          <table:table-cell table:style-name="ce46"/>
          <table:table-cell table:style-name="ce50" table:number-columns-repeated="2"/>
          <table:table-cell table:style-name="ce34" table:number-columns-repeated="6"/>
          <table:table-cell table:style-name="ce152"/>
          <table:table-cell table:style-name="ce86"/>
          <table:table-cell table:number-columns-repeated="1012"/>
        </table:table-row>
        <table:table-row table:style-name="ro4">
          <table:table-cell table:style-name="ce5"/>
          <table:table-cell table:style-name="ce46"/>
          <table:table-cell table:style-name="ce194" table:number-columns-repeated="2"/>
          <table:table-cell table:style-name="ce172" office:value-type="string" calcext:value-type="string" table:number-columns-spanned="4" table:number-rows-spanned="1">
            <text:p>中項目作成</text:p>
          </table:table-cell>
          <table:covered-table-cell table:number-columns-repeated="3" table:style-name="ce34"/>
          <table:table-cell table:style-name="ce34" table:number-columns-repeated="2"/>
          <table:table-cell table:style-name="ce152"/>
          <table:table-cell table:style-name="ce86"/>
          <table:table-cell table:number-columns-repeated="1012"/>
        </table:table-row>
        <table:table-row table:style-name="ro4">
          <table:table-cell table:style-name="ce5"/>
          <table:table-cell table:style-name="ce46"/>
          <table:table-cell table:style-name="ce51" table:number-columns-repeated="2"/>
          <table:table-cell table:style-name="ce34" table:number-columns-repeated="6"/>
          <table:table-cell table:style-name="ce152"/>
          <table:table-cell table:style-name="ce5"/>
          <table:table-cell table:number-columns-repeated="1012"/>
        </table:table-row>
        <table:table-row table:style-name="ro4">
          <table:table-cell table:style-name="ce5"/>
          <table:table-cell table:style-name="ce46"/>
          <table:table-cell table:style-name="ce194" table:number-columns-repeated="2"/>
          <table:table-cell table:style-name="ce172" office:value-type="string" calcext:value-type="string" table:number-columns-spanned="4" table:number-rows-spanned="1">
            <text:p>小項目作成</text:p>
          </table:table-cell>
          <table:covered-table-cell table:number-columns-repeated="3" table:style-name="ce34"/>
          <table:table-cell table:style-name="ce34" table:number-columns-repeated="2"/>
          <table:table-cell table:style-name="ce152"/>
          <table:table-cell table:style-name="ce5"/>
          <table:table-cell table:number-columns-repeated="1012"/>
        </table:table-row>
        <table:table-row table:style-name="ro4">
          <table:table-cell table:style-name="ce5"/>
          <table:table-cell table:style-name="ce94"/>
          <table:table-cell table:style-name="ce195" table:number-columns-repeated="2"/>
          <table:table-cell table:style-name="ce196" table:number-columns-repeated="6"/>
          <table:table-cell table:style-name="ce197"/>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8">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大項目作成画面" table:style-name="ta1">
        <table:table-column table:style-name="co3" table:number-columns-repeated="1024" table:default-cell-style-name="Default"/>
        <table:table-row table:style-name="ro4">
          <table:table-cell table:style-name="ce5"/>
          <table:table-cell table:style-name="ce43" office:value-type="string" calcext:value-type="string" table:number-columns-spanned="8" table:number-rows-spanned="1">
            <text:p>大項目作成画面</text:p>
          </table:table-cell>
          <table:covered-table-cell table:number-columns-repeated="7" table:style-name="ce5"/>
          <table:table-cell table:style-name="ce5" table:number-columns-repeated="3"/>
          <table:table-cell table:number-columns-repeated="1012"/>
        </table:table-row>
        <table:table-row table:style-name="ro4">
          <table:table-cell table:style-name="ce5"/>
          <table:table-cell table:style-name="ce44" office:value-type="string" calcext:value-type="string">
            <text:p>・製品種別の大項目を作成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number-rows-repeated="2">
          <table:table-cell table:style-name="ce5" table:number-columns-repeated="12"/>
          <table:table-cell table:number-columns-repeated="1012"/>
        </table:table-row>
        <table:table-row table:style-name="ro4">
          <table:table-cell table:style-name="ce5"/>
          <table:table-cell table:style-name="ce7"/>
          <table:table-cell table:style-name="ce14"/>
          <table:table-cell table:style-name="ce24"/>
          <table:table-cell table:style-name="ce27" office:value-type="string" calcext:value-type="string">
            <text:p>大項目作成</text:p>
          </table:table-cell>
          <table:table-cell table:style-name="ce27">
            <office:annotation office:display="true" draw:style-name="gr2" draw:text-style-name="P3" svg:width="1.767cm" svg:height="0.492cm" svg:x="3.564cm" svg:y="1.593cm" draw:caption-point-x="-0.579cm" draw:caption-point-y="1.412cm">
              <dc:date>2015-01-19T00:00:00</dc:date>
              <text:p text:style-name="P1"><text:span text:style-name="T2">.title-text-0109</text:span></text:p>
            </office:annotation>
          </table:table-cell>
          <table:table-cell table:style-name="ce24" table:number-columns-repeated="2"/>
          <table:table-cell table:style-name="ce14">
            <office:annotation office:display="true" draw:style-name="gr31" draw:text-style-name="P2" svg:width="2.951cm" svg:height="0.783cm" svg:x="5.621cm" svg:y="2.086cm" draw:caption-point-x="-1.139cm" draw:caption-point-y="0.919cm">
              <dc:date>2015-01-23T00:00:00</dc:date>
              <text:p text:style-name="P1"><text:span text:style-name="T1">.workspace.width-min </text:span></text:p>
              <text:p text:style-name="P1"><text:span text:style-name="T1">.workspace.width-min .grid</text:span></text:p>
            </office:annotation>
          </table:table-cell>
          <table:table-cell table:style-name="ce79"/>
          <table:table-cell table:style-name="ce37" office:value-type="string" calcext:value-type="string">
            <office:annotation office:display="true" draw:style-name="gr1" draw:text-style-name="P2" svg:width="1.566cm" svg:height="0.492cm" svg:x="6.087cm" svg:y="3.257cm" draw:caption-point-x="-0.607cm" draw:caption-point-y="-0.252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87"/>
          <table:table-cell table:style-name="ce23" table:number-columns-repeated="7"/>
          <table:table-cell table:style-name="ce63" office:value-type="string" calcext:value-type="string" table:number-columns-spanned="2" table:number-rows-spanned="1">
            <office:annotation office:display="true" draw:style-name="gr11" draw:text-style-name="P9" svg:width="1.819cm" svg:height="0.466cm" svg:x="5.978cm" svg:y="3.954cm" draw:caption-point-x="-0.498cm" draw:caption-point-y="-0.45cm">
              <dc:date>2015-01-25T00:00:00</dc:date>
              <text:p text:style-name="P1"><text:span text:style-name="T5">.button-0102</text:span></text:p>
            </office:annotation>
            <text:p>追加</text:p>
          </table:table-cell>
          <table:covered-table-cell/>
          <table:table-cell table:style-name="ce5"/>
          <table:table-cell table:number-columns-repeated="1012"/>
        </table:table-row>
        <table:table-row table:style-name="ro4">
          <table:table-cell table:style-name="ce5"/>
          <table:table-cell table:style-name="ce11" office:value-type="string" calcext:value-type="string">
            <text:p>1. .wrap-list</text:p>
            <text:p>2. .list</text:p>
          </table:table-cell>
          <table:table-cell table:style-name="ce156" table:number-columns-repeated="8"/>
          <table:table-cell table:style-name="ce159"/>
          <table:table-cell table:style-name="ce5"/>
          <table:table-cell table:number-columns-repeated="1012"/>
        </table:table-row>
        <table:table-row table:style-name="ro4" table:number-rows-repeated="8">
          <table:table-cell table:style-name="ce5"/>
          <table:table-cell table:style-name="ce154"/>
          <table:table-cell table:style-name="ce31" table:number-columns-repeated="8"/>
          <table:table-cell table:style-name="ce160"/>
          <table:table-cell table:style-name="ce5"/>
          <table:table-cell table:number-columns-repeated="1012"/>
        </table:table-row>
        <table:table-row table:style-name="ro4">
          <table:table-cell table:style-name="ce5"/>
          <table:table-cell table:style-name="ce155"/>
          <table:table-cell table:style-name="ce157" table:number-columns-repeated="8"/>
          <table:table-cell table:style-name="ce161"/>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中項目作成画面" table:style-name="ta1">
        <table:table-column table:style-name="co3" table:number-columns-repeated="1024" table:default-cell-style-name="Default"/>
        <table:table-row table:style-name="ro4">
          <table:table-cell table:style-name="ce5"/>
          <table:table-cell table:style-name="ce43" office:value-type="string" calcext:value-type="string" table:number-columns-spanned="8" table:number-rows-spanned="1">
            <text:p>中項目作成画面</text:p>
          </table:table-cell>
          <table:covered-table-cell table:number-columns-repeated="7" table:style-name="ce5"/>
          <table:table-cell table:style-name="ce5" table:number-columns-repeated="3"/>
          <table:table-cell table:number-columns-repeated="1012"/>
        </table:table-row>
        <table:table-row table:style-name="ro4">
          <table:table-cell table:style-name="ce5"/>
          <table:table-cell table:style-name="ce44" office:value-type="string" calcext:value-type="string">
            <text:p>・製品種別の中項目を作成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number-rows-repeated="2">
          <table:table-cell table:style-name="ce5" table:number-columns-repeated="12"/>
          <table:table-cell table:number-columns-repeated="1012"/>
        </table:table-row>
        <table:table-row table:style-name="ro4">
          <table:table-cell table:style-name="ce5"/>
          <table:table-cell table:style-name="ce7"/>
          <table:table-cell table:style-name="ce14"/>
          <table:table-cell table:style-name="ce24"/>
          <table:table-cell table:style-name="ce27" office:value-type="string" calcext:value-type="string">
            <text:p>中項目作成</text:p>
          </table:table-cell>
          <table:table-cell table:style-name="ce24"/>
          <table:table-cell table:style-name="ce27">
            <office:annotation office:display="true" draw:style-name="gr2" draw:text-style-name="P3" svg:width="1.767cm" svg:height="0.492cm" svg:x="3.944cm" svg:y="1.524cm" draw:caption-point-x="-0.46cm" draw:caption-point-y="1.481cm">
              <dc:date>2015-01-19T00:00:00</dc:date>
              <text:p text:style-name="P1"><text:span text:style-name="T2">.title-text-0109</text:span></text:p>
            </office:annotation>
          </table:table-cell>
          <table:table-cell table:style-name="ce24"/>
          <table:table-cell table:style-name="ce14">
            <office:annotation office:display="true" draw:style-name="gr32" draw:text-style-name="P9" svg:width="2.683cm" svg:height="0.731cm" svg:x="6.12cm" svg:y="2cm" draw:caption-point-x="-1.638cm" draw:caption-point-y="1.005cm">
              <dc:date>2014-12-27T00:00:00</dc:date>
              <text:p text:style-name="P1"><text:span text:style-name="T5">.workspace.width-min </text:span></text:p>
              <text:p text:style-name="P1"><text:span text:style-name="T5">.workspace.width-min .grid</text:span></text:p>
            </office:annotation>
          </table:table-cell>
          <table:table-cell table:style-name="ce79"/>
          <table:table-cell table:style-name="ce37" office:value-type="string" calcext:value-type="string">
            <office:annotation office:display="true" draw:style-name="gr1" draw:text-style-name="P2" svg:width="1.566cm" svg:height="0.492cm" svg:x="5.984cm" svg:y="3.309cm" draw:caption-point-x="-0.504cm" draw:caption-point-y="-0.304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46"/>
          <table:table-cell table:style-name="ce146"/>
          <table:table-cell table:style-name="ce50"/>
          <table:table-cell table:style-name="ce72"/>
          <table:table-cell table:style-name="ce59" table:number-columns-repeated="4"/>
          <table:table-cell table:style-name="ce202"/>
          <table:table-cell table:style-name="ce152"/>
          <table:table-cell table:style-name="ce5"/>
          <table:table-cell table:number-columns-repeated="1012"/>
        </table:table-row>
        <table:table-row table:style-name="ro4">
          <table:table-cell table:style-name="ce5"/>
          <table:table-cell table:style-name="ce46"/>
          <table:table-cell table:style-name="ce146" office:value-type="string" calcext:value-type="string">
            <text:p>大項目</text:p>
            <text:p>.label-0102</text:p>
          </table:table-cell>
          <table:table-cell table:style-name="ce50"/>
          <table:table-cell table:style-name="ce35" office:value-type="string" calcext:value-type="string" table:number-columns-spanned="4" table:number-rows-spanned="1">
            <text:p>.pulldown-0104</text:p>
          </table:table-cell>
          <table:covered-table-cell table:style-name="ce199"/>
          <table:covered-table-cell table:style-name="ce200"/>
          <table:covered-table-cell table:style-name="ce201"/>
          <table:table-cell table:style-name="ce59"/>
          <table:table-cell table:style-name="ce202"/>
          <table:table-cell table:style-name="ce152"/>
          <table:table-cell table:style-name="ce5"/>
          <table:table-cell table:number-columns-repeated="1012"/>
        </table:table-row>
        <table:table-row table:style-name="ro4">
          <table:table-cell table:style-name="ce5"/>
          <table:table-cell table:style-name="ce46"/>
          <table:table-cell table:style-name="ce198" table:number-columns-repeated="2"/>
          <table:table-cell table:style-name="ce23" table:number-columns-repeated="5"/>
          <table:table-cell table:style-name="ce63" office:value-type="string" calcext:value-type="string" table:number-columns-spanned="2" table:number-rows-spanned="1">
            <office:annotation office:display="true" draw:style-name="gr11" draw:text-style-name="P9" svg:width="1.819cm" svg:height="0.466cm" svg:x="5.91cm" svg:y="4.797cm" draw:caption-point-x="-0.43cm" draw:caption-point-y="-0.295cm">
              <dc:date>2015-01-25T00:00:00</dc:date>
              <text:p text:style-name="P1"><text:span text:style-name="T5">.button-0102</text:span></text:p>
            </office:annotation>
            <text:p>追加</text:p>
          </table:table-cell>
          <table:covered-table-cell table:style-name="ce203" office:value-type="string" calcext:value-type="string">
            <text:p>追</text:p>
          </table:covered-table-cell>
          <table:table-cell table:style-name="ce5"/>
          <table:table-cell table:number-columns-repeated="1012"/>
        </table:table-row>
        <table:table-row table:style-name="ro4">
          <table:table-cell table:style-name="ce5"/>
          <table:table-cell table:style-name="ce11" office:value-type="string" calcext:value-type="string">
            <text:p>1. .wrap-list</text:p>
            <text:p>2. .list</text:p>
          </table:table-cell>
          <table:table-cell table:style-name="ce156" table:number-columns-repeated="8"/>
          <table:table-cell table:style-name="ce159"/>
          <table:table-cell table:style-name="ce5"/>
          <table:table-cell table:number-columns-repeated="1012"/>
        </table:table-row>
        <table:table-row table:style-name="ro4" table:number-rows-repeated="8">
          <table:table-cell table:style-name="ce5"/>
          <table:table-cell table:style-name="ce154"/>
          <table:table-cell table:style-name="ce31" table:number-columns-repeated="8"/>
          <table:table-cell table:style-name="ce160"/>
          <table:table-cell table:style-name="ce5"/>
          <table:table-cell table:number-columns-repeated="1012"/>
        </table:table-row>
        <table:table-row table:style-name="ro4">
          <table:table-cell table:style-name="ce5"/>
          <table:table-cell table:style-name="ce155"/>
          <table:table-cell table:style-name="ce157" table:number-columns-repeated="8"/>
          <table:table-cell table:style-name="ce161"/>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4">
          <table:table-cell table:number-columns-repeated="1024"/>
        </table:table-row>
        <table:table-row table:style-name="ro4">
          <table:table-cell table:number-columns-repeated="1024"/>
        </table:table-row>
      </table:table>
      <table:table table:name="小項目作成画面" table:style-name="ta1">
        <table:table-column table:style-name="co3" table:number-columns-repeated="1024" table:default-cell-style-name="Default"/>
        <table:table-row table:style-name="ro4">
          <table:table-cell table:style-name="ce5"/>
          <table:table-cell table:style-name="ce43" office:value-type="string" calcext:value-type="string" table:number-columns-spanned="8" table:number-rows-spanned="1">
            <text:p>小項目作成画面</text:p>
          </table:table-cell>
          <table:covered-table-cell table:number-columns-repeated="7" table:style-name="ce5"/>
          <table:table-cell table:style-name="ce5" table:number-columns-repeated="3"/>
          <table:table-cell table:number-columns-repeated="1012"/>
        </table:table-row>
        <table:table-row table:style-name="ro4">
          <table:table-cell table:style-name="ce5"/>
          <table:table-cell table:style-name="ce44" office:value-type="string" calcext:value-type="string">
            <text:p>・製品種別の小項目を作成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number-rows-repeated="2">
          <table:table-cell table:style-name="ce5" table:number-columns-repeated="12"/>
          <table:table-cell table:number-columns-repeated="1012"/>
        </table:table-row>
        <table:table-row table:style-name="ro4">
          <table:table-cell table:style-name="ce5"/>
          <table:table-cell table:style-name="ce7"/>
          <table:table-cell table:style-name="ce14"/>
          <table:table-cell table:style-name="ce24"/>
          <table:table-cell table:style-name="ce27" office:value-type="string" calcext:value-type="string">
            <text:p>小項目作成</text:p>
          </table:table-cell>
          <table:table-cell table:style-name="ce24"/>
          <table:table-cell table:style-name="ce27">
            <office:annotation office:display="true" draw:style-name="gr2" draw:text-style-name="P3" svg:width="1.767cm" svg:height="0.492cm" svg:x="5.045cm" svg:y="1.559cm" draw:caption-point-x="-1.561cm" draw:caption-point-y="1.446cm">
              <dc:date>2015-01-19T00:00:00</dc:date>
              <text:p text:style-name="P1"><text:span text:style-name="T2">.title-text-0109</text:span></text:p>
            </office:annotation>
          </table:table-cell>
          <table:table-cell table:style-name="ce24"/>
          <table:table-cell table:style-name="ce14">
            <office:annotation office:display="true" draw:style-name="gr33" draw:text-style-name="P9" svg:width="2.683cm" svg:height="0.731cm" svg:x="5.586cm" svg:y="2.224cm" draw:caption-point-x="-1.104cm" draw:caption-point-y="0.781cm">
              <dc:date>2014-12-27T00:00:00</dc:date>
              <text:p text:style-name="P1"><text:span text:style-name="T5">.workspace.width-min </text:span></text:p>
              <text:p text:style-name="P1"><text:span text:style-name="T5">.workspace.width-min .grid</text:span></text:p>
            </office:annotation>
          </table:table-cell>
          <table:table-cell table:style-name="ce79"/>
          <table:table-cell table:style-name="ce37" office:value-type="string" calcext:value-type="string">
            <office:annotation office:display="true" draw:style-name="gr1" draw:text-style-name="P2" svg:width="1.566cm" svg:height="0.492cm" svg:x="6.174cm" svg:y="3.292cm" draw:caption-point-x="-0.694cm" draw:caption-point-y="-0.287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46"/>
          <table:table-cell table:style-name="ce146"/>
          <table:table-cell table:style-name="ce50"/>
          <table:table-cell table:style-name="ce72"/>
          <table:table-cell table:style-name="ce59" table:number-columns-repeated="4"/>
          <table:table-cell table:style-name="ce202"/>
          <table:table-cell table:style-name="ce152"/>
          <table:table-cell table:style-name="ce5"/>
          <table:table-cell table:number-columns-repeated="1012"/>
        </table:table-row>
        <table:table-row table:style-name="ro4">
          <table:table-cell table:style-name="ce5"/>
          <table:table-cell table:style-name="ce46"/>
          <table:table-cell table:style-name="ce146" office:value-type="string" calcext:value-type="string">
            <text:p>大項目</text:p>
            <text:p>.label-0102</text:p>
          </table:table-cell>
          <table:table-cell table:style-name="ce50"/>
          <table:table-cell table:style-name="ce35" office:value-type="string" calcext:value-type="string" table:number-columns-spanned="4" table:number-rows-spanned="1">
            <text:p>.pulldown-0104</text:p>
          </table:table-cell>
          <table:covered-table-cell table:style-name="ce204"/>
          <table:covered-table-cell table:style-name="ce205"/>
          <table:covered-table-cell table:style-name="ce206"/>
          <table:table-cell table:style-name="ce59"/>
          <table:table-cell table:style-name="ce202"/>
          <table:table-cell table:style-name="ce152"/>
          <table:table-cell table:style-name="ce5"/>
          <table:table-cell table:number-columns-repeated="1012"/>
        </table:table-row>
        <table:table-row table:style-name="ro4">
          <table:table-cell table:style-name="ce5"/>
          <table:table-cell table:style-name="ce46"/>
          <table:table-cell table:style-name="ce146" office:value-type="string" calcext:value-type="string">
            <text:p>中項目</text:p>
            <text:p>.label-0102</text:p>
          </table:table-cell>
          <table:table-cell table:style-name="ce50"/>
          <table:table-cell table:style-name="ce35" office:value-type="string" calcext:value-type="string" table:number-columns-spanned="4" table:number-rows-spanned="1">
            <text:p>.pulldown-0104</text:p>
          </table:table-cell>
          <table:covered-table-cell table:style-name="ce204"/>
          <table:covered-table-cell table:style-name="ce205"/>
          <table:covered-table-cell table:style-name="ce206"/>
          <table:table-cell table:style-name="ce59"/>
          <table:table-cell table:style-name="ce202"/>
          <table:table-cell table:style-name="ce152"/>
          <table:table-cell table:style-name="ce5"/>
          <table:table-cell table:number-columns-repeated="1012"/>
        </table:table-row>
        <table:table-row table:style-name="ro4">
          <table:table-cell table:style-name="ce5"/>
          <table:table-cell table:style-name="ce46"/>
          <table:table-cell table:style-name="ce198" table:number-columns-repeated="2"/>
          <table:table-cell table:style-name="ce23" table:number-columns-repeated="5"/>
          <table:table-cell table:style-name="ce63" office:value-type="string" calcext:value-type="string" table:number-columns-spanned="2" table:number-rows-spanned="1">
            <office:annotation office:display="true" draw:style-name="gr11" draw:text-style-name="P9" svg:width="1.819cm" svg:height="0.466cm" svg:x="6.099cm" svg:y="5.123cm" draw:caption-point-x="-0.619cm" draw:caption-point-y="-0.122cm">
              <dc:date>2015-01-25T00:00:00</dc:date>
              <text:p text:style-name="P1"><text:span text:style-name="T5">.button-0102</text:span></text:p>
            </office:annotation>
            <text:p>追加</text:p>
          </table:table-cell>
          <table:covered-table-cell table:style-name="ce203" office:value-type="string" calcext:value-type="string">
            <text:p>追</text:p>
          </table:covered-table-cell>
          <table:table-cell table:style-name="ce5"/>
          <table:table-cell table:number-columns-repeated="1012"/>
        </table:table-row>
        <table:table-row table:style-name="ro4">
          <table:table-cell table:style-name="ce5"/>
          <table:table-cell table:style-name="ce11" office:value-type="string" calcext:value-type="string">
            <text:p>1. .wrap-list</text:p>
            <text:p>2. .list</text:p>
          </table:table-cell>
          <table:table-cell table:style-name="ce156" table:number-columns-repeated="8"/>
          <table:table-cell table:style-name="ce159"/>
          <table:table-cell table:style-name="ce5"/>
          <table:table-cell table:number-columns-repeated="1012"/>
        </table:table-row>
        <table:table-row table:style-name="ro4" table:number-rows-repeated="8">
          <table:table-cell table:style-name="ce5"/>
          <table:table-cell table:style-name="ce154"/>
          <table:table-cell table:style-name="ce31" table:number-columns-repeated="8"/>
          <table:table-cell table:style-name="ce160"/>
          <table:table-cell table:style-name="ce5"/>
          <table:table-cell table:number-columns-repeated="1012"/>
        </table:table-row>
        <table:table-row table:style-name="ro4">
          <table:table-cell table:style-name="ce5"/>
          <table:table-cell table:style-name="ce155"/>
          <table:table-cell table:style-name="ce157" table:number-columns-repeated="8"/>
          <table:table-cell table:style-name="ce161"/>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3">
          <table:table-cell table:number-columns-repeated="1024"/>
        </table:table-row>
        <table:table-row table:style-name="ro4">
          <table:table-cell table:number-columns-repeated="1024"/>
        </table:table-row>
      </table:table>
      <table:table table:name="新規・編集画面(種別作成)" table:style-name="ta1">
        <table:table-column table:style-name="co3" table:default-cell-style-name="ce5"/>
        <table:table-column table:style-name="co3" table:default-cell-style-name="ce93"/>
        <table:table-column table:style-name="co3" table:number-columns-repeated="10" table:default-cell-style-name="ce5"/>
        <table:table-column table:style-name="co3" table:number-columns-repeated="1012" table:default-cell-style-name="Default"/>
        <table:table-row table:style-name="ro4">
          <table:table-cell/>
          <table:table-cell office:value-type="string" calcext:value-type="string">
            <text:p>新規・編集画面(種別作成)</text:p>
          </table:table-cell>
          <table:table-cell table:number-columns-repeated="1022"/>
        </table:table-row>
        <table:table-row table:style-name="ro4">
          <table:table-cell/>
          <table:table-cell table:style-name="ce44" office:value-type="string" calcext:value-type="string">
            <text:p>・製品種別を登録するために入力を行う画面。</text:p>
          </table:table-cell>
          <table:table-cell table:number-columns-repeated="1022"/>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table:style-name="ce5"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2">
          <table:table-cell/>
          <table:table-cell table:style-name="ce7"/>
          <table:table-cell table:style-name="ce24" table:number-columns-repeated="2"/>
          <table:table-cell table:style-name="ce98" office:value-type="string" calcext:value-type="string">
            <text:p>新規・編集画面</text:p>
          </table:table-cell>
          <table:table-cell table:style-name="ce27">
            <office:annotation office:display="true" draw:style-name="gr2" draw:text-style-name="P3" svg:width="1.767cm" svg:height="0.492cm" svg:x="3.445cm" svg:y="1.496cm" draw:caption-point-x="-0.46cm" draw:caption-point-y="1.009cm">
              <dc:date>2015-01-19T00:00:00</dc:date>
              <text:p text:style-name="P1"><text:span text:style-name="T2">.title-text-0109</text:span></text:p>
            </office:annotation>
          </table:table-cell>
          <table:table-cell table:style-name="ce27" table:number-columns-repeated="2"/>
          <table:table-cell table:style-name="ce14">
            <office:annotation office:display="true" draw:style-name="gr34" draw:text-style-name="P2" svg:width="2.934cm" svg:height="0.783cm" svg:x="5.896cm" svg:y="1.827cm" draw:caption-point-x="-1.414cm" draw:caption-point-y="0.678cm">
              <dc:date>2015-01-23T00:00:00</dc:date>
              <text:p text:style-name="P1"><text:span text:style-name="T1">.workspace.width-min </text:span></text:p>
              <text:p text:style-name="P1"><text:span text:style-name="T1">.workspace.width-min .grid</text:span></text:p>
            </office:annotation>
          </table:table-cell>
          <table:table-cell table:style-name="ce24"/>
          <table:table-cell table:style-name="ce37" office:value-type="string" calcext:value-type="string">
            <office:annotation office:display="true" draw:style-name="gr1" draw:text-style-name="P2" svg:width="1.582cm" svg:height="0.492cm" svg:x="6.542cm" svg:y="3.215cm" draw:caption-point-x="-1.062cm" draw:caption-point-y="-0.71cm">
              <dc:date>2014-12-26T00:00:00</dc:date>
              <text:p text:style-name="P1"><text:span text:style-name="T1">.button-0101</text:span></text:p>
            </office:annotation>
            <text:p>×</text:p>
          </table:table-cell>
          <table:table-cell table:number-columns-repeated="1013"/>
        </table:table-row>
        <table:table-row table:style-name="ro4">
          <table:table-cell/>
          <table:table-cell table:style-name="ce67"/>
          <table:table-cell table:style-name="ce59" table:number-columns-repeated="2"/>
          <table:table-cell table:style-name="ce168"/>
          <table:table-cell table:style-name="ce170"/>
          <table:table-cell table:style-name="ce59"/>
          <table:table-cell table:style-name="ce17"/>
          <table:table-cell table:style-name="ce72"/>
          <table:table-cell table:style-name="ce63" office:value-type="string" calcext:value-type="string" table:number-columns-spanned="2" table:number-rows-spanned="1">
            <office:annotation office:display="true" draw:style-name="gr1" draw:text-style-name="P10" svg:width="2.057cm" svg:height="0.492cm" svg:x="6.636cm" svg:y="3.944cm" draw:caption-point-x="-1.156cm" draw:caption-point-y="-0.987cm">
              <dc:date>2015-01-25T00:00:00</dc:date>
              <text:p text:style-name="P1"><text:span text:style-name="T1">.button-0102</text:span></text:p>
            </office:annotation>
            <text:p>OK</text:p>
          </table:table-cell>
          <table:covered-table-cell table:style-name="ce80"/>
          <table:table-cell table:number-columns-repeated="1013"/>
        </table:table-row>
        <table:table-row table:style-name="ro4">
          <table:table-cell/>
          <table:table-cell table:style-name="ce181" office:value-type="string" calcext:value-type="string">
            <text:p>登録日</text:p>
            <text:p>.label-0103</text:p>
          </table:table-cell>
          <table:table-cell table:style-name="ce50"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table-cell table:style-name="ce181" office:value-type="string" calcext:value-type="string">
            <text:p>製品種別</text:p>
            <text:p><text:span text:style-name="T11">.label-0103</text:span></text:p>
          </table:table-cell>
          <table:table-cell table:style-name="ce50"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table-cell table:style-name="ce207" office:value-type="string" calcext:value-type="string">
            <text:p>作成者</text:p>
            <text:p><text:span text:style-name="T11">.label-0103</text:span></text:p>
          </table:table-cell>
          <table:table-cell table:style-name="ce195" table:number-columns-repeated="2"/>
          <table:table-cell table:style-name="ce169" office:value-type="string" calcext:value-type="string">
            <text:p>.textbox-0107 <text:s/></text:p>
          </table:table-cell>
          <table:table-cell table:style-name="ce171" table:number-columns-repeated="5"/>
          <table:table-cell table:style-name="ce173"/>
          <table:table-cell table:style-name="ce86"/>
          <table:table-cell table:number-columns-repeated="1012"/>
        </table:table-row>
        <table:table-row table:style-name="ro2">
          <table:table-cell/>
          <table:table-cell table:style-name="ce5"/>
          <table:table-cell table:number-columns-repeated="1022"/>
        </table:table-row>
      </table:table>
      <table:table table:name="在庫管理 在庫タブ"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在庫管理 在庫タブ</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4" office:value-type="string" calcext:value-type="string">
            <text:p>・在庫の管理を行うための画面。現在の在庫を一覧表示す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4"/>
          <table:table-cell table:style-name="ce125"/>
          <table:table-cell table:style-name="ce210"/>
          <table:table-cell table:style-name="ce14"/>
          <table:table-cell table:style-name="ce24"/>
          <table:table-cell table:style-name="ce14">
            <office:annotation office:display="true" draw:style-name="gr1" draw:text-style-name="P2" svg:width="1.335cm" svg:height="0.492cm" svg:x="4.285cm" svg:y="1.579cm" draw:caption-point-x="-0.801cm" draw:caption-point-y="1.14cm">
              <dc:date>2014-12-22T00:00:00</dc:date>
              <text:p text:style-name="P1"><text:span text:style-name="T1">.workspace</text:span></text:p>
            </office:annotation>
          </table:table-cell>
          <table:table-cell table:style-name="ce14" table:number-columns-repeated="2"/>
          <table:table-cell table:style-name="ce24"/>
          <table:table-cell table:style-name="ce27" office:value-type="string" calcext:value-type="string">
            <text:p>在庫管理</text:p>
          </table:table-cell>
          <table:table-cell table:style-name="ce14"/>
          <table:table-cell table:style-name="ce27">
            <office:annotation office:display="true" draw:style-name="gr2" draw:text-style-name="P3" svg:width="1.767cm" svg:height="0.492cm" svg:x="7.609cm" svg:y="2.013cm" draw:caption-point-x="-1.13cm" draw:caption-point-y="0.706cm">
              <dc:date>2015-01-19T00:00:00</dc:date>
              <text:p text:style-name="P1"><text:span text:style-name="T2">.title-text-0119</text:span></text:p>
            </office:annotation>
          </table:table-cell>
          <table:table-cell table:style-name="ce24" table:number-columns-repeated="7"/>
          <table:table-cell table:style-name="ce37" office:value-type="string" calcext:value-type="string">
            <office:annotation office:display="true" draw:style-name="gr1" draw:text-style-name="P2" svg:width="1.582cm" svg:height="0.492cm" svg:x="11.138cm" svg:y="2.066cm" draw:caption-point-x="-0.666cm" draw:caption-point-y="0.653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6" office:value-type="string" calcext:value-type="string">
            <office:annotation office:display="true" draw:style-name="gr35" draw:text-style-name="P3" svg:width="3.003cm" svg:height="1.634cm" svg:x="3.937cm" svg:y="5.607cm" draw:caption-point-x="-2.949cm" draw:caption-point-y="-2.437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在庫</text:p>
          </table:table-cell>
          <table:table-cell table:style-name="ce15" office:value-type="string" calcext:value-type="string" table:number-columns-spanned="2" table:number-rows-spanned="1">
            <text:p>過去在庫</text:p>
          </table:table-cell>
          <table:covered-table-cell table:style-name="Default"/>
          <table:table-cell table:style-name="ce21" table:number-columns-repeated="4"/>
          <table:table-cell table:style-name="ce196"/>
          <table:table-cell table:style-name="ce21" table:number-columns-repeated="11"/>
          <table:table-cell table:style-name="ce111"/>
          <table:table-cell table:number-columns-repeated="6"/>
          <table:table-cell table:style-name="Default"/>
          <table:table-cell table:number-columns-repeated="996"/>
        </table:table-row>
        <table:table-row table:style-name="ro4">
          <table:table-cell/>
          <table:table-cell table:style-name="ce9" office:value-type="string" calcext:value-type="string">
            <office:annotation office:display="true" draw:style-name="gr4" draw:text-style-name="P10" svg:width="1.334cm" svg:height="0.438cm" svg:x="4.463cm" svg:y="7.401cm" draw:caption-point-x="-3.475cm" draw:caption-point-y="-3.731cm">
              <dc:date>2014-12-22T00:00:00</dc:date>
              <text:p text:style-name="P1"><text:span text:style-name="T3">.label-0101</text:span></text:p>
            </office:annotation>
            <text:p>検索</text:p>
          </table:table-cell>
          <table:table-cell table:style-name="ce56" office:value-type="string" calcext:value-type="string">
            <text:p>.textbox-0108</text:p>
          </table:table-cell>
          <table:table-cell table:style-name="ce76"/>
          <table:table-cell table:style-name="ce22" table:number-columns-repeated="4"/>
          <table:table-cell table:style-name="ce127">
            <office:annotation office:display="true" draw:style-name="gr7" draw:text-style-name="P2" svg:width="1.848cm" svg:height="0.783cm" svg:x="8.202cm" svg:y="1.059cm" draw:caption-point-x="-3.72cm" draw:caption-point-y="2.611cm">
              <dc:date>2014-12-22T00:00:00</dc:date>
              <text:p text:style-name="P1"><text:span text:style-name="T1">1. .workspace</text:span></text:p>
              <text:p text:style-name="P1"><text:span text:style-name="T1">2. .tab-container</text:span></text:p>
            </office:annotation>
          </table:table-cell>
          <table:table-cell table:style-name="ce30"/>
          <table:table-cell table:style-name="ce35" office:value-type="string" calcext:value-type="string">
            <office:annotation office:display="true" draw:style-name="gr1" draw:text-style-name="P10" svg:width="1.596cm" svg:height="0.492cm" svg:x="6.334cm" svg:y="2.962cm" draw:caption-point-x="-0.854cm" draw:caption-point-y="0.708cm">
              <dc:date>2014-12-22T00:00:00</dc:date>
              <text:p text:style-name="P1"><text:span text:style-name="T1">.button-0101</text:span></text:p>
            </office:annotation>
            <text:p>検</text:p>
          </table:table-cell>
          <table:table-cell table:style-name="ce14" office:value-type="string" calcext:value-type="string">
            <office:annotation office:display="true" draw:style-name="gr4" draw:text-style-name="P10" svg:width="1.366cm" svg:height="0.438cm" svg:x="10.528cm" svg:y="4.071cm" draw:caption-point-x="-4.548cm" draw:caption-point-y="-0.401cm">
              <dc:date>2014-12-22T00:00:00</dc:date>
              <text:p text:style-name="P1"><text:span text:style-name="T3">.label-0101</text:span></text:p>
            </office:annotation>
            <text:p>絞込</text:p>
          </table:table-cell>
          <table:table-cell table:style-name="ce179" table:number-columns-spanned="3" table:number-rows-spanned="1"/>
          <table:covered-table-cell table:number-columns-repeated="2" table:style-name="Default"/>
          <table:table-cell table:style-name="ce179" table:number-columns-spanned="3" table:number-rows-spanned="1"/>
          <table:covered-table-cell table:number-columns-repeated="2" table:style-name="Default"/>
          <table:table-cell table:style-name="ce180" table:number-columns-spanned="3" table:number-rows-spanned="1">
            <office:annotation office:display="true" draw:style-name="gr2" draw:text-style-name="P2" svg:width="1.767cm" svg:height="0.492cm" svg:x="11.227cm" svg:y="3.062cm" draw:caption-point-x="-0.755cm" draw:caption-point-y="0.608cm">
              <dc:date>2015-01-19T00:00:00</dc:date>
              <text:p text:style-name="P1"><text:span text:style-name="T1">.pulldown-0103</text:span></text:p>
            </office:annotation>
          </table:table-cell>
          <table:covered-table-cell table:number-columns-repeated="2" table:style-name="Default"/>
          <table:table-cell table:number-columns-repeated="1003"/>
        </table:table-row>
        <table:table-row table:style-name="ro4">
          <table:table-cell table:style-name="ce208"/>
          <table:table-cell table:style-name="ce10" office:value-type="string" calcext:value-type="string">
            <office:annotation office:display="true" draw:style-name="gr1" draw:text-style-name="P4" svg:width="1.579cm" svg:height="0.492cm" svg:x="4.476cm" svg:y="8.057cm" draw:caption-point-x="-3.488cm" draw:caption-point-y="-3.888cm">
              <dc:date>2014-12-22T00:00:00</dc:date>
              <text:p text:style-name="P1"><text:span text:style-name="T1">.button-0101</text:span></text:p>
            </office:annotation>
            <text:p>新</text:p>
          </table:table-cell>
          <table:table-cell table:style-name="ce35" office:value-type="string" calcext:value-type="string" table:number-columns-spanned="2" table:number-rows-spanned="1">
            <office:annotation office:display="true" draw:style-name="gr1" draw:text-style-name="P10" svg:width="1.497cm" svg:height="0.492cm" svg:x="2.899cm" svg:y="2.945cm" draw:caption-point-x="-0.913cm" draw:caption-point-y="1.224cm">
              <dc:date>2014-12-22T00:00:00</dc:date>
              <text:p text:style-name="P1"><text:span text:style-name="T1">.button-0102</text:span></text:p>
            </office:annotation>
            <text:p>ノ分</text:p>
          </table:table-cell>
          <table:covered-table-cell table:style-name="ce211"/>
          <table:table-cell table:style-name="ce35" office:value-type="string" calcext:value-type="string" table:number-columns-spanned="2" table:number-rows-spanned="1">
            <text:p>製ラ</text:p>
          </table:table-cell>
          <table:covered-table-cell table:style-name="ce212" office:value-type="string" calcext:value-type="string">
            <text:p>.textbox-0109 <text:s/></text:p>
          </table:covered-table-cell>
          <table:table-cell table:style-name="ce35" office:value-type="string" calcext:value-type="string" table:number-columns-spanned="2" table:number-rows-spanned="1">
            <office:annotation office:display="true" draw:style-name="gr2" draw:text-style-name="P2" svg:width="1.591cm" svg:height="0.492cm" svg:x="4.754cm" svg:y="4.737cm" draw:caption-point-x="-0.771cm" draw:caption-point-y="-0.568cm">
              <dc:date>2015-01-19T00:00:00</dc:date>
              <text:p text:style-name="P1"><text:span text:style-name="T1">button-0102</text:span></text:p>
            </office:annotation>
            <text:p>ノ詳</text:p>
          </table:table-cell>
          <table:covered-table-cell table:style-name="ce213"/>
          <table:table-cell table:style-name="ce34" table:number-columns-repeated="3"/>
          <table:table-cell table:style-name="ce17" office:value-type="string" calcext:value-type="string">
            <office:annotation office:display="true" draw:style-name="gr4" draw:text-style-name="P4" svg:width="1.347cm" svg:height="0.438cm" svg:x="9.107cm" svg:y="5.958cm" draw:caption-point-x="-3.127cm" draw:caption-point-y="-1.789cm">
              <dc:date>2014-12-22T00:00:00</dc:date>
              <text:p text:style-name="P1"><text:span text:style-name="T3">.label-0101</text:span></text:p>
            </office:annotation>
            <text:p>期間</text:p>
          </table:table-cell>
          <table:table-cell table:style-name="ce29">
            <office:annotation office:display="true" draw:style-name="gr4" draw:text-style-name="P7" svg:width="1.612cm" svg:height="0.438cm" svg:x="8.807cm" svg:y="5.39cm" draw:caption-point-x="-2.328cm" draw:caption-point-y="-1.221cm">
              <dc:date>2014-12-22T00:00:00</dc:date>
              <text:p text:style-name="P5"><text:span text:style-name="T3">.textbox-0102</text:span></text:p>
            </office:annotation>
          </table:table-cell>
          <table:table-cell table:style-name="ce30"/>
          <table:table-cell table:style-name="ce129" office:value-type="string" calcext:value-type="string">
            <office:annotation office:display="true" draw:style-name="gr4" draw:text-style-name="P3" svg:width="2.662cm" svg:height="0.438cm" svg:x="10.437cm" svg:y="5.005cm" draw:caption-point-x="-2.96cm" draw:caption-point-y="-0.836cm">
              <dc:date>2015-01-23T00:00:00</dc:date>
              <text:p text:style-name="P1"><text:span text:style-name="T3">.label-0101.t-align-center</text:span></text:p>
            </office:annotation>
            <text:p>~</text:p>
          </table:table-cell>
          <table:table-cell table:style-name="ce16"/>
          <table:table-cell table:style-name="ce30"/>
          <table:table-cell table:style-name="ce34" table:number-columns-repeated="3"/>
          <table:table-cell table:style-name="ce152"/>
          <table:table-cell table:style-name="ce78"/>
          <table:table-cell table:number-columns-repeated="1002"/>
        </table:table-row>
        <table:table-row table:style-name="ro4">
          <table:table-cell table:style-name="ce208"/>
          <table:table-cell table:style-name="ce11" office:value-type="string" calcext:value-type="string">
            <text:p>1. .wrap-list</text:p>
            <text:p>2. .list</text:p>
          </table:table-cell>
          <table:table-cell table:style-name="ce18" table:number-columns-repeated="18"/>
          <table:table-cell table:style-name="ce40"/>
          <table:table-cell table:style-name="ce86"/>
          <table:table-cell table:number-columns-repeated="1002"/>
        </table:table-row>
        <table:table-row table:style-name="ro4">
          <table:table-cell table:style-name="ce208"/>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style-name="ce86"/>
          <table:table-cell table:number-columns-repeated="1002"/>
        </table:table-row>
        <table:table-row table:style-name="ro4" table:number-rows-repeated="3">
          <table:table-cell table:style-name="ce208"/>
          <table:table-cell table:style-name="ce12"/>
          <table:table-cell table:style-name="ce19" table:number-columns-repeated="18"/>
          <table:table-cell table:style-name="ce41"/>
          <table:table-cell table:style-name="ce86"/>
          <table:table-cell table:number-columns-repeated="1002"/>
        </table:table-row>
        <table:table-row table:style-name="ro4">
          <table:table-cell table:style-name="ce208"/>
          <table:table-cell table:style-name="ce12"/>
          <table:table-cell table:style-name="ce19" table:number-columns-repeated="17"/>
          <table:table-cell table:style-name="ce31"/>
          <table:table-cell table:style-name="ce41"/>
          <table:table-cell table:style-name="ce86"/>
          <table:table-cell table:number-columns-repeated="1002"/>
        </table:table-row>
        <table:table-row table:style-name="ro4" table:number-rows-repeated="4">
          <table:table-cell table:style-name="ce208"/>
          <table:table-cell table:style-name="ce12"/>
          <table:table-cell table:style-name="ce19" table:number-columns-repeated="18"/>
          <table:table-cell table:style-name="ce41"/>
          <table:table-cell table:style-name="ce86"/>
          <table:table-cell table:number-columns-repeated="1002"/>
        </table:table-row>
        <table:table-row table:style-name="ro4">
          <table:table-cell table:style-name="ce208"/>
          <table:table-cell table:style-name="ce13"/>
          <table:table-cell table:style-name="ce20" table:number-columns-repeated="18"/>
          <table:table-cell table:style-name="ce42"/>
          <table:table-cell table:style-name="ce86"/>
          <table:table-cell table:number-columns-repeated="1002"/>
        </table:table-row>
        <table:table-row table:style-name="ro4">
          <table:table-cell/>
          <table:table-cell table:style-name="ce209" table:number-columns-repeated="20"/>
          <table:table-cell table:number-columns-repeated="1003"/>
        </table:table-row>
        <table:table-row table:style-name="ro4" table:number-rows-repeated="1048553">
          <table:table-cell table:number-columns-repeated="1024"/>
        </table:table-row>
        <table:table-row table:style-name="ro3">
          <table:table-cell table:number-columns-repeated="1024"/>
        </table:table-row>
      </table:table>
      <table:table table:name="新規・編集画面(在庫管理)" table:style-name="ta1">
        <table:table-column table:style-name="co3" table:number-columns-repeated="1024" table:default-cell-style-name="Default"/>
        <table:table-row table:style-name="ro4">
          <table:table-cell table:style-name="ce5"/>
          <table:table-cell table:style-name="ce93" office:value-type="string" calcext:value-type="string">
            <text:p>新規・編集画面(在庫管理)</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在庫データの編集を行う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8"/>
          <table:table-cell/>
          <table:table-cell table:style-name="ce5"/>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office:annotation office:display="true" draw:style-name="gr1" draw:text-style-name="P2" svg:width="1.783cm" svg:height="0.492cm" svg:x="3.845cm" svg:y="1.394cm" draw:caption-point-x="-1.36cm" draw:caption-point-y="1.611cm">
              <dc:date>2015-01-23T00:00:00</dc:date>
              <text:p text:style-name="P1"><text:span text:style-name="T1">.title-text-0109</text:span></text:p>
            </office:annotation>
            <text:p>新規・編集画面</text:p>
          </table:table-cell>
          <table:table-cell table:style-name="ce100"/>
          <table:table-cell table:style-name="ce24"/>
          <table:table-cell table:style-name="ce14">
            <office:annotation office:display="true" draw:style-name="gr36" draw:text-style-name="P2" svg:width="2.928cm" svg:height="0.783cm" svg:x="6.212cm" svg:y="1.818cm" draw:caption-point-x="-2.229cm" draw:caption-point-y="1.187cm">
              <dc:date>2015-01-23T00:00:00</dc:date>
              <text:p text:style-name="P1"><text:span text:style-name="T1">.workspace.width-min </text:span></text:p>
              <text:p text:style-name="P1"><text:span text:style-name="T1">.workspace.width-min .grid</text:span></text:p>
            </office:annotation>
          </table:table-cell>
          <table:table-cell table:style-name="ce27"/>
          <table:table-cell table:style-name="ce24"/>
          <table:table-cell table:style-name="ce37" office:value-type="string" calcext:value-type="string">
            <office:annotation office:display="true" draw:style-name="gr1" draw:text-style-name="P2" svg:width="1.582cm" svg:height="0.492cm" svg:x="6.095cm" svg:y="3.164cm" draw:caption-point-x="-0.615cm" draw:caption-point-y="-0.159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number-columns-repeated="3"/>
          <table:table-cell table:style-name="ce17"/>
          <table:table-cell table:style-name="ce63" office:value-type="string" calcext:value-type="string" table:number-columns-spanned="2" table:number-rows-spanned="1">
            <office:annotation office:display="true" draw:style-name="gr1" draw:text-style-name="P10" svg:width="2.091cm" svg:height="0.492cm" svg:x="6.343cm" svg:y="3.873cm" draw:caption-point-x="-0.863cm" draw:caption-point-y="-0.369cm">
              <dc:date>2015-01-25T00:00:00</dc:date>
              <text:p text:style-name="P1"><text:span text:style-name="T1">.button-0102</text:span></text:p>
            </office:annotation>
            <text:p>OK</text:p>
          </table:table-cell>
          <table:covered-table-cell table:style-name="ce80"/>
          <table:table-cell table:style-name="ce5"/>
          <table:table-cell table:number-columns-repeated="1012"/>
        </table:table-row>
        <table:table-row table:style-name="ro4">
          <table:table-cell table:style-name="ce5"/>
          <table:table-cell table:style-name="ce45" office:value-type="string" calcext:value-type="string">
            <text:p>日付</text:p>
            <text:p>.label-0103</text:p>
          </table:table-cell>
          <table:table-cell table:style-name="ce50"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45" office:value-type="string" calcext:value-type="string">
            <text:p>ロットNo</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text:span text:style-name="T17">ノードNo</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個数</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text:span text:style-name="T12">在庫場所</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text:span text:style-name="T12">製品種別(大)</text:span></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text:span text:style-name="T12">製品種別(中)</text:span></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text:span text:style-name="T12">製品種別(小)</text:span></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214" office:value-type="string" calcext:value-type="string">
            <text:p><text:span text:style-name="T12">製品名</text:span></text:p>
            <text:p><text:span text:style-name="T18">.label-0103</text:span></text:p>
          </table:table-cell>
          <table:table-cell table:style-name="ce195" table:number-columns-repeated="2"/>
          <table:table-cell table:style-name="ce165" office:value-type="string" calcext:value-type="string">
            <text:p>.pulldown-0107 <text:s/></text:p>
          </table:table-cell>
          <table:table-cell table:style-name="ce166" table:number-columns-repeated="5"/>
          <table:table-cell table:style-name="ce167"/>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7">
          <table:table-cell table:number-columns-repeated="1024"/>
        </table:table-row>
        <table:table-row table:style-name="ro4">
          <table:table-cell table:number-columns-repeated="1024"/>
        </table:table-row>
      </table:table>
      <table:table table:name="ノード分割画面" table:style-name="ta1">
        <table:table-column table:style-name="co3" table:number-columns-repeated="1024" table:default-cell-style-name="Default"/>
        <table:table-row table:style-name="ro4">
          <table:table-cell table:style-name="ce5"/>
          <table:table-cell table:style-name="ce93" office:value-type="string" calcext:value-type="string">
            <text:p>ノード分割画面</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在庫情報を分割してノード化し、実質シリアルナンバー付きの状態に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8"/>
          <table:table-cell/>
          <table:table-cell table:style-name="ce5"/>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office:annotation office:display="true" draw:style-name="gr1" draw:text-style-name="P9" svg:width="1.759cm" svg:height="0.492cm" svg:x="3.845cm" svg:y="1.394cm" draw:caption-point-x="-1.36cm" draw:caption-point-y="1.611cm">
              <dc:date>2014-12-26T00:00:00</dc:date>
              <text:p text:style-name="P1"><text:span text:style-name="T2">.title-text-0109</text:span></text:p>
            </office:annotation>
            <text:p>ノード分割</text:p>
          </table:table-cell>
          <table:table-cell table:style-name="ce100"/>
          <table:table-cell table:style-name="ce24"/>
          <table:table-cell table:style-name="ce14">
            <office:annotation office:display="true" draw:style-name="gr37" draw:text-style-name="P2" svg:width="2.945cm" svg:height="0.783cm" svg:x="5.902cm" svg:y="1.853cm" draw:caption-point-x="-1.919cm" draw:caption-point-y="1.152cm">
              <dc:date>2015-01-23T00:00:00</dc:date>
              <text:p text:style-name="P1"><text:span text:style-name="T1">.workspace.width-min </text:span></text:p>
              <text:p text:style-name="P1"><text:span text:style-name="T1">.workspace.width-min .grid</text:span></text:p>
            </office:annotation>
          </table:table-cell>
          <table:table-cell table:style-name="ce27"/>
          <table:table-cell table:style-name="ce24"/>
          <table:table-cell table:style-name="ce37" office:value-type="string" calcext:value-type="string">
            <office:annotation office:display="true" draw:style-name="gr1" draw:text-style-name="P2" svg:width="1.566cm" svg:height="0.492cm" svg:x="6.209cm" svg:y="3.258cm" draw:caption-point-x="-0.729cm" draw:caption-point-y="-0.253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number-columns-repeated="3"/>
          <table:table-cell table:style-name="ce17"/>
          <table:table-cell table:style-name="ce63" office:value-type="string" calcext:value-type="string" table:number-columns-spanned="2" table:number-rows-spanned="1">
            <office:annotation office:display="true" draw:style-name="gr1" draw:text-style-name="P10" svg:width="2.052cm" svg:height="0.492cm" svg:x="6.436cm" svg:y="4.049cm" draw:caption-point-x="-0.956cm" draw:caption-point-y="-0.545cm">
              <dc:date>2015-01-25T00:00:00</dc:date>
              <text:p text:style-name="P1"><text:span text:style-name="T1">.button-0102</text:span></text:p>
            </office:annotation>
            <text:p>OK</text:p>
          </table:table-cell>
          <table:covered-table-cell table:style-name="ce80"/>
          <table:table-cell table:style-name="ce86"/>
          <table:table-cell table:number-columns-repeated="1012"/>
        </table:table-row>
        <table:table-row table:style-name="ro4">
          <table:table-cell table:style-name="ce5"/>
          <table:table-cell table:style-name="ce46"/>
          <table:table-cell table:style-name="ce59"/>
          <table:table-cell table:style-name="ce72" table:number-columns-repeated="2"/>
          <table:table-cell table:style-name="ce59" table:number-columns-repeated="3"/>
          <table:table-cell table:style-name="ce17"/>
          <table:table-cell table:style-name="ce34"/>
          <table:table-cell table:style-name="ce102"/>
          <table:table-cell table:style-name="ce86"/>
          <table:table-cell table:number-columns-repeated="1012"/>
        </table:table-row>
        <table:table-row table:style-name="ro4">
          <table:table-cell table:style-name="ce5"/>
          <table:table-cell table:style-name="ce46"/>
          <table:table-cell table:style-name="ce95" office:value-type="float" office:value="1" calcext:value-type="float">
            <office:annotation office:display="true" draw:style-name="gr11" draw:text-style-name="P3" svg:width="1.494cm" svg:height="0.466cm" svg:x="2.371cm" svg:y="3.998cm" draw:caption-point-x="-0.884cm" draw:caption-point-y="0.504cm">
              <dc:date>2014-12-26T00:00:00</dc:date>
              <text:p text:style-name="P1"><text:span text:style-name="T5">.textbox-0101</text:span></text:p>
            </office:annotation>
            <text:p>1</text:p>
          </table:table-cell>
          <table:table-cell table:style-name="ce215" office:value-type="string" calcext:value-type="string">
            <office:annotation office:display="true" draw:style-name="gr2" draw:text-style-name="P3" svg:width="1.414cm" svg:height="0.492cm" svg:x="2.902cm" svg:y="5.343cm" draw:caption-point-x="-0.916cm" draw:caption-point-y="-0.841cm">
              <dc:date>2015-01-19T00:00:00</dc:date>
              <text:p text:style-name="P1"><text:span text:style-name="T1">.label-0101</text:span></text:p>
            </office:annotation>
            <text:p><text:s/>/ 10</text:p>
          </table:table-cell>
          <table:table-cell table:style-name="ce99"/>
          <table:table-cell table:style-name="ce59" table:number-columns-repeated="5"/>
          <table:table-cell table:style-name="ce103"/>
          <table:table-cell table:style-name="ce86"/>
          <table:table-cell table:number-columns-repeated="1012"/>
        </table:table-row>
        <table:table-row table:style-name="ro4">
          <table:table-cell table:style-name="ce5"/>
          <table:table-cell table:style-name="ce94"/>
          <table:table-cell table:style-name="ce96" table:number-columns-repeated="7"/>
          <table:table-cell table:style-name="ce101"/>
          <table:table-cell table:style-name="ce104"/>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63">
          <table:table-cell table:number-columns-repeated="1024"/>
        </table:table-row>
        <table:table-row table:style-name="ro4">
          <table:table-cell table:number-columns-repeated="1024"/>
        </table:table-row>
      </table:table>
      <table:table table:name="在庫管理 過去在庫タブ"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8" table:number-rows-spanned="1">
            <text:p>在庫管理 過去在庫タブ</text:p>
          </table:table-cell>
          <table:covered-table-cell/>
          <table:covered-table-cell table:number-columns-repeated="6" table:style-name="ce2"/>
          <table:table-cell table:style-name="ce2" table:number-columns-repeated="12"/>
          <table:table-cell table:number-columns-repeated="1003"/>
        </table:table-row>
        <table:table-row table:style-name="ro3">
          <table:table-cell/>
          <table:table-cell table:style-name="ce44" office:value-type="string" calcext:value-type="string">
            <text:p>・古くなった在庫情報を保管する過去在庫の一覧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4"/>
          <table:table-cell table:style-name="ce125"/>
          <table:table-cell table:style-name="ce210"/>
          <table:table-cell table:style-name="ce14"/>
          <table:table-cell table:style-name="ce24" table:number-columns-repeated="2"/>
          <table:table-cell table:style-name="ce14">
            <office:annotation office:display="true" draw:style-name="gr1" draw:text-style-name="P2" svg:width="1.38cm" svg:height="0.492cm" svg:x="5.142cm" svg:y="1.48cm" draw:caption-point-x="-1.159cm" draw:caption-point-y="1.239cm">
              <dc:date>2014-12-22T00:00:00</dc:date>
              <text:p text:style-name="P1"><text:span text:style-name="T1">.workspace</text:span></text:p>
            </office:annotation>
          </table:table-cell>
          <table:table-cell table:style-name="ce14" table:number-columns-repeated="2"/>
          <table:table-cell table:style-name="ce27" office:value-type="string" calcext:value-type="string">
            <office:annotation office:display="true" draw:style-name="gr1" draw:text-style-name="P14" svg:width="1.974cm" svg:height="0.492cm" svg:x="6.743cm" svg:y="1.939cm" draw:caption-point-x="-1.263cm" draw:caption-point-y="0.78cm">
              <dc:date>2015-01-19T00:00:00</dc:date>
              <text:p text:style-name="P1"><text:span text:style-name="T2">.title-text-0119</text:span></text:p>
            </office:annotation>
            <text:p>在庫管理</text:p>
          </table:table-cell>
          <table:table-cell table:style-name="ce14"/>
          <table:table-cell table:style-name="ce24" table:number-columns-repeated="8"/>
          <table:table-cell table:style-name="ce131" office:value-type="string" calcext:value-type="string">
            <office:annotation office:display="true" draw:style-name="gr1" draw:text-style-name="P2" svg:width="1.525cm" svg:height="0.492cm" svg:x="11.019cm" svg:y="2.145cm" draw:caption-point-x="-0.547cm" draw:caption-point-y="0.574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5" office:value-type="string" calcext:value-type="string">
            <text:p>在庫</text:p>
          </table:table-cell>
          <table:table-cell table:style-name="ce106" office:value-type="string" calcext:value-type="string" table:number-columns-spanned="2" table:number-rows-spanned="1">
            <office:annotation office:display="true" draw:style-name="gr38" draw:text-style-name="P3" svg:width="3.152cm" svg:height="1.631cm" svg:x="4.969cm" svg:y="4.992cm" draw:caption-point-x="-2.983cm" draw:caption-point-y="-1.822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過去在庫</text:p>
          </table:table-cell>
          <table:covered-table-cell table:style-name="ce106" office:value-type="string" calcext:value-type="string">
            <text:p>過去在庫</text:p>
          </table:covered-table-cell>
          <table:table-cell table:style-name="ce21" table:number-columns-repeated="7"/>
          <table:table-cell table:style-name="ce219"/>
          <table:table-cell table:style-name="ce21" table:number-columns-repeated="8"/>
          <table:table-cell table:style-name="ce111"/>
          <table:table-cell table:number-columns-repeated="1003"/>
        </table:table-row>
        <table:table-row table:style-name="ro4">
          <table:table-cell/>
          <table:table-cell table:style-name="ce216" office:value-type="string" calcext:value-type="string">
            <office:annotation office:display="true" draw:style-name="gr4" draw:text-style-name="P4" svg:width="1.473cm" svg:height="0.438cm" svg:x="2.493cm" svg:y="2.824cm" draw:caption-point-x="-1.505cm" draw:caption-point-y="0.846cm">
              <dc:date>2014-12-22T00:00:00</dc:date>
              <text:p text:style-name="P1"><text:span text:style-name="T3">.label0101</text:span></text:p>
            </office:annotation>
            <text:p>検索</text:p>
          </table:table-cell>
          <table:table-cell table:style-name="ce117" office:value-type="string" calcext:value-type="string">
            <text:p>.textbox-0108</text:p>
          </table:table-cell>
          <table:table-cell table:style-name="ce22" table:number-columns-repeated="6"/>
          <table:table-cell table:style-name="ce26"/>
          <table:table-cell table:style-name="ce218" office:value-type="string" calcext:value-type="string">
            <office:annotation office:display="true" draw:style-name="gr1" draw:text-style-name="P10" svg:width="1.596cm" svg:height="0.492cm" svg:x="6.484cm" svg:y="4.324cm" draw:caption-point-x="-1.004cm" draw:caption-point-y="-0.654cm">
              <dc:date>2014-12-22T00:00:00</dc:date>
              <text:p text:style-name="P1"><text:span text:style-name="T1">.button-0101</text:span></text:p>
            </office:annotation>
            <text:p>検</text:p>
          </table:table-cell>
          <table:table-cell table:style-name="ce14" office:value-type="string" calcext:value-type="string">
            <office:annotation office:display="true" draw:style-name="gr4" draw:text-style-name="P10" svg:width="1.895cm" svg:height="0.438cm" svg:x="7.214cm" svg:y="2.981cm" draw:caption-point-x="-1.234cm" draw:caption-point-y="0.689cm">
              <dc:date>2014-12-22T00:00:00</dc:date>
              <text:p text:style-name="P1"><text:span text:style-name="T3">.label-0101</text:span></text:p>
            </office:annotation>
            <text:p>絞込</text:p>
          </table:table-cell>
          <table:table-cell table:style-name="ce117" office:value-type="string" calcext:value-type="string">
            <text:p>.textbox-0108</text:p>
          </table:table-cell>
          <table:table-cell table:style-name="ce25"/>
          <table:table-cell table:style-name="ce22" table:number-columns-repeated="5"/>
          <table:table-cell table:style-name="ce26"/>
          <table:table-cell table:style-name="ce62"/>
          <table:table-cell table:number-columns-repeated="1003"/>
        </table:table-row>
        <table:table-row table:style-name="ro4">
          <table:table-cell/>
          <table:table-cell table:style-name="ce9" office:value-type="string" calcext:value-type="string">
            <office:annotation office:display="true" draw:style-name="gr4" draw:text-style-name="P4" svg:width="1.448cm" svg:height="0.438cm" svg:x="5.27cm" svg:y="8.206cm" draw:caption-point-x="-4.282cm" draw:caption-point-y="-4.037cm">
              <dc:date>2014-12-22T00:00:00</dc:date>
              <text:p text:style-name="P1"><text:span text:style-name="T3">.label-0101</text:span></text:p>
            </office:annotation>
            <text:p>期間</text:p>
          </table:table-cell>
          <table:table-cell table:style-name="ce29">
            <office:annotation office:display="true" draw:style-name="gr4" draw:text-style-name="P7" svg:width="1.612cm" svg:height="0.438cm" svg:x="5.09cm" svg:y="7.49cm" draw:caption-point-x="-3.603cm" draw:caption-point-y="-3.321cm">
              <dc:date>2014-12-22T00:00:00</dc:date>
              <text:p text:style-name="P5"><text:span text:style-name="T3">.textbox-0102</text:span></text:p>
            </office:annotation>
          </table:table-cell>
          <table:table-cell table:style-name="ce30"/>
          <table:table-cell table:style-name="ce217" office:value-type="string" calcext:value-type="string">
            <office:annotation office:display="true" draw:style-name="gr4" draw:text-style-name="P3" svg:width="2.756cm" svg:height="0.438cm" svg:x="4.893cm" svg:y="6.805cm" draw:caption-point-x="-2.408cm" draw:caption-point-y="-2.636cm">
              <dc:date>2015-01-19T00:00:00</dc:date>
              <text:p text:style-name="P1"><text:span text:style-name="T3">.label-0101.t-align-center</text:span></text:p>
            </office:annotation>
            <text:p>~</text:p>
          </table:table-cell>
          <table:table-cell table:style-name="ce16"/>
          <table:table-cell table:style-name="ce30"/>
          <table:table-cell table:style-name="ce23" table:number-columns-repeated="4"/>
          <table:table-cell table:style-name="ce128" table:number-columns-repeated="9"/>
          <table:table-cell table:style-name="ce220"/>
          <table:table-cell table:number-columns-repeated="1003"/>
        </table:table-row>
        <table:table-row table:style-name="ro4">
          <table:table-cell/>
          <table:table-cell table:style-name="ce11"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1003"/>
        </table:table-row>
        <table:table-row table:style-name="ro4" table:number-rows-repeated="3">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1">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統計 まとめ"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9" table:number-rows-spanned="1">
            <text:p>統計 まとめ</text:p>
          </table:table-cell>
          <table:covered-table-cell/>
          <table:covered-table-cell table:number-columns-repeated="7" table:style-name="ce2"/>
          <table:table-cell table:style-name="ce2" table:number-columns-repeated="11"/>
          <table:table-cell table:number-columns-repeated="1003"/>
        </table:table-row>
        <table:table-row table:style-name="ro3">
          <table:table-cell/>
          <table:table-cell table:style-name="ce44" office:value-type="string" calcext:value-type="string">
            <text:p>・売り上げの統計グラフを出す画面。全体的なまとめのグラフを出すタブを表示している状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4"/>
          <table:table-cell table:style-name="ce125"/>
          <table:table-cell table:style-name="ce210"/>
          <table:table-cell table:style-name="ce125"/>
          <table:table-cell table:style-name="ce125">
            <office:annotation office:display="true" draw:style-name="gr1" draw:text-style-name="P2" svg:width="1.429cm" svg:height="0.492cm" svg:x="3.949cm" svg:y="1.492cm" draw:caption-point-x="-0.964cm" draw:caption-point-y="1.227cm">
              <dc:date>2014-12-22T00:00:00</dc:date>
              <text:p text:style-name="P1"><text:span text:style-name="T1">.workspace</text:span></text:p>
            </office:annotation>
          </table:table-cell>
          <table:table-cell table:style-name="ce210"/>
          <table:table-cell table:style-name="ce125" table:number-columns-repeated="3"/>
          <table:table-cell table:style-name="ce27" office:value-type="string" calcext:value-type="string">
            <office:annotation office:display="true" draw:style-name="gr1" draw:text-style-name="P14" svg:width="1.749cm" svg:height="0.492cm" svg:x="6.237cm" svg:y="1.675cm" draw:caption-point-x="-0.757cm" draw:caption-point-y="1.044cm">
              <dc:date>2015-01-19T00:00:00</dc:date>
              <text:p text:style-name="P1"><text:span text:style-name="T2">.title-text-0119</text:span></text:p>
            </office:annotation>
            <text:p>統計</text:p>
          </table:table-cell>
          <table:table-cell table:style-name="ce24" table:number-columns-repeated="2"/>
          <table:table-cell table:style-name="ce14"/>
          <table:table-cell table:style-name="ce24" table:number-columns-repeated="6"/>
          <table:table-cell table:style-name="ce37" office:value-type="string" calcext:value-type="string">
            <office:annotation office:display="true" draw:style-name="gr1" draw:text-style-name="P2" svg:width="1.508cm" svg:height="0.492cm" svg:x="11.164cm" svg:y="3.11cm" draw:caption-point-x="-0.692cm" draw:caption-point-y="-0.391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6" office:value-type="string" calcext:value-type="string" table:number-columns-spanned="2" table:number-rows-spanned="1">
            <office:annotation office:display="true" draw:style-name="gr39" draw:text-style-name="P3" svg:width="3.094cm" svg:height="1.702cm" svg:x="4.209cm" svg:y="4.579cm" draw:caption-point-x="-2.722cm" draw:caption-point-y="-1.40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まとめ</text:p>
          </table:table-cell>
          <table:covered-table-cell table:style-name="ce223"/>
          <table:table-cell table:style-name="ce15" office:value-type="string" calcext:value-type="string">
            <text:p>仕入</text:p>
          </table:table-cell>
          <table:table-cell table:style-name="ce15" office:value-type="string" calcext:value-type="string">
            <text:p>売上</text:p>
          </table:table-cell>
          <table:table-cell table:style-name="ce15" office:value-type="string" calcext:value-type="string">
            <text:p>利益</text:p>
          </table:table-cell>
          <table:table-cell table:style-name="ce105" office:value-type="string" calcext:value-type="string">
            <text:p>企業詳細</text:p>
          </table:table-cell>
          <table:table-cell table:style-name="ce229"/>
          <table:table-cell table:style-name="ce105" office:value-type="string" calcext:value-type="string">
            <text:p>製品詳細</text:p>
          </table:table-cell>
          <table:table-cell table:style-name="ce230"/>
          <table:table-cell table:style-name="ce52"/>
          <table:table-cell table:style-name="ce21"/>
          <table:table-cell table:style-name="ce219" table:number-columns-repeated="2"/>
          <table:table-cell table:style-name="ce21"/>
          <table:table-cell table:style-name="ce219" table:number-columns-repeated="5"/>
          <table:table-cell table:style-name="ce38"/>
          <table:table-cell table:number-columns-repeated="1003"/>
        </table:table-row>
        <table:table-row table:style-name="ro4">
          <table:table-cell/>
          <table:table-cell table:style-name="ce221" office:value-type="string" calcext:value-type="string">
            <text:p>.graph</text:p>
          </table:table-cell>
          <table:table-cell table:style-name="ce89"/>
          <table:table-cell table:style-name="ce225" table:number-columns-repeated="7"/>
          <table:table-cell table:style-name="ce231"/>
          <table:table-cell table:style-name="ce225" table:number-columns-repeated="3"/>
          <table:table-cell table:style-name="ce232">
            <office:annotation office:display="true" draw:style-name="gr7" draw:text-style-name="P2" svg:width="1.836cm" svg:height="0.783cm" svg:x="9.742cm" svg:y="1.536cm" draw:caption-point-x="-2.265cm" draw:caption-point-y="2.134cm">
              <dc:date>2014-12-22T00:00:00</dc:date>
              <text:p text:style-name="P1"><text:span text:style-name="T1">1. .workspace</text:span></text:p>
              <text:p text:style-name="P1"><text:span text:style-name="T1">2. .tab-container</text:span></text:p>
            </office:annotation>
          </table:table-cell>
          <table:table-cell table:style-name="ce225" table:number-columns-repeated="5"/>
          <table:table-cell table:style-name="ce233"/>
          <table:table-cell table:number-columns-repeated="1003"/>
        </table:table-row>
        <table:table-row table:style-name="ro4" table:number-rows-repeated="13">
          <table:table-cell/>
          <table:table-cell table:style-name="ce48"/>
          <table:table-cell table:style-name="ce54" table:number-columns-repeated="18"/>
          <table:table-cell table:style-name="ce65"/>
          <table:table-cell table:number-columns-repeated="1003"/>
        </table:table-row>
        <table:table-row table:style-name="ro4">
          <table:table-cell/>
          <table:table-cell table:style-name="ce222"/>
          <table:table-cell table:style-name="ce224" table:number-columns-repeated="18"/>
          <table:table-cell table:style-name="ce234"/>
          <table:table-cell table:number-columns-repeated="1003"/>
        </table:table-row>
        <table:table-row table:style-name="ro4">
          <table:table-cell/>
          <table:table-cell table:style-name="ce69" office:value-type="string" calcext:value-type="string">
            <text:p>日付単位選択</text:p>
            <text:p>.label-0103</text:p>
          </table:table-cell>
          <table:table-cell table:style-name="ce195" table:number-columns-repeated="2"/>
          <table:table-cell table:style-name="ce226" table:number-columns-spanned="2" table:number-rows-spanned="1">
            <office:annotation office:display="true" draw:style-name="gr2" draw:text-style-name="P3" svg:width="1.748cm" svg:height="0.492cm" svg:x="3.932cm" svg:y="11.81cm" draw:caption-point-x="-0.947cm" draw:caption-point-y="-0.653cm">
              <dc:date>2014-12-22T00:00:00</dc:date>
              <text:p text:style-name="P1"><text:span text:style-name="T6">.pulldown-0102</text:span></text:p>
            </office:annotation>
          </table:table-cell>
          <table:covered-table-cell table:style-name="ce227"/>
          <table:table-cell table:style-name="ce228"/>
          <table:table-cell table:style-name="ce96" table:number-columns-repeated="13"/>
          <table:table-cell table:style-name="ce104"/>
          <table:table-cell table:number-columns-repeated="1003"/>
        </table:table-row>
        <table:table-row table:style-name="ro4" table:number-rows-repeated="1048550">
          <table:table-cell table:number-columns-repeated="1024"/>
        </table:table-row>
        <table:table-row table:style-name="ro3">
          <table:table-cell table:number-columns-repeated="1024"/>
        </table:table-row>
        <table:table-row table:style-name="ro3">
          <table:table-cell table:number-columns-repeated="1024"/>
        </table:table-row>
      </table:table>
      <table:table table:name="統計 仕入"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統計 仕入</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4" office:value-type="string" calcext:value-type="string">
            <text:p>・仕入金額の推移を示すグラフを表示するタブ。</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4"/>
          <table:table-cell table:style-name="ce125"/>
          <table:table-cell table:style-name="ce210"/>
          <table:table-cell table:style-name="ce125"/>
          <table:table-cell table:style-name="ce125">
            <office:annotation office:display="true" draw:style-name="gr1" draw:text-style-name="P2" svg:width="1.396cm" svg:height="0.492cm" svg:x="3.66cm" svg:y="1.491cm" draw:caption-point-x="-0.675cm" draw:caption-point-y="1.228cm">
              <dc:date>2014-12-22T00:00:00</dc:date>
              <text:p text:style-name="P1"><text:span text:style-name="T1">.workspace</text:span></text:p>
            </office:annotation>
          </table:table-cell>
          <table:table-cell table:style-name="ce210"/>
          <table:table-cell table:style-name="ce125" table:number-columns-repeated="3"/>
          <table:table-cell table:style-name="ce27" office:value-type="string" calcext:value-type="string">
            <office:annotation office:display="true" draw:style-name="gr1" draw:text-style-name="P14" svg:width="1.823cm" svg:height="0.492cm" svg:x="6.003cm" svg:y="1.562cm" draw:caption-point-x="-0.523cm" draw:caption-point-y="1.157cm">
              <dc:date>2015-01-19T00:00:00</dc:date>
              <text:p text:style-name="P1"><text:span text:style-name="T2">.title-text-0119</text:span></text:p>
            </office:annotation>
            <text:p>統計</text:p>
          </table:table-cell>
          <table:table-cell table:style-name="ce24" table:number-columns-repeated="2"/>
          <table:table-cell table:style-name="ce14"/>
          <table:table-cell table:style-name="ce24" table:number-columns-repeated="6"/>
          <table:table-cell table:style-name="ce131" office:value-type="string" calcext:value-type="string">
            <office:annotation office:display="true" draw:style-name="gr1" draw:text-style-name="P2" svg:width="1.559cm" svg:height="0.492cm" svg:x="11.387cm" svg:y="3.171cm" draw:caption-point-x="-0.915cm" draw:caption-point-y="-0.452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35" office:value-type="string" calcext:value-type="string">
            <text:p>まとめ</text:p>
          </table:table-cell>
          <table:table-cell table:style-name="ce237"/>
          <table:table-cell table:style-name="ce106" office:value-type="string" calcext:value-type="string">
            <office:annotation office:display="true" draw:style-name="gr40" draw:text-style-name="P3" svg:width="3.114cm" svg:height="1.633cm" svg:x="5.584cm" svg:y="5.212cm" draw:caption-point-x="-3.598cm" draw:caption-point-y="-2.042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仕入</text:p>
          </table:table-cell>
          <table:table-cell table:style-name="ce15" office:value-type="string" calcext:value-type="string">
            <text:p>売上</text:p>
          </table:table-cell>
          <table:table-cell table:style-name="ce15" office:value-type="string" calcext:value-type="string">
            <text:p>詳細</text:p>
          </table:table-cell>
          <table:table-cell table:style-name="ce105" office:value-type="string" calcext:value-type="string">
            <text:p>企業詳細</text:p>
          </table:table-cell>
          <table:table-cell table:style-name="ce229"/>
          <table:table-cell table:style-name="ce105" office:value-type="string" calcext:value-type="string">
            <text:p>製品詳細</text:p>
          </table:table-cell>
          <table:table-cell table:style-name="ce230"/>
          <table:table-cell table:style-name="ce52"/>
          <table:table-cell table:style-name="ce219" table:number-columns-repeated="2"/>
          <table:table-cell table:style-name="ce21" table:number-columns-repeated="5"/>
          <table:table-cell table:style-name="ce219" table:number-columns-repeated="2"/>
          <table:table-cell table:style-name="ce38"/>
          <table:table-cell table:number-columns-repeated="1003"/>
        </table:table-row>
        <table:table-row table:style-name="ro4">
          <table:table-cell/>
          <table:table-cell table:style-name="ce216" office:value-type="string" calcext:value-type="string">
            <office:annotation office:display="true" draw:style-name="gr4" draw:text-style-name="P4" svg:width="1.273cm" svg:height="0.438cm" svg:x="3.751cm" svg:y="7.112cm" draw:caption-point-x="-2.763cm" draw:caption-point-y="-3.442cm">
              <dc:date>2014-12-22T00:00:00</dc:date>
              <text:p text:style-name="P1"><text:span text:style-name="T3">.label-0101</text:span></text:p>
            </office:annotation>
            <text:p>期間</text:p>
          </table:table-cell>
          <table:table-cell table:style-name="ce29">
            <office:annotation office:display="true" draw:style-name="gr1" draw:text-style-name="P7" svg:width="1.623cm" svg:height="0.492cm" svg:x="3.738cm" svg:y="6.38cm" draw:caption-point-x="-2.251cm" draw:caption-point-y="-2.71cm">
              <dc:date>2014-12-22T00:00:00</dc:date>
              <text:p text:style-name="P5"><text:span text:style-name="T4">.textbox-0102</text:span></text:p>
            </office:annotation>
          </table:table-cell>
          <table:table-cell table:style-name="ce30"/>
          <table:table-cell table:style-name="ce32" office:value-type="string" calcext:value-type="string">
            <office:annotation office:display="true" draw:style-name="gr4" draw:text-style-name="P3" svg:width="2.661cm" svg:height="0.438cm" svg:x="4.488cm" svg:y="4.353cm" draw:caption-point-x="-2.003cm" draw:caption-point-y="-0.683cm">
              <dc:date>2015-01-19T00:00:00</dc:date>
              <text:p text:style-name="P1"><text:span text:style-name="T3">.label-0101.t-align-center</text:span></text:p>
            </office:annotation>
            <text:p>~</text:p>
          </table:table-cell>
          <table:table-cell table:style-name="ce29"/>
          <table:table-cell table:style-name="ce30"/>
          <table:table-cell table:style-name="ce24" table:number-columns-repeated="3"/>
          <table:table-cell table:style-name="ce14"/>
          <table:table-cell table:style-name="ce24" table:number-columns-repeated="2"/>
          <table:table-cell table:style-name="ce34" table:number-columns-repeated="4"/>
          <table:table-cell table:style-name="ce238">
            <office:annotation office:display="true" draw:style-name="gr7" draw:text-style-name="P2" svg:width="1.936cm" svg:height="0.783cm" svg:x="10.334cm" svg:y="1.37cm" draw:caption-point-x="-1.359cm" draw:caption-point-y="2.3cm">
              <dc:date>2014-12-22T00:00:00</dc:date>
              <text:p text:style-name="P1"><text:span text:style-name="T1">1. .workspace</text:span></text:p>
              <text:p text:style-name="P1"><text:span text:style-name="T1">2. .tab-container</text:span></text:p>
            </office:annotation>
          </table:table-cell>
          <table:table-cell table:style-name="ce24" table:number-columns-repeated="2"/>
          <table:table-cell table:style-name="ce239"/>
          <table:table-cell table:number-columns-repeated="1003"/>
        </table:table-row>
        <table:table-row table:style-name="ro4">
          <table:table-cell table:style-name="ce208"/>
          <table:table-cell table:style-name="ce236" office:value-type="string" calcext:value-type="string">
            <text:p>.graph</text:p>
          </table:table-cell>
          <table:table-cell table:style-name="ce89" table:number-columns-repeated="18"/>
          <table:table-cell table:style-name="ce240"/>
          <table:table-cell table:style-name="ce86"/>
          <table:table-cell table:number-columns-repeated="1002"/>
        </table:table-row>
        <table:table-row table:style-name="ro4" table:number-rows-repeated="13">
          <table:table-cell/>
          <table:table-cell table:style-name="ce48"/>
          <table:table-cell table:style-name="ce54" table:number-columns-repeated="18"/>
          <table:table-cell table:style-name="ce65"/>
          <table:table-cell table:number-columns-repeated="1003"/>
        </table:table-row>
        <table:table-row table:style-name="ro4">
          <table:table-cell/>
          <table:table-cell table:style-name="ce49"/>
          <table:table-cell table:style-name="ce55" table:number-columns-repeated="18"/>
          <table:table-cell table:style-name="ce66"/>
          <table:table-cell table:number-columns-repeated="1003"/>
        </table:table-row>
        <table:table-row table:style-name="ro4" table:number-rows-repeated="1048550">
          <table:table-cell table:number-columns-repeated="1024"/>
        </table:table-row>
        <table:table-row table:style-name="ro3">
          <table:table-cell table:number-columns-repeated="1024"/>
        </table:table-row>
        <table:table-row table:style-name="ro3">
          <table:table-cell table:number-columns-repeated="1024"/>
        </table:table-row>
      </table:table>
      <table:table table:name="統計 売上"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統計 売上</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4" office:value-type="string" calcext:value-type="string">
            <text:p>・売り上げの推移のグラフを表示するタブ。</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4"/>
          <table:table-cell table:style-name="ce125"/>
          <table:table-cell table:style-name="ce210"/>
          <table:table-cell table:style-name="ce125"/>
          <table:table-cell table:style-name="ce125">
            <office:annotation office:display="true" draw:style-name="gr1" draw:text-style-name="P2" svg:width="1.396cm" svg:height="0.492cm" svg:x="3.66cm" svg:y="1.491cm" draw:caption-point-x="-0.675cm" draw:caption-point-y="1.228cm">
              <dc:date>2014-12-22T00:00:00</dc:date>
              <text:p text:style-name="P1"><text:span text:style-name="T1">.workspace</text:span></text:p>
            </office:annotation>
          </table:table-cell>
          <table:table-cell table:style-name="ce210"/>
          <table:table-cell table:style-name="ce125" table:number-columns-repeated="3"/>
          <table:table-cell table:style-name="ce27" office:value-type="string" calcext:value-type="string">
            <office:annotation office:display="true" draw:style-name="gr1" draw:text-style-name="P14" svg:width="1.823cm" svg:height="0.492cm" svg:x="6.003cm" svg:y="1.562cm" draw:caption-point-x="-0.523cm" draw:caption-point-y="1.157cm">
              <dc:date>2015-01-19T00:00:00</dc:date>
              <text:p text:style-name="P1"><text:span text:style-name="T2">.title-text-0119</text:span></text:p>
            </office:annotation>
            <text:p>統計</text:p>
          </table:table-cell>
          <table:table-cell table:style-name="ce24" table:number-columns-repeated="2"/>
          <table:table-cell table:style-name="ce14"/>
          <table:table-cell table:style-name="ce24" table:number-columns-repeated="6"/>
          <table:table-cell table:style-name="ce131" office:value-type="string" calcext:value-type="string">
            <office:annotation office:display="true" draw:style-name="gr1" draw:text-style-name="P2" svg:width="1.559cm" svg:height="0.492cm" svg:x="11.387cm" svg:y="3.171cm" draw:caption-point-x="-0.915cm" draw:caption-point-y="-0.452cm">
              <dc:date>2014-12-26T00:00:00</dc:date>
              <text:p text:style-name="P1"><text:span text:style-name="T1">.button-0101</text:span></text:p>
            </office:annotation>
            <text:p>×</text:p>
          </table:table-cell>
          <table:table-cell table:style-name="ce2"/>
          <table:table-cell table:number-columns-repeated="1002"/>
        </table:table-row>
        <table:table-row table:style-name="ro3">
          <table:table-cell/>
          <table:table-cell table:style-name="ce235" office:value-type="string" calcext:value-type="string">
            <text:p>まとめ</text:p>
          </table:table-cell>
          <table:table-cell table:style-name="ce237"/>
          <table:table-cell table:style-name="ce15" office:value-type="string" calcext:value-type="string">
            <text:p>仕入</text:p>
          </table:table-cell>
          <table:table-cell table:style-name="ce106" office:value-type="string" calcext:value-type="string">
            <office:annotation office:display="true" draw:style-name="gr40" draw:text-style-name="P3" svg:width="3.114cm" svg:height="1.633cm" svg:x="7.017cm" svg:y="4.165cm" draw:caption-point-x="-4.532cm" draw:caption-point-y="-0.995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売上</text:p>
          </table:table-cell>
          <table:table-cell table:style-name="ce15" office:value-type="string" calcext:value-type="string">
            <text:p>詳細</text:p>
          </table:table-cell>
          <table:table-cell table:style-name="ce105" office:value-type="string" calcext:value-type="string">
            <text:p>企業詳細</text:p>
          </table:table-cell>
          <table:table-cell table:style-name="ce229"/>
          <table:table-cell table:style-name="ce105" office:value-type="string" calcext:value-type="string">
            <text:p>製品詳細</text:p>
          </table:table-cell>
          <table:table-cell table:style-name="ce230"/>
          <table:table-cell table:style-name="ce52"/>
          <table:table-cell table:style-name="ce219" table:number-columns-repeated="2"/>
          <table:table-cell table:style-name="ce21" table:number-columns-repeated="5"/>
          <table:table-cell table:style-name="ce219" table:number-columns-repeated="2"/>
          <table:table-cell table:style-name="ce38"/>
          <table:table-cell table:number-columns-repeated="1003"/>
        </table:table-row>
        <table:table-row table:style-name="ro3">
          <table:table-cell/>
          <table:table-cell table:style-name="ce216" office:value-type="string" calcext:value-type="string">
            <office:annotation office:display="true" draw:style-name="gr4" draw:text-style-name="P4" svg:width="1.273cm" svg:height="0.438cm" svg:x="3.751cm" svg:y="7.064cm" draw:caption-point-x="-2.763cm" draw:caption-point-y="-3.442cm">
              <dc:date>2014-12-22T00:00:00</dc:date>
              <text:p text:style-name="P1"><text:span text:style-name="T3">.label-0101</text:span></text:p>
            </office:annotation>
            <text:p>期間</text:p>
          </table:table-cell>
          <table:table-cell table:style-name="ce29">
            <office:annotation office:display="true" draw:style-name="gr1" draw:text-style-name="P7" svg:width="1.623cm" svg:height="0.492cm" svg:x="3.738cm" svg:y="6.332cm" draw:caption-point-x="-2.251cm" draw:caption-point-y="-2.71cm">
              <dc:date>2014-12-22T00:00:00</dc:date>
              <text:p text:style-name="P5"><text:span text:style-name="T4">.textbox-0102</text:span></text:p>
            </office:annotation>
          </table:table-cell>
          <table:table-cell table:style-name="ce30"/>
          <table:table-cell table:style-name="ce129" office:value-type="string" calcext:value-type="string">
            <office:annotation office:display="true" draw:style-name="gr4" draw:text-style-name="P3" svg:width="2.661cm" svg:height="0.438cm" svg:x="4.133cm" svg:y="5.256cm" draw:caption-point-x="-1.648cm" draw:caption-point-y="-1.634cm">
              <dc:date>2015-01-19T00:00:00</dc:date>
              <text:p text:style-name="P1"><text:span text:style-name="T3">.label-0101.t-align-center</text:span></text:p>
            </office:annotation>
            <text:p>~</text:p>
          </table:table-cell>
          <table:table-cell table:style-name="ce29"/>
          <table:table-cell table:style-name="ce30"/>
          <table:table-cell table:style-name="ce24" table:number-columns-repeated="3"/>
          <table:table-cell table:style-name="ce14"/>
          <table:table-cell table:style-name="ce24" table:number-columns-repeated="2"/>
          <table:table-cell table:style-name="ce34" table:number-columns-repeated="4"/>
          <table:table-cell table:style-name="ce238">
            <office:annotation office:display="true" draw:style-name="gr7" draw:text-style-name="P2" svg:width="1.936cm" svg:height="0.783cm" svg:x="10.334cm" svg:y="1.322cm" draw:caption-point-x="-1.359cm" draw:caption-point-y="2.3cm">
              <dc:date>2014-12-22T00:00:00</dc:date>
              <text:p text:style-name="P1"><text:span text:style-name="T1">1. .workspace</text:span></text:p>
              <text:p text:style-name="P1"><text:span text:style-name="T1">2. .tab-container</text:span></text:p>
            </office:annotation>
          </table:table-cell>
          <table:table-cell table:style-name="ce24" table:number-columns-repeated="2"/>
          <table:table-cell table:style-name="ce239"/>
          <table:table-cell table:number-columns-repeated="1003"/>
        </table:table-row>
        <table:table-row table:style-name="ro3">
          <table:table-cell table:style-name="ce208"/>
          <table:table-cell table:style-name="ce236" office:value-type="string" calcext:value-type="string">
            <text:p>.graph</text:p>
          </table:table-cell>
          <table:table-cell table:style-name="ce89" table:number-columns-repeated="18"/>
          <table:table-cell table:style-name="ce240"/>
          <table:table-cell table:style-name="ce86"/>
          <table:table-cell table:number-columns-repeated="1002"/>
        </table:table-row>
        <table:table-row table:style-name="ro4" table:number-rows-repeated="13">
          <table:table-cell/>
          <table:table-cell table:style-name="ce48"/>
          <table:table-cell table:style-name="ce54" table:number-columns-repeated="18"/>
          <table:table-cell table:style-name="ce65"/>
          <table:table-cell table:number-columns-repeated="1003"/>
        </table:table-row>
        <table:table-row table:style-name="ro4">
          <table:table-cell/>
          <table:table-cell table:style-name="ce49"/>
          <table:table-cell table:style-name="ce55" table:number-columns-repeated="18"/>
          <table:table-cell table:style-name="ce66"/>
          <table:table-cell table:number-columns-repeated="1003"/>
        </table:table-row>
        <table:table-row table:style-name="ro4">
          <table:table-cell table:number-columns-repeated="1024"/>
        </table:table-row>
        <table:table-row table:style-name="ro4" table:number-rows-repeated="4">
          <table:table-cell table:style-name="Default" table:number-columns-repeated="23"/>
          <table:table-cell table:number-columns-repeated="1001"/>
        </table:table-row>
        <table:table-row table:style-name="ro4" table:number-rows-repeated="1048546">
          <table:table-cell table:number-columns-repeated="1024"/>
        </table:table-row>
        <table:table-row table:style-name="ro4">
          <table:table-cell table:number-columns-repeated="1024"/>
        </table:table-row>
      </table:table>
      <table:table table:name="統計 利益"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統計 利益</text:p>
          </table:table-cell>
          <table:covered-table-cell/>
          <table:covered-table-cell table:number-columns-repeated="8" table:style-name="ce2"/>
          <table:table-cell table:style-name="ce2" table:number-columns-repeated="10"/>
          <table:table-cell table:number-columns-repeated="3"/>
          <table:table-cell table:style-name="Default" table:number-columns-repeated="3"/>
          <table:table-cell table:number-columns-repeated="997"/>
        </table:table-row>
        <table:table-row table:style-name="ro3">
          <table:table-cell/>
          <table:table-cell table:style-name="ce44" office:value-type="string" calcext:value-type="string">
            <text:p>・取引の実績から利益を割り出してグラフにして表示するタブ。</text:p>
          </table:table-cell>
          <table:table-cell/>
          <table:table-cell table:style-name="ce2" table:number-columns-repeated="18"/>
          <table:table-cell table:number-columns-repeated="3"/>
          <table:table-cell table:style-name="Default" table:number-columns-repeated="3"/>
          <table:table-cell table:number-columns-repeated="997"/>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3"/>
          <table:table-cell table:style-name="Default" table:number-columns-repeated="3"/>
          <table:table-cell table:number-columns-repeated="997"/>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3"/>
          <table:table-cell table:style-name="Default" table:number-columns-repeated="3"/>
          <table:table-cell table:number-columns-repeated="997"/>
        </table:table-row>
        <table:table-row table:style-name="ro3">
          <table:table-cell table:number-columns-repeated="5"/>
          <table:table-cell table:style-name="ce2" table:number-columns-repeated="16"/>
          <table:table-cell table:number-columns-repeated="3"/>
          <table:table-cell table:style-name="Default" table:number-columns-repeated="3"/>
          <table:table-cell table:number-columns-repeated="997"/>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2"/>
          <table:table-cell table:style-name="Default" table:number-columns-repeated="3"/>
          <table:table-cell table:number-columns-repeated="997"/>
        </table:table-row>
        <table:table-row table:style-name="ro3">
          <table:table-cell table:style-name="ce2"/>
          <table:table-cell table:style-name="ce124"/>
          <table:table-cell table:style-name="ce125"/>
          <table:table-cell table:style-name="ce210"/>
          <table:table-cell table:style-name="ce125"/>
          <table:table-cell table:style-name="ce125">
            <office:annotation office:display="true" draw:style-name="gr1" draw:text-style-name="P2" svg:width="1.396cm" svg:height="0.492cm" svg:x="3.66cm" svg:y="1.491cm" draw:caption-point-x="-0.675cm" draw:caption-point-y="1.228cm">
              <dc:date>2014-12-22T00:00:00</dc:date>
              <text:p text:style-name="P1"><text:span text:style-name="T1">.workspace</text:span></text:p>
            </office:annotation>
          </table:table-cell>
          <table:table-cell table:style-name="ce210"/>
          <table:table-cell table:style-name="ce125" table:number-columns-repeated="3"/>
          <table:table-cell table:style-name="ce27" office:value-type="string" calcext:value-type="string">
            <office:annotation office:display="true" draw:style-name="gr1" draw:text-style-name="P14" svg:width="1.823cm" svg:height="0.492cm" svg:x="6.003cm" svg:y="1.562cm" draw:caption-point-x="-0.523cm" draw:caption-point-y="1.157cm">
              <dc:date>2015-01-19T00:00:00</dc:date>
              <text:p text:style-name="P1"><text:span text:style-name="T2">.title-text-0119</text:span></text:p>
            </office:annotation>
            <text:p>統計</text:p>
          </table:table-cell>
          <table:table-cell table:style-name="ce24" table:number-columns-repeated="2"/>
          <table:table-cell table:style-name="ce14"/>
          <table:table-cell table:style-name="ce24" table:number-columns-repeated="6"/>
          <table:table-cell table:style-name="ce131" office:value-type="string" calcext:value-type="string">
            <office:annotation office:display="true" draw:style-name="gr1" draw:text-style-name="P2" svg:width="1.559cm" svg:height="0.492cm" svg:x="11.387cm" svg:y="3.171cm" draw:caption-point-x="-0.915cm" draw:caption-point-y="-0.452cm">
              <dc:date>2014-12-26T00:00:00</dc:date>
              <text:p text:style-name="P1"><text:span text:style-name="T1">.button-0101</text:span></text:p>
            </office:annotation>
            <text:p>×</text:p>
          </table:table-cell>
          <table:table-cell table:style-name="ce2"/>
          <table:table-cell table:number-columns-repeated="2"/>
          <table:table-cell table:style-name="Default" table:number-columns-repeated="3"/>
          <table:table-cell table:number-columns-repeated="997"/>
        </table:table-row>
        <table:table-row table:style-name="ro3">
          <table:table-cell/>
          <table:table-cell table:style-name="ce235" office:value-type="string" calcext:value-type="string">
            <text:p>まとめ</text:p>
          </table:table-cell>
          <table:table-cell table:style-name="ce237"/>
          <table:table-cell table:style-name="ce15" office:value-type="string" calcext:value-type="string">
            <text:p>仕入</text:p>
          </table:table-cell>
          <table:table-cell table:style-name="ce15" office:value-type="string" calcext:value-type="string">
            <text:p>売上</text:p>
          </table:table-cell>
          <table:table-cell table:style-name="ce106" office:value-type="string" calcext:value-type="string">
            <office:annotation office:display="true" draw:style-name="gr40" draw:text-style-name="P3" svg:width="3.114cm" svg:height="1.633cm" svg:x="7.163cm" svg:y="4.197cm" draw:caption-point-x="-4.178cm" draw:caption-point-y="-1.027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利益</text:p>
          </table:table-cell>
          <table:table-cell table:style-name="ce105" office:value-type="string" calcext:value-type="string">
            <text:p>企業詳細</text:p>
          </table:table-cell>
          <table:table-cell table:style-name="ce229"/>
          <table:table-cell table:style-name="ce105" office:value-type="string" calcext:value-type="string">
            <text:p>製品詳細</text:p>
          </table:table-cell>
          <table:table-cell table:style-name="ce230"/>
          <table:table-cell table:style-name="ce52"/>
          <table:table-cell table:style-name="ce219" table:number-columns-repeated="2"/>
          <table:table-cell table:style-name="ce21" table:number-columns-repeated="5"/>
          <table:table-cell table:style-name="ce219" table:number-columns-repeated="2"/>
          <table:table-cell table:style-name="ce38"/>
          <table:table-cell table:number-columns-repeated="3"/>
          <table:table-cell table:style-name="Default" table:number-columns-repeated="3"/>
          <table:table-cell table:number-columns-repeated="997"/>
        </table:table-row>
        <table:table-row table:style-name="ro3">
          <table:table-cell/>
          <table:table-cell table:style-name="ce216" office:value-type="string" calcext:value-type="string">
            <office:annotation office:display="true" draw:style-name="gr4" draw:text-style-name="P4" svg:width="1.273cm" svg:height="0.438cm" svg:x="3.751cm" svg:y="7.064cm" draw:caption-point-x="-2.763cm" draw:caption-point-y="-3.442cm">
              <dc:date>2014-12-22T00:00:00</dc:date>
              <text:p text:style-name="P1"><text:span text:style-name="T3">.label-0101</text:span></text:p>
            </office:annotation>
            <text:p>期間</text:p>
          </table:table-cell>
          <table:table-cell table:style-name="ce29">
            <office:annotation office:display="true" draw:style-name="gr1" draw:text-style-name="P7" svg:width="1.623cm" svg:height="0.492cm" svg:x="3.738cm" svg:y="6.332cm" draw:caption-point-x="-2.251cm" draw:caption-point-y="-2.71cm">
              <dc:date>2014-12-22T00:00:00</dc:date>
              <text:p text:style-name="P5"><text:span text:style-name="T4">.textbox-0102</text:span></text:p>
            </office:annotation>
          </table:table-cell>
          <table:table-cell table:style-name="ce30"/>
          <table:table-cell table:style-name="ce129" office:value-type="string" calcext:value-type="string">
            <office:annotation office:display="true" draw:style-name="gr4" draw:text-style-name="P3" svg:width="2.661cm" svg:height="0.438cm" svg:x="4.101cm" svg:y="5.642cm" draw:caption-point-x="-1.616cm" draw:caption-point-y="-2.02cm">
              <dc:date>2015-01-19T00:00:00</dc:date>
              <text:p text:style-name="P1"><text:span text:style-name="T3">.label-0101.t-align-center</text:span></text:p>
            </office:annotation>
            <text:p>~</text:p>
          </table:table-cell>
          <table:table-cell table:style-name="ce29"/>
          <table:table-cell table:style-name="ce30"/>
          <table:table-cell table:style-name="ce24" table:number-columns-repeated="3"/>
          <table:table-cell table:style-name="ce14"/>
          <table:table-cell table:style-name="ce24" table:number-columns-repeated="2"/>
          <table:table-cell table:style-name="ce34" table:number-columns-repeated="4"/>
          <table:table-cell table:style-name="ce238">
            <office:annotation office:display="true" draw:style-name="gr7" draw:text-style-name="P2" svg:width="1.936cm" svg:height="0.783cm" svg:x="10.334cm" svg:y="1.322cm" draw:caption-point-x="-1.359cm" draw:caption-point-y="2.3cm">
              <dc:date>2014-12-22T00:00:00</dc:date>
              <text:p text:style-name="P1"><text:span text:style-name="T1">1. .workspace</text:span></text:p>
              <text:p text:style-name="P1"><text:span text:style-name="T1">2. .tab-container</text:span></text:p>
            </office:annotation>
          </table:table-cell>
          <table:table-cell table:style-name="ce24" table:number-columns-repeated="2"/>
          <table:table-cell table:style-name="ce239"/>
          <table:table-cell table:number-columns-repeated="3"/>
          <table:table-cell table:style-name="Default" table:number-columns-repeated="3"/>
          <table:table-cell table:number-columns-repeated="997"/>
        </table:table-row>
        <table:table-row table:style-name="ro3">
          <table:table-cell table:style-name="ce208"/>
          <table:table-cell table:style-name="ce236" office:value-type="string" calcext:value-type="string">
            <text:p>.graph</text:p>
          </table:table-cell>
          <table:table-cell table:style-name="ce89" table:number-columns-repeated="18"/>
          <table:table-cell table:style-name="ce240"/>
          <table:table-cell table:style-name="ce86"/>
          <table:table-cell table:number-columns-repeated="2"/>
          <table:table-cell table:style-name="Default" table:number-columns-repeated="3"/>
          <table:table-cell table:number-columns-repeated="997"/>
        </table:table-row>
        <table:table-row table:style-name="ro4" table:number-rows-repeated="13">
          <table:table-cell/>
          <table:table-cell table:style-name="ce48"/>
          <table:table-cell table:style-name="ce54" table:number-columns-repeated="18"/>
          <table:table-cell table:style-name="ce65"/>
          <table:table-cell table:number-columns-repeated="3"/>
          <table:table-cell table:style-name="Default" table:number-columns-repeated="3"/>
          <table:table-cell table:number-columns-repeated="997"/>
        </table:table-row>
        <table:table-row table:style-name="ro4">
          <table:table-cell/>
          <table:table-cell table:style-name="ce49"/>
          <table:table-cell table:style-name="ce55" table:number-columns-repeated="18"/>
          <table:table-cell table:style-name="ce66"/>
          <table:table-cell table:number-columns-repeated="3"/>
          <table:table-cell table:style-name="Default" table:number-columns-repeated="3"/>
          <table:table-cell table:number-columns-repeated="997"/>
        </table:table-row>
        <table:table-row table:style-name="ro4">
          <table:table-cell table:number-columns-repeated="24"/>
          <table:table-cell table:style-name="Default" table:number-columns-repeated="3"/>
          <table:table-cell table:number-columns-repeated="997"/>
        </table:table-row>
        <table:table-row table:style-name="ro4" table:number-rows-repeated="3">
          <table:table-cell table:style-name="Default" table:number-columns-repeated="23"/>
          <table:table-cell/>
          <table:table-cell table:style-name="Default" table:number-columns-repeated="3"/>
          <table:table-cell table:number-columns-repeated="997"/>
        </table:table-row>
        <table:table-row table:style-name="ro4" table:number-rows-repeated="3">
          <table:table-cell table:style-name="Default" table:number-columns-repeated="27"/>
          <table:table-cell table:number-columns-repeated="997"/>
        </table:table-row>
        <table:table-row table:style-name="ro4" table:number-rows-repeated="1048544">
          <table:table-cell table:number-columns-repeated="1024"/>
        </table:table-row>
        <table:table-row table:style-name="ro4">
          <table:table-cell table:number-columns-repeated="1024"/>
        </table:table-row>
      </table:table>
      <table:table table:name="統計 企業詳細"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8" table:number-rows-spanned="1">
            <text:p>統計 企業詳細</text:p>
          </table:table-cell>
          <table:covered-table-cell/>
          <table:covered-table-cell table:number-columns-repeated="6" table:style-name="ce2"/>
          <table:table-cell table:style-name="ce2" table:number-columns-repeated="12"/>
          <table:table-cell table:number-columns-repeated="1003"/>
        </table:table-row>
        <table:table-row table:style-name="ro3">
          <table:table-cell/>
          <table:table-cell table:style-name="ce44" office:value-type="string" calcext:value-type="string">
            <text:p>・企業毎の売り上げ情報を一覧表示するタブ。</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4"/>
          <table:table-cell table:style-name="ce125"/>
          <table:table-cell table:style-name="ce210"/>
          <table:table-cell table:style-name="ce125"/>
          <table:table-cell table:style-name="ce210"/>
          <table:table-cell table:style-name="ce125">
            <office:annotation office:display="true" draw:style-name="gr1" draw:text-style-name="P2" svg:width="1.445cm" svg:height="0.492cm" svg:x="4.336cm" svg:y="1.493cm" draw:caption-point-x="-0.852cm" draw:caption-point-y="1.226cm">
              <dc:date>2014-12-22T00:00:00</dc:date>
              <text:p text:style-name="P1"><text:span text:style-name="T1">.workspace</text:span></text:p>
            </office:annotation>
          </table:table-cell>
          <table:table-cell table:style-name="ce125" table:number-columns-repeated="2"/>
          <table:table-cell table:style-name="ce210"/>
          <table:table-cell table:style-name="ce27" office:value-type="string" calcext:value-type="string">
            <office:annotation office:display="true" draw:style-name="gr1" draw:text-style-name="P14" svg:width="1.709cm" svg:height="0.492cm" svg:x="6.745cm" svg:y="1.484cm" draw:caption-point-x="-1.265cm" draw:caption-point-y="1.235cm">
              <dc:date>2015-01-19T00:00:00</dc:date>
              <text:p text:style-name="P1"><text:span text:style-name="T2">.title-text-0119</text:span></text:p>
            </office:annotation>
            <text:p>統計</text:p>
          </table:table-cell>
          <table:table-cell table:style-name="ce14"/>
          <table:table-cell table:style-name="ce24" table:number-columns-repeated="8"/>
          <table:table-cell table:style-name="ce37" office:value-type="string" calcext:value-type="string">
            <office:annotation office:display="true" draw:style-name="gr1" draw:text-style-name="P2" svg:width="1.656cm" svg:height="0.492cm" svg:x="11.37cm" svg:y="3.097cm" draw:caption-point-x="-0.898cm" draw:caption-point-y="-0.378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35" office:value-type="string" calcext:value-type="string">
            <text:p>まとめ</text:p>
          </table:table-cell>
          <table:table-cell table:style-name="ce237"/>
          <table:table-cell table:style-name="ce15" office:value-type="string" calcext:value-type="string">
            <text:p>仕入</text:p>
          </table:table-cell>
          <table:table-cell table:style-name="ce15" office:value-type="string" calcext:value-type="string">
            <text:p>売上</text:p>
          </table:table-cell>
          <table:table-cell table:style-name="ce15" office:value-type="string" calcext:value-type="string">
            <text:p>利益</text:p>
          </table:table-cell>
          <table:table-cell table:style-name="ce243" office:value-type="string" calcext:value-type="string" table:number-columns-spanned="2" table:number-rows-spanned="1">
            <office:annotation office:display="true" draw:style-name="gr41" draw:text-style-name="P3" svg:width="3.029cm" svg:height="1.645cm" svg:x="5.725cm" svg:y="6.739cm" draw:caption-point-x="-1.742cm" draw:caption-point-y="-3.56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企業詳細</text:p>
          </table:table-cell>
          <table:covered-table-cell table:style-name="ce109"/>
          <table:table-cell table:style-name="ce105" office:value-type="string" calcext:value-type="string">
            <text:p>製品詳細</text:p>
          </table:table-cell>
          <table:table-cell table:style-name="ce230"/>
          <table:table-cell table:style-name="ce21" table:number-columns-repeated="10"/>
          <table:table-cell table:style-name="ce111"/>
          <table:table-cell table:number-columns-repeated="1003"/>
        </table:table-row>
        <table:table-row table:style-name="ro4">
          <table:table-cell/>
          <table:table-cell table:style-name="ce241" office:value-type="string" calcext:value-type="string">
            <text:p>都道府県絞込</text:p>
            <text:p>.label-0103</text:p>
          </table:table-cell>
          <table:table-cell table:style-name="ce242" table:number-columns-repeated="2"/>
          <table:table-cell table:style-name="ce56" office:value-type="string" calcext:value-type="string">
            <text:p>.textbox-0107 </text:p>
          </table:table-cell>
          <table:table-cell table:style-name="ce22" table:number-columns-repeated="5"/>
          <table:table-cell table:style-name="ce26"/>
          <table:table-cell table:style-name="ce242" office:value-type="string" calcext:value-type="string">
            <text:p>種別絞込</text:p>
            <text:p>label-0103</text:p>
          </table:table-cell>
          <table:table-cell table:style-name="ce242"/>
          <table:table-cell table:style-name="ce146">
            <office:annotation office:display="true" draw:style-name="gr7" draw:text-style-name="P2" svg:width="1.882cm" svg:height="0.783cm" svg:x="9.293cm" svg:y="1.753cm" draw:caption-point-x="-2.315cm" draw:caption-point-y="1.917cm">
              <dc:date>2014-12-22T00:00:00</dc:date>
              <text:p text:style-name="P1"><text:span text:style-name="T1">1. .workspace</text:span></text:p>
              <text:p text:style-name="P1"><text:span text:style-name="T1">2. .tab-container</text:span></text:p>
            </office:annotation>
          </table:table-cell>
          <table:table-cell table:style-name="ce179" table:number-columns-spanned="2" table:number-rows-spanned="1"/>
          <table:covered-table-cell table:style-name="Default"/>
          <table:table-cell table:style-name="ce179" table:number-columns-spanned="2" table:number-rows-spanned="1"/>
          <table:covered-table-cell table:style-name="Default"/>
          <table:table-cell table:style-name="ce179" table:number-columns-spanned="2" table:number-rows-spanned="1">
            <office:annotation office:display="true" draw:style-name="gr2" draw:text-style-name="P2" svg:width="1.767cm" svg:height="0.492cm" svg:x="11.453cm" svg:y="4.143cm" draw:caption-point-x="-1.48cm" draw:caption-point-y="-0.473cm">
              <dc:date>2015-01-19T00:00:00</dc:date>
              <text:p text:style-name="P1"><text:span text:style-name="T1">.pulldown-0102</text:span></text:p>
            </office:annotation>
          </table:table-cell>
          <table:covered-table-cell table:style-name="Default"/>
          <table:table-cell table:style-name="ce239"/>
          <table:table-cell table:number-columns-repeated="1003"/>
        </table:table-row>
        <table:table-row table:style-name="ro4">
          <table:table-cell/>
          <table:table-cell table:style-name="ce45" office:value-type="string" calcext:value-type="string">
            <text:p>製品絞込</text:p>
            <text:p>.label-0103</text:p>
          </table:table-cell>
          <table:table-cell table:style-name="ce50" table:number-columns-repeated="2"/>
          <table:table-cell table:style-name="ce56" office:value-type="string" calcext:value-type="string">
            <text:p>.textbox-0107</text:p>
          </table:table-cell>
          <table:table-cell table:style-name="ce22" table:number-columns-repeated="5"/>
          <table:table-cell table:style-name="ce26"/>
          <table:table-cell table:style-name="ce146" office:value-type="string" calcext:value-type="string">
            <text:p>期間</text:p>
            <text:p><text:span text:style-name="T11">label-0103</text:span></text:p>
          </table:table-cell>
          <table:table-cell table:style-name="ce51" table:number-columns-repeated="2"/>
          <table:table-cell table:style-name="ce29">
            <office:annotation office:display="true" draw:style-name="gr1" draw:text-style-name="P15" svg:width="1.627cm" svg:height="0.492cm" svg:x="8.794cm" svg:y="5.482cm" draw:caption-point-x="-1.317cm" draw:caption-point-y="-1.313cm">
              <dc:date>2014-12-22T00:00:00</dc:date>
              <text:p text:style-name="P1"><text:span text:style-name="T4">.textbox-0102</text:span></text:p>
            </office:annotation>
          </table:table-cell>
          <table:table-cell table:style-name="ce30"/>
          <table:table-cell table:style-name="ce129" office:value-type="string" calcext:value-type="string">
            <office:annotation office:display="true" draw:style-name="gr4" draw:text-style-name="P3" svg:width="2.629cm" svg:height="0.438cm" svg:x="10.639cm" svg:y="4.866cm" draw:caption-point-x="-2.163cm" draw:caption-point-y="-0.697cm">
              <dc:date>2015-01-19T00:00:00</dc:date>
              <text:p text:style-name="P1"><text:span text:style-name="T3">.label-0101.t-align-center</text:span></text:p>
            </office:annotation>
            <text:p>~</text:p>
          </table:table-cell>
          <table:table-cell table:style-name="ce16"/>
          <table:table-cell table:style-name="ce30"/>
          <table:table-cell table:style-name="ce59"/>
          <table:table-cell table:style-name="ce62"/>
          <table:table-cell table:number-columns-repeated="4"/>
          <table:table-cell table:style-name="ce125"/>
          <table:table-cell table:number-columns-repeated="998"/>
        </table:table-row>
        <table:table-row table:style-name="ro4">
          <table:table-cell table:style-name="ce208"/>
          <table:table-cell table:style-name="ce11" office:value-type="string" calcext:value-type="string">
            <text:p>1. .wrap-list</text:p>
            <text:p>2. .list</text:p>
          </table:table-cell>
          <table:table-cell table:style-name="ce18" table:number-columns-repeated="18"/>
          <table:table-cell table:style-name="ce40"/>
          <table:table-cell table:style-name="ce86"/>
          <table:table-cell table:number-columns-repeated="3"/>
          <table:table-cell table:style-name="Default" table:number-columns-repeated="8"/>
          <table:table-cell table:number-columns-repeated="991"/>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3"/>
          <table:table-cell table:style-name="Default" table:number-columns-repeated="9"/>
          <table:table-cell table:number-columns-repeated="991"/>
        </table:table-row>
        <table:table-row table:style-name="ro4">
          <table:table-cell/>
          <table:table-cell table:style-name="ce12"/>
          <table:table-cell table:style-name="ce19" table:number-columns-repeated="18"/>
          <table:table-cell table:style-name="ce41"/>
          <table:table-cell table:number-columns-repeated="4"/>
          <table:table-cell table:style-name="Default" table:number-columns-repeated="8"/>
          <table:table-cell table:number-columns-repeated="991"/>
        </table:table-row>
        <table:table-row table:style-name="ro4" table:number-rows-repeated="2">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2">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統計 製品詳細"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8" table:number-rows-spanned="1">
            <text:p>統計 製品詳細</text:p>
          </table:table-cell>
          <table:covered-table-cell/>
          <table:covered-table-cell table:number-columns-repeated="6" table:style-name="ce2"/>
          <table:table-cell table:style-name="ce2" table:number-columns-repeated="12"/>
          <table:table-cell table:number-columns-repeated="3"/>
          <table:table-cell table:style-name="Default" table:number-columns-repeated="4"/>
          <table:table-cell table:number-columns-repeated="996"/>
        </table:table-row>
        <table:table-row table:style-name="ro3">
          <table:table-cell/>
          <table:table-cell table:style-name="ce44" office:value-type="string" calcext:value-type="string">
            <text:p>・製品毎の売り上げ情報を一覧表示するタブ。</text:p>
          </table:table-cell>
          <table:table-cell/>
          <table:table-cell table:style-name="ce2" table:number-columns-repeated="18"/>
          <table:table-cell table:number-columns-repeated="3"/>
          <table:table-cell table:style-name="Default" table:number-columns-repeated="4"/>
          <table:table-cell table:number-columns-repeated="996"/>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3"/>
          <table:table-cell table:style-name="Default" table:number-columns-repeated="4"/>
          <table:table-cell table:number-columns-repeated="996"/>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2"/>
          <table:table-cell table:style-name="Default" table:number-columns-repeated="5"/>
          <table:table-cell table:number-columns-repeated="996"/>
        </table:table-row>
        <table:table-row table:style-name="ro3">
          <table:table-cell table:number-columns-repeated="5"/>
          <table:table-cell table:style-name="ce2" table:number-columns-repeated="16"/>
          <table:table-cell table:number-columns-repeated="3"/>
          <table:table-cell table:style-name="Default" table:number-columns-repeated="4"/>
          <table:table-cell table:number-columns-repeated="996"/>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2"/>
          <table:table-cell table:style-name="Default" table:number-columns-repeated="4"/>
          <table:table-cell table:number-columns-repeated="996"/>
        </table:table-row>
        <table:table-row table:style-name="ro3">
          <table:table-cell table:style-name="ce2"/>
          <table:table-cell table:style-name="ce124"/>
          <table:table-cell table:style-name="ce125"/>
          <table:table-cell table:style-name="ce210"/>
          <table:table-cell table:style-name="ce125"/>
          <table:table-cell table:style-name="ce210"/>
          <table:table-cell table:style-name="ce125">
            <office:annotation office:display="true" draw:style-name="gr1" draw:text-style-name="P2" svg:width="1.445cm" svg:height="0.492cm" svg:x="4.336cm" svg:y="1.493cm" draw:caption-point-x="-0.852cm" draw:caption-point-y="1.226cm">
              <dc:date>2014-12-22T00:00:00</dc:date>
              <text:p text:style-name="P1"><text:span text:style-name="T1">.workspace</text:span></text:p>
            </office:annotation>
          </table:table-cell>
          <table:table-cell table:style-name="ce125" table:number-columns-repeated="2"/>
          <table:table-cell table:style-name="ce210"/>
          <table:table-cell table:style-name="ce27" office:value-type="string" calcext:value-type="string">
            <office:annotation office:display="true" draw:style-name="gr1" draw:text-style-name="P14" svg:width="1.709cm" svg:height="0.492cm" svg:x="6.745cm" svg:y="1.484cm" draw:caption-point-x="-1.265cm" draw:caption-point-y="1.235cm">
              <dc:date>2015-01-19T00:00:00</dc:date>
              <text:p text:style-name="P1"><text:span text:style-name="T2">.title-text-0119</text:span></text:p>
            </office:annotation>
            <text:p>統計</text:p>
          </table:table-cell>
          <table:table-cell table:style-name="ce14"/>
          <table:table-cell table:style-name="ce24" table:number-columns-repeated="8"/>
          <table:table-cell table:style-name="ce37" office:value-type="string" calcext:value-type="string">
            <office:annotation office:display="true" draw:style-name="gr1" draw:text-style-name="P2" svg:width="1.656cm" svg:height="0.492cm" svg:x="11.37cm" svg:y="3.097cm" draw:caption-point-x="-0.898cm" draw:caption-point-y="-0.378cm">
              <dc:date>2014-12-26T00:00:00</dc:date>
              <text:p text:style-name="P1"><text:span text:style-name="T1">.button-0101</text:span></text:p>
            </office:annotation>
            <text:p>×</text:p>
          </table:table-cell>
          <table:table-cell table:style-name="ce2"/>
          <table:table-cell table:number-columns-repeated="2"/>
          <table:table-cell table:style-name="Default" table:number-columns-repeated="4"/>
          <table:table-cell table:number-columns-repeated="996"/>
        </table:table-row>
        <table:table-row table:style-name="ro3">
          <table:table-cell/>
          <table:table-cell table:style-name="ce235" office:value-type="string" calcext:value-type="string">
            <text:p>まとめ</text:p>
          </table:table-cell>
          <table:table-cell table:style-name="ce237"/>
          <table:table-cell table:style-name="ce15" office:value-type="string" calcext:value-type="string">
            <text:p>仕入</text:p>
          </table:table-cell>
          <table:table-cell table:style-name="ce15" office:value-type="string" calcext:value-type="string">
            <text:p>売上</text:p>
          </table:table-cell>
          <table:table-cell table:style-name="ce15" office:value-type="string" calcext:value-type="string">
            <text:p>利益</text:p>
          </table:table-cell>
          <table:table-cell table:style-name="ce105" office:value-type="string" calcext:value-type="string">
            <text:p>企業詳細</text:p>
          </table:table-cell>
          <table:table-cell table:style-name="ce230"/>
          <table:table-cell table:style-name="ce243" office:value-type="string" calcext:value-type="string" table:number-columns-spanned="2" table:number-rows-spanned="1">
            <office:annotation office:display="true" draw:style-name="gr41" draw:text-style-name="P3" svg:width="3.029cm" svg:height="1.645cm" svg:x="6.981cm" svg:y="6.307cm" draw:caption-point-x="-2cm" draw:caption-point-y="-3.137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製品詳細</text:p>
          </table:table-cell>
          <table:covered-table-cell table:style-name="ce230"/>
          <table:table-cell table:style-name="ce21" table:number-columns-repeated="10"/>
          <table:table-cell table:style-name="ce111"/>
          <table:table-cell table:number-columns-repeated="3"/>
          <table:table-cell table:style-name="Default" table:number-columns-repeated="4"/>
          <table:table-cell table:number-columns-repeated="996"/>
        </table:table-row>
        <table:table-row table:style-name="ro3">
          <table:table-cell/>
          <table:table-cell table:style-name="ce241" office:value-type="string" calcext:value-type="string">
            <text:p>都道府県絞込</text:p>
            <text:p>.label-0103</text:p>
          </table:table-cell>
          <table:table-cell table:style-name="ce242" table:number-columns-repeated="2"/>
          <table:table-cell table:style-name="ce56" office:value-type="string" calcext:value-type="string">
            <text:p>.textbox-0107 </text:p>
          </table:table-cell>
          <table:table-cell table:style-name="ce22" table:number-columns-repeated="5"/>
          <table:table-cell table:style-name="ce26"/>
          <table:table-cell table:style-name="ce242" office:value-type="string" calcext:value-type="string">
            <text:p>種別絞込</text:p>
            <text:p>label-0103</text:p>
          </table:table-cell>
          <table:table-cell table:style-name="ce242"/>
          <table:table-cell table:style-name="ce146">
            <office:annotation office:display="true" draw:style-name="gr7" draw:text-style-name="P2" svg:width="1.882cm" svg:height="0.783cm" svg:x="9.293cm" svg:y="1.705cm" draw:caption-point-x="-2.315cm" draw:caption-point-y="1.917cm">
              <dc:date>2014-12-22T00:00:00</dc:date>
              <text:p text:style-name="P1"><text:span text:style-name="T1">1. .workspace</text:span></text:p>
              <text:p text:style-name="P1"><text:span text:style-name="T1">2. .tab-container</text:span></text:p>
            </office:annotation>
          </table:table-cell>
          <table:table-cell table:style-name="ce179" table:number-columns-spanned="2" table:number-rows-spanned="1"/>
          <table:covered-table-cell table:style-name="Default"/>
          <table:table-cell table:style-name="ce179" table:number-columns-spanned="2" table:number-rows-spanned="1"/>
          <table:covered-table-cell table:style-name="Default"/>
          <table:table-cell table:style-name="ce179" table:number-columns-spanned="2" table:number-rows-spanned="1">
            <office:annotation office:display="true" draw:style-name="gr2" draw:text-style-name="P2" svg:width="1.767cm" svg:height="0.492cm" svg:x="11.453cm" svg:y="4.095cm" draw:caption-point-x="-1.48cm" draw:caption-point-y="-0.473cm">
              <dc:date>2015-01-19T00:00:00</dc:date>
              <text:p text:style-name="P1"><text:span text:style-name="T1">.pulldown-0102</text:span></text:p>
            </office:annotation>
          </table:table-cell>
          <table:covered-table-cell table:style-name="Default"/>
          <table:table-cell table:style-name="ce239"/>
          <table:table-cell table:number-columns-repeated="3"/>
          <table:table-cell table:style-name="Default" table:number-columns-repeated="4"/>
          <table:table-cell table:number-columns-repeated="996"/>
        </table:table-row>
        <table:table-row table:style-name="ro3">
          <table:table-cell/>
          <table:table-cell table:style-name="ce45" office:value-type="string" calcext:value-type="string">
            <text:p>製品絞込</text:p>
            <text:p>.label-0103</text:p>
          </table:table-cell>
          <table:table-cell table:style-name="ce50" table:number-columns-repeated="2"/>
          <table:table-cell table:style-name="ce56" office:value-type="string" calcext:value-type="string">
            <text:p>.textbox-0107</text:p>
          </table:table-cell>
          <table:table-cell table:style-name="ce22" table:number-columns-repeated="5"/>
          <table:table-cell table:style-name="ce26"/>
          <table:table-cell table:style-name="ce146" office:value-type="string" calcext:value-type="string">
            <text:p>期間</text:p>
            <text:p><text:span text:style-name="T11">label-0103</text:span></text:p>
          </table:table-cell>
          <table:table-cell table:style-name="ce51" table:number-columns-repeated="2"/>
          <table:table-cell table:style-name="ce29">
            <office:annotation office:display="true" draw:style-name="gr1" draw:text-style-name="P15" svg:width="1.627cm" svg:height="0.492cm" svg:x="10.343cm" svg:y="5.301cm" draw:caption-point-x="-2.866cm" draw:caption-point-y="-1.227cm">
              <dc:date>2014-12-22T00:00:00</dc:date>
              <text:p text:style-name="P1"><text:span text:style-name="T4">.textbox-0102</text:span></text:p>
            </office:annotation>
          </table:table-cell>
          <table:table-cell table:style-name="ce30"/>
          <table:table-cell table:style-name="ce129" office:value-type="string" calcext:value-type="string">
            <office:annotation office:display="true" draw:style-name="gr4" draw:text-style-name="P3" svg:width="2.629cm" svg:height="0.438cm" svg:x="10.639cm" svg:y="4.771cm" draw:caption-point-x="-2.163cm" draw:caption-point-y="-0.697cm">
              <dc:date>2015-01-19T00:00:00</dc:date>
              <text:p text:style-name="P1"><text:span text:style-name="T3">.label-0101.t-align-center</text:span></text:p>
            </office:annotation>
            <text:p>~</text:p>
          </table:table-cell>
          <table:table-cell table:style-name="ce16"/>
          <table:table-cell table:style-name="ce30"/>
          <table:table-cell table:style-name="ce59"/>
          <table:table-cell table:style-name="ce62"/>
          <table:table-cell table:number-columns-repeated="3"/>
          <table:table-cell table:style-name="Default" table:number-columns-repeated="4"/>
          <table:table-cell table:number-columns-repeated="996"/>
        </table:table-row>
        <table:table-row table:style-name="ro4">
          <table:table-cell table:style-name="ce208"/>
          <table:table-cell table:style-name="ce11" office:value-type="string" calcext:value-type="string">
            <text:p>1. .wrap-list</text:p>
            <text:p>2. .list</text:p>
          </table:table-cell>
          <table:table-cell table:style-name="ce18" table:number-columns-repeated="18"/>
          <table:table-cell table:style-name="ce40"/>
          <table:table-cell table:style-name="ce86"/>
          <table:table-cell table:number-columns-repeated="2"/>
          <table:table-cell table:style-name="Default" table:number-columns-repeated="4"/>
          <table:table-cell table:number-columns-repeated="996"/>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3"/>
          <table:table-cell table:style-name="Default" table:number-columns-repeated="4"/>
          <table:table-cell table:number-columns-repeated="996"/>
        </table:table-row>
        <table:table-row table:style-name="ro4" table:number-rows-repeated="3">
          <table:table-cell/>
          <table:table-cell table:style-name="ce12"/>
          <table:table-cell table:style-name="ce19" table:number-columns-repeated="18"/>
          <table:table-cell table:style-name="ce41"/>
          <table:table-cell table:number-columns-repeated="3"/>
          <table:table-cell table:style-name="Default" table:number-columns-repeated="4"/>
          <table:table-cell table:number-columns-repeated="996"/>
        </table:table-row>
        <table:table-row table:style-name="ro4">
          <table:table-cell/>
          <table:table-cell table:style-name="ce12"/>
          <table:table-cell table:style-name="ce19" table:number-columns-repeated="17"/>
          <table:table-cell table:style-name="ce31"/>
          <table:table-cell table:style-name="ce41"/>
          <table:table-cell table:number-columns-repeated="3"/>
          <table:table-cell table:style-name="Default" table:number-columns-repeated="4"/>
          <table:table-cell table:number-columns-repeated="996"/>
        </table:table-row>
        <table:table-row table:style-name="ro4" table:number-rows-repeated="4">
          <table:table-cell/>
          <table:table-cell table:style-name="ce12"/>
          <table:table-cell table:style-name="ce19" table:number-columns-repeated="18"/>
          <table:table-cell table:style-name="ce41"/>
          <table:table-cell table:number-columns-repeated="3"/>
          <table:table-cell table:style-name="Default" table:number-columns-repeated="4"/>
          <table:table-cell table:number-columns-repeated="996"/>
        </table:table-row>
        <table:table-row table:style-name="ro4">
          <table:table-cell/>
          <table:table-cell table:style-name="ce13"/>
          <table:table-cell table:style-name="ce20" table:number-columns-repeated="18"/>
          <table:table-cell table:style-name="ce42"/>
          <table:table-cell table:number-columns-repeated="3"/>
          <table:table-cell table:style-name="Default" table:number-columns-repeated="4"/>
          <table:table-cell table:number-columns-repeated="996"/>
        </table:table-row>
        <table:table-row table:style-name="ro4" table:number-rows-repeated="2">
          <table:table-cell table:number-columns-repeated="24"/>
          <table:table-cell table:style-name="Default" table:number-columns-repeated="4"/>
          <table:table-cell table:number-columns-repeated="996"/>
        </table:table-row>
        <table:table-row table:style-name="ro4" table:number-rows-repeated="7">
          <table:table-cell table:style-name="Default" table:number-columns-repeated="28"/>
          <table:table-cell table:number-columns-repeated="996"/>
        </table:table-row>
        <table:table-row table:style-name="ro4" table:number-rows-repeated="1048545">
          <table:table-cell table:number-columns-repeated="1024"/>
        </table:table-row>
        <table:table-row table:style-name="ro4">
          <table:table-cell table:number-columns-repeated="1024"/>
        </table:table-row>
      </table:table>
      <table:table table:name="管理者機能 ユーザタブ"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管理者機能 ユーザ</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4" office:value-type="string" calcext:value-type="string">
            <text:p>・ユーザの情報を一覧表示して管理するための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4"/>
          <table:table-cell table:style-name="ce125"/>
          <table:table-cell table:style-name="ce210"/>
          <table:table-cell table:style-name="ce14"/>
          <table:table-cell table:style-name="ce24" table:number-columns-repeated="2"/>
          <table:table-cell table:style-name="ce14">
            <office:annotation office:display="true" draw:style-name="gr1" draw:text-style-name="P2" svg:width="1.452cm" svg:height="0.492cm" svg:x="5.084cm" svg:y="1.537cm" draw:caption-point-x="-1.101cm" draw:caption-point-y="1.182cm">
              <dc:date>2014-12-22T00:00:00</dc:date>
              <text:p text:style-name="P1"><text:span text:style-name="T1">.workspace</text:span></text:p>
            </office:annotation>
          </table:table-cell>
          <table:table-cell table:style-name="ce14"/>
          <table:table-cell table:style-name="ce27" office:value-type="string" calcext:value-type="string">
            <office:annotation office:display="true" draw:style-name="gr1" draw:text-style-name="P14" svg:width="1.784cm" svg:height="0.492cm" svg:x="7.857cm" svg:y="1.996cm" draw:caption-point-x="-2.876cm" draw:caption-point-y="0.723cm">
              <dc:date>2014-12-26T00:00:00</dc:date>
              <text:p text:style-name="P1"><text:span text:style-name="T2">.title-text-0118</text:span></text:p>
            </office:annotation>
            <text:p>管理者機能</text:p>
          </table:table-cell>
          <table:table-cell table:style-name="ce14" table:number-columns-repeated="2"/>
          <table:table-cell table:style-name="ce24"/>
          <table:table-cell table:style-name="ce14"/>
          <table:table-cell table:style-name="ce24" table:number-columns-repeated="6"/>
          <table:table-cell table:style-name="ce37" office:value-type="string" calcext:value-type="string">
            <office:annotation office:display="true" draw:style-name="gr1" draw:text-style-name="P2" svg:width="2.175cm" svg:height="0.492cm" svg:x="11.551cm" svg:y="3.159cm" draw:caption-point-x="-1.079cm" draw:caption-point-y="-0.44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44" office:value-type="string" calcext:value-type="string">
            <text:p>ユーザー</text:p>
          </table:table-cell>
          <table:table-cell table:style-name="ce223"/>
          <table:table-cell table:style-name="ce247" office:value-type="string" calcext:value-type="string">
            <office:annotation office:display="true" draw:style-name="gr42" draw:text-style-name="P3" svg:width="3.241cm" svg:height="1.63cm" svg:x="4.283cm" svg:y="4.378cm" draw:caption-point-x="-2.297cm" draw:caption-point-y="-1.208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詳細</text:p>
          </table:table-cell>
          <table:table-cell table:style-name="ce52" table:number-columns-repeated="5"/>
          <table:table-cell table:style-name="ce21"/>
          <table:table-cell table:style-name="ce52"/>
          <table:table-cell table:style-name="ce219" table:number-columns-repeated="9"/>
          <table:table-cell table:style-name="ce38"/>
          <table:table-cell table:number-columns-repeated="1003"/>
        </table:table-row>
        <table:table-row table:style-name="ro4">
          <table:table-cell table:style-name="ce208"/>
          <table:table-cell table:style-name="ce245" office:value-type="string" calcext:value-type="string">
            <office:annotation office:display="true" draw:style-name="gr1" draw:text-style-name="P4" svg:width="2.094cm" svg:height="0.492cm" svg:x="4.591cm" svg:y="6.548cm" draw:caption-point-x="-3.603cm" draw:caption-point-y="-2.878cm">
              <dc:date>2014-12-22T00:00:00</dc:date>
              <text:p text:style-name="P1"><text:span text:style-name="T1">.button-0101</text:span></text:p>
            </office:annotation>
            <text:p>新</text:p>
          </table:table-cell>
          <table:table-cell table:style-name="ce246" office:value-type="string" calcext:value-type="string">
            <text:p>削</text:p>
          </table:table-cell>
          <table:table-cell table:style-name="ce144" table:number-columns-repeated="5"/>
          <table:table-cell table:style-name="ce14"/>
          <table:table-cell table:style-name="ce144" table:number-columns-repeated="4"/>
          <table:table-cell table:style-name="ce14">
            <office:annotation office:display="true" draw:style-name="gr7" draw:text-style-name="P2" svg:width="2.131cm" svg:height="0.783cm" svg:x="7.307cm" svg:y="2.719cm" draw:caption-point-x="-0.329cm" draw:caption-point-y="0.951cm">
              <dc:date>2014-12-22T00:00:00</dc:date>
              <text:p text:style-name="P1"><text:span text:style-name="T1">1. .workspace</text:span></text:p>
              <text:p text:style-name="P1"><text:span text:style-name="T1">2. .tab-container</text:span></text:p>
            </office:annotation>
          </table:table-cell>
          <table:table-cell table:style-name="ce144" table:number-columns-repeated="6"/>
          <table:table-cell table:style-name="ce153"/>
          <table:table-cell table:number-columns-repeated="1003"/>
        </table:table-row>
        <table:table-row table:style-name="ro4">
          <table:table-cell/>
          <table:table-cell table:style-name="ce11"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1003"/>
        </table:table-row>
        <table:table-row table:style-name="ro4">
          <table:table-cell/>
          <table:table-cell table:style-name="ce12"/>
          <table:table-cell table:style-name="ce19" table:number-columns-repeated="18"/>
          <table:table-cell table:style-name="ce41"/>
          <table:table-cell table:number-columns-repeated="2"/>
          <table:table-cell table:style-name="Default"/>
          <table:table-cell table:number-columns-repeated="1000"/>
        </table:table-row>
        <table:table-row table:style-name="ro4" table:number-rows-repeated="2">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3">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追加・編集画面(管理者 ユーザ)" table:style-name="ta1">
        <table:table-column table:style-name="co3" table:number-columns-repeated="1024" table:default-cell-style-name="Default"/>
        <table:table-row table:style-name="ro4">
          <table:table-cell table:style-name="ce5"/>
          <table:table-cell table:style-name="ce93" office:value-type="string" calcext:value-type="string">
            <text:p>追加・編集画面(管理者 ユーザ)</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ユーザ情報を追加・編集するために入力を行う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number-rows-repeated="2">
          <table:table-cell table:style-name="ce5" table:number-columns-repeated="12"/>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office:annotation office:display="true" draw:style-name="gr1" draw:text-style-name="P2" svg:width="1.795cm" svg:height="0.492cm" svg:x="3.128cm" svg:y="1.79cm" draw:caption-point-x="-0.643cm" draw:caption-point-y="1.215cm">
              <dc:date>2015-01-23T00:00:00</dc:date>
              <text:p text:style-name="P1"><text:span text:style-name="T1">.title-text-0109</text:span></text:p>
            </office:annotation>
            <text:p>追加・編集画面</text:p>
          </table:table-cell>
          <table:table-cell table:style-name="ce100"/>
          <table:table-cell table:style-name="ce24"/>
          <table:table-cell table:style-name="ce14"/>
          <table:table-cell table:style-name="ce14">
            <office:annotation office:display="true" draw:style-name="gr43" draw:text-style-name="P2" svg:width="3.029cm" svg:height="0.783cm" svg:x="5.733cm" svg:y="1.913cm" draw:caption-point-x="-1.251cm" draw:caption-point-y="1.092cm">
              <dc:date>2015-01-23T00:00:00</dc:date>
              <text:p text:style-name="P1"><text:span text:style-name="T1">.workspace.width-min </text:span></text:p>
              <text:p text:style-name="P1"><text:span text:style-name="T1">.workspace.width-min .grid</text:span></text:p>
            </office:annotation>
          </table:table-cell>
          <table:table-cell table:style-name="ce24"/>
          <table:table-cell table:style-name="ce37" office:value-type="string" calcext:value-type="string">
            <office:annotation office:display="true" draw:style-name="gr1" draw:text-style-name="P2" svg:width="1.573cm" svg:height="0.492cm" svg:x="6.211cm" svg:y="3.396cm" draw:caption-point-x="-0.731cm" draw:caption-point-y="-0.391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number-columns-repeated="3"/>
          <table:table-cell table:style-name="ce17"/>
          <table:table-cell table:style-name="ce63" office:value-type="string" calcext:value-type="string" table:number-columns-spanned="2" table:number-rows-spanned="1">
            <office:annotation office:display="true" draw:style-name="gr1" draw:text-style-name="P10" svg:width="2.057cm" svg:height="0.492cm" svg:x="6.228cm" svg:y="4.247cm" draw:caption-point-x="-0.748cm" draw:caption-point-y="-0.743cm">
              <dc:date>2015-01-25T00:00:00</dc:date>
              <text:p text:style-name="P1"><text:span text:style-name="T1">.button-0102</text:span></text:p>
            </office:annotation>
            <text:p>OK</text:p>
          </table:table-cell>
          <table:covered-table-cell table:style-name="ce80"/>
          <table:table-cell table:style-name="ce5"/>
          <table:table-cell table:number-columns-repeated="1012"/>
        </table:table-row>
        <table:table-row table:style-name="ro4">
          <table:table-cell table:style-name="ce5"/>
          <table:table-cell table:style-name="ce45" office:value-type="string" calcext:value-type="string">
            <text:p>日付</text:p>
            <text:p><text:span text:style-name="T11">.label-0103</text:span></text:p>
          </table:table-cell>
          <table:table-cell table:style-name="ce50"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45" office:value-type="string" calcext:value-type="string">
            <text:p>名前</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45" office:value-type="string" calcext:value-type="string">
            <text:p>郵便番号</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都道府県</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市町村以下</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電話番号</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text:span text:style-name="T12">eメール</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text:span text:style-name="T12">権限</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text:span text:style-name="T12">ユーザID</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69" office:value-type="string" calcext:value-type="string">
            <text:p><text:span text:style-name="T12">パスワード</text:span></text:p>
            <text:p><text:span text:style-name="T11">.label-0103</text:span></text:p>
          </table:table-cell>
          <table:table-cell table:style-name="ce195" table:number-columns-repeated="2"/>
          <table:table-cell table:style-name="ce169" office:value-type="string" calcext:value-type="string">
            <text:p>.textbox-0107 <text:s/></text:p>
          </table:table-cell>
          <table:table-cell table:style-name="ce171" table:number-columns-repeated="5"/>
          <table:table-cell table:style-name="ce248"/>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管理者機能 詳細タブ"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1" table:number-rows-spanned="1">
            <text:p>管理者機能 詳細</text:p>
          </table:table-cell>
          <table:covered-table-cell/>
          <table:covered-table-cell table:number-columns-repeated="9" table:style-name="ce2"/>
          <table:table-cell table:style-name="ce2" table:number-columns-repeated="9"/>
          <table:table-cell table:number-columns-repeated="1003"/>
        </table:table-row>
        <table:table-row table:style-name="ro3">
          <table:table-cell/>
          <table:table-cell table:style-name="ce44" office:value-type="string" calcext:value-type="string">
            <text:p>・ユーザの詳細な設定を行う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table-cell table:style-name="ce2"/>
          <table:table-cell office:value-type="string" calcext:value-type="string">
            <text:p>.canvas</text:p>
          </table:table-cell>
          <table:table-cell table:style-name="ce2" table:number-columns-repeated="16"/>
          <table:table-cell table:number-columns-repeated="1003"/>
        </table:table-row>
        <table:table-row table:style-name="ro3" table:number-rows-repeated="2">
          <table:table-cell table:number-columns-repeated="3"/>
          <table:table-cell table:style-name="ce2" table:number-columns-repeated="18"/>
          <table:table-cell table:number-columns-repeated="1003"/>
        </table:table-row>
        <table:table-row table:style-name="ro3">
          <table:table-cell/>
          <table:table-cell table:style-name="Default"/>
          <table:table-cell table:number-columns-repeated="2"/>
          <table:table-cell table:style-name="Default"/>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7"/>
          <table:table-cell table:style-name="ce14"/>
          <table:table-cell table:style-name="ce24"/>
          <table:table-cell table:style-name="ce14"/>
          <table:table-cell table:style-name="ce24" table:number-columns-repeated="2"/>
          <table:table-cell table:style-name="ce14">
            <office:annotation office:display="true" draw:style-name="gr1" draw:text-style-name="P2" svg:width="1.779cm" svg:height="0.492cm" svg:x="6.12cm" svg:y="3.11cm" draw:caption-point-x="-2.137cm" draw:caption-point-y="1.415cm">
              <dc:date>2014-12-22T00:00:00</dc:date>
              <text:p text:style-name="P1"><text:span text:style-name="T1">.workspace</text:span></text:p>
            </office:annotation>
          </table:table-cell>
          <table:table-cell table:style-name="ce14"/>
          <table:table-cell table:style-name="ce27" office:value-type="string" calcext:value-type="string">
            <office:annotation office:display="true" draw:style-name="gr1" draw:text-style-name="P14" svg:width="1.974cm" svg:height="0.492cm" svg:x="5.73cm" svg:y="3.805cm" draw:caption-point-x="-0.749cm" draw:caption-point-y="0.72cm">
              <dc:date>2015-01-19T00:00:00</dc:date>
              <text:p text:style-name="P1"><text:span text:style-name="T2">.title-text-0119</text:span></text:p>
            </office:annotation>
            <text:p>管理者機能</text:p>
          </table:table-cell>
          <table:table-cell table:style-name="ce14"/>
          <table:table-cell table:style-name="ce24" table:number-columns-repeated="9"/>
          <table:table-cell table:style-name="ce37" office:value-type="string" calcext:value-type="string">
            <office:annotation office:display="true" draw:style-name="gr1" draw:text-style-name="P2" svg:width="1.553cm" svg:height="0.492cm" svg:x="11.201cm" svg:y="4.895cm" draw:caption-point-x="-0.729cm" draw:caption-point-y="-0.37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5" office:value-type="string" calcext:value-type="string">
            <text:p>ユーザー</text:p>
          </table:table-cell>
          <table:table-cell table:style-name="ce142"/>
          <table:table-cell table:style-name="ce243" office:value-type="string" calcext:value-type="string">
            <office:annotation office:display="true" draw:style-name="gr44" draw:text-style-name="P3" svg:width="3.338cm" svg:height="1.676cm" svg:x="8.41cm" svg:y="1.318cm" draw:caption-point-x="-6.424cm" draw:caption-point-y="3.65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詳細</text:p>
          </table:table-cell>
          <table:table-cell table:style-name="ce59" table:number-columns-repeated="5"/>
          <table:table-cell table:style-name="ce21"/>
          <table:table-cell table:style-name="ce59"/>
          <table:table-cell table:style-name="ce21"/>
          <table:table-cell table:style-name="ce17"/>
          <table:table-cell table:style-name="ce21"/>
          <table:table-cell table:style-name="ce17" table:number-columns-repeated="6"/>
          <table:table-cell table:style-name="ce38"/>
          <table:table-cell table:number-columns-repeated="1003"/>
        </table:table-row>
        <table:table-row table:style-name="ro4">
          <table:table-cell/>
          <table:table-cell table:style-name="ce10" office:value-type="string" calcext:value-type="string">
            <office:annotation office:display="true" draw:style-name="gr1" draw:text-style-name="P2" svg:width="1.607cm" svg:height="0.492cm" svg:x="1.806cm" svg:y="2.002cm" draw:caption-point-x="-0.818cm" draw:caption-point-y="3.474cm">
              <dc:date>2014-12-22T00:00:00</dc:date>
              <text:p text:style-name="P1"><text:span text:style-name="T1">.button-0101</text:span></text:p>
            </office:annotation>
            <text:p>更</text:p>
          </table:table-cell>
          <table:table-cell table:style-name="ce35" office:value-type="string" calcext:value-type="string">
            <text:p>キ</text:p>
          </table:table-cell>
          <table:table-cell table:style-name="ce59"/>
          <table:table-cell table:style-name="ce24" table:number-columns-repeated="6"/>
          <table:table-cell table:style-name="ce14"/>
          <table:table-cell table:style-name="ce24" table:number-columns-repeated="3"/>
          <table:table-cell table:style-name="ce14">
            <office:annotation office:display="true" draw:style-name="gr7" draw:text-style-name="P2" svg:width="1.94cm" svg:height="0.783cm" svg:x="8.952cm" svg:y="3.277cm" draw:caption-point-x="-1.475cm" draw:caption-point-y="2.199cm">
              <dc:date>2014-12-22T00:00:00</dc:date>
              <text:p text:style-name="P1"><text:span text:style-name="T1">1. .workspace</text:span></text:p>
              <text:p text:style-name="P1"><text:span text:style-name="T1">2. .tab-container</text:span></text:p>
            </office:annotation>
          </table:table-cell>
          <table:table-cell table:style-name="ce24" table:number-columns-repeated="5"/>
          <table:table-cell table:style-name="ce239"/>
          <table:table-cell table:number-columns-repeated="1003"/>
        </table:table-row>
        <table:table-row table:style-name="ro4">
          <table:table-cell/>
          <table:table-cell table:style-name="ce9" office:value-type="string" calcext:value-type="string">
            <office:annotation office:display="true" draw:style-name="gr1" draw:text-style-name="P2" svg:width="1.875cm" svg:height="0.492cm" svg:x="1.889cm" svg:y="2.667cm" draw:caption-point-x="-0.901cm" draw:caption-point-y="3.308cm">
              <dc:date>2015-01-04T00:00:00</dc:date>
              <text:p text:style-name="P1"><text:span text:style-name="T1">.head-text_0120</text:span></text:p>
            </office:annotation>
            <text:p>通知設定</text:p>
          </table:table-cell>
          <table:table-cell table:style-name="ce52" table:number-columns-repeated="18"/>
          <table:table-cell table:style-name="ce62"/>
          <table:table-cell table:number-columns-repeated="1003"/>
        </table:table-row>
        <table:table-row table:style-name="ro4">
          <table:table-cell/>
          <table:table-cell table:style-name="ce9"/>
          <table:table-cell table:style-name="ce249" office:value-type="string" calcext:value-type="string">
            <text:p><text:span text:style-name="T19">メー</text:span></text:p>
            <text:p><text:span text:style-name="T19">ル</text:span></text:p>
          </table:table-cell>
          <table:table-cell table:style-name="ce52" office:value-type="string" calcext:value-type="string">
            <text:p><text:span text:style-name="T20">アラ</text:span></text:p>
            <text:p><text:span text:style-name="T20">ート</text:span></text:p>
          </table:table-cell>
          <table:table-cell table:style-name="ce253" office:value-type="string" calcext:value-type="string">
            <office:annotation office:display="true" draw:style-name="gr11" draw:text-style-name="P3" svg:width="1.641cm" svg:height="0.466cm" svg:x="6.18cm" svg:y="5.599cm" draw:caption-point-x="-3.695cm" draw:caption-point-y="0.875cm">
              <dc:date>2015-01-04T00:00:00</dc:date>
              <text:p text:style-name="P1"><text:span text:style-name="T5">.row-head-0101</text:span></text:p>
            </office:annotation>
            <text:p>両方</text:p>
          </table:table-cell>
          <table:table-cell table:style-name="ce52" table:number-columns-repeated="15"/>
          <table:table-cell table:style-name="ce62"/>
          <table:table-cell/>
          <table:table-cell table:style-name="Default" table:number-columns-repeated="2"/>
          <table:table-cell table:number-columns-repeated="1000"/>
        </table:table-row>
        <table:table-row table:style-name="ro4">
          <table:table-cell/>
          <table:table-cell table:style-name="ce9" office:value-type="string" calcext:value-type="string">
            <office:annotation office:display="true" draw:style-name="gr4" draw:text-style-name="P3" svg:width="1.444cm" svg:height="0.438cm" svg:x="8.202cm" svg:y="5.137cm" draw:caption-point-x="-7.214cm" draw:caption-point-y="1.836cm">
              <dc:date>2014-12-22T00:00:00</dc:date>
              <text:p text:style-name="P1"><text:span text:style-name="T3">.label-0101</text:span></text:p>
            </office:annotation>
            <text:p>見積</text:p>
          </table:table-cell>
          <table:table-cell table:style-name="ce250" office:value-type="string" calcext:value-type="string">
            <text:p>◎</text:p>
          </table:table-cell>
          <table:table-cell table:style-name="ce251" office:value-type="string" calcext:value-type="string">
            <text:p>◯</text:p>
          </table:table-cell>
          <table:table-cell table:style-name="ce254" office:value-type="string" calcext:value-type="string">
            <office:annotation office:display="true" draw:style-name="gr11" draw:text-style-name="P3" svg:width="1.282cm" svg:height="0.466cm" svg:x="4.44cm" svg:y="6.071cm" draw:caption-point-x="-1.955cm" draw:caption-point-y="0.902cm">
              <dc:date>2014-12-22T00:00:00</dc:date>
              <text:p text:style-name="P1"><text:span text:style-name="T5">.radio-0101</text:span></text:p>
            </office:annotation>
            <text:p>◯</text:p>
          </table:table-cell>
          <table:table-cell table:style-name="ce256" office:value-type="string" calcext:value-type="string">
            <text:p>経過期間</text:p>
            <text:p>.label-0102</text:p>
          </table:table-cell>
          <table:table-cell table:style-name="ce219"/>
          <table:table-cell table:style-name="ce110" office:value-type="string" calcext:value-type="string">
            <office:annotation office:display="true" draw:style-name="gr1" draw:text-style-name="P12" svg:width="1.689cm" svg:height="0.492cm" svg:x="7.863cm" svg:y="6.378cm" draw:caption-point-x="-3.88cm" draw:caption-point-y="0.595cm">
              <dc:date>2014-12-22T00:00:00</dc:date>
              <text:p text:style-name="P5"><text:span text:style-name="T6">.pulldown-0102</text:span></text:p>
            </office:annotation>
            <text:p/>
          </table:table-cell>
          <table:table-cell table:style-name="ce143"/>
          <table:table-cell table:style-name="ce261" office:value-type="string" calcext:value-type="string">
            <text:p><text:span text:style-name="T21">「見積書発行から○○日が経過しました。見積No.〇〇」</text:span></text:p>
            <text:p>.label-0112</text:p>
          </table:table-cell>
          <table:table-cell table:style-name="ce34"/>
          <table:table-cell table:style-name="ce219" table:number-columns-repeated="2"/>
          <table:table-cell table:style-name="ce52" table:number-columns-repeated="7"/>
          <table:table-cell table:style-name="ce38"/>
          <table:table-cell table:style-name="ce2"/>
          <table:table-cell table:style-name="Default" table:number-columns-repeated="2"/>
          <table:table-cell table:number-columns-repeated="1000"/>
        </table:table-row>
        <table:table-row table:style-name="ro4">
          <table:table-cell/>
          <table:table-cell table:style-name="ce9" office:value-type="string" calcext:value-type="string">
            <text:p>発注</text:p>
          </table:table-cell>
          <table:table-cell table:style-name="ce251" office:value-type="string" calcext:value-type="string">
            <text:p>◯</text:p>
          </table:table-cell>
          <table:table-cell table:style-name="ce250" office:value-type="string" calcext:value-type="string">
            <text:p>◎</text:p>
          </table:table-cell>
          <table:table-cell table:style-name="ce251" office:value-type="string" calcext:value-type="string">
            <text:p>◯</text:p>
          </table:table-cell>
          <table:table-cell table:style-name="ce256" office:value-type="string" calcext:value-type="string">
            <text:p>経過期間</text:p>
            <text:p>.label-0102</text:p>
          </table:table-cell>
          <table:table-cell table:style-name="ce219"/>
          <table:table-cell table:style-name="ce258"/>
          <table:table-cell table:style-name="ce143"/>
          <table:table-cell table:style-name="ce262" office:value-type="string" calcext:value-type="string">
            <text:p><text:span text:style-name="T22">「発注書発行から○○日が経過しました。入庫処理が行われていません。発注No.〇〇」</text:span></text:p>
            <text:p><text:span text:style-name="T23">.label-0112</text:span></text:p>
          </table:table-cell>
          <table:table-cell table:style-name="ce34"/>
          <table:table-cell table:style-name="ce52"/>
          <table:table-cell table:style-name="ce219"/>
          <table:table-cell table:style-name="ce52" table:number-columns-repeated="7"/>
          <table:table-cell table:style-name="ce38"/>
          <table:table-cell table:style-name="ce2"/>
          <table:table-cell table:style-name="Default" table:number-columns-repeated="2"/>
          <table:table-cell table:number-columns-repeated="1000"/>
        </table:table-row>
        <table:table-row table:style-name="ro4">
          <table:table-cell/>
          <table:table-cell table:style-name="ce9" office:value-type="string" calcext:value-type="string">
            <text:p>出金</text:p>
          </table:table-cell>
          <table:table-cell table:style-name="ce250" office:value-type="string" calcext:value-type="string">
            <text:p>◎</text:p>
          </table:table-cell>
          <table:table-cell table:number-columns-repeated="2" table:style-name="ce251" office:value-type="string" calcext:value-type="string">
            <text:p>◯</text:p>
          </table:table-cell>
          <table:table-cell table:style-name="ce256" office:value-type="string" calcext:value-type="string">
            <text:p>経過期間</text:p>
            <text:p>.label-0102</text:p>
          </table:table-cell>
          <table:table-cell table:style-name="ce219"/>
          <table:table-cell table:style-name="ce258"/>
          <table:table-cell table:style-name="ce143"/>
          <table:table-cell table:style-name="ce262" office:value-type="string" calcext:value-type="string">
            <text:p><text:span text:style-name="T22">「発注書の支払期日　〇〇日前です。出金処理が行われていません。発注No.〇〇」</text:span></text:p>
            <text:p><text:span text:style-name="T23">.label-0112</text:span></text:p>
          </table:table-cell>
          <table:table-cell table:style-name="ce34"/>
          <table:table-cell table:style-name="ce52"/>
          <table:table-cell table:style-name="ce219"/>
          <table:table-cell table:style-name="ce52" table:number-columns-repeated="7"/>
          <table:table-cell table:style-name="ce38"/>
          <table:table-cell table:style-name="ce2"/>
          <table:table-cell table:style-name="Default" table:number-columns-repeated="3"/>
          <table:table-cell table:number-columns-repeated="999"/>
        </table:table-row>
        <table:table-row table:style-name="ro4">
          <table:table-cell/>
          <table:table-cell table:style-name="ce9" office:value-type="string" calcext:value-type="string">
            <text:p>納品</text:p>
          </table:table-cell>
          <table:table-cell table:style-name="ce250" office:value-type="string" calcext:value-type="string">
            <text:p>◎</text:p>
          </table:table-cell>
          <table:table-cell table:number-columns-repeated="2" table:style-name="ce251" office:value-type="string" calcext:value-type="string">
            <text:p>◯</text:p>
          </table:table-cell>
          <table:table-cell table:style-name="ce256" office:value-type="string" calcext:value-type="string">
            <text:p>経過期間</text:p>
            <text:p>.label-0102</text:p>
          </table:table-cell>
          <table:table-cell table:style-name="ce219"/>
          <table:table-cell table:style-name="ce258"/>
          <table:table-cell table:style-name="ce143"/>
          <table:table-cell table:style-name="ce262" office:value-type="string" calcext:value-type="string">
            <text:p><text:span text:style-name="T22">「納品書発行から○○日が経過しました。納品処理が行われていません。受注No.〇〇」</text:span></text:p>
            <text:p><text:span text:style-name="T23">.label-0112</text:span></text:p>
          </table:table-cell>
          <table:table-cell table:style-name="ce34"/>
          <table:table-cell table:style-name="ce52"/>
          <table:table-cell table:style-name="ce219"/>
          <table:table-cell table:style-name="ce52" table:number-columns-repeated="7"/>
          <table:table-cell table:style-name="ce38"/>
          <table:table-cell table:style-name="ce2"/>
          <table:table-cell table:style-name="Default" table:number-columns-repeated="3"/>
          <table:table-cell table:number-columns-repeated="999"/>
        </table:table-row>
        <table:table-row table:style-name="ro4">
          <table:table-cell/>
          <table:table-cell table:style-name="ce107" office:value-type="string" calcext:value-type="string">
            <text:p>入金</text:p>
          </table:table-cell>
          <table:table-cell table:number-columns-repeated="2" table:style-name="ce252" office:value-type="string" calcext:value-type="string">
            <text:p>◯</text:p>
          </table:table-cell>
          <table:table-cell table:style-name="ce255" office:value-type="string" calcext:value-type="string">
            <text:p>◎</text:p>
          </table:table-cell>
          <table:table-cell table:style-name="ce257" office:value-type="string" calcext:value-type="string">
            <text:p>経過期間</text:p>
            <text:p>.label-0102</text:p>
          </table:table-cell>
          <table:table-cell table:style-name="ce21"/>
          <table:table-cell table:style-name="ce259"/>
          <table:table-cell table:style-name="ce260"/>
          <table:table-cell table:style-name="ce263" office:value-type="string" calcext:value-type="string">
            <text:p><text:span text:style-name="T22">「請求書発行から○○日が経過しました。入金処理が行われていません。受注No.〇〇」</text:span></text:p>
            <text:p><text:span text:style-name="T23">.label-0112</text:span></text:p>
          </table:table-cell>
          <table:table-cell table:style-name="ce21"/>
          <table:table-cell table:style-name="ce96"/>
          <table:table-cell table:style-name="ce21" table:number-columns-repeated="3"/>
          <table:table-cell table:style-name="ce96" table:number-columns-repeated="5"/>
          <table:table-cell table:style-name="ce104"/>
          <table:table-cell/>
          <table:table-cell table:style-name="Default" table:number-columns-repeated="3"/>
          <table:table-cell table:number-columns-repeated="999"/>
        </table:table-row>
        <table:table-row table:style-name="ro4" table:number-rows-repeated="2">
          <table:table-cell table:number-columns-repeated="22"/>
          <table:table-cell table:style-name="Default" table:number-columns-repeated="3"/>
          <table:table-cell table:number-columns-repeated="999"/>
        </table:table-row>
        <table:table-row table:style-name="ro4" table:number-rows-repeated="1048553">
          <table:table-cell table:number-columns-repeated="1024"/>
        </table:table-row>
        <table:table-row table:style-name="ro3">
          <table:table-cell table:number-columns-repeated="1024"/>
        </table:table-row>
      </table:table>
      <table:table table:name="メール管理"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2" table:number-rows-spanned="1">
            <text:p>メール管理</text:p>
          </table:table-cell>
          <table:covered-table-cell/>
          <table:covered-table-cell table:number-columns-repeated="10" table:style-name="ce2"/>
          <table:table-cell table:style-name="ce2" table:number-columns-repeated="8"/>
          <table:table-cell table:number-columns-repeated="1003"/>
        </table:table-row>
        <table:table-row table:style-name="ro3">
          <table:table-cell/>
          <table:table-cell table:style-name="ce44" office:value-type="string" calcext:value-type="string">
            <text:p>・メールを一覧表示して管理する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4">
          <table:table-cell table:number-columns-repeated="3"/>
          <table:table-cell table:style-name="ce2" table:number-columns-repeated="16"/>
          <table:table-cell table:style-name="Default" table:number-columns-repeated="2"/>
          <table:table-cell table:number-columns-repeated="1003"/>
        </table:table-row>
        <table:table-row table:style-name="ro4">
          <table:table-cell/>
          <table:table-cell table:style-name="ce6"/>
          <table:table-cell table:number-columns-repeated="17"/>
          <table:table-cell table:style-name="Default" table:number-columns-repeated="2"/>
          <table:table-cell table:number-columns-repeated="1003"/>
        </table:table-row>
        <table:table-row table:style-name="ro4">
          <table:table-cell/>
          <table:table-cell table:style-name="ce7"/>
          <table:table-cell table:style-name="ce24" table:number-columns-repeated="7"/>
          <table:table-cell table:style-name="ce27" office:value-type="string" calcext:value-type="string">
            <office:annotation office:display="true" draw:style-name="gr1" draw:text-style-name="P8" svg:width="1.915cm" svg:height="0.492cm" svg:x="5.998cm" svg:y="2.003cm" draw:caption-point-x="-1.017cm" draw:caption-point-y="0.859cm">
              <dc:date>2015-01-19T00:00:00</dc:date>
              <text:p text:style-name="P1"><text:span text:style-name="T2">.title-text-0119</text:span></text:p>
            </office:annotation>
            <text:p>メール管理</text:p>
          </table:table-cell>
          <table:table-cell table:style-name="ce24" table:number-columns-repeated="6"/>
          <table:table-cell table:style-name="ce14">
            <office:annotation office:display="true" draw:style-name="gr1" draw:text-style-name="P2" svg:width="1.442cm" svg:height="0.492cm" svg:x="9.299cm" svg:y="1.773cm" draw:caption-point-x="-0.823cm" draw:caption-point-y="1.089cm">
              <dc:date>2014-12-22T00:00:00</dc:date>
              <text:p text:style-name="P1"><text:span text:style-name="T1">.workspace</text:span></text:p>
            </office:annotation>
          </table:table-cell>
          <table:table-cell table:style-name="ce24" table:number-columns-repeated="3"/>
          <table:table-cell table:style-name="ce37" office:value-type="string" calcext:value-type="string">
            <office:annotation office:display="true" draw:style-name="gr1" draw:text-style-name="P2" svg:width="1.513cm" svg:height="0.492cm" svg:x="11.31cm" svg:y="3.143cm" draw:caption-point-x="-0.838cm" draw:caption-point-y="-0.281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38" office:value-type="string" calcext:value-type="string">
            <office:annotation office:display="true" draw:style-name="gr1" draw:text-style-name="P16" svg:width="1.68cm" svg:height="0.492cm" svg:x="3.845cm" svg:y="5.024cm" draw:caption-point-x="-2.857cm" draw:caption-point-y="-1.663cm">
              <dc:date>2014-12-22T00:00:00</dc:date>
              <text:p text:style-name="P1"><text:span text:style-name="T4">.button-0101</text:span></text:p>
            </office:annotation>
            <text:p>新</text:p>
          </table:table-cell>
          <table:table-cell table:style-name="ce140" office:value-type="string" calcext:value-type="string">
            <text:p>削</text:p>
          </table:table-cell>
          <table:table-cell table:style-name="ce264" office:value-type="string" calcext:value-type="string" table:number-columns-spanned="2" table:number-rows-spanned="1">
            <office:annotation office:display="true" draw:style-name="gr1" draw:text-style-name="P10" svg:width="1.685cm" svg:height="0.492cm" svg:x="3.841cm" svg:y="4.079cm" draw:caption-point-x="-1.356cm" draw:caption-point-y="-0.718cm">
              <dc:date>2014-12-26T00:00:00</dc:date>
              <text:p text:style-name="P1"><text:span text:style-name="T1">.button-0102</text:span></text:p>
            </office:annotation>
            <text:p>リスト</text:p>
          </table:table-cell>
          <table:covered-table-cell table:style-name="ce265"/>
          <table:table-cell table:style-name="ce17" table:number-columns-repeated="11"/>
          <table:table-cell table:style-name="ce59" table:number-columns-repeated="4"/>
          <table:table-cell table:style-name="ce152"/>
          <table:table-cell table:number-columns-repeated="1003"/>
        </table:table-row>
        <table:table-row table:style-name="ro4">
          <table:table-cell/>
          <table:table-cell table:style-name="ce11"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1003"/>
        </table:table-row>
        <table:table-row table:style-name="ro4" table:number-rows-repeated="3">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6">
          <table:table-cell table:number-columns-repeated="1024"/>
        </table:table-row>
        <table:table-row table:style-name="ro3">
          <table:table-cell table:number-columns-repeated="1024"/>
        </table:table-row>
      </table:table>
      <table:table table:name="メール追加・編集" table:style-name="ta1">
        <table:table-column table:style-name="co3" table:number-columns-repeated="1024" table:default-cell-style-name="Default"/>
        <table:table-row table:style-name="ro4">
          <table:table-cell table:style-name="ce5"/>
          <table:table-cell table:style-name="ce93" office:value-type="string" calcext:value-type="string">
            <text:p>メール追加・編集</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メールの情報を追加・編集して送信を行う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8"/>
          <table:table-cell/>
          <table:table-cell table:style-name="ce5"/>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office:annotation office:display="true" draw:style-name="gr1" draw:text-style-name="P2" svg:width="1.818cm" svg:height="0.492cm" svg:x="3.914cm" svg:y="1.497cm" draw:caption-point-x="-1.429cm" draw:caption-point-y="1.508cm">
              <dc:date>2015-01-19T00:00:00</dc:date>
              <text:p text:style-name="P1"><text:span text:style-name="T1">.title-text-0109</text:span></text:p>
            </office:annotation>
            <text:p>追加・編集画面</text:p>
          </table:table-cell>
          <table:table-cell table:style-name="ce100"/>
          <table:table-cell table:style-name="ce24"/>
          <table:table-cell table:style-name="ce14">
            <office:annotation office:display="true" draw:style-name="gr45" draw:text-style-name="P2" svg:width="3.019cm" svg:height="0.783cm" svg:x="6.086cm" svg:y="1.913cm" draw:caption-point-x="-2.103cm" draw:caption-point-y="1.092cm">
              <dc:date>2015-01-19T00:00:00</dc:date>
              <text:p text:style-name="P1"><text:span text:style-name="T1">.workspace.width-min </text:span></text:p>
              <text:p text:style-name="P1"><text:span text:style-name="T1">.workspace.width-min .grid</text:span></text:p>
            </office:annotation>
          </table:table-cell>
          <table:table-cell table:style-name="ce27"/>
          <table:table-cell table:style-name="ce24"/>
          <table:table-cell table:style-name="ce131" office:value-type="string" calcext:value-type="string">
            <office:annotation office:display="true" draw:style-name="gr1" draw:text-style-name="P2" svg:width="1.547cm" svg:height="0.492cm" svg:x="6.389cm" svg:y="3.376cm" draw:caption-point-x="-0.909cm" draw:caption-point-y="-0.371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number-columns-repeated="3"/>
          <table:table-cell table:style-name="ce17"/>
          <table:table-cell table:style-name="ce130" office:value-type="string" calcext:value-type="string" table:number-columns-spanned="2" table:number-rows-spanned="1">
            <office:annotation office:display="true" draw:style-name="gr1" draw:text-style-name="P10" svg:width="2.057cm" svg:height="0.492cm" svg:x="6.463cm" svg:y="4.217cm" draw:caption-point-x="-0.983cm" draw:caption-point-y="-0.713cm">
              <dc:date>2015-01-25T00:00:00</dc:date>
              <text:p text:style-name="P1"><text:span text:style-name="T1">.button-0102</text:span></text:p>
            </office:annotation>
            <text:p>OK</text:p>
          </table:table-cell>
          <table:covered-table-cell table:style-name="ce80"/>
          <table:table-cell table:style-name="ce5"/>
          <table:table-cell table:number-columns-repeated="1012"/>
        </table:table-row>
        <table:table-row table:style-name="ro4">
          <table:table-cell table:style-name="ce5"/>
          <table:table-cell table:style-name="ce162" office:value-type="string" calcext:value-type="string">
            <text:p>日付</text:p>
            <text:p><text:span text:style-name="T11">.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162" office:value-type="string" calcext:value-type="string">
            <text:p>発行日</text:p>
            <text:p><text:span text:style-name="T11">.label-0103</text:span></text:p>
          </table:table-cell>
          <table:table-cell table:style-name="ce52"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162" office:value-type="string" calcext:value-type="string">
            <text:p>宛先</text:p>
            <text:p><text:span text:style-name="T11">.label-0103</text:span></text:p>
          </table:table-cell>
          <table:table-cell table:style-name="ce52"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162" office:value-type="string" calcext:value-type="string">
            <text:p><text:span text:style-name="T20">宛先(ML)</text:span></text:p>
            <text:p><text:span text:style-name="T11">.label-0103</text:span></text:p>
          </table:table-cell>
          <table:table-cell table:style-name="ce52"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162" office:value-type="string" calcext:value-type="string">
            <text:p>作成者</text:p>
            <text:p><text:span text:style-name="T11">.label-0103</text:span></text:p>
          </table:table-cell>
          <table:table-cell table:style-name="ce52"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162" office:value-type="string" calcext:value-type="string">
            <text:p>タイトル</text:p>
            <text:p><text:span text:style-name="T11">.label-0103</text:span></text:p>
          </table:table-cell>
          <table:table-cell table:style-name="ce52"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116" office:value-type="string" calcext:value-type="string" table:number-columns-spanned="3" table:number-rows-spanned="2">
            <text:p><text:span text:style-name="T12">内容</text:span></text:p>
            <text:p><text:span text:style-name="T11">.label-0103</text:span></text:p>
            <text:p/>
          </table:table-cell>
          <table:covered-table-cell table:number-columns-repeated="2" table:style-name="ce51"/>
          <table:table-cell table:style-name="ce118" office:value-type="string" calcext:value-type="string">
            <text:p>.textarea-0207 <text:s/></text:p>
          </table:table-cell>
          <table:table-cell table:style-name="ce113" table:number-columns-repeated="5"/>
          <table:table-cell table:style-name="ce122"/>
          <table:table-cell table:style-name="ce5"/>
          <table:table-cell table:number-columns-repeated="1012"/>
        </table:table-row>
        <table:table-row table:style-name="ro4">
          <table:table-cell table:style-name="ce5"/>
          <table:covered-table-cell table:style-name="ce94"/>
          <table:covered-table-cell table:number-columns-repeated="2" table:style-name="ce71"/>
          <table:table-cell table:style-name="ce119"/>
          <table:table-cell table:style-name="ce120" table:number-columns-repeated="5"/>
          <table:table-cell table:style-name="ce123"/>
          <table:table-cell table:style-name="ce5"/>
          <table:table-cell table:number-columns-repeated="1012"/>
        </table:table-row>
        <table:table-row table:style-name="ro4" table:number-rows-repeated="1048558">
          <table:table-cell table:number-columns-repeated="1024"/>
        </table:table-row>
        <table:table-row table:style-name="ro3">
          <table:table-cell table:number-columns-repeated="1024"/>
        </table:table-row>
        <table:table-row table:style-name="ro3">
          <table:table-cell table:number-columns-repeated="1024"/>
        </table:table-row>
      </table:table>
      <table:table table:name="メーリングリスト一覧画面" table:style-name="ta1">
        <table:table-column table:style-name="co3" table:number-columns-repeated="1018" table:default-cell-style-name="ce5"/>
        <table:table-column table:style-name="co3" table:number-columns-repeated="6" table:default-cell-style-name="Default"/>
        <table:table-row table:style-name="ro3">
          <table:table-cell/>
          <table:table-cell table:style-name="ce43" office:value-type="string" calcext:value-type="string" table:number-columns-spanned="10" table:number-rows-spanned="1">
            <text:p>メーリングリスト一覧画面</text:p>
          </table:table-cell>
          <table:covered-table-cell/>
          <table:covered-table-cell table:number-columns-repeated="8" table:style-name="ce2"/>
          <table:table-cell table:style-name="ce2" table:number-columns-repeated="8"/>
          <table:table-cell table:number-columns-repeated="1005"/>
        </table:table-row>
        <table:table-row table:style-name="ro3">
          <table:table-cell/>
          <table:table-cell table:style-name="ce44" office:value-type="string" calcext:value-type="string">
            <text:p>・メール一斉送信のためのメーリングリストの一覧を表示して管理する画面。</text:p>
          </table:table-cell>
          <table:table-cell/>
          <table:table-cell table:style-name="ce2" table:number-columns-repeated="16"/>
          <table:table-cell table:number-columns-repeated="1005"/>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6"/>
          <table:table-cell table:number-columns-repeated="1005"/>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4"/>
          <table:table-cell table:number-columns-repeated="1005"/>
        </table:table-row>
        <table:table-row table:style-name="ro3">
          <table:table-cell table:number-columns-repeated="3"/>
          <table:table-cell table:style-name="ce2" table:number-columns-repeated="16"/>
          <table:table-cell table:number-columns-repeated="1005"/>
        </table:table-row>
        <table:table-row table:style-name="ro3">
          <table:table-cell/>
          <table:table-cell table:style-name="ce6"/>
          <table:table-cell table:number-columns-repeated="15"/>
          <table:table-cell table:style-name="Default" table:number-columns-repeated="2"/>
          <table:table-cell table:number-columns-repeated="1005"/>
        </table:table-row>
        <table:table-row table:style-name="ro4">
          <table:table-cell/>
          <table:table-cell table:style-name="ce7"/>
          <table:table-cell table:style-name="ce24" table:number-columns-repeated="3"/>
          <table:table-cell table:style-name="ce14">
            <office:annotation office:display="true" draw:style-name="gr19" draw:text-style-name="P2" svg:width="2.721cm" svg:height="0.757cm" svg:x="3.563cm" svg:y="1.466cm" draw:caption-point-x="-0.578cm" draw:caption-point-y="1.253cm">
              <dc:date>2014-12-27T00:00:00</dc:date>
              <text:p text:style-name="P1"><text:span text:style-name="T1">.workspace.width-max</text:span></text:p>
              <text:p text:style-name="P1"><text:span text:style-name="T5">.workspace.width-max .grid</text:span></text:p>
            </office:annotation>
          </table:table-cell>
          <table:table-cell table:style-name="ce24"/>
          <table:table-cell table:style-name="ce27" office:value-type="string" calcext:value-type="string">
            <text:p>メーリングリスト一覧</text:p>
          </table:table-cell>
          <table:table-cell table:style-name="ce24" table:number-columns-repeated="4"/>
          <table:table-cell table:style-name="ce24">
            <office:annotation office:display="true" draw:style-name="gr2" draw:text-style-name="P3" svg:width="1.71cm" svg:height="0.492cm" svg:x="6.878cm" svg:y="1.923cm" draw:caption-point-x="-0.399cm" draw:caption-point-y="0.796cm">
              <dc:date>2015-01-19T00:00:00</dc:date>
              <text:p text:style-name="P1"><text:span text:style-name="T2">.title-text-0117</text:span></text:p>
            </office:annotation>
          </table:table-cell>
          <table:table-cell table:style-name="ce24" table:number-columns-repeated="5"/>
          <table:table-cell table:style-name="ce131" office:value-type="string" calcext:value-type="string">
            <office:annotation office:display="true" draw:style-name="gr1" draw:text-style-name="P2" svg:width="1.582cm" svg:height="0.492cm" svg:x="10.312cm" svg:y="2.011cm" draw:caption-point-x="-0.838cm" draw:caption-point-y="0.708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245" office:value-type="string" calcext:value-type="string">
            <office:annotation office:display="true" draw:style-name="gr1" draw:text-style-name="P16" svg:width="1.559cm" svg:height="0.492cm" svg:x="2.417cm" svg:y="3.869cm" draw:caption-point-x="-1.429cm" draw:caption-point-y="-0.651cm">
              <dc:date>2014-12-22T00:00:00</dc:date>
              <text:p text:style-name="P1"><text:span text:style-name="T4">.button-0101</text:span></text:p>
            </office:annotation>
            <text:p>新</text:p>
          </table:table-cell>
          <table:table-cell table:style-name="ce246" office:value-type="string" calcext:value-type="string">
            <text:p>削</text:p>
          </table:table-cell>
          <table:table-cell table:style-name="ce23" table:number-columns-repeated="14"/>
          <table:table-cell table:style-name="ce128"/>
          <table:table-cell table:style-name="ce220"/>
          <table:table-cell table:number-columns-repeated="1005"/>
        </table:table-row>
        <table:table-row table:style-name="ro4">
          <table:table-cell/>
          <table:table-cell table:style-name="ce88" office:value-type="string" calcext:value-type="string">
            <text:p>1. .wrap-list</text:p>
            <text:p>2. .list</text:p>
          </table:table-cell>
          <table:table-cell table:style-name="ce89" table:number-columns-repeated="16"/>
          <table:table-cell table:style-name="ce92"/>
          <table:table-cell table:number-columns-repeated="1005"/>
        </table:table-row>
        <table:table-row table:style-name="ro4" table:number-rows-repeated="9">
          <table:table-cell/>
          <table:table-cell table:style-name="ce12"/>
          <table:table-cell table:style-name="ce19" table:number-columns-repeated="16"/>
          <table:table-cell table:style-name="ce41"/>
          <table:table-cell table:number-columns-repeated="1005"/>
        </table:table-row>
        <table:table-row table:style-name="ro4">
          <table:table-cell/>
          <table:table-cell table:style-name="ce13"/>
          <table:table-cell table:style-name="ce20" table:number-columns-repeated="16"/>
          <table:table-cell table:style-name="ce42"/>
          <table:table-cell table:number-columns-repeated="1005"/>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メーリングリスト作成・編集画面" table:style-name="ta1">
        <table:table-column table:style-name="co3" table:number-columns-repeated="1016" table:default-cell-style-name="ce5"/>
        <table:table-column table:style-name="co3" table:number-columns-repeated="8" table:default-cell-style-name="Default"/>
        <table:table-row table:style-name="ro4">
          <table:table-cell/>
          <table:table-cell table:style-name="ce43" office:value-type="string" calcext:value-type="string" table:number-columns-spanned="11" table:number-rows-spanned="1">
            <text:p>メーリングリスト作成・編集画面</text:p>
          </table:table-cell>
          <table:covered-table-cell table:number-columns-repeated="10"/>
          <table:table-cell table:number-columns-repeated="1012"/>
        </table:table-row>
        <table:table-row table:style-name="ro4">
          <table:table-cell/>
          <table:table-cell table:style-name="ce44" office:value-type="string" calcext:value-type="string">
            <text:p>・メーリングリストのさらに詳しい情報を表示し、選択、または新規作成ボタンから編集に移行する画面。</text:p>
          </table:table-cell>
          <table:table-cell table:number-columns-repeated="1022"/>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6"/>
          <table:table-cell table:number-columns-repeated="13"/>
          <table:table-cell table:style-name="Default" table:number-columns-repeated="2"/>
          <table:table-cell table:number-columns-repeated="1007"/>
        </table:table-row>
        <table:table-row table:style-name="ro4">
          <table:table-cell/>
          <table:table-cell table:style-name="ce7"/>
          <table:table-cell table:style-name="ce24" table:number-columns-repeated="2"/>
          <table:table-cell table:style-name="ce14">
            <office:annotation office:display="true" draw:style-name="gr7" draw:text-style-name="P2" svg:width="2.515cm" svg:height="0.783cm" svg:x="3.356cm" svg:y="1.679cm" draw:caption-point-x="-0.871cm" draw:caption-point-y="1.326cm">
              <dc:date>2014-12-27T00:00:00</dc:date>
              <text:p text:style-name="P1"><text:span text:style-name="T1">.workspace.middle</text:span></text:p>
              <text:p text:style-name="P1"><text:span text:style-name="T5">.workspace</text:span><text:span text:style-name="T1">.middle</text:span><text:span text:style-name="T5"> .grid</text:span></text:p>
            </office:annotation>
          </table:table-cell>
          <table:table-cell table:style-name="ce27" office:value-type="string" calcext:value-type="string">
            <text:p>メーリングリスト作成・編集</text:p>
          </table:table-cell>
          <table:table-cell table:style-name="ce24" table:number-columns-repeated="5"/>
          <table:table-cell table:style-name="ce24">
            <office:annotation office:display="true" draw:style-name="gr2" draw:text-style-name="P3" svg:width="1.71cm" svg:height="0.492cm" svg:x="6.551cm" svg:y="2.192cm" draw:caption-point-x="-0.571cm" draw:caption-point-y="0.813cm">
              <dc:date>2015-01-19T00:00:00</dc:date>
              <text:p text:style-name="P1"><text:span text:style-name="T2">.title-text-0115</text:span></text:p>
            </office:annotation>
          </table:table-cell>
          <table:table-cell table:style-name="ce24" table:number-columns-repeated="4"/>
          <table:table-cell table:style-name="ce131" office:value-type="string" calcext:value-type="string">
            <office:annotation office:display="true" draw:style-name="gr1" draw:text-style-name="P2" svg:width="1.53cm" svg:height="0.492cm" svg:x="8.97cm" svg:y="2.384cm" draw:caption-point-x="-0.494cm" draw:caption-point-y="0.621cm">
              <dc:date>2014-12-26T00:00:00</dc:date>
              <text:p text:style-name="P1"><text:span text:style-name="T1">.button-0101</text:span></text:p>
            </office:annotation>
            <text:p>×</text:p>
          </table:table-cell>
          <table:table-cell table:number-columns-repeated="1007"/>
        </table:table-row>
        <table:table-row table:style-name="ro4">
          <table:table-cell/>
          <table:table-cell table:style-name="ce245" office:value-type="string" calcext:value-type="string">
            <office:annotation office:display="true" draw:style-name="gr1" draw:text-style-name="P2" svg:width="1.528cm" svg:height="0.492cm" svg:x="2.587cm" svg:y="4.51cm" draw:caption-point-x="-1.599cm" draw:caption-point-y="-1.006cm">
              <dc:date>2014-12-22T00:00:00</dc:date>
              <text:p text:style-name="P1"><text:span text:style-name="T1">.button-0101</text:span></text:p>
            </office:annotation>
            <text:p>新</text:p>
          </table:table-cell>
          <table:table-cell table:style-name="ce246" office:value-type="string" calcext:value-type="string">
            <text:p>削</text:p>
          </table:table-cell>
          <table:table-cell table:style-name="ce23" table:number-columns-repeated="12"/>
          <table:table-cell table:style-name="ce128"/>
          <table:table-cell table:style-name="ce220"/>
          <table:table-cell table:number-columns-repeated="1007"/>
        </table:table-row>
        <table:table-row table:style-name="ro4">
          <table:table-cell/>
          <table:table-cell table:style-name="ce88" office:value-type="string" calcext:value-type="string">
            <text:p>1. .wrap-list</text:p>
            <text:p>2. .list</text:p>
          </table:table-cell>
          <table:table-cell table:style-name="ce89" table:number-columns-repeated="14"/>
          <table:table-cell table:style-name="ce92"/>
          <table:table-cell table:number-columns-repeated="1007"/>
        </table:table-row>
        <table:table-row table:style-name="ro4" table:number-rows-repeated="2">
          <table:table-cell/>
          <table:table-cell table:style-name="ce12"/>
          <table:table-cell table:style-name="ce19" table:number-columns-repeated="14"/>
          <table:table-cell table:style-name="ce41"/>
          <table:table-cell table:number-columns-repeated="1007"/>
        </table:table-row>
        <table:table-row table:style-name="ro4">
          <table:table-cell/>
          <table:table-cell table:style-name="ce12"/>
          <table:table-cell table:style-name="ce19" table:number-columns-repeated="5"/>
          <table:table-cell table:style-name="ce90"/>
          <table:table-cell table:style-name="ce19" table:number-columns-repeated="8"/>
          <table:table-cell table:style-name="ce41"/>
          <table:table-cell table:number-columns-repeated="1007"/>
        </table:table-row>
        <table:table-row table:style-name="ro4" table:number-rows-repeated="6">
          <table:table-cell/>
          <table:table-cell table:style-name="ce12"/>
          <table:table-cell table:style-name="ce19" table:number-columns-repeated="14"/>
          <table:table-cell table:style-name="ce41"/>
          <table:table-cell table:number-columns-repeated="1007"/>
        </table:table-row>
        <table:table-row table:style-name="ro4">
          <table:table-cell/>
          <table:table-cell table:style-name="ce13"/>
          <table:table-cell table:style-name="ce20" table:number-columns-repeated="14"/>
          <table:table-cell table:style-name="ce42"/>
          <table:table-cell table:number-columns-repeated="1007"/>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メーリングリスト アドレス登録画面" table:style-name="ta1">
        <table:table-column table:style-name="co3" table:number-columns-repeated="1024" table:default-cell-style-name="Default"/>
        <table:table-row table:style-name="ro4">
          <table:table-cell table:style-name="ce5"/>
          <table:table-cell table:style-name="ce93" office:value-type="string" calcext:value-type="string">
            <text:p>メーリングリスト アドレス登録画面</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メーリングリストにアドレスを追加登録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5"/>
          <table:table-cell table:style-name="ce78" table:number-columns-repeated="6"/>
          <table:table-cell table:style-name="ce5"/>
          <table:table-cell table:number-columns-repeated="1012"/>
        </table:table-row>
        <table:table-row table:style-name="ro4">
          <table:table-cell table:style-name="ce5"/>
          <table:table-cell table:style-name="ce6"/>
          <table:table-cell table:style-name="ce5" table:number-columns-repeated="7"/>
          <table:table-cell table:number-columns-repeated="2"/>
          <table:table-cell table:style-name="ce5"/>
          <table:table-cell table:number-columns-repeated="1012"/>
        </table:table-row>
        <table:table-row table:style-name="ro4">
          <table:table-cell table:style-name="ce5"/>
          <table:table-cell table:style-name="ce7"/>
          <table:table-cell table:style-name="ce24"/>
          <table:table-cell table:style-name="ce100" office:value-type="string" calcext:value-type="string">
            <office:annotation office:display="true" draw:style-name="gr11" draw:text-style-name="P9" svg:width="1.676cm" svg:height="0.466cm" svg:x="3.644cm" svg:y="1.791cm" draw:caption-point-x="-1.658cm" draw:caption-point-y="1.214cm">
              <dc:date>2014-12-26T00:00:00</dc:date>
              <text:p text:style-name="P1"><text:span text:style-name="T5">.title-text-0109</text:span></text:p>
            </office:annotation>
            <text:p>アドレス登録画面</text:p>
          </table:table-cell>
          <table:table-cell table:style-name="ce100" table:number-columns-repeated="2"/>
          <table:table-cell table:style-name="ce24"/>
          <table:table-cell table:style-name="ce14"/>
          <table:table-cell table:style-name="ce14">
            <office:annotation office:display="true" draw:style-name="gr46" draw:text-style-name="P9" svg:width="2.675cm" svg:height="0.731cm" svg:x="5.724cm" svg:y="2.082cm" draw:caption-point-x="-1.242cm" draw:caption-point-y="0.923cm">
              <dc:date>2014-12-27T00:00:00</dc:date>
              <text:p text:style-name="P1"><text:span text:style-name="T5">.workspace.width-min </text:span></text:p>
              <text:p text:style-name="P1"><text:span text:style-name="T5">.workspace.width-min .grid</text:span></text:p>
            </office:annotation>
          </table:table-cell>
          <table:table-cell table:style-name="ce79"/>
          <table:table-cell table:style-name="ce37" office:value-type="string" calcext:value-type="string">
            <office:annotation office:display="true" draw:style-name="gr1" draw:text-style-name="P2" svg:width="1.566cm" svg:height="0.492cm" svg:x="6.507cm" svg:y="3.381cm" draw:caption-point-x="-1.027cm" draw:caption-point-y="-0.376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162"/>
          <table:table-cell table:style-name="ce59" table:number-columns-repeated="2"/>
          <table:table-cell table:style-name="ce34" table:number-columns-repeated="5"/>
          <table:table-cell table:style-name="ce266" office:value-type="string" calcext:value-type="string" table:number-columns-spanned="2" table:number-rows-spanned="1">
            <office:annotation office:display="true" draw:style-name="gr11" draw:text-style-name="P9" svg:width="1.93cm" svg:height="0.466cm" svg:x="6.607cm" svg:y="4.022cm" draw:caption-point-x="-1.127cm" draw:caption-point-y="-0.518cm">
              <dc:date>2015-01-25T00:00:00</dc:date>
              <text:p text:style-name="P1"><text:span text:style-name="T5">.button-0102</text:span></text:p>
            </office:annotation>
            <text:p>追加</text:p>
          </table:table-cell>
          <table:covered-table-cell table:style-name="ce267" office:value-type="string" calcext:value-type="string">
            <text:p>(空白)</text:p>
            <text:p/>
          </table:covered-table-cell>
          <table:table-cell table:style-name="ce86"/>
          <table:table-cell table:number-columns-repeated="1012"/>
        </table:table-row>
        <table:table-row table:style-name="ro4">
          <table:table-cell table:style-name="ce5"/>
          <table:table-cell table:style-name="ce88" office:value-type="string" calcext:value-type="string">
            <text:p><text:span text:style-name="T24">1. .wrap-list</text:span></text:p>
            <text:p><text:span text:style-name="T24">2. .list</text:span></text:p>
          </table:table-cell>
          <table:table-cell table:style-name="ce156" table:number-columns-repeated="8"/>
          <table:table-cell table:style-name="ce159"/>
          <table:table-cell table:style-name="ce5"/>
          <table:table-cell table:number-columns-repeated="1012"/>
        </table:table-row>
        <table:table-row table:style-name="ro4" table:number-rows-repeated="8">
          <table:table-cell table:style-name="ce5"/>
          <table:table-cell table:style-name="ce154"/>
          <table:table-cell table:style-name="ce31" table:number-columns-repeated="8"/>
          <table:table-cell table:style-name="ce160"/>
          <table:table-cell table:style-name="ce5"/>
          <table:table-cell table:number-columns-repeated="1012"/>
        </table:table-row>
        <table:table-row table:style-name="ro4">
          <table:table-cell table:style-name="ce5"/>
          <table:table-cell table:style-name="ce155"/>
          <table:table-cell table:style-name="ce157" table:number-columns-repeated="8"/>
          <table:table-cell table:style-name="ce161"/>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クレーム管理"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クレーム管理</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4" office:value-type="string" calcext:value-type="string">
            <text:p>・クレームを一覧表示して管理する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table-cell table:style-name="ce6"/>
          <table:table-cell table:number-columns-repeated="17"/>
          <table:table-cell table:style-name="Default" table:number-columns-repeated="2"/>
          <table:table-cell table:number-columns-repeated="1003"/>
        </table:table-row>
        <table:table-row table:style-name="ro4">
          <table:table-cell/>
          <table:table-cell table:style-name="ce7"/>
          <table:table-cell table:style-name="ce24" table:number-columns-repeated="3"/>
          <table:table-cell table:style-name="ce14">
            <office:annotation office:display="true" draw:style-name="gr1" draw:text-style-name="P2" svg:width="1.451cm" svg:height="0.492cm" svg:x="3.938cm" svg:y="1.692cm" draw:caption-point-x="-0.953cm" draw:caption-point-y="1.027cm">
              <dc:date>2014-12-22T00:00:00</dc:date>
              <text:p text:style-name="P1"><text:span text:style-name="T1">.workspace</text:span></text:p>
            </office:annotation>
          </table:table-cell>
          <table:table-cell table:style-name="ce24"/>
          <table:table-cell table:style-name="ce14"/>
          <table:table-cell table:style-name="ce24"/>
          <table:table-cell table:style-name="ce27" office:value-type="string" calcext:value-type="string">
            <text:p>クレーム管理</text:p>
          </table:table-cell>
          <table:table-cell table:style-name="ce24"/>
          <table:table-cell table:style-name="ce24">
            <office:annotation office:display="true" draw:style-name="gr2" draw:text-style-name="P3" svg:width="1.71cm" svg:height="0.492cm" svg:x="6.379cm" svg:y="1.923cm" draw:caption-point-x="-0.399cm" draw:caption-point-y="0.796cm">
              <dc:date>2015-01-19T00:00:00</dc:date>
              <text:p text:style-name="P1"><text:span text:style-name="T2">.title-text-0119</text:span></text:p>
            </office:annotation>
          </table:table-cell>
          <table:table-cell table:style-name="ce24" table:number-columns-repeated="8"/>
          <table:table-cell table:style-name="ce37" office:value-type="string" calcext:value-type="string">
            <office:annotation office:display="true" draw:style-name="gr1" draw:text-style-name="P2" svg:width="1.565cm" svg:height="0.492cm" svg:x="10.983cm" svg:y="2.035cm" draw:caption-point-x="-0.511cm" draw:caption-point-y="0.684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38" office:value-type="string" calcext:value-type="string">
            <office:annotation office:display="true" draw:style-name="gr1" draw:text-style-name="P16" svg:width="1.568cm" svg:height="0.492cm" svg:x="3.407cm" svg:y="4.251cm" draw:caption-point-x="-2.419cm" draw:caption-point-y="-1.033cm">
              <dc:date>2014-12-22T00:00:00</dc:date>
              <text:p text:style-name="P1"><text:span text:style-name="T4">.button-0101</text:span></text:p>
            </office:annotation>
            <text:p>新</text:p>
          </table:table-cell>
          <table:table-cell table:style-name="ce140" office:value-type="string" calcext:value-type="string">
            <text:p>削</text:p>
          </table:table-cell>
          <table:table-cell table:style-name="ce23" table:number-columns-repeated="14"/>
          <table:table-cell table:style-name="ce128" table:number-columns-repeated="3"/>
          <table:table-cell table:style-name="ce220"/>
          <table:table-cell table:number-columns-repeated="1003"/>
        </table:table-row>
        <table:table-row table:style-name="ro4">
          <table:table-cell/>
          <table:table-cell table:style-name="ce11"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1003"/>
        </table:table-row>
        <table:table-row table:style-name="ro4" table:number-rows-repeated="3">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6">
          <table:table-cell table:number-columns-repeated="1024"/>
        </table:table-row>
        <table:table-row table:style-name="ro3">
          <table:table-cell table:number-columns-repeated="1024"/>
        </table:table-row>
      </table:table>
      <table:table table:name="追加・編集画面(クレーム)" table:style-name="ta1">
        <table:table-column table:style-name="co3" table:number-columns-repeated="1024" table:default-cell-style-name="Default"/>
        <table:table-row table:style-name="ro4">
          <table:table-cell table:style-name="ce5"/>
          <table:table-cell table:style-name="ce93" office:value-type="string" calcext:value-type="string">
            <text:p>追加・編集画面(クレーム)</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クレーム情報の追加・編集するため入力を行う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8"/>
          <table:table-cell/>
          <table:table-cell table:style-name="ce5"/>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office:annotation office:display="true" draw:style-name="gr11" draw:text-style-name="P9" svg:width="1.611cm" svg:height="0.466cm" svg:x="3.845cm" svg:y="1.394cm" draw:caption-point-x="-1.36cm" draw:caption-point-y="1.611cm">
              <dc:date>2014-12-26T00:00:00</dc:date>
              <text:p text:style-name="P1"><text:span text:style-name="T5">.title-text-0109</text:span></text:p>
            </office:annotation>
            <text:p>追加・編集画面</text:p>
          </table:table-cell>
          <table:table-cell table:style-name="ce100"/>
          <table:table-cell table:style-name="ce24"/>
          <table:table-cell table:style-name="ce14">
            <office:annotation office:display="true" draw:style-name="gr47" draw:text-style-name="P2" svg:width="2.876cm" svg:height="0.783cm" svg:x="5.265cm" svg:y="1.99cm" draw:caption-point-x="-1.282cm" draw:caption-point-y="1.015cm">
              <dc:date>2015-01-19T00:00:00</dc:date>
              <text:p text:style-name="P1"><text:span text:style-name="T1">.workspace.width-min </text:span></text:p>
              <text:p text:style-name="P1"><text:span text:style-name="T1">.workspace.width-min .grid</text:span></text:p>
            </office:annotation>
          </table:table-cell>
          <table:table-cell table:style-name="ce27"/>
          <table:table-cell table:style-name="ce24"/>
          <table:table-cell table:style-name="ce37" office:value-type="string" calcext:value-type="string">
            <office:annotation office:display="true" draw:style-name="gr1" draw:text-style-name="P2" svg:width="1.548cm" svg:height="0.492cm" svg:x="6.559cm" svg:y="3.088cm" draw:caption-point-x="-1.079cm" draw:caption-point-y="-0.083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table-cell table:style-name="ce126" office:value-type="string" calcext:value-type="string" table:number-columns-spanned="3" table:number-rows-spanned="1">
            <office:annotation office:display="true" draw:style-name="gr1" draw:text-style-name="P10" svg:width="2.057cm" svg:height="0.492cm" svg:x="7.359cm" svg:y="4.562cm" draw:caption-point-x="-2.877cm" draw:caption-point-y="-1.058cm">
              <dc:date>2015-01-25T00:00:00</dc:date>
              <text:p text:style-name="P1"><text:span text:style-name="T1">.button-0103</text:span></text:p>
            </office:annotation>
            <text:p>アップロード</text:p>
          </table:table-cell>
          <table:covered-table-cell table:style-name="ce59"/>
          <table:covered-table-cell table:style-name="ce17"/>
          <table:table-cell table:style-name="ce63" office:value-type="string" calcext:value-type="string" table:number-columns-spanned="2" table:number-rows-spanned="1">
            <office:annotation office:display="true" draw:style-name="gr1" draw:text-style-name="P10" svg:width="2.057cm" svg:height="0.492cm" svg:x="6.79cm" svg:y="3.77cm" draw:caption-point-x="-1.31cm" draw:caption-point-y="-0.266cm">
              <dc:date>2015-01-25T00:00:00</dc:date>
              <text:p text:style-name="P1"><text:span text:style-name="T1">.button-0102</text:span></text:p>
            </office:annotation>
            <text:p>OK</text:p>
          </table:table-cell>
          <table:covered-table-cell table:style-name="ce80"/>
          <table:table-cell table:style-name="ce5"/>
          <table:table-cell table:number-columns-repeated="1012"/>
        </table:table-row>
        <table:table-row table:style-name="ro4">
          <table:table-cell table:style-name="ce5"/>
          <table:table-cell table:style-name="ce45" office:value-type="string" calcext:value-type="string">
            <text:p>日付</text:p>
            <text:p>.label-0103</text:p>
          </table:table-cell>
          <table:table-cell table:style-name="ce50"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45" office:value-type="string" calcext:value-type="string">
            <text:p>クレーム元</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45" office:value-type="string" calcext:value-type="string">
            <text:p>クレーム先</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製品種別(大)</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製品種別(中)</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製品種別(小)</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製品名</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内容種別</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text:span text:style-name="T12">内容</text:span></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116" office:value-type="string" calcext:value-type="string" table:number-columns-spanned="3" table:number-rows-spanned="2">
            <text:p><text:span text:style-name="T12">その他</text:span></text:p>
            <text:p><text:span text:style-name="T11">.label-0103</text:span></text:p>
            <text:p/>
          </table:table-cell>
          <table:covered-table-cell table:number-columns-repeated="2" table:style-name="ce51"/>
          <table:table-cell table:style-name="ce118" office:value-type="string" calcext:value-type="string">
            <text:p>.textarea-0207 <text:s/></text:p>
          </table:table-cell>
          <table:table-cell table:style-name="ce113" table:number-columns-repeated="5"/>
          <table:table-cell table:style-name="ce122"/>
          <table:table-cell table:style-name="ce5"/>
          <table:table-cell table:number-columns-repeated="1012"/>
        </table:table-row>
        <table:table-row table:style-name="ro4">
          <table:table-cell table:style-name="ce5"/>
          <table:covered-table-cell table:style-name="ce94"/>
          <table:covered-table-cell table:number-columns-repeated="2" table:style-name="ce71"/>
          <table:table-cell table:style-name="ce119"/>
          <table:table-cell table:style-name="ce120" table:number-columns-repeated="5"/>
          <table:table-cell table:style-name="ce123"/>
          <table:table-cell table:style-name="ce5"/>
          <table:table-cell table:number-columns-repeated="1012"/>
        </table:table-row>
        <table:table-row table:style-name="ro4">
          <table:table-cell table:style-name="ce5"/>
          <table:table-cell table:number-columns-repeated="10"/>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4">
          <table:table-cell table:number-columns-repeated="1024"/>
        </table:table-row>
        <table:table-row table:style-name="ro4">
          <table:table-cell table:number-columns-repeated="1024"/>
        </table:table-row>
      </table:table>
      <table:table table:name="入出庫管理 入庫タブ"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入出庫管理 入庫</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4" office:value-type="string" calcext:value-type="string">
            <text:p>・受発注のレコードに日付を与えて入出庫状態を管理するための画面。入庫一覧を表示するタブが表示された状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6"/>
          <table:table-cell table:number-columns-repeated="17"/>
          <table:table-cell table:style-name="Default" table:number-columns-repeated="3"/>
          <table:table-cell table:number-columns-repeated="1002"/>
        </table:table-row>
        <table:table-row table:style-name="ro3">
          <table:table-cell table:style-name="ce2"/>
          <table:table-cell table:style-name="ce7"/>
          <table:table-cell table:style-name="ce14"/>
          <table:table-cell table:style-name="ce24"/>
          <table:table-cell table:style-name="ce14">
            <office:annotation office:display="true" draw:style-name="gr1" draw:text-style-name="P2" svg:width="1.44cm" svg:height="0.492cm" svg:x="3.379cm" svg:y="1.392cm" draw:caption-point-x="-0.894cm" draw:caption-point-y="1.327cm">
              <dc:date>2014-12-22T00:00:00</dc:date>
              <text:p text:style-name="P1"><text:span text:style-name="T1">.workspace</text:span></text:p>
            </office:annotation>
          </table:table-cell>
          <table:table-cell table:style-name="ce24" table:number-columns-repeated="3"/>
          <table:table-cell table:style-name="ce14"/>
          <table:table-cell table:style-name="ce27" office:value-type="string" calcext:value-type="string">
            <text:p>入出庫管理</text:p>
          </table:table-cell>
          <table:table-cell table:style-name="ce24"/>
          <table:table-cell table:style-name="ce24">
            <office:annotation office:display="true" draw:style-name="gr2" draw:text-style-name="P3" svg:width="1.71cm" svg:height="0.492cm" svg:x="6.689cm" svg:y="1.474cm" draw:caption-point-x="-0.709cm" draw:caption-point-y="1.245cm">
              <dc:date>2015-01-19T00:00:00</dc:date>
              <text:p text:style-name="P1"><text:span text:style-name="T2">.title-text-0119</text:span></text:p>
            </office:annotation>
          </table:table-cell>
          <table:table-cell table:style-name="ce14" table:number-columns-repeated="2"/>
          <table:table-cell table:style-name="ce24" table:number-columns-repeated="6"/>
          <table:table-cell table:style-name="ce37" office:value-type="string" calcext:value-type="string">
            <office:annotation office:display="true" draw:style-name="gr1" draw:text-style-name="P2" svg:width="1.582cm" svg:height="0.492cm" svg:x="11.138cm" svg:y="2.9cm" draw:caption-point-x="-0.666cm" draw:caption-point-y="-0.181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43" office:value-type="string" calcext:value-type="string">
            <office:annotation office:display="true" draw:style-name="gr22" draw:text-style-name="P3" svg:width="2.899cm" svg:height="1.623cm" svg:x="3.561cm" svg:y="4.886cm" draw:caption-point-x="-2.573cm" draw:caption-point-y="-1.716cm">
              <dc:date>2015-01-19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入庫</text:p>
          </table:table-cell>
          <table:table-cell table:style-name="ce15" office:value-type="string" calcext:value-type="string">
            <text:p>出庫</text:p>
          </table:table-cell>
          <table:table-cell table:style-name="ce21" table:number-columns-repeated="4"/>
          <table:table-cell table:style-name="ce196"/>
          <table:table-cell table:style-name="ce21" table:number-columns-repeated="12"/>
          <table:table-cell table:style-name="ce111"/>
          <table:table-cell table:number-columns-repeated="1003"/>
        </table:table-row>
        <table:table-row table:style-name="ro4">
          <table:table-cell/>
          <table:table-cell table:style-name="ce11" office:value-type="string" calcext:value-type="string">
            <text:p>1. .wrap-list</text:p>
            <text:p>2. .list</text:p>
          </table:table-cell>
          <table:table-cell table:style-name="ce18" table:number-columns-repeated="9"/>
          <table:table-cell table:style-name="ce232">
            <office:annotation office:display="true" draw:style-name="gr7" draw:text-style-name="P2" svg:width="2.3cm" svg:height="0.783cm" svg:x="6.335cm" svg:y="2.728cm" draw:caption-point-x="-0.355cm" draw:caption-point-y="0.942cm">
              <dc:date>2014-12-22T00:00:00</dc:date>
              <text:p text:style-name="P1"><text:span text:style-name="T1">1. .workspace</text:span></text:p>
              <text:p text:style-name="P1"><text:span text:style-name="T1">2. .tab-container</text:span></text:p>
            </office:annotation>
          </table:table-cell>
          <table:table-cell table:style-name="ce18" table:number-columns-repeated="8"/>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1003"/>
        </table:table-row>
        <table:table-row table:style-name="ro4" table:number-rows-repeated="3">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4">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入出庫管理 出庫タブ"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入出庫管理 出庫</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4" office:value-type="string" calcext:value-type="string">
            <text:p>・受発注のレコードに日付を与えて入出庫状態を管理するための画面。出庫一覧を表示するタブが表示された状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6"/>
          <table:table-cell table:number-columns-repeated="17"/>
          <table:table-cell table:style-name="Default" table:number-columns-repeated="3"/>
          <table:table-cell table:style-name="ce2"/>
          <table:table-cell table:number-columns-repeated="1001"/>
        </table:table-row>
        <table:table-row table:style-name="ro3">
          <table:table-cell table:style-name="ce2"/>
          <table:table-cell table:style-name="ce7"/>
          <table:table-cell table:style-name="ce14"/>
          <table:table-cell table:style-name="ce24"/>
          <table:table-cell table:style-name="ce14">
            <office:annotation office:display="true" draw:style-name="gr1" draw:text-style-name="P2" svg:width="1.44cm" svg:height="0.492cm" svg:x="3.379cm" svg:y="1.392cm" draw:caption-point-x="-0.894cm" draw:caption-point-y="1.327cm">
              <dc:date>2014-12-22T00:00:00</dc:date>
              <text:p text:style-name="P1"><text:span text:style-name="T1">.workspace</text:span></text:p>
            </office:annotation>
          </table:table-cell>
          <table:table-cell table:style-name="ce24" table:number-columns-repeated="3"/>
          <table:table-cell table:style-name="ce14"/>
          <table:table-cell table:style-name="ce27" office:value-type="string" calcext:value-type="string">
            <text:p>入出庫管理</text:p>
          </table:table-cell>
          <table:table-cell table:style-name="ce24"/>
          <table:table-cell table:style-name="ce24">
            <office:annotation office:display="true" draw:style-name="gr2" draw:text-style-name="P3" svg:width="1.71cm" svg:height="0.492cm" svg:x="6.689cm" svg:y="1.474cm" draw:caption-point-x="-0.709cm" draw:caption-point-y="1.245cm">
              <dc:date>2015-01-19T00:00:00</dc:date>
              <text:p text:style-name="P1"><text:span text:style-name="T2">.title-text-0119</text:span></text:p>
            </office:annotation>
          </table:table-cell>
          <table:table-cell table:style-name="ce14" table:number-columns-repeated="2"/>
          <table:table-cell table:style-name="ce24" table:number-columns-repeated="6"/>
          <table:table-cell table:style-name="ce37" office:value-type="string" calcext:value-type="string">
            <office:annotation office:display="true" draw:style-name="gr1" draw:text-style-name="P2" svg:width="1.582cm" svg:height="0.492cm" svg:x="11.138cm" svg:y="2.9cm" draw:caption-point-x="-0.666cm" draw:caption-point-y="-0.181cm">
              <dc:date>2014-12-26T00:00:00</dc:date>
              <text:p text:style-name="P1"><text:span text:style-name="T1">.button-0101</text:span></text:p>
            </office:annotation>
            <text:p>×</text:p>
          </table:table-cell>
          <table:table-cell table:style-name="ce2" table:number-columns-repeated="2"/>
          <table:table-cell table:number-columns-repeated="1001"/>
        </table:table-row>
        <table:table-row table:style-name="ro3">
          <table:table-cell/>
          <table:table-cell table:style-name="ce15" office:value-type="string" calcext:value-type="string">
            <text:p>入庫</text:p>
          </table:table-cell>
          <table:table-cell table:style-name="ce106" office:value-type="string" calcext:value-type="string">
            <office:annotation office:display="true" draw:style-name="gr48" draw:text-style-name="P3" svg:width="3.013cm" svg:height="1.659cm" svg:x="3.77cm" svg:y="5.005cm" draw:caption-point-x="-2.283cm" draw:caption-point-y="-1.835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出庫</text:p>
          </table:table-cell>
          <table:table-cell table:style-name="ce21" table:number-columns-repeated="4"/>
          <table:table-cell table:style-name="ce196"/>
          <table:table-cell table:style-name="ce21" table:number-columns-repeated="12"/>
          <table:table-cell table:style-name="ce111"/>
          <table:table-cell table:number-columns-repeated="1003"/>
        </table:table-row>
        <table:table-row table:style-name="ro3">
          <table:table-cell/>
          <table:table-cell table:style-name="ce11" office:value-type="string" calcext:value-type="string">
            <text:p>1. .wrap-list</text:p>
            <text:p>2. .list</text:p>
          </table:table-cell>
          <table:table-cell table:style-name="ce18" table:number-columns-repeated="10"/>
          <table:table-cell table:style-name="ce232">
            <office:annotation office:display="true" draw:style-name="gr7" draw:text-style-name="P2" svg:width="2.3cm" svg:height="0.783cm" svg:x="6.851cm" svg:y="2.732cm" draw:caption-point-x="-0.372cm" draw:caption-point-y="0.89cm">
              <dc:date>2014-12-22T00:00:00</dc:date>
              <text:p text:style-name="P1"><text:span text:style-name="T1">1. .workspace</text:span></text:p>
              <text:p text:style-name="P1"><text:span text:style-name="T1">2. .tab-container</text:span></text:p>
            </office:annotation>
          </table:table-cell>
          <table:table-cell table:style-name="ce18" table:number-columns-repeated="7"/>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1003"/>
        </table:table-row>
        <table:table-row table:style-name="ro4" table:number-rows-repeated="3">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table-cell table:number-columns-repeated="1024"/>
        </table:table-row>
        <table:table-row table:style-name="ro4" table:number-rows-repeated="4">
          <table:table-cell/>
          <table:table-cell table:style-name="Default" table:number-columns-repeated="17"/>
          <table:table-cell table:style-name="ce2" table:number-columns-repeated="3"/>
          <table:table-cell table:number-columns-repeated="1003"/>
        </table:table-row>
        <table:table-row table:style-name="ro4">
          <table:table-cell/>
          <table:table-cell table:style-name="Default" table:number-columns-repeated="17"/>
          <table:table-cell table:number-columns-repeated="1006"/>
        </table:table-row>
        <table:table-row table:style-name="ro4" table:number-rows-repeated="1048550">
          <table:table-cell table:number-columns-repeated="1024"/>
        </table:table-row>
        <table:table-row table:style-name="ro4">
          <table:table-cell table:number-columns-repeated="1024"/>
        </table:table-row>
      </table:table>
      <table:table table:name="日付選択" table:style-name="ta1">
        <table:table-column table:style-name="co3" table:number-columns-repeated="1024" table:default-cell-style-name="Default"/>
        <table:table-row table:style-name="ro4">
          <table:table-cell table:style-name="ce5"/>
          <table:table-cell table:style-name="ce43" office:value-type="string" calcext:value-type="string" table:number-columns-spanned="8" table:number-rows-spanned="1">
            <text:p>日付選択</text:p>
          </table:table-cell>
          <table:covered-table-cell table:number-columns-repeated="7" table:style-name="ce5"/>
          <table:table-cell table:style-name="ce5" table:number-columns-repeated="3"/>
          <table:table-cell table:number-columns-repeated="1012"/>
        </table:table-row>
        <table:table-row table:style-name="ro4">
          <table:table-cell table:style-name="ce5"/>
          <table:table-cell table:style-name="ce44" office:value-type="string" calcext:value-type="string">
            <text:p>・入出庫管理画面でレコードに追加する日付を選択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table-cell table:style-name="ce2" table:number-columns-repeated="3"/>
          <table:table-cell table:style-name="ce5" table:number-columns-repeated="6"/>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2"/>
          <table:table-cell table:style-name="ce5" table:number-columns-repeated="6"/>
          <table:table-cell table:number-columns-repeated="1012"/>
        </table:table-row>
        <table:table-row table:style-name="ro4">
          <table:table-cell table:style-name="ce5"/>
          <table:table-cell table:style-name="ce43"/>
          <table:table-cell table:style-name="ce5" table:number-columns-repeated="10"/>
          <table:table-cell table:number-columns-repeated="1012"/>
        </table:table-row>
        <table:table-row table:style-name="ro4">
          <table:table-cell table:style-name="ce5" table:number-columns-repeated="12"/>
          <table:table-cell table:number-columns-repeated="1012"/>
        </table:table-row>
        <table:table-row table:style-name="ro4">
          <table:table-cell table:style-name="ce5"/>
          <table:table-cell table:style-name="ce7"/>
          <table:table-cell table:style-name="ce14"/>
          <table:table-cell table:style-name="ce24"/>
          <table:table-cell table:style-name="ce27" office:value-type="string" calcext:value-type="string">
            <text:p>日付選択</text:p>
          </table:table-cell>
          <table:table-cell table:style-name="ce24">
            <office:annotation office:display="true" draw:style-name="gr2" draw:text-style-name="P3" svg:width="1.71cm" svg:height="0.492cm" svg:x="3.539cm" svg:y="1.693cm" draw:caption-point-x="-0.554cm" draw:caption-point-y="1.312cm">
              <dc:date>2015-01-19T00:00:00</dc:date>
              <text:p text:style-name="P1"><text:span text:style-name="T2">.title-text-0109</text:span></text:p>
            </office:annotation>
          </table:table-cell>
          <table:table-cell table:style-name="ce24" table:number-columns-repeated="2"/>
          <table:table-cell table:style-name="ce14">
            <office:annotation office:display="true" draw:style-name="gr49" draw:text-style-name="P9" svg:width="2.675cm" svg:height="0.731cm" svg:x="5.724cm" svg:y="2.082cm" draw:caption-point-x="-1.242cm" draw:caption-point-y="0.923cm">
              <dc:date>2014-12-27T00:00:00</dc:date>
              <text:p text:style-name="P1"><text:span text:style-name="T5">.workspace.width-min </text:span></text:p>
              <text:p text:style-name="P1"><text:span text:style-name="T5">.workspace.width-min .grid</text:span></text:p>
            </office:annotation>
          </table:table-cell>
          <table:table-cell table:style-name="ce79"/>
          <table:table-cell table:style-name="ce37" office:value-type="string" calcext:value-type="string">
            <office:annotation office:display="true" draw:style-name="gr1" draw:text-style-name="P2" svg:width="1.582cm" svg:height="0.492cm" svg:x="6.146cm" svg:y="3.186cm" draw:caption-point-x="-0.666cm" draw:caption-point-y="-0.181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87"/>
          <table:table-cell table:style-name="ce34" table:number-columns-repeated="8"/>
          <table:table-cell table:style-name="ce152"/>
          <table:table-cell table:style-name="ce5"/>
          <table:table-cell table:number-columns-repeated="1012"/>
        </table:table-row>
        <table:table-row table:style-name="ro4">
          <table:table-cell table:style-name="ce5"/>
          <table:table-cell table:style-name="ce9"/>
          <table:table-cell table:style-name="ce17" table:number-columns-repeated="2"/>
          <table:table-cell table:style-name="ce273" office:value-type="string" calcext:value-type="string" table:number-columns-spanned="4" table:number-rows-spanned="1">
            <office:annotation office:display="true" draw:style-name="gr2" draw:text-style-name="P3" svg:width="1.535cm" svg:height="0.492cm" svg:x="4.387cm" svg:y="3.578cm" draw:caption-point-x="-0.404cm" draw:caption-point-y="0.425cm">
              <dc:date>2015-01-23T00:00:00</dc:date>
              <text:p text:style-name="P1"><text:span text:style-name="T1">.button-0104</text:span></text:p>
            </office:annotation>
            <text:p>本日</text:p>
          </table:table-cell>
          <table:covered-table-cell table:number-columns-repeated="3" table:style-name="ce34"/>
          <table:table-cell table:style-name="ce34" table:number-columns-repeated="2"/>
          <table:table-cell table:style-name="ce152"/>
          <table:table-cell table:style-name="ce5"/>
          <table:table-cell table:number-columns-repeated="1012"/>
        </table:table-row>
        <table:table-row table:style-name="ro4">
          <table:table-cell table:style-name="ce5"/>
          <table:table-cell table:style-name="ce87"/>
          <table:table-cell table:style-name="ce34" table:number-columns-repeated="8"/>
          <table:table-cell table:style-name="ce152"/>
          <table:table-cell table:style-name="ce5"/>
          <table:table-cell table:number-columns-repeated="1012"/>
        </table:table-row>
        <table:table-row table:style-name="ro4">
          <table:table-cell table:style-name="ce5"/>
          <table:table-cell table:style-name="ce268" office:value-type="string" calcext:value-type="string">
            <text:p>1. .calendar</text:p>
            <text:p>2. .ui-datepicker-inline</text:p>
          </table:table-cell>
          <table:table-cell table:style-name="ce269" table:number-columns-repeated="2"/>
          <table:table-cell table:style-name="ce274"/>
          <table:table-cell table:style-name="ce269" table:number-columns-repeated="5"/>
          <table:table-cell table:style-name="ce275"/>
          <table:table-cell table:style-name="ce5"/>
          <table:table-cell table:number-columns-repeated="1012"/>
        </table:table-row>
        <table:table-row table:style-name="ro4">
          <table:table-cell table:style-name="ce5"/>
          <table:table-cell table:style-name="ce154"/>
          <table:table-cell table:style-name="ce270" table:number-columns-repeated="7"/>
          <table:table-cell table:style-name="ce31"/>
          <table:table-cell table:style-name="ce160"/>
          <table:table-cell table:style-name="ce5"/>
          <table:table-cell table:number-columns-repeated="1012"/>
        </table:table-row>
        <table:table-row table:style-name="ro4" table:number-rows-repeated="4">
          <table:table-cell table:style-name="ce5"/>
          <table:table-cell table:style-name="ce154"/>
          <table:table-cell table:style-name="ce271" table:number-columns-repeated="7"/>
          <table:table-cell table:style-name="ce31"/>
          <table:table-cell table:style-name="ce160"/>
          <table:table-cell table:style-name="ce5"/>
          <table:table-cell table:number-columns-repeated="1012"/>
        </table:table-row>
        <table:table-row table:style-name="ro4">
          <table:table-cell table:style-name="ce5"/>
          <table:table-cell table:style-name="ce48"/>
          <table:table-cell table:style-name="ce272" table:number-columns-repeated="7"/>
          <table:table-cell table:style-name="ce54"/>
          <table:table-cell table:style-name="ce65"/>
          <table:table-cell table:style-name="ce5"/>
          <table:table-cell table:number-columns-repeated="1012"/>
        </table:table-row>
        <table:table-row table:style-name="ro4">
          <table:table-cell/>
          <table:table-cell table:style-name="ce155"/>
          <table:table-cell table:style-name="ce157" table:number-columns-repeated="8"/>
          <table:table-cell table:style-name="ce161"/>
          <table:table-cell table:number-columns-repeated="1013"/>
        </table:table-row>
        <table:table-row table:style-name="ro4" table:number-rows-repeated="1048555">
          <table:table-cell table:number-columns-repeated="1024"/>
        </table:table-row>
        <table:table-row table:style-name="ro5" table:number-rows-repeated="2">
          <table:table-cell table:number-columns-repeated="1024"/>
        </table:table-row>
        <table:table-row table:style-name="ro5">
          <table:table-cell table:number-columns-repeated="1024"/>
        </table:table-row>
      </table:table>
      <table:table table:name="入出金管理 出金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able:number-columns-spanned="8" table:number-rows-spanned="1">
            <text:p>入出金管理 出金</text:p>
          </table:table-cell>
          <table:covered-table-cell table:number-columns-repeated="6"/>
          <table:covered-table-cell table:style-name="ce5"/>
          <table:table-cell table:number-columns-repeated="1015"/>
        </table:table-row>
        <table:table-row table:style-name="ro3">
          <table:table-cell/>
          <table:table-cell table:style-name="ce277" office:value-type="string" calcext:value-type="string">
            <text:p>・入出金の管理を行うためにレコードを選択する画面。出金情報のタブが表示されている状態。</text:p>
          </table:table-cell>
          <table:table-cell table:number-columns-repeated="6"/>
          <table:table-cell table:style-name="ce5"/>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5"/>
          <table:table-cell table:number-columns-repeated="1015"/>
        </table:table-row>
        <table:table-row table:style-name="ro3">
          <table:table-cell/>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number-columns-repeated="3"/>
          <table:table-cell table:style-name="ce5"/>
          <table:table-cell table:number-columns-repeated="1015"/>
        </table:table-row>
        <table:table-row table:style-name="ro3">
          <table:table-cell table:number-columns-repeated="8"/>
          <table:table-cell table:style-name="ce5"/>
          <table:table-cell table:number-columns-repeated="1015"/>
        </table:table-row>
        <table:table-row table:style-name="ro3">
          <table:table-cell/>
          <table:table-cell table:style-name="ce6"/>
          <table:table-cell table:style-name="ce5" table:number-columns-repeated="17"/>
          <table:table-cell table:style-name="Default" table:number-columns-repeated="2"/>
          <table:table-cell table:number-columns-repeated="1003"/>
        </table:table-row>
        <table:table-row table:style-name="ro4">
          <table:table-cell/>
          <table:table-cell table:style-name="ce124"/>
          <table:table-cell table:style-name="ce125"/>
          <table:table-cell table:style-name="ce24"/>
          <table:table-cell table:style-name="ce14"/>
          <table:table-cell table:style-name="ce14">
            <office:annotation office:display="true" draw:style-name="gr1" draw:text-style-name="P2" svg:width="1.433cm" svg:height="0.492cm" svg:x="4.066cm" svg:y="1.619cm" draw:caption-point-x="-1.081cm" draw:caption-point-y="1.1cm">
              <dc:date>2014-12-22T00:00:00</dc:date>
              <text:p text:style-name="P1"><text:span text:style-name="T1">.workspace</text:span></text:p>
            </office:annotation>
          </table:table-cell>
          <table:table-cell table:style-name="ce14" table:number-columns-repeated="3"/>
          <table:table-cell table:style-name="ce27" office:value-type="string" calcext:value-type="string">
            <text:p>入出金管理</text:p>
          </table:table-cell>
          <table:table-cell table:style-name="ce24"/>
          <table:table-cell table:style-name="ce24">
            <office:annotation office:display="true" draw:style-name="gr2" draw:text-style-name="P3" svg:width="1.71cm" svg:height="0.492cm" svg:x="6.482cm" svg:y="1.68cm" draw:caption-point-x="-0.502cm" draw:caption-point-y="1.039cm">
              <dc:date>2015-01-19T00:00:00</dc:date>
              <text:p text:style-name="P1"><text:span text:style-name="T2">.title-text-0119</text:span></text:p>
            </office:annotation>
          </table:table-cell>
          <table:table-cell table:style-name="ce24" table:number-columns-repeated="8"/>
          <table:table-cell table:style-name="ce37" office:value-type="string" calcext:value-type="string">
            <office:annotation office:display="true" draw:style-name="gr1" draw:text-style-name="P2" svg:width="1.513cm" svg:height="0.492cm" svg:x="11.259cm" svg:y="1.983cm" draw:caption-point-x="-0.787cm" draw:caption-point-y="0.736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244" office:value-type="string" calcext:value-type="string">
            <office:annotation office:display="true" draw:style-name="gr50" draw:text-style-name="P3" svg:width="3.09cm" svg:height="1.647cm" svg:x="2.499cm" svg:y="5.11cm" draw:caption-point-x="-1.511cm" draw:caption-point-y="-1.892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出金</text:p>
          </table:table-cell>
          <table:table-cell table:style-name="ce15" office:value-type="string" calcext:value-type="string">
            <text:p>入金</text:p>
          </table:table-cell>
          <table:table-cell table:style-name="ce278"/>
          <table:table-cell table:style-name="ce21" table:number-columns-repeated="6"/>
          <table:table-cell table:style-name="ce219" table:number-columns-repeated="2"/>
          <table:table-cell table:style-name="ce21" table:number-columns-repeated="6"/>
          <table:table-cell table:style-name="ce219" table:number-columns-repeated="2"/>
          <table:table-cell table:style-name="ce38"/>
          <table:table-cell table:number-columns-repeated="1003"/>
        </table:table-row>
        <table:table-row table:style-name="ro4">
          <table:table-cell/>
          <table:table-cell table:style-name="ce9" office:value-type="string" calcext:value-type="string">
            <office:annotation office:display="true" draw:style-name="gr4" draw:text-style-name="P4" svg:width="1.411cm" svg:height="0.438cm" svg:x="2.926cm" svg:y="7.139cm" draw:caption-point-x="-1.938cm" draw:caption-point-y="-3.422cm">
              <dc:date>2014-12-22T00:00:00</dc:date>
              <text:p text:style-name="P1"><text:span text:style-name="T3">.label-0101</text:span></text:p>
            </office:annotation>
            <text:p>検索</text:p>
          </table:table-cell>
          <table:table-cell table:style-name="ce16" office:value-type="string" calcext:value-type="string">
            <text:p>.textbox-0108 <text:s/></text:p>
          </table:table-cell>
          <table:table-cell table:style-name="ce22" table:number-columns-repeated="3"/>
          <table:table-cell table:style-name="ce279"/>
          <table:table-cell table:style-name="ce22" table:number-columns-repeated="2"/>
          <table:table-cell table:style-name="ce26"/>
          <table:table-cell table:style-name="ce178" office:value-type="string" calcext:value-type="string">
            <office:annotation office:display="true" draw:style-name="gr1" draw:text-style-name="P16" svg:width="1.601cm" svg:height="0.492cm" svg:x="9.096cm" svg:y="7.053cm" draw:caption-point-x="-3.616cm" draw:caption-point-y="-3.336cm">
              <dc:date>2014-12-22T00:00:00</dc:date>
              <text:p text:style-name="P1"><text:span text:style-name="T4">.button-0101</text:span></text:p>
            </office:annotation>
            <text:p>検</text:p>
          </table:table-cell>
          <table:table-cell table:style-name="ce14" office:value-type="string" calcext:value-type="string">
            <office:annotation office:display="true" draw:style-name="gr4" draw:text-style-name="P4" svg:width="1.375cm" svg:height="0.438cm" svg:x="9.124cm" svg:y="6.331cm" draw:caption-point-x="-3.144cm" draw:caption-point-y="-2.614cm">
              <dc:date>2014-12-22T00:00:00</dc:date>
              <text:p text:style-name="P1"><text:span text:style-name="T3">.label-0101</text:span></text:p>
            </office:annotation>
            <text:p>期間</text:p>
          </table:table-cell>
          <table:table-cell table:style-name="ce29">
            <office:annotation office:display="true" draw:style-name="gr1" draw:text-style-name="P6" svg:width="1.655cm" svg:height="0.492cm" svg:x="8.845cm" svg:y="5.451cm" draw:caption-point-x="-2.366cm" draw:caption-point-y="-1.734cm">
              <dc:date>2015-01-23T00:00:00</dc:date>
              <text:p text:style-name="P5"><text:span text:style-name="T4">.textbox-0102</text:span></text:p>
            </office:annotation>
          </table:table-cell>
          <table:table-cell table:style-name="ce30">
            <office:annotation office:display="true" draw:style-name="gr7" draw:text-style-name="P2" svg:width="1.927cm" svg:height="0.783cm" svg:x="7.333cm" svg:y="2.775cm" draw:caption-point-x="-0.355cm" draw:caption-point-y="0.942cm">
              <dc:date>2014-12-22T00:00:00</dc:date>
              <text:p text:style-name="P1"><text:span text:style-name="T1">1. .workspace</text:span></text:p>
              <text:p text:style-name="P1"><text:span text:style-name="T1">2. .tab-container</text:span></text:p>
            </office:annotation>
          </table:table-cell>
          <table:table-cell table:style-name="ce32" office:value-type="string" calcext:value-type="string">
            <office:annotation office:display="true" draw:style-name="gr1" draw:text-style-name="P2" svg:width="2.756cm" svg:height="0.492cm" svg:x="9.155cm" svg:y="4.762cm" draw:caption-point-x="-1.678cm" draw:caption-point-y="-1.045cm">
              <dc:date>2015-01-23T00:00:00</dc:date>
              <text:p text:style-name="P1"><text:span text:style-name="T1">.label-0101.t-align-center</text:span></text:p>
            </office:annotation>
            <text:p>~</text:p>
          </table:table-cell>
          <table:table-cell table:style-name="ce29"/>
          <table:table-cell table:style-name="ce30"/>
          <table:table-cell table:style-name="ce17" office:value-type="string" calcext:value-type="string">
            <text:p>出金</text:p>
          </table:table-cell>
          <table:table-cell table:style-name="ce280" table:number-columns-spanned="3" table:number-rows-spanned="1">
            <office:annotation office:display="true" draw:style-name="gr2" draw:text-style-name="P3" svg:width="1.723cm" svg:height="0.492cm" svg:x="11.479cm" svg:y="2.759cm" draw:caption-point-x="-1.007cm" draw:caption-point-y="0.958cm">
              <dc:date>2015-01-23T00:00:00</dc:date>
              <text:p text:style-name="P1"><text:span text:style-name="T1">.pulldown-0103</text:span></text:p>
            </office:annotation>
          </table:table-cell>
          <table:covered-table-cell table:style-name="ce14"/>
          <table:covered-table-cell table:style-name="ce39"/>
          <table:table-cell table:number-columns-repeated="1003"/>
        </table:table-row>
        <table:table-row table:style-name="ro4">
          <table:table-cell table:style-name="ce276"/>
          <table:table-cell table:style-name="ce87"/>
          <table:table-cell table:style-name="ce34"/>
          <table:table-cell table:style-name="ce23" table:number-columns-repeated="12"/>
          <table:table-cell table:style-name="ce128" table:number-columns-repeated="5"/>
          <table:table-cell table:style-name="ce36" office:value-type="string" calcext:value-type="string">
            <office:annotation office:display="true" draw:style-name="gr1" draw:text-style-name="P16" svg:width="2.04cm" svg:height="0.492cm" svg:x="11.265cm" svg:y="3.447cm" draw:caption-point-x="-0.793cm" draw:caption-point-y="0.769cm">
              <dc:date>2015-01-25T00:00:00</dc:date>
              <text:p text:style-name="P1"><text:span text:style-name="T4">.button-0101</text:span></text:p>
            </office:annotation>
            <text:p>更</text:p>
          </table:table-cell>
          <table:table-cell table:style-name="ce281"/>
          <table:table-cell table:number-columns-repeated="1002"/>
        </table:table-row>
        <table:table-row table:style-name="ro4">
          <table:table-cell/>
          <table:table-cell table:style-name="ce139"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number-rows-repeated="9">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3">
          <table:table-cell table:number-columns-repeated="1024"/>
        </table:table-row>
        <table:table-row table:style-name="ro3">
          <table:table-cell table:number-columns-repeated="1024"/>
        </table:table-row>
        <table:table-row table:style-name="ro3">
          <table:table-cell table:number-columns-repeated="1024"/>
        </table:table-row>
      </table:table>
      <table:table table:name="入出金管理 出金編集" table:style-name="ta1">
        <table:table-column table:style-name="co3" table:number-columns-repeated="1018" table:default-cell-style-name="ce5"/>
        <table:table-column table:style-name="co3" table:number-columns-repeated="6" table:default-cell-style-name="Default"/>
        <table:table-row table:style-name="ro3">
          <table:table-cell/>
          <table:table-cell table:style-name="ce43" office:value-type="string" calcext:value-type="string" table:number-columns-spanned="7" table:number-rows-spanned="1">
            <text:p>入出金管理 出金編集</text:p>
          </table:table-cell>
          <table:covered-table-cell table:number-columns-repeated="6"/>
          <table:table-cell table:number-columns-repeated="1016"/>
        </table:table-row>
        <table:table-row table:style-name="ro3">
          <table:table-cell/>
          <table:table-cell table:style-name="ce44" office:value-type="string" calcext:value-type="string">
            <text:p>・出金情報の編集を行い、出金処理を行うための画面。</text:p>
          </table:table-cell>
          <table:table-cell table:number-columns-repeated="1022"/>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6"/>
          <table:table-cell table:number-columns-repeated="15"/>
          <table:table-cell table:style-name="Default" table:number-columns-repeated="2"/>
          <table:table-cell table:number-columns-repeated="1005"/>
        </table:table-row>
        <table:table-row table:style-name="ro4">
          <table:table-cell/>
          <table:table-cell table:style-name="ce7"/>
          <table:table-cell table:style-name="ce24" table:number-columns-repeated="6"/>
          <table:table-cell table:style-name="ce27" office:value-type="string" calcext:value-type="string">
            <office:annotation office:display="true" draw:style-name="gr1" draw:text-style-name="P17" svg:width="1.915cm" svg:height="0.492cm" svg:x="5.23cm" svg:y="1.879cm" draw:caption-point-x="-0.748cm" draw:caption-point-y="1.03cm">
              <dc:date>2015-01-19T00:00:00</dc:date>
              <text:p text:style-name="P5"><text:span text:style-name="T2">.title-text-0117</text:span></text:p>
            </office:annotation>
            <text:p>出金編集</text:p>
          </table:table-cell>
          <table:table-cell table:style-name="ce24" table:number-columns-repeated="4"/>
          <table:table-cell table:style-name="ce14">
            <office:annotation office:display="true" draw:style-name="gr19" draw:text-style-name="P2" svg:width="2.704cm" svg:height="0.757cm" svg:x="8.519cm" svg:y="1.829cm" draw:caption-point-x="-1.541cm" draw:caption-point-y="1.08cm">
              <dc:date>2014-12-27T00:00:00</dc:date>
              <text:p text:style-name="P1"><text:span text:style-name="T1">.workspace.width-max</text:span></text:p>
              <text:p text:style-name="P1"><text:span text:style-name="T5">.workspace.width-max .grid</text:span></text:p>
            </office:annotation>
          </table:table-cell>
          <table:table-cell table:style-name="ce14"/>
          <table:table-cell table:style-name="ce24" table:number-columns-repeated="3"/>
          <table:table-cell table:style-name="ce37" office:value-type="string" calcext:value-type="string">
            <office:annotation office:display="true" draw:style-name="gr1" draw:text-style-name="P2" svg:width="1.582cm" svg:height="0.492cm" svg:x="10.553cm" svg:y="2.945cm" draw:caption-point-x="-1.079cm" draw:caption-point-y="-0.036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45" office:value-type="string" calcext:value-type="string">
            <text:p>発注日</text:p>
            <text:p>.label-0103</text:p>
          </table:table-cell>
          <table:table-cell table:style-name="ce50"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発注先</text:p>
            <text:p>.label-0103</text:p>
          </table:table-cell>
          <table:table-cell table:style-name="ce50" table:number-columns-repeated="2"/>
          <table:table-cell table:style-name="ce56" office:value-type="string" calcext:value-type="string">
            <text:p>.textbox-0106</text:p>
          </table:table-cell>
          <table:table-cell table:style-name="ce22" table:number-columns-repeated="4"/>
          <table:table-cell table:style-name="ce26"/>
          <table:table-cell table:style-name="ce86"/>
          <table:table-cell table:number-columns-repeated="1004"/>
        </table:table-row>
        <table:table-row table:style-name="ro4">
          <table:table-cell/>
          <table:table-cell table:style-name="ce45" office:value-type="string" calcext:value-type="string">
            <text:p>納品希望日</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記入者</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86"/>
          <table:table-cell table:number-columns-repeated="1004"/>
        </table:table-row>
        <table:table-row table:style-name="ro4">
          <table:table-cell/>
          <table:table-cell table:style-name="ce45" office:value-type="string" calcext:value-type="string">
            <text:p>合計金額</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2" table:number-columns-repeated="8"/>
          <table:table-cell table:style-name="ce62"/>
          <table:table-cell table:number-columns-repeated="1005"/>
        </table:table-row>
        <table:table-row table:style-name="ro4">
          <table:table-cell/>
          <table:table-cell table:style-name="ce46"/>
          <table:table-cell table:style-name="ce51" table:number-columns-repeated="2"/>
          <table:table-cell table:style-name="ce52" table:number-columns-repeated="14"/>
          <table:table-cell table:style-name="ce62"/>
          <table:table-cell table:number-columns-repeated="1005"/>
        </table:table-row>
        <table:table-row table:style-name="ro4">
          <table:table-cell/>
          <table:table-cell table:style-name="ce138" office:value-type="string" calcext:value-type="string">
            <office:annotation office:display="true" draw:style-name="gr1" draw:text-style-name="P18" svg:width="1.494cm" svg:height="0.492cm" svg:x="3.24cm" svg:y="6.1cm" draw:caption-point-x="-2.252cm" draw:caption-point-y="-0.695cm">
              <dc:date>2014-12-22T00:00:00</dc:date>
              <text:p text:style-name="P1"><text:span text:style-name="T4">.button-0101</text:span></text:p>
            </office:annotation>
            <text:p>出</text:p>
          </table:table-cell>
          <table:table-cell table:style-name="ce282" table:number-columns-repeated="16"/>
          <table:table-cell table:style-name="ce283"/>
          <table:table-cell table:number-columns-repeated="1005"/>
        </table:table-row>
        <table:table-row table:style-name="ro4">
          <table:table-cell/>
          <table:table-cell table:style-name="ce139" office:value-type="string" calcext:value-type="string">
            <text:p>1. .wrap-list</text:p>
            <text:p>2. .list</text:p>
          </table:table-cell>
          <table:table-cell table:style-name="ce18" table:number-columns-repeated="16"/>
          <table:table-cell table:style-name="ce40"/>
          <table:table-cell table:number-columns-repeated="1005"/>
        </table:table-row>
        <table:table-row table:style-name="ro4" table:number-rows-repeated="6">
          <table:table-cell/>
          <table:table-cell table:style-name="ce48"/>
          <table:table-cell table:style-name="ce54" table:number-columns-repeated="16"/>
          <table:table-cell table:style-name="ce65"/>
          <table:table-cell table:number-columns-repeated="1005"/>
        </table:table-row>
        <table:table-row table:style-name="ro4">
          <table:table-cell/>
          <table:table-cell table:style-name="ce49"/>
          <table:table-cell table:style-name="ce55" table:number-columns-repeated="16"/>
          <table:table-cell table:style-name="ce66"/>
          <table:table-cell table:number-columns-repeated="1005"/>
        </table:table-row>
        <table:table-row table:style-name="ro4" table:number-rows-repeated="1048555">
          <table:table-cell table:number-columns-repeated="1024"/>
        </table:table-row>
        <table:table-row table:style-name="ro3">
          <table:table-cell table:number-columns-repeated="1024"/>
        </table:table-row>
      </table:table>
      <table:table table:name="入出金管理 入金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able:number-columns-spanned="8" table:number-rows-spanned="1">
            <text:p>入出金管理 入金</text:p>
          </table:table-cell>
          <table:covered-table-cell table:number-columns-repeated="6"/>
          <table:covered-table-cell table:style-name="ce5"/>
          <table:table-cell table:number-columns-repeated="1015"/>
        </table:table-row>
        <table:table-row table:style-name="ro3">
          <table:table-cell/>
          <table:table-cell table:style-name="ce277" office:value-type="string" calcext:value-type="string">
            <text:p>・入出金の管理を行うためにレコードを選択する画面。入金情報のタブが表示されている状態。</text:p>
          </table:table-cell>
          <table:table-cell table:number-columns-repeated="6"/>
          <table:table-cell table:style-name="ce5"/>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5"/>
          <table:table-cell table:number-columns-repeated="1015"/>
        </table:table-row>
        <table:table-row table:style-name="ro3">
          <table:table-cell/>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number-columns-repeated="3"/>
          <table:table-cell table:style-name="ce5"/>
          <table:table-cell table:number-columns-repeated="1015"/>
        </table:table-row>
        <table:table-row table:style-name="ro3">
          <table:table-cell table:number-columns-repeated="8"/>
          <table:table-cell table:style-name="ce5"/>
          <table:table-cell table:number-columns-repeated="1015"/>
        </table:table-row>
        <table:table-row table:style-name="ro3">
          <table:table-cell/>
          <table:table-cell table:style-name="ce6"/>
          <table:table-cell table:style-name="ce5" table:number-columns-repeated="17"/>
          <table:table-cell table:style-name="Default" table:number-columns-repeated="2"/>
          <table:table-cell table:number-columns-repeated="1003"/>
        </table:table-row>
        <table:table-row table:style-name="ro3">
          <table:table-cell/>
          <table:table-cell table:style-name="ce124"/>
          <table:table-cell table:style-name="ce125"/>
          <table:table-cell table:style-name="ce24"/>
          <table:table-cell table:style-name="ce14"/>
          <table:table-cell table:style-name="ce14">
            <office:annotation office:display="true" draw:style-name="gr1" draw:text-style-name="P2" svg:width="1.433cm" svg:height="0.492cm" svg:x="4.066cm" svg:y="1.619cm" draw:caption-point-x="-1.081cm" draw:caption-point-y="1.1cm">
              <dc:date>2014-12-22T00:00:00</dc:date>
              <text:p text:style-name="P1"><text:span text:style-name="T1">.workspace</text:span></text:p>
            </office:annotation>
          </table:table-cell>
          <table:table-cell table:style-name="ce14" table:number-columns-repeated="3"/>
          <table:table-cell table:style-name="ce27" office:value-type="string" calcext:value-type="string">
            <text:p>入出金管理</text:p>
          </table:table-cell>
          <table:table-cell table:style-name="ce24"/>
          <table:table-cell table:style-name="ce24">
            <office:annotation office:display="true" draw:style-name="gr2" draw:text-style-name="P3" svg:width="1.71cm" svg:height="0.492cm" svg:x="6.482cm" svg:y="1.68cm" draw:caption-point-x="-0.502cm" draw:caption-point-y="1.039cm">
              <dc:date>2015-01-19T00:00:00</dc:date>
              <text:p text:style-name="P1"><text:span text:style-name="T2">.title-text-0119</text:span></text:p>
            </office:annotation>
          </table:table-cell>
          <table:table-cell table:style-name="ce24" table:number-columns-repeated="8"/>
          <table:table-cell table:style-name="ce37" office:value-type="string" calcext:value-type="string">
            <office:annotation office:display="true" draw:style-name="gr1" draw:text-style-name="P2" svg:width="1.513cm" svg:height="0.492cm" svg:x="11.259cm" svg:y="2.05cm" draw:caption-point-x="-0.787cm" draw:caption-point-y="0.669cm">
              <dc:date>2014-12-26T00:00:00</dc:date>
              <text:p text:style-name="P1"><text:span text:style-name="T1">.button-0101</text:span></text:p>
            </office:annotation>
            <text:p>×</text:p>
          </table:table-cell>
          <table:table-cell table:number-columns-repeated="1003"/>
        </table:table-row>
        <table:table-row table:style-name="ro3">
          <table:table-cell/>
          <table:table-cell table:style-name="ce105" office:value-type="string" calcext:value-type="string">
            <office:annotation office:display="true" draw:style-name="gr50" draw:text-style-name="P3" svg:width="3.09cm" svg:height="1.647cm" svg:x="2.792cm" svg:y="4.769cm" draw:caption-point-x="-1.804cm" draw:caption-point-y="-1.59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出金</text:p>
          </table:table-cell>
          <table:table-cell table:style-name="ce106" office:value-type="string" calcext:value-type="string">
            <text:p>入金</text:p>
          </table:table-cell>
          <table:table-cell table:style-name="ce278"/>
          <table:table-cell table:style-name="ce21" table:number-columns-repeated="6"/>
          <table:table-cell table:style-name="ce219" table:number-columns-repeated="2"/>
          <table:table-cell table:style-name="ce21" table:number-columns-repeated="6"/>
          <table:table-cell table:style-name="ce219" table:number-columns-repeated="2"/>
          <table:table-cell table:style-name="ce38"/>
          <table:table-cell table:number-columns-repeated="1003"/>
        </table:table-row>
        <table:table-row table:style-name="ro4">
          <table:table-cell/>
          <table:table-cell table:style-name="ce9" office:value-type="string" calcext:value-type="string">
            <office:annotation office:display="true" draw:style-name="gr4" draw:text-style-name="P4" svg:width="1.411cm" svg:height="0.438cm" svg:x="3.562cm" svg:y="6.802cm" draw:caption-point-x="-2.574cm" draw:caption-point-y="-3.18cm">
              <dc:date>2014-12-22T00:00:00</dc:date>
              <text:p text:style-name="P1"><text:span text:style-name="T3">.label-0101</text:span></text:p>
            </office:annotation>
            <text:p>検索</text:p>
          </table:table-cell>
          <table:table-cell table:style-name="ce16" office:value-type="string" calcext:value-type="string">
            <text:p>.textbox-0108 <text:s/></text:p>
          </table:table-cell>
          <table:table-cell table:style-name="ce22" table:number-columns-repeated="3"/>
          <table:table-cell table:style-name="ce279"/>
          <table:table-cell table:style-name="ce22" table:number-columns-repeated="2"/>
          <table:table-cell table:style-name="ce26"/>
          <table:table-cell table:style-name="ce35" office:value-type="string" calcext:value-type="string">
            <office:annotation office:display="true" draw:style-name="gr1" draw:text-style-name="P16" svg:width="1.601cm" svg:height="0.492cm" svg:x="8.545cm" svg:y="6.751cm" draw:caption-point-x="-3.065cm" draw:caption-point-y="-3.129cm">
              <dc:date>2014-12-22T00:00:00</dc:date>
              <text:p text:style-name="P1"><text:span text:style-name="T4">.button-0101</text:span></text:p>
            </office:annotation>
            <text:p>検</text:p>
          </table:table-cell>
          <table:table-cell table:style-name="ce14" office:value-type="string" calcext:value-type="string">
            <office:annotation office:display="true" draw:style-name="gr4" draw:text-style-name="P4" svg:width="1.375cm" svg:height="0.438cm" svg:x="8.746cm" svg:y="6.132cm" draw:caption-point-x="-2.766cm" draw:caption-point-y="-2.51cm">
              <dc:date>2014-12-22T00:00:00</dc:date>
              <text:p text:style-name="P1"><text:span text:style-name="T3">.label-0101</text:span></text:p>
            </office:annotation>
            <text:p>期間</text:p>
          </table:table-cell>
          <table:table-cell table:style-name="ce29">
            <office:annotation office:display="true" draw:style-name="gr1" draw:text-style-name="P6" svg:width="1.801cm" svg:height="0.492cm" svg:x="8.655cm" svg:y="5.338cm" draw:caption-point-x="-2.176cm" draw:caption-point-y="-1.716cm">
              <dc:date>2014-12-22T00:00:00</dc:date>
              <text:p text:style-name="P5"><text:span text:style-name="T4">.textbox-0102</text:span></text:p>
            </office:annotation>
          </table:table-cell>
          <table:table-cell table:style-name="ce30">
            <office:annotation office:display="true" draw:style-name="gr7" draw:text-style-name="P2" svg:width="2.3cm" svg:height="0.783cm" svg:x="7.333cm" svg:y="2.68cm" draw:caption-point-x="-0.355cm" draw:caption-point-y="0.942cm">
              <dc:date>2014-12-22T00:00:00</dc:date>
              <text:p text:style-name="P1"><text:span text:style-name="T1">1. .workspace</text:span></text:p>
              <text:p text:style-name="P1"><text:span text:style-name="T1">2. .tab-container</text:span></text:p>
            </office:annotation>
          </table:table-cell>
          <table:table-cell table:style-name="ce32" office:value-type="string" calcext:value-type="string">
            <office:annotation office:display="true" draw:style-name="gr4" draw:text-style-name="P3" svg:width="2.635cm" svg:height="0.438cm" svg:x="8.76cm" svg:y="4.632cm" draw:caption-point-x="-1.283cm" draw:caption-point-y="-1.01cm">
              <dc:date>2015-01-19T00:00:00</dc:date>
              <text:p text:style-name="P1"><text:span text:style-name="T3">.label-0101.t-align-center</text:span></text:p>
            </office:annotation>
            <text:p>~</text:p>
          </table:table-cell>
          <table:table-cell table:style-name="ce29"/>
          <table:table-cell table:style-name="ce30"/>
          <table:table-cell table:style-name="ce17" office:value-type="string" calcext:value-type="string">
            <text:p>出金</text:p>
          </table:table-cell>
          <table:table-cell table:style-name="ce280" table:number-columns-spanned="3" table:number-rows-spanned="1">
            <office:annotation office:display="true" draw:style-name="gr2" draw:text-style-name="P3" svg:width="1.723cm" svg:height="0.492cm" svg:x="11.479cm" svg:y="2.664cm" draw:caption-point-x="-1.007cm" draw:caption-point-y="0.958cm">
              <dc:date>2015-01-23T00:00:00</dc:date>
              <text:p text:style-name="P1"><text:span text:style-name="T1">.pulldown-0103</text:span></text:p>
            </office:annotation>
          </table:table-cell>
          <table:covered-table-cell table:style-name="ce14"/>
          <table:covered-table-cell table:style-name="ce39"/>
          <table:table-cell table:number-columns-repeated="1003"/>
        </table:table-row>
        <table:table-row table:style-name="ro4">
          <table:table-cell table:style-name="ce276"/>
          <table:table-cell table:style-name="ce87"/>
          <table:table-cell table:style-name="ce34"/>
          <table:table-cell table:style-name="ce23" table:number-columns-repeated="12"/>
          <table:table-cell table:style-name="ce128" table:number-columns-repeated="5"/>
          <table:table-cell table:style-name="ce36" office:value-type="string" calcext:value-type="string">
            <office:annotation office:display="true" draw:style-name="gr1" draw:text-style-name="P16" svg:width="2.04cm" svg:height="0.492cm" svg:x="11.265cm" svg:y="3.352cm" draw:caption-point-x="-0.793cm" draw:caption-point-y="0.769cm">
              <dc:date>2015-01-25T00:00:00</dc:date>
              <text:p text:style-name="P1"><text:span text:style-name="T4">.button-0101</text:span></text:p>
            </office:annotation>
            <text:p>更</text:p>
          </table:table-cell>
          <table:table-cell table:number-columns-repeated="3"/>
          <table:table-cell table:style-name="Default"/>
          <table:table-cell table:number-columns-repeated="999"/>
        </table:table-row>
        <table:table-row table:style-name="ro4">
          <table:table-cell/>
          <table:table-cell table:style-name="ce139"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table-cell/>
          <table:table-cell table:style-name="ce12"/>
          <table:table-cell table:style-name="ce19" table:number-columns-repeated="18"/>
          <table:table-cell table:style-name="ce41"/>
          <table:table-cell table:style-name="ce281"/>
          <table:table-cell table:number-columns-repeated="1002"/>
        </table:table-row>
        <table:table-row table:style-name="ro4" table:number-rows-repeated="8">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2">
          <table:table-cell/>
          <table:table-cell table:style-name="Default" table:number-columns-repeated="20"/>
          <table:table-cell table:number-columns-repeated="1003"/>
        </table:table-row>
        <table:table-row table:style-name="ro4" table:number-rows-repeated="1048552">
          <table:table-cell table:number-columns-repeated="1024"/>
        </table:table-row>
        <table:table-row table:style-name="ro4">
          <table:table-cell table:number-columns-repeated="1024"/>
        </table:table-row>
      </table:table>
      <table:table table:name="入出金管理 入金編集" table:style-name="ta1">
        <table:table-column table:style-name="co3" table:number-columns-repeated="1018" table:default-cell-style-name="ce5"/>
        <table:table-column table:style-name="co3" table:number-columns-repeated="6" table:default-cell-style-name="Default"/>
        <table:table-row table:style-name="ro3">
          <table:table-cell/>
          <table:table-cell table:style-name="ce43" office:value-type="string" calcext:value-type="string" table:number-columns-spanned="7" table:number-rows-spanned="1">
            <text:p>入出金管理 入金編集</text:p>
          </table:table-cell>
          <table:covered-table-cell table:number-columns-repeated="6"/>
          <table:table-cell table:number-columns-repeated="1016"/>
        </table:table-row>
        <table:table-row table:style-name="ro3">
          <table:table-cell/>
          <table:table-cell table:style-name="ce44" office:value-type="string" calcext:value-type="string">
            <text:p>・入金情報の編集を行い、入金処理を行うための画面。</text:p>
          </table:table-cell>
          <table:table-cell table:number-columns-repeated="1022"/>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6"/>
          <table:table-cell table:number-columns-repeated="15"/>
          <table:table-cell table:style-name="Default" table:number-columns-repeated="2"/>
          <table:table-cell table:number-columns-repeated="1005"/>
        </table:table-row>
        <table:table-row table:style-name="ro4">
          <table:table-cell/>
          <table:table-cell table:style-name="ce7"/>
          <table:table-cell table:style-name="ce24" table:number-columns-repeated="6"/>
          <table:table-cell table:style-name="ce27" office:value-type="string" calcext:value-type="string">
            <office:annotation office:display="true" draw:style-name="gr1" draw:text-style-name="P17" svg:width="1.915cm" svg:height="0.492cm" svg:x="5.23cm" svg:y="1.784cm" draw:caption-point-x="-0.748cm" draw:caption-point-y="1.03cm">
              <dc:date>2015-01-19T00:00:00</dc:date>
              <text:p text:style-name="P5"><text:span text:style-name="T2">.title-text-0117</text:span></text:p>
            </office:annotation>
            <text:p>入金編集</text:p>
          </table:table-cell>
          <table:table-cell table:style-name="ce24" table:number-columns-repeated="4"/>
          <table:table-cell table:style-name="ce14">
            <office:annotation office:display="true" draw:style-name="gr19" draw:text-style-name="P2" svg:width="2.704cm" svg:height="0.757cm" svg:x="8.519cm" svg:y="1.734cm" draw:caption-point-x="-1.541cm" draw:caption-point-y="1.08cm">
              <dc:date>2014-12-27T00:00:00</dc:date>
              <text:p text:style-name="P1"><text:span text:style-name="T1">.workspace.width-max</text:span></text:p>
              <text:p text:style-name="P1"><text:span text:style-name="T5">.workspace.width-max .grid</text:span></text:p>
            </office:annotation>
          </table:table-cell>
          <table:table-cell table:style-name="ce14"/>
          <table:table-cell table:style-name="ce24" table:number-columns-repeated="3"/>
          <table:table-cell table:style-name="ce37" office:value-type="string" calcext:value-type="string">
            <office:annotation office:display="true" draw:style-name="gr1" draw:text-style-name="P2" svg:width="1.582cm" svg:height="0.492cm" svg:x="10.553cm" svg:y="2.85cm" draw:caption-point-x="-1.079cm" draw:caption-point-y="-0.036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45" office:value-type="string" calcext:value-type="string">
            <text:p>受注日</text:p>
            <text:p>.label-0103</text:p>
          </table:table-cell>
          <table:table-cell table:style-name="ce50"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受注先</text:p>
            <text:p>.label-0103</text:p>
          </table:table-cell>
          <table:table-cell table:style-name="ce50" table:number-columns-repeated="2"/>
          <table:table-cell table:style-name="ce56" office:value-type="string" calcext:value-type="string">
            <text:p>.textbox-0106</text:p>
          </table:table-cell>
          <table:table-cell table:style-name="ce22" table:number-columns-repeated="4"/>
          <table:table-cell table:style-name="ce26"/>
          <table:table-cell table:style-name="ce86"/>
          <table:table-cell table:number-columns-repeated="1004"/>
        </table:table-row>
        <table:table-row table:style-name="ro4">
          <table:table-cell/>
          <table:table-cell table:style-name="ce45" office:value-type="string" calcext:value-type="string">
            <text:p>納品希望日</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入力者</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86"/>
          <table:table-cell table:number-columns-repeated="1004"/>
        </table:table-row>
        <table:table-row table:style-name="ro4">
          <table:table-cell/>
          <table:table-cell table:style-name="ce45" office:value-type="string" calcext:value-type="string">
            <text:p>合計金額</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2" table:number-columns-repeated="8"/>
          <table:table-cell table:style-name="ce62"/>
          <table:table-cell table:number-columns-repeated="1005"/>
        </table:table-row>
        <table:table-row table:style-name="ro4">
          <table:table-cell/>
          <table:table-cell table:style-name="ce46"/>
          <table:table-cell table:style-name="ce51" table:number-columns-repeated="2"/>
          <table:table-cell table:style-name="ce52" table:number-columns-repeated="14"/>
          <table:table-cell table:style-name="ce62"/>
          <table:table-cell table:number-columns-repeated="1005"/>
        </table:table-row>
        <table:table-row table:style-name="ro4">
          <table:table-cell/>
          <table:table-cell table:style-name="ce138" office:value-type="string" calcext:value-type="string">
            <office:annotation office:display="true" draw:style-name="gr1" draw:text-style-name="P18" svg:width="1.563cm" svg:height="0.492cm" svg:x="3.308cm" svg:y="6.175cm" draw:caption-point-x="-2.32cm" draw:caption-point-y="-0.865cm">
              <dc:date>2014-12-22T00:00:00</dc:date>
              <text:p text:style-name="P1"><text:span text:style-name="T4">.button-0101</text:span></text:p>
            </office:annotation>
            <text:p>入</text:p>
          </table:table-cell>
          <table:table-cell table:style-name="ce282" table:number-columns-repeated="16"/>
          <table:table-cell table:style-name="ce283"/>
          <table:table-cell table:number-columns-repeated="1005"/>
        </table:table-row>
        <table:table-row table:style-name="ro4">
          <table:table-cell/>
          <table:table-cell table:style-name="ce139" office:value-type="string" calcext:value-type="string">
            <text:p>1. .wrap-list</text:p>
            <text:p>2. .list</text:p>
          </table:table-cell>
          <table:table-cell table:style-name="ce18" table:number-columns-repeated="16"/>
          <table:table-cell table:style-name="ce40"/>
          <table:table-cell table:number-columns-repeated="1005"/>
        </table:table-row>
        <table:table-row table:style-name="ro4" table:number-rows-repeated="6">
          <table:table-cell/>
          <table:table-cell table:style-name="ce48"/>
          <table:table-cell table:style-name="ce54" table:number-columns-repeated="16"/>
          <table:table-cell table:style-name="ce65"/>
          <table:table-cell table:number-columns-repeated="1005"/>
        </table:table-row>
        <table:table-row table:style-name="ro4">
          <table:table-cell/>
          <table:table-cell table:style-name="ce49"/>
          <table:table-cell table:style-name="ce55" table:number-columns-repeated="16"/>
          <table:table-cell table:style-name="ce66"/>
          <table:table-cell table:number-columns-repeated="1005"/>
        </table:table-row>
        <table:table-row table:style-name="ro4" table:number-rows-repeated="104855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明朝" svg:font-family="'ＭＳ 明朝'" style:font-family-generic="roman"/>
    <style:font-face style:name="Mangal" svg:font-family="Mangal" style:font-pitch="variable"/>
    <style:font-face style:name="メイリオ" svg:font-family="メイリオ" style:font-pitch="variable"/>
    <style:font-face style:name="メイリオ1" svg:font-family="メイリオ" style:font-family-generic="modern" style:font-pitch="variable"/>
    <style:font-face style:name="ＭＳ Ｐ明朝" svg:font-family="'ＭＳ Ｐ明朝'" style:font-family-generic="roman"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8">0000/00/00</text:date>, <text:time style:data-style-name="N2" text:time-value="21:48:05.021631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13:00:29.795108000</meta:creation-date>
    <dc:date>2015-05-08T22:30:50.777633000</dc:date>
    <meta:editing-duration>P6DT22H29M4S</meta:editing-duration>
    <meta:editing-cycles>1251</meta:editing-cycles>
    <meta:generator>LibreOffice/4.3.2.2$MacOSX_X86_64 LibreOffice_project/edfb5295ba211bd31ad47d0bad0118690f76407d</meta:generator>
    <meta:document-statistic meta:table-count="53" meta:cell-count="1065" meta:object-count="0"/>
  </office:meta>
</office:document-meta>
</file>